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ields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948125" table:style-name="ce1">
            <text:p>1.948125</text:p>
          </table:table-cell>
          <table:table-cell office:value-type="float" office:value="5.210375" table:style-name="ce1">
            <text:p>5.210375</text:p>
          </table:table-cell>
          <table:table-cell office:value-type="float" office:value="2.54375" table:style-name="ce1">
            <text:p>2.54375</text:p>
          </table:table-cell>
          <table:table-cell office:value-type="float" office:value="1.4889453125" table:style-name="ce1">
            <text:p>1.4889453125</text:p>
          </table:table-cell>
          <table:table-cell office:value-type="float" office:value="8.399" table:style-name="ce1">
            <text:p>8.399</text:p>
          </table:table-cell>
          <table:table-cell office:value-type="float" office:value="9.836625" table:style-name="ce1">
            <text:p>9.836625</text:p>
          </table:table-cell>
          <table:table-cell office:value-type="float" office:value="5.581375" table:style-name="ce1">
            <text:p>5.581375</text:p>
          </table:table-cell>
          <table:table-cell office:value-type="float" office:value="1.5825" table:style-name="ce1">
            <text:p>1.5825</text:p>
          </table:table-cell>
          <table:table-cell office:value-type="float" office:value="3.281875" table:style-name="ce1">
            <text:p>3.281875</text:p>
          </table:table-cell>
          <table:table-cell office:value-type="float" office:value="5.908375" table:style-name="ce1">
            <text:p>5.908375</text:p>
          </table:table-cell>
          <table:table-cell office:value-type="float" office:value="1.658875" table:style-name="ce1">
            <text:p>1.658875</text:p>
          </table:table-cell>
          <table:table-cell office:value-type="float" office:value="3.415125" table:style-name="ce1">
            <text:p>3.415125</text:p>
          </table:table-cell>
          <table:table-cell office:value-type="float" office:value="3.005875" table:style-name="ce1">
            <text:p>3.005875</text:p>
          </table:table-cell>
          <table:table-cell office:value-type="float" office:value="1.7265" table:style-name="ce1">
            <text:p>1.7265</text:p>
          </table:table-cell>
          <table:table-cell office:value-type="float" office:value="1.268125" table:style-name="ce1">
            <text:p>1.268125</text:p>
          </table:table-cell>
          <table:table-cell office:value-type="float" office:value="2.118375" table:style-name="ce1">
            <text:p>2.118375</text:p>
          </table:table-cell>
          <table:table-cell office:value-type="float" office:value="3.0065" table:style-name="ce1">
            <text:p>3.0065</text:p>
          </table:table-cell>
          <table:table-cell office:value-type="float" office:value="3.25025" table:style-name="ce1">
            <text:p>3.25025</text:p>
          </table:table-cell>
          <table:table-cell office:value-type="float" office:value="1.798125" table:style-name="ce1">
            <text:p>1.798125</text:p>
          </table:table-cell>
          <table:table-cell office:value-type="float" office:value="4.88075" table:style-name="ce1">
            <text:p>4.88075</text:p>
          </table:table-cell>
          <table:table-cell office:value-type="float" office:value="1.948125" table:style-name="ce1">
            <text:p>1.948125</text:p>
          </table:table-cell>
          <table:table-cell office:value-type="float" office:value="2.238125" table:style-name="ce1">
            <text:p>2.238125</text:p>
          </table:table-cell>
          <table:table-cell office:value-type="float" office:value="4.256" table:style-name="ce1">
            <text:p>4.256</text:p>
          </table:table-cell>
          <table:table-cell office:value-type="float" office:value="5.88225" table:style-name="ce1">
            <text:p>5.88225</text:p>
          </table:table-cell>
          <table:table-cell office:value-type="float" office:value="3.802" table:style-name="ce1">
            <text:p>3.802</text:p>
          </table:table-cell>
          <table:table-cell office:value-type="float" office:value="2.87625" table:style-name="ce1">
            <text:p>2.87625</text:p>
          </table:table-cell>
          <table:table-cell office:value-type="float" office:value="3.480375" table:style-name="ce1">
            <text:p>3.480375</text:p>
          </table:table-cell>
          <table:table-cell office:value-type="float" office:value="3.678875" table:style-name="ce1">
            <text:p>3.678875</text:p>
          </table:table-cell>
          <table:table-cell office:value-type="float" office:value="3.58775" table:style-name="ce1">
            <text:p>3.58775</text:p>
          </table:table-cell>
          <table:table-cell office:value-type="float" office:value="3.184" table:style-name="ce1">
            <text:p>3.184</text:p>
          </table:table-cell>
          <table:table-cell office:value-type="float" office:value="4.417625" table:style-name="ce1">
            <text:p>4.417625</text:p>
          </table:table-cell>
          <table:table-cell office:value-type="float" office:value="5.59775" table:style-name="ce1">
            <text:p>5.59775</text:p>
          </table:table-cell>
          <table:table-cell office:value-type="float" office:value="2.303875" table:style-name="ce1">
            <text:p>2.303875</text:p>
          </table:table-cell>
          <table:table-cell office:value-type="float" office:value="3.7295" table:style-name="ce1">
            <text:p>3.7295</text:p>
          </table:table-cell>
          <table:table-cell office:value-type="float" office:value="2.074125" table:style-name="ce1">
            <text:p>2.074125</text:p>
          </table:table-cell>
          <table:table-cell office:value-type="float" office:value="3.58775" table:style-name="ce1">
            <text:p>3.58775</text:p>
          </table:table-cell>
          <table:table-cell office:value-type="float" office:value="1.94225" table:style-name="ce1">
            <text:p>1.94225</text:p>
          </table:table-cell>
          <table:table-cell office:value-type="float" office:value="2.18975" table:style-name="ce1">
            <text:p>2.18975</text:p>
          </table:table-cell>
          <table:table-cell office:value-type="float" office:value="0.689625" table:style-name="ce1">
            <text:p>0.689625</text:p>
          </table:table-cell>
          <table:table-cell office:value-type="float" office:value="2.09325" table:style-name="ce1">
            <text:p>2.09325</text:p>
          </table:table-cell>
          <table:table-cell office:value-type="float" office:value="0" table:style-name="ce1">
            <text:p>0</text:p>
          </table:table-cell>
          <table:table-cell office:value-type="float" office:value="2.099625" table:style-name="ce1">
            <text:p>2.099625</text:p>
          </table:table-cell>
          <table:table-cell office:value-type="float" office:value="4.479625" table:style-name="ce1">
            <text:p>4.479625</text:p>
          </table:table-cell>
          <table:table-cell office:value-type="float" office:value="0.309125" table:style-name="ce1">
            <text:p>0.309125</text:p>
          </table:table-cell>
          <table:table-cell office:value-type="float" office:value="5.1985025" table:style-name="ce1">
            <text:p>5.1985025</text:p>
          </table:table-cell>
          <table:table-cell office:value-type="float" office:value="3.14007" table:style-name="ce1">
            <text:p>3.14007</text:p>
          </table:table-cell>
          <table:table-cell office:value-type="float" office:value="7.4891125" table:style-name="ce1">
            <text:p>7.4891125</text:p>
          </table:table-cell>
          <table:table-cell office:value-type="float" office:value="0.963065" table:style-name="ce1">
            <text:p>0.963065</text:p>
          </table:table-cell>
          <table:table-cell office:value-type="float" office:value="3.0599375" table:style-name="ce1">
            <text:p>3.0599375</text:p>
          </table:table-cell>
          <table:table-cell office:value-type="float" office:value="3.80607575" table:style-name="ce1">
            <text:p>3.80607575</text:p>
          </table:table-cell>
          <table:table-cell office:value-type="float" office:value="2.626135" table:style-name="ce1">
            <text:p>2.626135</text:p>
          </table:table-cell>
          <table:table-cell office:value-type="float" office:value="1.27034" table:style-name="ce1">
            <text:p>1.27034</text:p>
          </table:table-cell>
          <table:table-cell office:value-type="float" office:value="2.07817" table:style-name="ce1">
            <text:p>2.07817</text:p>
          </table:table-cell>
          <table:table-cell office:value-type="float" office:value="2.506425" table:style-name="ce1">
            <text:p>2.506425</text:p>
          </table:table-cell>
          <table:table-cell office:value-type="float" office:value="1.67099975" table:style-name="ce1">
            <text:p>1.67099975</text:p>
          </table:table-cell>
          <table:table-cell office:value-type="float" office:value="2.94559425" table:style-name="ce1">
            <text:p>2.94559425</text:p>
          </table:table-cell>
          <table:table-cell office:value-type="float" office:value="2.78046875" table:style-name="ce1">
            <text:p>2.78046875</text:p>
          </table:table-cell>
          <table:table-cell office:value-type="float" office:value="0.44325" table:style-name="ce1">
            <text:p>0.44325</text:p>
          </table:table-cell>
          <table:table-cell office:value-type="float" office:value="1.71" table:style-name="ce1">
            <text:p>1.71</text:p>
          </table:table-cell>
          <table:table-cell office:value-type="float" office:value="2.348" table:style-name="ce1">
            <text:p>2.348</text:p>
          </table:table-cell>
          <table:table-cell office:value-type="float" office:value="3.57725" table:style-name="ce1">
            <text:p>3.57725</text:p>
          </table:table-cell>
          <table:table-cell office:value-type="float" office:value="0.5485" table:style-name="ce1">
            <text:p>0.5485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347625" table:style-name="ce1">
            <text:p>6.347625</text:p>
          </table:table-cell>
          <table:table-cell office:value-type="float" office:value="4.069375" table:style-name="ce1">
            <text:p>4.069375</text:p>
          </table:table-cell>
          <table:table-cell office:value-type="float" office:value="2.8159765625" table:style-name="ce1">
            <text:p>2.8159765625</text:p>
          </table:table-cell>
          <table:table-cell office:value-type="float" office:value="9.317" table:style-name="ce1">
            <text:p>9.317</text:p>
          </table:table-cell>
          <table:table-cell office:value-type="float" office:value="13.92575" table:style-name="ce1">
            <text:p>13.92575</text:p>
          </table:table-cell>
          <table:table-cell office:value-type="float" office:value="9.504625" table:style-name="ce1">
            <text:p>9.504625</text:p>
          </table:table-cell>
          <table:table-cell office:value-type="float" office:value="4.169375" table:style-name="ce1">
            <text:p>4.169375</text:p>
          </table:table-cell>
          <table:table-cell office:value-type="float" office:value="6.2625" table:style-name="ce1">
            <text:p>6.2625</text:p>
          </table:table-cell>
          <table:table-cell office:value-type="float" office:value="9.80575" table:style-name="ce1">
            <text:p>9.80575</text:p>
          </table:table-cell>
          <table:table-cell office:value-type="float" office:value="2.06975" table:style-name="ce1">
            <text:p>2.06975</text:p>
          </table:table-cell>
          <table:table-cell office:value-type="float" office:value="8.268875" table:style-name="ce1">
            <text:p>8.268875</text:p>
          </table:table-cell>
          <table:table-cell office:value-type="float" office:value="5.528625" table:style-name="ce1">
            <text:p>5.528625</text:p>
          </table:table-cell>
          <table:table-cell office:value-type="float" office:value="2.741" table:style-name="ce1">
            <text:p>2.741</text:p>
          </table:table-cell>
          <table:table-cell office:value-type="float" office:value="2.315" table:style-name="ce1">
            <text:p>2.315</text:p>
          </table:table-cell>
          <table:table-cell office:value-type="float" office:value="2.62425" table:style-name="ce1">
            <text:p>2.62425</text:p>
          </table:table-cell>
          <table:table-cell office:value-type="float" office:value="5.329125" table:style-name="ce1">
            <text:p>5.329125</text:p>
          </table:table-cell>
          <table:table-cell office:value-type="float" office:value="4.86625" table:style-name="ce1">
            <text:p>4.86625</text:p>
          </table:table-cell>
          <table:table-cell office:value-type="float" office:value="4.4375" table:style-name="ce1">
            <text:p>4.4375</text:p>
          </table:table-cell>
          <table:table-cell office:value-type="float" office:value="9.259125" table:style-name="ce1">
            <text:p>9.259125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1075" table:style-name="ce1">
            <text:p>6.1075</text:p>
          </table:table-cell>
          <table:table-cell office:value-type="float" office:value="9.400875" table:style-name="ce1">
            <text:p>9.400875</text:p>
          </table:table-cell>
          <table:table-cell office:value-type="float" office:value="10.121375" table:style-name="ce1">
            <text:p>10.121375</text:p>
          </table:table-cell>
          <table:table-cell office:value-type="float" office:value="7.878375" table:style-name="ce1">
            <text:p>7.878375</text:p>
          </table:table-cell>
          <table:table-cell office:value-type="float" office:value="6.535" table:style-name="ce1">
            <text:p>6.535</text:p>
          </table:table-cell>
          <table:table-cell office:value-type="float" office:value="7.2295" table:style-name="ce1">
            <text:p>7.2295</text:p>
          </table:table-cell>
          <table:table-cell office:value-type="float" office:value="9.622125" table:style-name="ce1">
            <text:p>9.622125</text:p>
          </table:table-cell>
          <table:table-cell office:value-type="float" office:value="8.34325" table:style-name="ce1">
            <text:p>8.34325</text:p>
          </table:table-cell>
          <table:table-cell office:value-type="float" office:value="6.62625" table:style-name="ce1">
            <text:p>6.62625</text:p>
          </table:table-cell>
          <table:table-cell office:value-type="float" office:value="7.782125" table:style-name="ce1">
            <text:p>7.782125</text:p>
          </table:table-cell>
          <table:table-cell office:value-type="float" office:value="10.976" table:style-name="ce1">
            <text:p>10.976</text:p>
          </table:table-cell>
          <table:table-cell office:value-type="float" office:value="5.155875" table:style-name="ce1">
            <text:p>5.155875</text:p>
          </table:table-cell>
          <table:table-cell office:value-type="float" office:value="5.974375" table:style-name="ce1">
            <text:p>5.974375</text:p>
          </table:table-cell>
          <table:table-cell office:value-type="float" office:value="4.59225" table:style-name="ce1">
            <text:p>4.59225</text:p>
          </table:table-cell>
          <table:table-cell office:value-type="float" office:value="8.12825" table:style-name="ce1">
            <text:p>8.12825</text:p>
          </table:table-cell>
          <table:table-cell office:value-type="float" office:value="4.117625" table:style-name="ce1">
            <text:p>4.117625</text:p>
          </table:table-cell>
          <table:table-cell office:value-type="float" office:value="4.84775" table:style-name="ce1">
            <text:p>4.84775</text:p>
          </table:table-cell>
          <table:table-cell office:value-type="float" office:value="3.04525" table:style-name="ce1">
            <text:p>3.04525</text:p>
          </table:table-cell>
          <table:table-cell office:value-type="float" office:value="5.915875" table:style-name="ce1">
            <text:p>5.915875</text:p>
          </table:table-cell>
          <table:table-cell office:value-type="float" office:value="0" table:style-name="ce1">
            <text:p>0</text:p>
          </table:table-cell>
          <table:table-cell office:value-type="float" office:value="6.314125" table:style-name="ce1">
            <text:p>6.314125</text:p>
          </table:table-cell>
          <table:table-cell office:value-type="float" office:value="10.959" table:style-name="ce1">
            <text:p>10.959</text:p>
          </table:table-cell>
          <table:table-cell office:value-type="float" office:value="1.085375" table:style-name="ce1">
            <text:p>1.085375</text:p>
          </table:table-cell>
          <table:table-cell office:value-type="float" office:value="10.7714715" table:style-name="ce1">
            <text:p>10.7714715</text:p>
          </table:table-cell>
          <table:table-cell office:value-type="float" office:value="7.11247" table:style-name="ce1">
            <text:p>7.11247</text:p>
          </table:table-cell>
          <table:table-cell office:value-type="float" office:value="11.3046005" table:style-name="ce1">
            <text:p>11.3046005</text:p>
          </table:table-cell>
          <table:table-cell office:value-type="float" office:value="3.391865" table:style-name="ce1">
            <text:p>3.391865</text:p>
          </table:table-cell>
          <table:table-cell office:value-type="float" office:value="6.000585" table:style-name="ce1">
            <text:p>6.000585</text:p>
          </table:table-cell>
          <table:table-cell office:value-type="float" office:value="10.68247575" table:style-name="ce1">
            <text:p>10.68247575</text:p>
          </table:table-cell>
          <table:table-cell office:value-type="float" office:value="5.0646675" table:style-name="ce1">
            <text:p>5.0646675</text:p>
          </table:table-cell>
          <table:table-cell office:value-type="float" office:value="3.670615" table:style-name="ce1">
            <text:p>3.670615</text:p>
          </table:table-cell>
          <table:table-cell office:value-type="float" office:value="5.4410275" table:style-name="ce1">
            <text:p>5.4410275</text:p>
          </table:table-cell>
          <table:table-cell office:value-type="float" office:value="8.33913025" table:style-name="ce1">
            <text:p>8.33913025</text:p>
          </table:table-cell>
          <table:table-cell office:value-type="float" office:value="4.1226665" table:style-name="ce1">
            <text:p>4.1226665</text:p>
          </table:table-cell>
          <table:table-cell office:value-type="float" office:value="7.70846625" table:style-name="ce1">
            <text:p>7.70846625</text:p>
          </table:table-cell>
          <table:table-cell office:value-type="float" office:value="6.86351575" table:style-name="ce1">
            <text:p>6.86351575</text:p>
          </table:table-cell>
          <table:table-cell office:value-type="float" office:value="1.5428125" table:style-name="ce1">
            <text:p>1.5428125</text:p>
          </table:table-cell>
          <table:table-cell office:value-type="float" office:value="6.2825" table:style-name="ce1">
            <text:p>6.2825</text:p>
          </table:table-cell>
          <table:table-cell office:value-type="float" office:value="7.76875" table:style-name="ce1">
            <text:p>7.76875</text:p>
          </table:table-cell>
          <table:table-cell office:value-type="float" office:value="9.258" table:style-name="ce1">
            <text:p>9.258</text:p>
          </table:table-cell>
          <table:table-cell office:value-type="float" office:value="1.48025" table:style-name="ce1">
            <text:p>1.48025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3.8275" table:style-name="ce1">
            <text:p>3.8275</text:p>
          </table:table-cell>
          <table:table-cell office:value-type="float" office:value="6.294625" table:style-name="ce1">
            <text:p>6.294625</text:p>
          </table:table-cell>
          <table:table-cell office:value-type="float" office:value="3.98125" table:style-name="ce1">
            <text:p>3.98125</text:p>
          </table:table-cell>
          <table:table-cell office:value-type="float" office:value="1.989921875" table:style-name="ce1">
            <text:p>1.989921875</text:p>
          </table:table-cell>
          <table:table-cell office:value-type="float" office:value="9.407875" table:style-name="ce1">
            <text:p>9.407875</text:p>
          </table:table-cell>
          <table:table-cell office:value-type="float" office:value="12.884" table:style-name="ce1">
            <text:p>12.884</text:p>
          </table:table-cell>
          <table:table-cell office:value-type="float" office:value="9.87525" table:style-name="ce1">
            <text:p>9.87525</text:p>
          </table:table-cell>
          <table:table-cell office:value-type="float" office:value="3.675" table:style-name="ce1">
            <text:p>3.675</text:p>
          </table:table-cell>
          <table:table-cell office:value-type="float" office:value="5.96625" table:style-name="ce1">
            <text:p>5.96625</text:p>
          </table:table-cell>
          <table:table-cell office:value-type="float" office:value="9.6985" table:style-name="ce1">
            <text:p>9.6985</text:p>
          </table:table-cell>
          <table:table-cell office:value-type="float" office:value="2.2315" table:style-name="ce1">
            <text:p>2.2315</text:p>
          </table:table-cell>
          <table:table-cell office:value-type="float" office:value="7.801" table:style-name="ce1">
            <text:p>7.801</text:p>
          </table:table-cell>
          <table:table-cell office:value-type="float" office:value="5.01225" table:style-name="ce1">
            <text:p>5.01225</text:p>
          </table:table-cell>
          <table:table-cell office:value-type="float" office:value="2.32525" table:style-name="ce1">
            <text:p>2.32525</text:p>
          </table:table-cell>
          <table:table-cell office:value-type="float" office:value="2.535625" table:style-name="ce1">
            <text:p>2.535625</text:p>
          </table:table-cell>
          <table:table-cell office:value-type="float" office:value="1.851125" table:style-name="ce1">
            <text:p>1.851125</text:p>
          </table:table-cell>
          <table:table-cell office:value-type="float" office:value="5.23325" table:style-name="ce1">
            <text:p>5.23325</text:p>
          </table:table-cell>
          <table:table-cell office:value-type="float" office:value="3.9715" table:style-name="ce1">
            <text:p>3.9715</text:p>
          </table:table-cell>
          <table:table-cell office:value-type="float" office:value="4.2575" table:style-name="ce1">
            <text:p>4.2575</text:p>
          </table:table-cell>
          <table:table-cell office:value-type="float" office:value="7.509" table:style-name="ce1">
            <text:p>7.509</text:p>
          </table:table-cell>
          <table:table-cell office:value-type="float" office:value="3.8275" table:style-name="ce1">
            <text:p>3.8275</text:p>
          </table:table-cell>
          <table:table-cell office:value-type="float" office:value="6.145625" table:style-name="ce1">
            <text:p>6.145625</text:p>
          </table:table-cell>
          <table:table-cell office:value-type="float" office:value="8.096" table:style-name="ce1">
            <text:p>8.096</text:p>
          </table:table-cell>
          <table:table-cell office:value-type="float" office:value="10.0785" table:style-name="ce1">
            <text:p>10.0785</text:p>
          </table:table-cell>
          <table:table-cell office:value-type="float" office:value="5.81525" table:style-name="ce1">
            <text:p>5.81525</text:p>
          </table:table-cell>
          <table:table-cell office:value-type="float" office:value="5.095" table:style-name="ce1">
            <text:p>5.095</text:p>
          </table:table-cell>
          <table:table-cell office:value-type="float" office:value="4.48725" table:style-name="ce1">
            <text:p>4.48725</text:p>
          </table:table-cell>
          <table:table-cell office:value-type="float" office:value="9.611875" table:style-name="ce1">
            <text:p>9.611875</text:p>
          </table:table-cell>
          <table:table-cell office:value-type="float" office:value="7.189125" table:style-name="ce1">
            <text:p>7.189125</text:p>
          </table:table-cell>
          <table:table-cell office:value-type="float" office:value="4.711625" table:style-name="ce1">
            <text:p>4.711625</text:p>
          </table:table-cell>
          <table:table-cell office:value-type="float" office:value="7.37825" table:style-name="ce1">
            <text:p>7.37825</text:p>
          </table:table-cell>
          <table:table-cell office:value-type="float" office:value="9.580875" table:style-name="ce1">
            <text:p>9.580875</text:p>
          </table:table-cell>
          <table:table-cell office:value-type="float" office:value="3.158625" table:style-name="ce1">
            <text:p>3.158625</text:p>
          </table:table-cell>
          <table:table-cell office:value-type="float" office:value="5.27325" table:style-name="ce1">
            <text:p>5.27325</text:p>
          </table:table-cell>
          <table:table-cell office:value-type="float" office:value="0.653875" table:style-name="ce1">
            <text:p>0.653875</text:p>
          </table:table-cell>
          <table:table-cell office:value-type="float" office:value="5.618375" table:style-name="ce1">
            <text:p>5.618375</text:p>
          </table:table-cell>
          <table:table-cell office:value-type="float" office:value="2.582125" table:style-name="ce1">
            <text:p>2.582125</text:p>
          </table:table-cell>
          <table:table-cell office:value-type="float" office:value="4.6715" table:style-name="ce1">
            <text:p>4.6715</text:p>
          </table:table-cell>
          <table:table-cell office:value-type="float" office:value="1.312875" table:style-name="ce1">
            <text:p>1.312875</text:p>
          </table:table-cell>
          <table:table-cell office:value-type="float" office:value="4.20325" table:style-name="ce1">
            <text:p>4.20325</text:p>
          </table:table-cell>
          <table:table-cell office:value-type="float" office:value="0" table:style-name="ce1">
            <text:p>0</text:p>
          </table:table-cell>
          <table:table-cell office:value-type="float" office:value="3.10975" table:style-name="ce1">
            <text:p>3.10975</text:p>
          </table:table-cell>
          <table:table-cell office:value-type="float" office:value="12.659625" table:style-name="ce1">
            <text:p>12.659625</text:p>
          </table:table-cell>
          <table:table-cell office:value-type="float" office:value="0.30525" table:style-name="ce1">
            <text:p>0.30525</text:p>
          </table:table-cell>
          <table:table-cell office:value-type="float" office:value="7.7181745" table:style-name="ce1">
            <text:p>7.7181745</text:p>
          </table:table-cell>
          <table:table-cell office:value-type="float" office:value="4.5321175" table:style-name="ce1">
            <text:p>4.5321175</text:p>
          </table:table-cell>
          <table:table-cell office:value-type="float" office:value="5.8990305" table:style-name="ce1">
            <text:p>5.8990305</text:p>
          </table:table-cell>
          <table:table-cell office:value-type="float" office:value="1.120715" table:style-name="ce1">
            <text:p>1.120715</text:p>
          </table:table-cell>
          <table:table-cell office:value-type="float" office:value="1.285135" table:style-name="ce1">
            <text:p>1.285135</text:p>
          </table:table-cell>
          <table:table-cell office:value-type="float" office:value="3.35068575" table:style-name="ce1">
            <text:p>3.35068575</text:p>
          </table:table-cell>
          <table:table-cell office:value-type="float" office:value="2.0056725" table:style-name="ce1">
            <text:p>2.0056725</text:p>
          </table:table-cell>
          <table:table-cell office:value-type="float" office:value="1.1898475" table:style-name="ce1">
            <text:p>1.1898475</text:p>
          </table:table-cell>
          <table:table-cell office:value-type="float" office:value="1.63865" table:style-name="ce1">
            <text:p>1.63865</text:p>
          </table:table-cell>
          <table:table-cell office:value-type="float" office:value="1.738768825" table:style-name="ce1">
            <text:p>1.738768825</text:p>
          </table:table-cell>
          <table:table-cell office:value-type="float" office:value="0.546583425" table:style-name="ce1">
            <text:p>0.546583425</text:p>
          </table:table-cell>
          <table:table-cell office:value-type="float" office:value="1.537577425" table:style-name="ce1">
            <text:p>1.537577425</text:p>
          </table:table-cell>
          <table:table-cell office:value-type="float" office:value="0.489921875" table:style-name="ce1">
            <text:p>0.489921875</text:p>
          </table:table-cell>
          <table:table-cell office:value-type="float" office:value="0.098" table:style-name="ce1">
            <text:p>0.098</text:p>
          </table:table-cell>
          <table:table-cell office:value-type="float" office:value="0.665" table:style-name="ce1">
            <text:p>0.665</text:p>
          </table:table-cell>
          <table:table-cell office:value-type="float" office:value="0.51075" table:style-name="ce1">
            <text:p>0.51075</text:p>
          </table:table-cell>
          <table:table-cell office:value-type="float" office:value="0.414" table:style-name="ce1">
            <text:p>0.414</text:p>
          </table:table-cell>
          <table:table-cell office:value-type="float" office:value="0.162" table:style-name="ce1">
            <text:p>0.162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6.382125" table:style-name="ce1">
            <text:p>6.382125</text:p>
          </table:table-cell>
          <table:table-cell office:value-type="float" office:value="4.05" table:style-name="ce1">
            <text:p>4.05</text:p>
          </table:table-cell>
          <table:table-cell office:value-type="float" office:value="2.8353515625" table:style-name="ce1">
            <text:p>2.8353515625</text:p>
          </table:table-cell>
          <table:table-cell office:value-type="float" office:value="9.897125" table:style-name="ce1">
            <text:p>9.897125</text:p>
          </table:table-cell>
          <table:table-cell office:value-type="float" office:value="14.798125" table:style-name="ce1">
            <text:p>14.798125</text:p>
          </table:table-cell>
          <table:table-cell office:value-type="float" office:value="10.327875" table:style-name="ce1">
            <text:p>10.327875</text:p>
          </table:table-cell>
          <table:table-cell office:value-type="float" office:value="3.575" table:style-name="ce1">
            <text:p>3.575</text:p>
          </table:table-cell>
          <table:table-cell office:value-type="float" office:value="5.69625" table:style-name="ce1">
            <text:p>5.69625</text:p>
          </table:table-cell>
          <table:table-cell office:value-type="float" office:value="9.22175" table:style-name="ce1">
            <text:p>9.22175</text:p>
          </table:table-cell>
          <table:table-cell office:value-type="float" office:value="2.262" table:style-name="ce1">
            <text:p>2.262</text:p>
          </table:table-cell>
          <table:table-cell office:value-type="float" office:value="7.648375" table:style-name="ce1">
            <text:p>7.648375</text:p>
          </table:table-cell>
          <table:table-cell office:value-type="float" office:value="5.371625" table:style-name="ce1">
            <text:p>5.371625</text:p>
          </table:table-cell>
          <table:table-cell office:value-type="float" office:value="2.91975" table:style-name="ce1">
            <text:p>2.91975</text:p>
          </table:table-cell>
          <table:table-cell office:value-type="float" office:value="3.01875" table:style-name="ce1">
            <text:p>3.01875</text:p>
          </table:table-cell>
          <table:table-cell office:value-type="float" office:value="3.2895" table:style-name="ce1">
            <text:p>3.2895</text:p>
          </table:table-cell>
          <table:table-cell office:value-type="float" office:value="5.129" table:style-name="ce1">
            <text:p>5.129</text:p>
          </table:table-cell>
          <table:table-cell office:value-type="float" office:value="4.656" table:style-name="ce1">
            <text:p>4.656</text:p>
          </table:table-cell>
          <table:table-cell office:value-type="float" office:value="4.155625" table:style-name="ce1">
            <text:p>4.155625</text:p>
          </table:table-cell>
          <table:table-cell office:value-type="float" office:value="8.926375" table:style-name="ce1">
            <text:p>8.926375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5.101875" table:style-name="ce1">
            <text:p>5.101875</text:p>
          </table:table-cell>
          <table:table-cell office:value-type="float" office:value="9.09" table:style-name="ce1">
            <text:p>9.09</text:p>
          </table:table-cell>
          <table:table-cell office:value-type="float" office:value="10.464625" table:style-name="ce1">
            <text:p>10.464625</text:p>
          </table:table-cell>
          <table:table-cell office:value-type="float" office:value="6.999625" table:style-name="ce1">
            <text:p>6.999625</text:p>
          </table:table-cell>
          <table:table-cell office:value-type="float" office:value="5.878125" table:style-name="ce1">
            <text:p>5.878125</text:p>
          </table:table-cell>
          <table:table-cell office:value-type="float" office:value="6.8185" table:style-name="ce1">
            <text:p>6.8185</text:p>
          </table:table-cell>
          <table:table-cell office:value-type="float" office:value="8.772625" table:style-name="ce1">
            <text:p>8.772625</text:p>
          </table:table-cell>
          <table:table-cell office:value-type="float" office:value="8.388375" table:style-name="ce1">
            <text:p>8.388375</text:p>
          </table:table-cell>
          <table:table-cell office:value-type="float" office:value="5.38625" table:style-name="ce1">
            <text:p>5.38625</text:p>
          </table:table-cell>
          <table:table-cell office:value-type="float" office:value="7.624" table:style-name="ce1">
            <text:p>7.624</text:p>
          </table:table-cell>
          <table:table-cell office:value-type="float" office:value="9.527875" table:style-name="ce1">
            <text:p>9.527875</text:p>
          </table:table-cell>
          <table:table-cell office:value-type="float" office:value="5.339625" table:style-name="ce1">
            <text:p>5.339625</text:p>
          </table:table-cell>
          <table:table-cell office:value-type="float" office:value="6.612125" table:style-name="ce1">
            <text:p>6.612125</text:p>
          </table:table-cell>
          <table:table-cell office:value-type="float" office:value="4.371875" table:style-name="ce1">
            <text:p>4.371875</text:p>
          </table:table-cell>
          <table:table-cell office:value-type="float" office:value="7.969" table:style-name="ce1">
            <text:p>7.969</text:p>
          </table:table-cell>
          <table:table-cell office:value-type="float" office:value="4.6395" table:style-name="ce1">
            <text:p>4.6395</text:p>
          </table:table-cell>
          <table:table-cell office:value-type="float" office:value="5.048" table:style-name="ce1">
            <text:p>5.048</text:p>
          </table:table-cell>
          <table:table-cell office:value-type="float" office:value="4.517625" table:style-name="ce1">
            <text:p>4.517625</text:p>
          </table:table-cell>
          <table:table-cell office:value-type="float" office:value="4.9795" table:style-name="ce1">
            <text:p>4.9795</text:p>
          </table:table-cell>
          <table:table-cell office:value-type="float" office:value="0" table:style-name="ce1">
            <text:p>0</text:p>
          </table:table-cell>
          <table:table-cell office:value-type="float" office:value="5.842125" table:style-name="ce1">
            <text:p>5.842125</text:p>
          </table:table-cell>
          <table:table-cell office:value-type="float" office:value="7.94975" table:style-name="ce1">
            <text:p>7.94975</text:p>
          </table:table-cell>
          <table:table-cell office:value-type="float" office:value="1.759125" table:style-name="ce1">
            <text:p>1.759125</text:p>
          </table:table-cell>
          <table:table-cell office:value-type="float" office:value="9.452786" table:style-name="ce1">
            <text:p>9.452786</text:p>
          </table:table-cell>
          <table:table-cell office:value-type="float" office:value="7.488025" table:style-name="ce1">
            <text:p>7.488025</text:p>
          </table:table-cell>
          <table:table-cell office:value-type="float" office:value="13.28991425" table:style-name="ce1">
            <text:p>13.28991425</text:p>
          </table:table-cell>
          <table:table-cell office:value-type="float" office:value="3.6465275" table:style-name="ce1">
            <text:p>3.6465275</text:p>
          </table:table-cell>
          <table:table-cell office:value-type="float" office:value="5.61418" table:style-name="ce1">
            <text:p>5.61418</text:p>
          </table:table-cell>
          <table:table-cell office:value-type="float" office:value="9.78472775" table:style-name="ce1">
            <text:p>9.78472775</text:p>
          </table:table-cell>
          <table:table-cell office:value-type="float" office:value="6.2325975" table:style-name="ce1">
            <text:p>6.2325975</text:p>
          </table:table-cell>
          <table:table-cell office:value-type="float" office:value="4.1427325" table:style-name="ce1">
            <text:p>4.1427325</text:p>
          </table:table-cell>
          <table:table-cell office:value-type="float" office:value="5.4935" table:style-name="ce1">
            <text:p>5.4935</text:p>
          </table:table-cell>
          <table:table-cell office:value-type="float" office:value="8.848535" table:style-name="ce1">
            <text:p>8.848535</text:p>
          </table:table-cell>
          <table:table-cell office:value-type="float" office:value="4.5435" table:style-name="ce1">
            <text:p>4.5435</text:p>
          </table:table-cell>
          <table:table-cell office:value-type="float" office:value="6.63856425" table:style-name="ce1">
            <text:p>6.63856425</text:p>
          </table:table-cell>
          <table:table-cell office:value-type="float" office:value="5.24515625" table:style-name="ce1">
            <text:p>5.24515625</text:p>
          </table:table-cell>
          <table:table-cell office:value-type="float" office:value="2.0809375" table:style-name="ce1">
            <text:p>2.0809375</text:p>
          </table:table-cell>
          <table:table-cell office:value-type="float" office:value="7.9075" table:style-name="ce1">
            <text:p>7.9075</text:p>
          </table:table-cell>
          <table:table-cell office:value-type="float" office:value="7.012" table:style-name="ce1">
            <text:p>7.012</text:p>
          </table:table-cell>
          <table:table-cell office:value-type="float" office:value="9.23425" table:style-name="ce1">
            <text:p>9.23425</text:p>
          </table:table-cell>
          <table:table-cell office:value-type="float" office:value="2.3315" table:style-name="ce1">
            <text:p>2.3315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2.017875" table:style-name="ce1">
            <text:p>2.017875</text:p>
          </table:table-cell>
          <table:table-cell office:value-type="float" office:value="5.099625" table:style-name="ce1">
            <text:p>5.099625</text:p>
          </table:table-cell>
          <table:table-cell office:value-type="float" office:value="3.0875" table:style-name="ce1">
            <text:p>3.0875</text:p>
          </table:table-cell>
          <table:table-cell office:value-type="float" office:value="1.4723828125" table:style-name="ce1">
            <text:p>1.4723828125</text:p>
          </table:table-cell>
          <table:table-cell office:value-type="float" office:value="9.207875" table:style-name="ce1">
            <text:p>9.207875</text:p>
          </table:table-cell>
          <table:table-cell office:value-type="float" office:value="7.332125" table:style-name="ce1">
            <text:p>7.332125</text:p>
          </table:table-cell>
          <table:table-cell office:value-type="float" office:value="6.115" table:style-name="ce1">
            <text:p>6.115</text:p>
          </table:table-cell>
          <table:table-cell office:value-type="float" office:value="1.923125" table:style-name="ce1">
            <text:p>1.923125</text:p>
          </table:table-cell>
          <table:table-cell office:value-type="float" office:value="3.45125" table:style-name="ce1">
            <text:p>3.45125</text:p>
          </table:table-cell>
          <table:table-cell office:value-type="float" office:value="5.329" table:style-name="ce1">
            <text:p>5.329</text:p>
          </table:table-cell>
          <table:table-cell office:value-type="float" office:value="1.544" table:style-name="ce1">
            <text:p>1.544</text:p>
          </table:table-cell>
          <table:table-cell office:value-type="float" office:value="4.14275" table:style-name="ce1">
            <text:p>4.14275</text:p>
          </table:table-cell>
          <table:table-cell office:value-type="float" office:value="1.963375" table:style-name="ce1">
            <text:p>1.963375</text:p>
          </table:table-cell>
          <table:table-cell office:value-type="float" office:value="1.519875" table:style-name="ce1">
            <text:p>1.519875</text:p>
          </table:table-cell>
          <table:table-cell office:value-type="float" office:value="1.22875" table:style-name="ce1">
            <text:p>1.22875</text:p>
          </table:table-cell>
          <table:table-cell office:value-type="float" office:value="2.59025" table:style-name="ce1">
            <text:p>2.59025</text:p>
          </table:table-cell>
          <table:table-cell office:value-type="float" office:value="2.63125" table:style-name="ce1">
            <text:p>2.63125</text:p>
          </table:table-cell>
          <table:table-cell office:value-type="float" office:value="3.964" table:style-name="ce1">
            <text:p>3.964</text:p>
          </table:table-cell>
          <table:table-cell office:value-type="float" office:value="0.688125" table:style-name="ce1">
            <text:p>0.688125</text:p>
          </table:table-cell>
          <table:table-cell office:value-type="float" office:value="4.680375" table:style-name="ce1">
            <text:p>4.680375</text:p>
          </table:table-cell>
          <table:table-cell office:value-type="float" office:value="2.017875" table:style-name="ce1">
            <text:p>2.017875</text:p>
          </table:table-cell>
          <table:table-cell office:value-type="float" office:value="2.65375" table:style-name="ce1">
            <text:p>2.65375</text:p>
          </table:table-cell>
          <table:table-cell office:value-type="float" office:value="3.900875" table:style-name="ce1">
            <text:p>3.900875</text:p>
          </table:table-cell>
          <table:table-cell office:value-type="float" office:value="6.18875" table:style-name="ce1">
            <text:p>6.18875</text:p>
          </table:table-cell>
          <table:table-cell office:value-type="float" office:value="3.37025" table:style-name="ce1">
            <text:p>3.37025</text:p>
          </table:table-cell>
          <table:table-cell office:value-type="float" office:value="3.340625" table:style-name="ce1">
            <text:p>3.340625</text:p>
          </table:table-cell>
          <table:table-cell office:value-type="float" office:value="2.37475" table:style-name="ce1">
            <text:p>2.37475</text:p>
          </table:table-cell>
          <table:table-cell office:value-type="float" office:value="4.240875" table:style-name="ce1">
            <text:p>4.240875</text:p>
          </table:table-cell>
          <table:table-cell office:value-type="float" office:value="3.188375" table:style-name="ce1">
            <text:p>3.188375</text:p>
          </table:table-cell>
          <table:table-cell office:value-type="float" office:value="3.4645" table:style-name="ce1">
            <text:p>3.4645</text:p>
          </table:table-cell>
          <table:table-cell office:value-type="float" office:value="4.470375" table:style-name="ce1">
            <text:p>4.470375</text:p>
          </table:table-cell>
          <table:table-cell office:value-type="float" office:value="7.0135" table:style-name="ce1">
            <text:p>7.0135</text:p>
          </table:table-cell>
          <table:table-cell office:value-type="float" office:value="2.26075" table:style-name="ce1">
            <text:p>2.26075</text:p>
          </table:table-cell>
          <table:table-cell office:value-type="float" office:value="3.950875" table:style-name="ce1">
            <text:p>3.950875</text:p>
          </table:table-cell>
          <table:table-cell office:value-type="float" office:value="2.3745" table:style-name="ce1">
            <text:p>2.3745</text:p>
          </table:table-cell>
          <table:table-cell office:value-type="float" office:value="4.426" table:style-name="ce1">
            <text:p>4.426</text:p>
          </table:table-cell>
          <table:table-cell office:value-type="float" office:value="2.592" table:style-name="ce1">
            <text:p>2.592</text:p>
          </table:table-cell>
          <table:table-cell office:value-type="float" office:value="2.193875" table:style-name="ce1">
            <text:p>2.193875</text:p>
          </table:table-cell>
          <table:table-cell office:value-type="float" office:value="2.052625" table:style-name="ce1">
            <text:p>2.052625</text:p>
          </table:table-cell>
          <table:table-cell office:value-type="float" office:value="3.232125" table:style-name="ce1">
            <text:p>3.232125</text:p>
          </table:table-cell>
          <table:table-cell office:value-type="float" office:value="0" table:style-name="ce1">
            <text:p>0</text:p>
          </table:table-cell>
          <table:table-cell office:value-type="float" office:value="2.87025" table:style-name="ce1">
            <text:p>2.87025</text:p>
          </table:table-cell>
          <table:table-cell office:value-type="float" office:value="3.304625" table:style-name="ce1">
            <text:p>3.304625</text:p>
          </table:table-cell>
          <table:table-cell office:value-type="float" office:value="0.533375" table:style-name="ce1">
            <text:p>0.533375</text:p>
          </table:table-cell>
          <table:table-cell office:value-type="float" office:value="4.72593125" table:style-name="ce1">
            <text:p>4.72593125</text:p>
          </table:table-cell>
          <table:table-cell office:value-type="float" office:value="4.5332675" table:style-name="ce1">
            <text:p>4.5332675</text:p>
          </table:table-cell>
          <table:table-cell office:value-type="float" office:value="7.54039375" table:style-name="ce1">
            <text:p>7.54039375</text:p>
          </table:table-cell>
          <table:table-cell office:value-type="float" office:value="2.2536525" table:style-name="ce1">
            <text:p>2.2536525</text:p>
          </table:table-cell>
          <table:table-cell office:value-type="float" office:value="3.605435" table:style-name="ce1">
            <text:p>3.605435</text:p>
          </table:table-cell>
          <table:table-cell office:value-type="float" office:value="5.3808745" table:style-name="ce1">
            <text:p>5.3808745</text:p>
          </table:table-cell>
          <table:table-cell office:value-type="float" office:value="3.5167675" table:style-name="ce1">
            <text:p>3.5167675</text:p>
          </table:table-cell>
          <table:table-cell office:value-type="float" office:value="1.88568" table:style-name="ce1">
            <text:p>1.88568</text:p>
          </table:table-cell>
          <table:table-cell office:value-type="float" office:value="3.211525" table:style-name="ce1">
            <text:p>3.211525</text:p>
          </table:table-cell>
          <table:table-cell office:value-type="float" office:value="4.13140225" table:style-name="ce1">
            <text:p>4.13140225</text:p>
          </table:table-cell>
          <table:table-cell office:value-type="float" office:value="3.33" table:style-name="ce1">
            <text:p>3.33</text:p>
          </table:table-cell>
          <table:table-cell office:value-type="float" office:value="4.90908825" table:style-name="ce1">
            <text:p>4.90908825</text:p>
          </table:table-cell>
          <table:table-cell office:value-type="float" office:value="4.41032825" table:style-name="ce1">
            <text:p>4.41032825</text:p>
          </table:table-cell>
          <table:table-cell office:value-type="float" office:value="0.82734375" table:style-name="ce1">
            <text:p>0.82734375</text:p>
          </table:table-cell>
          <table:table-cell office:value-type="float" office:value="3.1875" table:style-name="ce1">
            <text:p>3.1875</text:p>
          </table:table-cell>
          <table:table-cell office:value-type="float" office:value="3.49325" table:style-name="ce1">
            <text:p>3.49325</text:p>
          </table:table-cell>
          <table:table-cell office:value-type="float" office:value="3.88725" table:style-name="ce1">
            <text:p>3.88725</text:p>
          </table:table-cell>
          <table:table-cell office:value-type="float" office:value="1.29075" table:style-name="ce1">
            <text:p>1.29075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182" table:style-name="ce1">
            <text:p>6.182</text:p>
          </table:table-cell>
          <table:table-cell office:value-type="float" office:value="4.325" table:style-name="ce1">
            <text:p>4.325</text:p>
          </table:table-cell>
          <table:table-cell office:value-type="float" office:value="2.9621875" table:style-name="ce1">
            <text:p>2.9621875</text:p>
          </table:table-cell>
          <table:table-cell office:value-type="float" office:value="9.234125" table:style-name="ce1">
            <text:p>9.234125</text:p>
          </table:table-cell>
          <table:table-cell office:value-type="float" office:value="12.710625" table:style-name="ce1">
            <text:p>12.710625</text:p>
          </table:table-cell>
          <table:table-cell office:value-type="float" office:value="10.75525" table:style-name="ce1">
            <text:p>10.75525</text:p>
          </table:table-cell>
          <table:table-cell office:value-type="float" office:value="4.66" table:style-name="ce1">
            <text:p>4.66</text:p>
          </table:table-cell>
          <table:table-cell office:value-type="float" office:value="6.274375" table:style-name="ce1">
            <text:p>6.274375</text:p>
          </table:table-cell>
          <table:table-cell office:value-type="float" office:value="9.752125" table:style-name="ce1">
            <text:p>9.752125</text:p>
          </table:table-cell>
          <table:table-cell office:value-type="float" office:value="1.763125" table:style-name="ce1">
            <text:p>1.763125</text:p>
          </table:table-cell>
          <table:table-cell office:value-type="float" office:value="7.90475" table:style-name="ce1">
            <text:p>7.90475</text:p>
          </table:table-cell>
          <table:table-cell office:value-type="float" office:value="5.24575" table:style-name="ce1">
            <text:p>5.24575</text:p>
          </table:table-cell>
          <table:table-cell office:value-type="float" office:value="2.239" table:style-name="ce1">
            <text:p>2.239</text:p>
          </table:table-cell>
          <table:table-cell office:value-type="float" office:value="3.064375" table:style-name="ce1">
            <text:p>3.064375</text:p>
          </table:table-cell>
          <table:table-cell office:value-type="float" office:value="3.04125" table:style-name="ce1">
            <text:p>3.04125</text:p>
          </table:table-cell>
          <table:table-cell office:value-type="float" office:value="5.798875" table:style-name="ce1">
            <text:p>5.798875</text:p>
          </table:table-cell>
          <table:table-cell office:value-type="float" office:value="5.289625" table:style-name="ce1">
            <text:p>5.289625</text:p>
          </table:table-cell>
          <table:table-cell office:value-type="float" office:value="4.090625" table:style-name="ce1">
            <text:p>4.090625</text:p>
          </table:table-cell>
          <table:table-cell office:value-type="float" office:value="9.90725" table:style-name="ce1">
            <text:p>9.90725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59375" table:style-name="ce1">
            <text:p>6.59375</text:p>
          </table:table-cell>
          <table:table-cell office:value-type="float" office:value="9.89475" table:style-name="ce1">
            <text:p>9.89475</text:p>
          </table:table-cell>
          <table:table-cell office:value-type="float" office:value="11.22075" table:style-name="ce1">
            <text:p>11.22075</text:p>
          </table:table-cell>
          <table:table-cell office:value-type="float" office:value="7.6665" table:style-name="ce1">
            <text:p>7.6665</text:p>
          </table:table-cell>
          <table:table-cell office:value-type="float" office:value="7.723125" table:style-name="ce1">
            <text:p>7.723125</text:p>
          </table:table-cell>
          <table:table-cell office:value-type="float" office:value="6.70075" table:style-name="ce1">
            <text:p>6.70075</text:p>
          </table:table-cell>
          <table:table-cell office:value-type="float" office:value="10.430875" table:style-name="ce1">
            <text:p>10.430875</text:p>
          </table:table-cell>
          <table:table-cell office:value-type="float" office:value="8.535875" table:style-name="ce1">
            <text:p>8.535875</text:p>
          </table:table-cell>
          <table:table-cell office:value-type="float" office:value="7.391" table:style-name="ce1">
            <text:p>7.391</text:p>
          </table:table-cell>
          <table:table-cell office:value-type="float" office:value="7.9045" table:style-name="ce1">
            <text:p>7.9045</text:p>
          </table:table-cell>
          <table:table-cell office:value-type="float" office:value="11.2635" table:style-name="ce1">
            <text:p>11.2635</text:p>
          </table:table-cell>
          <table:table-cell office:value-type="float" office:value="5.481375" table:style-name="ce1">
            <text:p>5.481375</text:p>
          </table:table-cell>
          <table:table-cell office:value-type="float" office:value="6.991375" table:style-name="ce1">
            <text:p>6.991375</text:p>
          </table:table-cell>
          <table:table-cell office:value-type="float" office:value="5.48275" table:style-name="ce1">
            <text:p>5.48275</text:p>
          </table:table-cell>
          <table:table-cell office:value-type="float" office:value="7.891" table:style-name="ce1">
            <text:p>7.891</text:p>
          </table:table-cell>
          <table:table-cell office:value-type="float" office:value="4.71775" table:style-name="ce1">
            <text:p>4.71775</text:p>
          </table:table-cell>
          <table:table-cell office:value-type="float" office:value="5.142625" table:style-name="ce1">
            <text:p>5.142625</text:p>
          </table:table-cell>
          <table:table-cell office:value-type="float" office:value="4.497125" table:style-name="ce1">
            <text:p>4.497125</text:p>
          </table:table-cell>
          <table:table-cell office:value-type="float" office:value="6.069625" table:style-name="ce1">
            <text:p>6.069625</text:p>
          </table:table-cell>
          <table:table-cell office:value-type="float" office:value="0" table:style-name="ce1">
            <text:p>0</text:p>
          </table:table-cell>
          <table:table-cell office:value-type="float" office:value="6.7855" table:style-name="ce1">
            <text:p>6.7855</text:p>
          </table:table-cell>
          <table:table-cell office:value-type="float" office:value="11.629" table:style-name="ce1">
            <text:p>11.629</text:p>
          </table:table-cell>
          <table:table-cell office:value-type="float" office:value="1.907625" table:style-name="ce1">
            <text:p>1.907625</text:p>
          </table:table-cell>
          <table:table-cell office:value-type="float" office:value="13.88896" table:style-name="ce1">
            <text:p>13.88896</text:p>
          </table:table-cell>
          <table:table-cell office:value-type="float" office:value="7.904195" table:style-name="ce1">
            <text:p>7.904195</text:p>
          </table:table-cell>
          <table:table-cell office:value-type="float" office:value="14.3806575" table:style-name="ce1">
            <text:p>14.3806575</text:p>
          </table:table-cell>
          <table:table-cell office:value-type="float" office:value="4.5483375" table:style-name="ce1">
            <text:p>4.5483375</text:p>
          </table:table-cell>
          <table:table-cell office:value-type="float" office:value="5.99945" table:style-name="ce1">
            <text:p>5.99945</text:p>
          </table:table-cell>
          <table:table-cell office:value-type="float" office:value="9.3120415" table:style-name="ce1">
            <text:p>9.3120415</text:p>
          </table:table-cell>
          <table:table-cell office:value-type="float" office:value="6.8630775" table:style-name="ce1">
            <text:p>6.8630775</text:p>
          </table:table-cell>
          <table:table-cell office:value-type="float" office:value="4.687665" table:style-name="ce1">
            <text:p>4.687665</text:p>
          </table:table-cell>
          <table:table-cell office:value-type="float" office:value="6.1432675" table:style-name="ce1">
            <text:p>6.1432675</text:p>
          </table:table-cell>
          <table:table-cell office:value-type="float" office:value="8.80684075" table:style-name="ce1">
            <text:p>8.80684075</text:p>
          </table:table-cell>
          <table:table-cell office:value-type="float" office:value="5.92916675" table:style-name="ce1">
            <text:p>5.92916675</text:p>
          </table:table-cell>
          <table:table-cell office:value-type="float" office:value="8.31775525" table:style-name="ce1">
            <text:p>8.31775525</text:p>
          </table:table-cell>
          <table:table-cell office:value-type="float" office:value="8.1953125" table:style-name="ce1">
            <text:p>8.1953125</text:p>
          </table:table-cell>
          <table:table-cell office:value-type="float" office:value="3.25140625" table:style-name="ce1">
            <text:p>3.25140625</text:p>
          </table:table-cell>
          <table:table-cell office:value-type="float" office:value="8.4225" table:style-name="ce1">
            <text:p>8.4225</text:p>
          </table:table-cell>
          <table:table-cell office:value-type="float" office:value="7.77975" table:style-name="ce1">
            <text:p>7.77975</text:p>
          </table:table-cell>
          <table:table-cell office:value-type="float" office:value="8.54775" table:style-name="ce1">
            <text:p>8.54775</text:p>
          </table:table-cell>
          <table:table-cell office:value-type="float" office:value="3.3685" table:style-name="ce1">
            <text:p>3.368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6.622375" table:style-name="ce1">
            <text:p>6.622375</text:p>
          </table:table-cell>
          <table:table-cell office:value-type="float" office:value="2.76875" table:style-name="ce1">
            <text:p>2.76875</text:p>
          </table:table-cell>
          <table:table-cell office:value-type="float" office:value="2.6712109375" table:style-name="ce1">
            <text:p>2.6712109375</text:p>
          </table:table-cell>
          <table:table-cell office:value-type="float" office:value="8.788625" table:style-name="ce1">
            <text:p>8.788625</text:p>
          </table:table-cell>
          <table:table-cell office:value-type="float" office:value="16.21725" table:style-name="ce1">
            <text:p>16.21725</text:p>
          </table:table-cell>
          <table:table-cell office:value-type="float" office:value="7.382375" table:style-name="ce1">
            <text:p>7.382375</text:p>
          </table:table-cell>
          <table:table-cell office:value-type="float" office:value="2.55" table:style-name="ce1">
            <text:p>2.55</text:p>
          </table:table-cell>
          <table:table-cell office:value-type="float" office:value="4.1225" table:style-name="ce1">
            <text:p>4.1225</text:p>
          </table:table-cell>
          <table:table-cell office:value-type="float" office:value="6.66475" table:style-name="ce1">
            <text:p>6.66475</text:p>
          </table:table-cell>
          <table:table-cell office:value-type="float" office:value="2.41825" table:style-name="ce1">
            <text:p>2.41825</text:p>
          </table:table-cell>
          <table:table-cell office:value-type="float" office:value="4.287" table:style-name="ce1">
            <text:p>4.287</text:p>
          </table:table-cell>
          <table:table-cell office:value-type="float" office:value="5.5865" table:style-name="ce1">
            <text:p>5.5865</text:p>
          </table:table-cell>
          <table:table-cell office:value-type="float" office:value="1.902" table:style-name="ce1">
            <text:p>1.902</text:p>
          </table:table-cell>
          <table:table-cell office:value-type="float" office:value="3.51125" table:style-name="ce1">
            <text:p>3.51125</text:p>
          </table:table-cell>
          <table:table-cell office:value-type="float" office:value="2.76525" table:style-name="ce1">
            <text:p>2.76525</text:p>
          </table:table-cell>
          <table:table-cell office:value-type="float" office:value="5.2265" table:style-name="ce1">
            <text:p>5.2265</text:p>
          </table:table-cell>
          <table:table-cell office:value-type="float" office:value="4.67775" table:style-name="ce1">
            <text:p>4.67775</text:p>
          </table:table-cell>
          <table:table-cell office:value-type="float" office:value="5.48125" table:style-name="ce1">
            <text:p>5.48125</text:p>
          </table:table-cell>
          <table:table-cell office:value-type="float" office:value="7.438375" table:style-name="ce1">
            <text:p>7.438375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4.40625" table:style-name="ce1">
            <text:p>4.40625</text:p>
          </table:table-cell>
          <table:table-cell office:value-type="float" office:value="10.46875" table:style-name="ce1">
            <text:p>10.46875</text:p>
          </table:table-cell>
          <table:table-cell office:value-type="float" office:value="9.188375" table:style-name="ce1">
            <text:p>9.188375</text:p>
          </table:table-cell>
          <table:table-cell office:value-type="float" office:value="7.371625" table:style-name="ce1">
            <text:p>7.371625</text:p>
          </table:table-cell>
          <table:table-cell office:value-type="float" office:value="5.3425" table:style-name="ce1">
            <text:p>5.3425</text:p>
          </table:table-cell>
          <table:table-cell office:value-type="float" office:value="7.301375" table:style-name="ce1">
            <text:p>7.301375</text:p>
          </table:table-cell>
          <table:table-cell office:value-type="float" office:value="7.51775" table:style-name="ce1">
            <text:p>7.51775</text:p>
          </table:table-cell>
          <table:table-cell office:value-type="float" office:value="9.043625" table:style-name="ce1">
            <text:p>9.043625</text:p>
          </table:table-cell>
          <table:table-cell office:value-type="float" office:value="5.1955" table:style-name="ce1">
            <text:p>5.1955</text:p>
          </table:table-cell>
          <table:table-cell office:value-type="float" office:value="8.335875" table:style-name="ce1">
            <text:p>8.335875</text:p>
          </table:table-cell>
          <table:table-cell office:value-type="float" office:value="10.01975" table:style-name="ce1">
            <text:p>10.01975</text:p>
          </table:table-cell>
          <table:table-cell office:value-type="float" office:value="6.601" table:style-name="ce1">
            <text:p>6.601</text:p>
          </table:table-cell>
          <table:table-cell office:value-type="float" office:value="6.263375" table:style-name="ce1">
            <text:p>6.263375</text:p>
          </table:table-cell>
          <table:table-cell office:value-type="float" office:value="4.5195" table:style-name="ce1">
            <text:p>4.5195</text:p>
          </table:table-cell>
          <table:table-cell office:value-type="float" office:value="5.991375" table:style-name="ce1">
            <text:p>5.991375</text:p>
          </table:table-cell>
          <table:table-cell office:value-type="float" office:value="3.658" table:style-name="ce1">
            <text:p>3.658</text:p>
          </table:table-cell>
          <table:table-cell office:value-type="float" office:value="3.810125" table:style-name="ce1">
            <text:p>3.810125</text:p>
          </table:table-cell>
          <table:table-cell office:value-type="float" office:value="2.02525" table:style-name="ce1">
            <text:p>2.02525</text:p>
          </table:table-cell>
          <table:table-cell office:value-type="float" office:value="3.97725" table:style-name="ce1">
            <text:p>3.97725</text:p>
          </table:table-cell>
          <table:table-cell office:value-type="float" office:value="0" table:style-name="ce1">
            <text:p>0</text:p>
          </table:table-cell>
          <table:table-cell office:value-type="float" office:value="4.288875" table:style-name="ce1">
            <text:p>4.288875</text:p>
          </table:table-cell>
          <table:table-cell office:value-type="float" office:value="7.504" table:style-name="ce1">
            <text:p>7.504</text:p>
          </table:table-cell>
          <table:table-cell office:value-type="float" office:value="0.711" table:style-name="ce1">
            <text:p>0.711</text:p>
          </table:table-cell>
          <table:table-cell office:value-type="float" office:value="10.4526425" table:style-name="ce1">
            <text:p>10.4526425</text:p>
          </table:table-cell>
          <table:table-cell office:value-type="float" office:value="6.4324725" table:style-name="ce1">
            <text:p>6.4324725</text:p>
          </table:table-cell>
          <table:table-cell office:value-type="float" office:value="12.383755" table:style-name="ce1">
            <text:p>12.383755</text:p>
          </table:table-cell>
          <table:table-cell office:value-type="float" office:value="3.09432" table:style-name="ce1">
            <text:p>3.09432</text:p>
          </table:table-cell>
          <table:table-cell office:value-type="float" office:value="5.8651425" table:style-name="ce1">
            <text:p>5.8651425</text:p>
          </table:table-cell>
          <table:table-cell office:value-type="float" office:value="7.59885675" table:style-name="ce1">
            <text:p>7.59885675</text:p>
          </table:table-cell>
          <table:table-cell office:value-type="float" office:value="5.7071475" table:style-name="ce1">
            <text:p>5.7071475</text:p>
          </table:table-cell>
          <table:table-cell office:value-type="float" office:value="2.93901" table:style-name="ce1">
            <text:p>2.93901</text:p>
          </table:table-cell>
          <table:table-cell office:value-type="float" office:value="4.10593" table:style-name="ce1">
            <text:p>4.10593</text:p>
          </table:table-cell>
          <table:table-cell office:value-type="float" office:value="4.873265" table:style-name="ce1">
            <text:p>4.873265</text:p>
          </table:table-cell>
          <table:table-cell office:value-type="float" office:value="5.148" table:style-name="ce1">
            <text:p>5.148</text:p>
          </table:table-cell>
          <table:table-cell office:value-type="float" office:value="5.8546145" table:style-name="ce1">
            <text:p>5.8546145</text:p>
          </table:table-cell>
          <table:table-cell office:value-type="float" office:value="6.266875" table:style-name="ce1">
            <text:p>6.266875</text:p>
          </table:table-cell>
          <table:table-cell office:value-type="float" office:value="1.324765625" table:style-name="ce1">
            <text:p>1.324765625</text:p>
          </table:table-cell>
          <table:table-cell office:value-type="float" office:value="6.385" table:style-name="ce1">
            <text:p>6.385</text:p>
          </table:table-cell>
          <table:table-cell office:value-type="float" office:value="6.289" table:style-name="ce1">
            <text:p>6.289</text:p>
          </table:table-cell>
          <table:table-cell office:value-type="float" office:value="6.6735" table:style-name="ce1">
            <text:p>6.6735</text:p>
          </table:table-cell>
          <table:table-cell office:value-type="float" office:value="1.65975" table:style-name="ce1">
            <text:p>1.65975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5.4425" table:style-name="ce1">
            <text:p>5.4425</text:p>
          </table:table-cell>
          <table:table-cell office:value-type="float" office:value="2.46875" table:style-name="ce1">
            <text:p>2.46875</text:p>
          </table:table-cell>
          <table:table-cell office:value-type="float" office:value="1.6093359375" table:style-name="ce1">
            <text:p>1.6093359375</text:p>
          </table:table-cell>
          <table:table-cell office:value-type="float" office:value="8.898375" table:style-name="ce1">
            <text:p>8.898375</text:p>
          </table:table-cell>
          <table:table-cell office:value-type="float" office:value="10.27525" table:style-name="ce1">
            <text:p>10.27525</text:p>
          </table:table-cell>
          <table:table-cell office:value-type="float" office:value="5.548625" table:style-name="ce1">
            <text:p>5.548625</text:p>
          </table:table-cell>
          <table:table-cell office:value-type="float" office:value="1.4275" table:style-name="ce1">
            <text:p>1.4275</text:p>
          </table:table-cell>
          <table:table-cell office:value-type="float" office:value="3.396875" table:style-name="ce1">
            <text:p>3.396875</text:p>
          </table:table-cell>
          <table:table-cell office:value-type="float" office:value="5.389125" table:style-name="ce1">
            <text:p>5.389125</text:p>
          </table:table-cell>
          <table:table-cell office:value-type="float" office:value="2.180375" table:style-name="ce1">
            <text:p>2.180375</text:p>
          </table:table-cell>
          <table:table-cell office:value-type="float" office:value="2.801625" table:style-name="ce1">
            <text:p>2.801625</text:p>
          </table:table-cell>
          <table:table-cell office:value-type="float" office:value="2.887875" table:style-name="ce1">
            <text:p>2.887875</text:p>
          </table:table-cell>
          <table:table-cell office:value-type="float" office:value="1.52725" table:style-name="ce1">
            <text:p>1.52725</text:p>
          </table:table-cell>
          <table:table-cell office:value-type="float" office:value="1.7825" table:style-name="ce1">
            <text:p>1.7825</text:p>
          </table:table-cell>
          <table:table-cell office:value-type="float" office:value="2.32025" table:style-name="ce1">
            <text:p>2.32025</text:p>
          </table:table-cell>
          <table:table-cell office:value-type="float" office:value="3.11325" table:style-name="ce1">
            <text:p>3.11325</text:p>
          </table:table-cell>
          <table:table-cell office:value-type="float" office:value="3.03975" table:style-name="ce1">
            <text:p>3.03975</text:p>
          </table:table-cell>
          <table:table-cell office:value-type="float" office:value="1.16125" table:style-name="ce1">
            <text:p>1.16125</text:p>
          </table:table-cell>
          <table:table-cell office:value-type="float" office:value="4.516375" table:style-name="ce1">
            <text:p>4.516375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2.091875" table:style-name="ce1">
            <text:p>2.091875</text:p>
          </table:table-cell>
          <table:table-cell office:value-type="float" office:value="4.562875" table:style-name="ce1">
            <text:p>4.562875</text:p>
          </table:table-cell>
          <table:table-cell office:value-type="float" office:value="6.46525" table:style-name="ce1">
            <text:p>6.46525</text:p>
          </table:table-cell>
          <table:table-cell office:value-type="float" office:value="3.913375" table:style-name="ce1">
            <text:p>3.913375</text:p>
          </table:table-cell>
          <table:table-cell office:value-type="float" office:value="2.715625" table:style-name="ce1">
            <text:p>2.715625</text:p>
          </table:table-cell>
          <table:table-cell office:value-type="float" office:value="3.649" table:style-name="ce1">
            <text:p>3.649</text:p>
          </table:table-cell>
          <table:table-cell office:value-type="float" office:value="4.11675" table:style-name="ce1">
            <text:p>4.11675</text:p>
          </table:table-cell>
          <table:table-cell office:value-type="float" office:value="3.742875" table:style-name="ce1">
            <text:p>3.742875</text:p>
          </table:table-cell>
          <table:table-cell office:value-type="float" office:value="3.12375" table:style-name="ce1">
            <text:p>3.12375</text:p>
          </table:table-cell>
          <table:table-cell office:value-type="float" office:value="4.050375" table:style-name="ce1">
            <text:p>4.050375</text:p>
          </table:table-cell>
          <table:table-cell office:value-type="float" office:value="4.406625" table:style-name="ce1">
            <text:p>4.406625</text:p>
          </table:table-cell>
          <table:table-cell office:value-type="float" office:value="2.489625" table:style-name="ce1">
            <text:p>2.489625</text:p>
          </table:table-cell>
          <table:table-cell office:value-type="float" office:value="3.430375" table:style-name="ce1">
            <text:p>3.430375</text:p>
          </table:table-cell>
          <table:table-cell office:value-type="float" office:value="2.691625" table:style-name="ce1">
            <text:p>2.691625</text:p>
          </table:table-cell>
          <table:table-cell office:value-type="float" office:value="3.7315" table:style-name="ce1">
            <text:p>3.7315</text:p>
          </table:table-cell>
          <table:table-cell office:value-type="float" office:value="3.296375" table:style-name="ce1">
            <text:p>3.296375</text:p>
          </table:table-cell>
          <table:table-cell office:value-type="float" office:value="1.68275" table:style-name="ce1">
            <text:p>1.68275</text:p>
          </table:table-cell>
          <table:table-cell office:value-type="float" office:value="2.23325" table:style-name="ce1">
            <text:p>2.23325</text:p>
          </table:table-cell>
          <table:table-cell office:value-type="float" office:value="2.9305" table:style-name="ce1">
            <text:p>2.9305</text:p>
          </table:table-cell>
          <table:table-cell office:value-type="float" office:value="0" table:style-name="ce1">
            <text:p>0</text:p>
          </table:table-cell>
          <table:table-cell office:value-type="float" office:value="2.414625" table:style-name="ce1">
            <text:p>2.414625</text:p>
          </table:table-cell>
          <table:table-cell office:value-type="float" office:value="5.641" table:style-name="ce1">
            <text:p>5.641</text:p>
          </table:table-cell>
          <table:table-cell office:value-type="float" office:value="0.857" table:style-name="ce1">
            <text:p>0.857</text:p>
          </table:table-cell>
          <table:table-cell office:value-type="float" office:value="6.4578095" table:style-name="ce1">
            <text:p>6.4578095</text:p>
          </table:table-cell>
          <table:table-cell office:value-type="float" office:value="4.8855975" table:style-name="ce1">
            <text:p>4.8855975</text:p>
          </table:table-cell>
          <table:table-cell office:value-type="float" office:value="9.52266425" table:style-name="ce1">
            <text:p>9.52266425</text:p>
          </table:table-cell>
          <table:table-cell office:value-type="float" office:value="3.1087825" table:style-name="ce1">
            <text:p>3.1087825</text:p>
          </table:table-cell>
          <table:table-cell office:value-type="float" office:value="3.88824" table:style-name="ce1">
            <text:p>3.88824</text:p>
          </table:table-cell>
          <table:table-cell office:value-type="float" office:value="6.651281" table:style-name="ce1">
            <text:p>6.651281</text:p>
          </table:table-cell>
          <table:table-cell office:value-type="float" office:value="5.3768125" table:style-name="ce1">
            <text:p>5.3768125</text:p>
          </table:table-cell>
          <table:table-cell office:value-type="float" office:value="3.15081" table:style-name="ce1">
            <text:p>3.15081</text:p>
          </table:table-cell>
          <table:table-cell office:value-type="float" office:value="4.848935" table:style-name="ce1">
            <text:p>4.848935</text:p>
          </table:table-cell>
          <table:table-cell office:value-type="float" office:value="5.340003" table:style-name="ce1">
            <text:p>5.340003</text:p>
          </table:table-cell>
          <table:table-cell office:value-type="float" office:value="4.47033325" table:style-name="ce1">
            <text:p>4.47033325</text:p>
          </table:table-cell>
          <table:table-cell office:value-type="float" office:value="5.13603625" table:style-name="ce1">
            <text:p>5.13603625</text:p>
          </table:table-cell>
          <table:table-cell office:value-type="float" office:value="4.34" table:style-name="ce1">
            <text:p>4.34</text:p>
          </table:table-cell>
          <table:table-cell office:value-type="float" office:value="1.38273475" table:style-name="ce1">
            <text:p>1.38273475</text:p>
          </table:table-cell>
          <table:table-cell office:value-type="float" office:value="4.8525" table:style-name="ce1">
            <text:p>4.8525</text:p>
          </table:table-cell>
          <table:table-cell office:value-type="float" office:value="4.2065" table:style-name="ce1">
            <text:p>4.2065</text:p>
          </table:table-cell>
          <table:table-cell office:value-type="float" office:value="4.87125" table:style-name="ce1">
            <text:p>4.87125</text:p>
          </table:table-cell>
          <table:table-cell office:value-type="float" office:value="2.34075" table:style-name="ce1">
            <text:p>2.34075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5.296125" table:style-name="ce1">
            <text:p>5.296125</text:p>
          </table:table-cell>
          <table:table-cell office:value-type="float" office:value="2.525" table:style-name="ce1">
            <text:p>2.525</text:p>
          </table:table-cell>
          <table:table-cell office:value-type="float" office:value="2.61296875" table:style-name="ce1">
            <text:p>2.61296875</text:p>
          </table:table-cell>
          <table:table-cell office:value-type="float" office:value="8.833875" table:style-name="ce1">
            <text:p>8.833875</text:p>
          </table:table-cell>
          <table:table-cell office:value-type="float" office:value="14.298375" table:style-name="ce1">
            <text:p>14.298375</text:p>
          </table:table-cell>
          <table:table-cell office:value-type="float" office:value="7.244" table:style-name="ce1">
            <text:p>7.244</text:p>
          </table:table-cell>
          <table:table-cell office:value-type="float" office:value="2.183125" table:style-name="ce1">
            <text:p>2.183125</text:p>
          </table:table-cell>
          <table:table-cell office:value-type="float" office:value="4.4225" table:style-name="ce1">
            <text:p>4.4225</text:p>
          </table:table-cell>
          <table:table-cell office:value-type="float" office:value="7.154" table:style-name="ce1">
            <text:p>7.154</text:p>
          </table:table-cell>
          <table:table-cell office:value-type="float" office:value="3.65525" table:style-name="ce1">
            <text:p>3.65525</text:p>
          </table:table-cell>
          <table:table-cell office:value-type="float" office:value="4.0215" table:style-name="ce1">
            <text:p>4.0215</text:p>
          </table:table-cell>
          <table:table-cell office:value-type="float" office:value="4.23775" table:style-name="ce1">
            <text:p>4.23775</text:p>
          </table:table-cell>
          <table:table-cell office:value-type="float" office:value="1.545375" table:style-name="ce1">
            <text:p>1.545375</text:p>
          </table:table-cell>
          <table:table-cell office:value-type="float" office:value="3.458125" table:style-name="ce1">
            <text:p>3.458125</text:p>
          </table:table-cell>
          <table:table-cell office:value-type="float" office:value="3.651625" table:style-name="ce1">
            <text:p>3.651625</text:p>
          </table:table-cell>
          <table:table-cell office:value-type="float" office:value="4.15" table:style-name="ce1">
            <text:p>4.15</text:p>
          </table:table-cell>
          <table:table-cell office:value-type="float" office:value="5.38575" table:style-name="ce1">
            <text:p>5.38575</text:p>
          </table:table-cell>
          <table:table-cell office:value-type="float" office:value="2.29625" table:style-name="ce1">
            <text:p>2.29625</text:p>
          </table:table-cell>
          <table:table-cell office:value-type="float" office:value="7.59025" table:style-name="ce1">
            <text:p>7.59025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3.9975" table:style-name="ce1">
            <text:p>3.9975</text:p>
          </table:table-cell>
          <table:table-cell office:value-type="float" office:value="7.021625" table:style-name="ce1">
            <text:p>7.021625</text:p>
          </table:table-cell>
          <table:table-cell office:value-type="float" office:value="8.711375" table:style-name="ce1">
            <text:p>8.711375</text:p>
          </table:table-cell>
          <table:table-cell office:value-type="float" office:value="5.70475" table:style-name="ce1">
            <text:p>5.70475</text:p>
          </table:table-cell>
          <table:table-cell office:value-type="float" office:value="5.556875" table:style-name="ce1">
            <text:p>5.556875</text:p>
          </table:table-cell>
          <table:table-cell office:value-type="float" office:value="6.582625" table:style-name="ce1">
            <text:p>6.582625</text:p>
          </table:table-cell>
          <table:table-cell office:value-type="float" office:value="6.703375" table:style-name="ce1">
            <text:p>6.703375</text:p>
          </table:table-cell>
          <table:table-cell office:value-type="float" office:value="6.012625" table:style-name="ce1">
            <text:p>6.012625</text:p>
          </table:table-cell>
          <table:table-cell office:value-type="float" office:value="4.9985" table:style-name="ce1">
            <text:p>4.9985</text:p>
          </table:table-cell>
          <table:table-cell office:value-type="float" office:value="6.500875" table:style-name="ce1">
            <text:p>6.500875</text:p>
          </table:table-cell>
          <table:table-cell office:value-type="float" office:value="8.44525" table:style-name="ce1">
            <text:p>8.44525</text:p>
          </table:table-cell>
          <table:table-cell office:value-type="float" office:value="4.982125" table:style-name="ce1">
            <text:p>4.982125</text:p>
          </table:table-cell>
          <table:table-cell office:value-type="float" office:value="6.037625" table:style-name="ce1">
            <text:p>6.037625</text:p>
          </table:table-cell>
          <table:table-cell office:value-type="float" office:value="5.97825" table:style-name="ce1">
            <text:p>5.97825</text:p>
          </table:table-cell>
          <table:table-cell office:value-type="float" office:value="7.298375" table:style-name="ce1">
            <text:p>7.298375</text:p>
          </table:table-cell>
          <table:table-cell office:value-type="float" office:value="5.4665" table:style-name="ce1">
            <text:p>5.4665</text:p>
          </table:table-cell>
          <table:table-cell office:value-type="float" office:value="3.761" table:style-name="ce1">
            <text:p>3.761</text:p>
          </table:table-cell>
          <table:table-cell office:value-type="float" office:value="4.511375" table:style-name="ce1">
            <text:p>4.511375</text:p>
          </table:table-cell>
          <table:table-cell office:value-type="float" office:value="3.70475" table:style-name="ce1">
            <text:p>3.70475</text:p>
          </table:table-cell>
          <table:table-cell office:value-type="float" office:value="0" table:style-name="ce1">
            <text:p>0</text:p>
          </table:table-cell>
          <table:table-cell office:value-type="float" office:value="4.429125" table:style-name="ce1">
            <text:p>4.429125</text:p>
          </table:table-cell>
          <table:table-cell office:value-type="float" office:value="8.7825" table:style-name="ce1">
            <text:p>8.7825</text:p>
          </table:table-cell>
          <table:table-cell office:value-type="float" office:value="0.99775" table:style-name="ce1">
            <text:p>0.99775</text:p>
          </table:table-cell>
          <table:table-cell office:value-type="float" office:value="14.4385925" table:style-name="ce1">
            <text:p>14.4385925</text:p>
          </table:table-cell>
          <table:table-cell office:value-type="float" office:value="6.76955" table:style-name="ce1">
            <text:p>6.76955</text:p>
          </table:table-cell>
          <table:table-cell office:value-type="float" office:value="14.4626075" table:style-name="ce1">
            <text:p>14.4626075</text:p>
          </table:table-cell>
          <table:table-cell office:value-type="float" office:value="4.332125" table:style-name="ce1">
            <text:p>4.332125</text:p>
          </table:table-cell>
          <table:table-cell office:value-type="float" office:value="6.3117075" table:style-name="ce1">
            <text:p>6.3117075</text:p>
          </table:table-cell>
          <table:table-cell office:value-type="float" office:value="9.94646525" table:style-name="ce1">
            <text:p>9.94646525</text:p>
          </table:table-cell>
          <table:table-cell office:value-type="float" office:value="6.637015" table:style-name="ce1">
            <text:p>6.637015</text:p>
          </table:table-cell>
          <table:table-cell office:value-type="float" office:value="4.9983875" table:style-name="ce1">
            <text:p>4.9983875</text:p>
          </table:table-cell>
          <table:table-cell office:value-type="float" office:value="5.7271825" table:style-name="ce1">
            <text:p>5.7271825</text:p>
          </table:table-cell>
          <table:table-cell office:value-type="float" office:value="8.08393725" table:style-name="ce1">
            <text:p>8.08393725</text:p>
          </table:table-cell>
          <table:table-cell office:value-type="float" office:value="6.4804165" table:style-name="ce1">
            <text:p>6.4804165</text:p>
          </table:table-cell>
          <table:table-cell office:value-type="float" office:value="7.15010675" table:style-name="ce1">
            <text:p>7.15010675</text:p>
          </table:table-cell>
          <table:table-cell office:value-type="float" office:value="8.5478125" table:style-name="ce1">
            <text:p>8.5478125</text:p>
          </table:table-cell>
          <table:table-cell office:value-type="float" office:value="1.99187525" table:style-name="ce1">
            <text:p>1.99187525</text:p>
          </table:table-cell>
          <table:table-cell office:value-type="float" office:value="9.97" table:style-name="ce1">
            <text:p>9.97</text:p>
          </table:table-cell>
          <table:table-cell office:value-type="float" office:value="8.50175" table:style-name="ce1">
            <text:p>8.50175</text:p>
          </table:table-cell>
          <table:table-cell office:value-type="float" office:value="9.54925" table:style-name="ce1">
            <text:p>9.54925</text:p>
          </table:table-cell>
          <table:table-cell office:value-type="float" office:value="3.63625" table:style-name="ce1">
            <text:p>3.63625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4.705375" table:style-name="ce1">
            <text:p>4.705375</text:p>
          </table:table-cell>
          <table:table-cell office:value-type="float" office:value="2.425" table:style-name="ce1">
            <text:p>2.425</text:p>
          </table:table-cell>
          <table:table-cell office:value-type="float" office:value="2.532578125" table:style-name="ce1">
            <text:p>2.532578125</text:p>
          </table:table-cell>
          <table:table-cell office:value-type="float" office:value="8.92575" table:style-name="ce1">
            <text:p>8.92575</text:p>
          </table:table-cell>
          <table:table-cell office:value-type="float" office:value="15.328" table:style-name="ce1">
            <text:p>15.328</text:p>
          </table:table-cell>
          <table:table-cell office:value-type="float" office:value="6.879" table:style-name="ce1">
            <text:p>6.879</text:p>
          </table:table-cell>
          <table:table-cell office:value-type="float" office:value="2.145625" table:style-name="ce1">
            <text:p>2.145625</text:p>
          </table:table-cell>
          <table:table-cell office:value-type="float" office:value="3.846875" table:style-name="ce1">
            <text:p>3.846875</text:p>
          </table:table-cell>
          <table:table-cell office:value-type="float" office:value="6.059625" table:style-name="ce1">
            <text:p>6.059625</text:p>
          </table:table-cell>
          <table:table-cell office:value-type="float" office:value="3.428625" table:style-name="ce1">
            <text:p>3.428625</text:p>
          </table:table-cell>
          <table:table-cell office:value-type="float" office:value="4.36025" table:style-name="ce1">
            <text:p>4.36025</text:p>
          </table:table-cell>
          <table:table-cell office:value-type="float" office:value="4.243375" table:style-name="ce1">
            <text:p>4.243375</text:p>
          </table:table-cell>
          <table:table-cell office:value-type="float" office:value="1.4415" table:style-name="ce1">
            <text:p>1.4415</text:p>
          </table:table-cell>
          <table:table-cell office:value-type="float" office:value="3.156875" table:style-name="ce1">
            <text:p>3.156875</text:p>
          </table:table-cell>
          <table:table-cell office:value-type="float" office:value="3.490125" table:style-name="ce1">
            <text:p>3.490125</text:p>
          </table:table-cell>
          <table:table-cell office:value-type="float" office:value="4.16525" table:style-name="ce1">
            <text:p>4.16525</text:p>
          </table:table-cell>
          <table:table-cell office:value-type="float" office:value="4.957" table:style-name="ce1">
            <text:p>4.957</text:p>
          </table:table-cell>
          <table:table-cell office:value-type="float" office:value="2.374375" table:style-name="ce1">
            <text:p>2.374375</text:p>
          </table:table-cell>
          <table:table-cell office:value-type="float" office:value="6.867875" table:style-name="ce1">
            <text:p>6.867875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3.8275" table:style-name="ce1">
            <text:p>3.8275</text:p>
          </table:table-cell>
          <table:table-cell office:value-type="float" office:value="6.66275" table:style-name="ce1">
            <text:p>6.66275</text:p>
          </table:table-cell>
          <table:table-cell office:value-type="float" office:value="8.368875" table:style-name="ce1">
            <text:p>8.368875</text:p>
          </table:table-cell>
          <table:table-cell office:value-type="float" office:value="5.46025" table:style-name="ce1">
            <text:p>5.46025</text:p>
          </table:table-cell>
          <table:table-cell office:value-type="float" office:value="4.83625" table:style-name="ce1">
            <text:p>4.83625</text:p>
          </table:table-cell>
          <table:table-cell office:value-type="float" office:value="6.174" table:style-name="ce1">
            <text:p>6.174</text:p>
          </table:table-cell>
          <table:table-cell office:value-type="float" office:value="6.520125" table:style-name="ce1">
            <text:p>6.520125</text:p>
          </table:table-cell>
          <table:table-cell office:value-type="float" office:value="5.783375" table:style-name="ce1">
            <text:p>5.783375</text:p>
          </table:table-cell>
          <table:table-cell office:value-type="float" office:value="4.957125" table:style-name="ce1">
            <text:p>4.957125</text:p>
          </table:table-cell>
          <table:table-cell office:value-type="float" office:value="6.457125" table:style-name="ce1">
            <text:p>6.457125</text:p>
          </table:table-cell>
          <table:table-cell office:value-type="float" office:value="8.56775" table:style-name="ce1">
            <text:p>8.56775</text:p>
          </table:table-cell>
          <table:table-cell office:value-type="float" office:value="4.88825" table:style-name="ce1">
            <text:p>4.88825</text:p>
          </table:table-cell>
          <table:table-cell office:value-type="float" office:value="6.36775" table:style-name="ce1">
            <text:p>6.36775</text:p>
          </table:table-cell>
          <table:table-cell office:value-type="float" office:value="5.968375" table:style-name="ce1">
            <text:p>5.968375</text:p>
          </table:table-cell>
          <table:table-cell office:value-type="float" office:value="6.30575" table:style-name="ce1">
            <text:p>6.30575</text:p>
          </table:table-cell>
          <table:table-cell office:value-type="float" office:value="5.660125" table:style-name="ce1">
            <text:p>5.660125</text:p>
          </table:table-cell>
          <table:table-cell office:value-type="float" office:value="3.922" table:style-name="ce1">
            <text:p>3.922</text:p>
          </table:table-cell>
          <table:table-cell office:value-type="float" office:value="4.793875" table:style-name="ce1">
            <text:p>4.793875</text:p>
          </table:table-cell>
          <table:table-cell office:value-type="float" office:value="4.28525" table:style-name="ce1">
            <text:p>4.28525</text:p>
          </table:table-cell>
          <table:table-cell office:value-type="float" office:value="0" table:style-name="ce1">
            <text:p>0</text:p>
          </table:table-cell>
          <table:table-cell office:value-type="float" office:value="3.90025" table:style-name="ce1">
            <text:p>3.90025</text:p>
          </table:table-cell>
          <table:table-cell office:value-type="float" office:value="8.3185" table:style-name="ce1">
            <text:p>8.3185</text:p>
          </table:table-cell>
          <table:table-cell office:value-type="float" office:value="1.093375" table:style-name="ce1">
            <text:p>1.093375</text:p>
          </table:table-cell>
          <table:table-cell office:value-type="float" office:value="12.3269125" table:style-name="ce1">
            <text:p>12.3269125</text:p>
          </table:table-cell>
          <table:table-cell office:value-type="float" office:value="6.95021" table:style-name="ce1">
            <text:p>6.95021</text:p>
          </table:table-cell>
          <table:table-cell office:value-type="float" office:value="13.3200125" table:style-name="ce1">
            <text:p>13.3200125</text:p>
          </table:table-cell>
          <table:table-cell office:value-type="float" office:value="4.6759125" table:style-name="ce1">
            <text:p>4.6759125</text:p>
          </table:table-cell>
          <table:table-cell office:value-type="float" office:value="6.926055" table:style-name="ce1">
            <text:p>6.926055</text:p>
          </table:table-cell>
          <table:table-cell office:value-type="float" office:value="10.39515675" table:style-name="ce1">
            <text:p>10.39515675</text:p>
          </table:table-cell>
          <table:table-cell office:value-type="float" office:value="7.2344625" table:style-name="ce1">
            <text:p>7.2344625</text:p>
          </table:table-cell>
          <table:table-cell office:value-type="float" office:value="5.199385" table:style-name="ce1">
            <text:p>5.199385</text:p>
          </table:table-cell>
          <table:table-cell office:value-type="float" office:value="6.1101275" table:style-name="ce1">
            <text:p>6.1101275</text:p>
          </table:table-cell>
          <table:table-cell office:value-type="float" office:value="8.1065615" table:style-name="ce1">
            <text:p>8.1065615</text:p>
          </table:table-cell>
          <table:table-cell office:value-type="float" office:value="6.124" table:style-name="ce1">
            <text:p>6.124</text:p>
          </table:table-cell>
          <table:table-cell office:value-type="float" office:value="8.13368775" table:style-name="ce1">
            <text:p>8.13368775</text:p>
          </table:table-cell>
          <table:table-cell office:value-type="float" office:value="7.91796875" table:style-name="ce1">
            <text:p>7.91796875</text:p>
          </table:table-cell>
          <table:table-cell office:value-type="float" office:value="1.9215625" table:style-name="ce1">
            <text:p>1.9215625</text:p>
          </table:table-cell>
          <table:table-cell office:value-type="float" office:value="9" table:style-name="ce1">
            <text:p>9</text:p>
          </table:table-cell>
          <table:table-cell office:value-type="float" office:value="8.25775" table:style-name="ce1">
            <text:p>8.25775</text:p>
          </table:table-cell>
          <table:table-cell office:value-type="float" office:value="8.6485" table:style-name="ce1">
            <text:p>8.6485</text:p>
          </table:table-cell>
          <table:table-cell office:value-type="float" office:value="3.703" table:style-name="ce1">
            <text:p>3.703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4.511625" table:style-name="ce1">
            <text:p>4.511625</text:p>
          </table:table-cell>
          <table:table-cell office:value-type="float" office:value="2.125" table:style-name="ce1">
            <text:p>2.125</text:p>
          </table:table-cell>
          <table:table-cell office:value-type="float" office:value="1.16875" table:style-name="ce1">
            <text:p>1.16875</text:p>
          </table:table-cell>
          <table:table-cell office:value-type="float" office:value="9.105875" table:style-name="ce1">
            <text:p>9.105875</text:p>
          </table:table-cell>
          <table:table-cell office:value-type="float" office:value="7.065875" table:style-name="ce1">
            <text:p>7.065875</text:p>
          </table:table-cell>
          <table:table-cell office:value-type="float" office:value="5.10225" table:style-name="ce1">
            <text:p>5.10225</text:p>
          </table:table-cell>
          <table:table-cell office:value-type="float" office:value="1.36" table:style-name="ce1">
            <text:p>1.36</text:p>
          </table:table-cell>
          <table:table-cell office:value-type="float" office:value="3.21" table:style-name="ce1">
            <text:p>3.21</text:p>
          </table:table-cell>
          <table:table-cell office:value-type="float" office:value="5.03025" table:style-name="ce1">
            <text:p>5.03025</text:p>
          </table:table-cell>
          <table:table-cell office:value-type="float" office:value="0.729125" table:style-name="ce1">
            <text:p>0.729125</text:p>
          </table:table-cell>
          <table:table-cell office:value-type="float" office:value="2.844" table:style-name="ce1">
            <text:p>2.844</text:p>
          </table:table-cell>
          <table:table-cell office:value-type="float" office:value="1.705875" table:style-name="ce1">
            <text:p>1.705875</text:p>
          </table:table-cell>
          <table:table-cell office:value-type="float" office:value="1.39525" table:style-name="ce1">
            <text:p>1.39525</text:p>
          </table:table-cell>
          <table:table-cell office:value-type="float" office:value="0.2425" table:style-name="ce1">
            <text:p>0.2425</text:p>
          </table:table-cell>
          <table:table-cell office:value-type="float" office:value="1.464" table:style-name="ce1">
            <text:p>1.464</text:p>
          </table:table-cell>
          <table:table-cell office:value-type="float" office:value="1.458875" table:style-name="ce1">
            <text:p>1.458875</text:p>
          </table:table-cell>
          <table:table-cell office:value-type="float" office:value="2.737875" table:style-name="ce1">
            <text:p>2.737875</text:p>
          </table:table-cell>
          <table:table-cell office:value-type="float" office:value="0.549375" table:style-name="ce1">
            <text:p>0.549375</text:p>
          </table:table-cell>
          <table:table-cell office:value-type="float" office:value="4.07725" table:style-name="ce1">
            <text:p>4.07725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1.98875" table:style-name="ce1">
            <text:p>1.98875</text:p>
          </table:table-cell>
          <table:table-cell office:value-type="float" office:value="3.09525" table:style-name="ce1">
            <text:p>3.09525</text:p>
          </table:table-cell>
          <table:table-cell office:value-type="float" office:value="5.542" table:style-name="ce1">
            <text:p>5.542</text:p>
          </table:table-cell>
          <table:table-cell office:value-type="float" office:value="2.847" table:style-name="ce1">
            <text:p>2.847</text:p>
          </table:table-cell>
          <table:table-cell office:value-type="float" office:value="2.453125" table:style-name="ce1">
            <text:p>2.453125</text:p>
          </table:table-cell>
          <table:table-cell office:value-type="float" office:value="2.10725" table:style-name="ce1">
            <text:p>2.10725</text:p>
          </table:table-cell>
          <table:table-cell office:value-type="float" office:value="2.75525" table:style-name="ce1">
            <text:p>2.75525</text:p>
          </table:table-cell>
          <table:table-cell office:value-type="float" office:value="2.659625" table:style-name="ce1">
            <text:p>2.659625</text:p>
          </table:table-cell>
          <table:table-cell office:value-type="float" office:value="2.877875" table:style-name="ce1">
            <text:p>2.877875</text:p>
          </table:table-cell>
          <table:table-cell office:value-type="float" office:value="2.759" table:style-name="ce1">
            <text:p>2.759</text:p>
          </table:table-cell>
          <table:table-cell office:value-type="float" office:value="4.579" table:style-name="ce1">
            <text:p>4.579</text:p>
          </table:table-cell>
          <table:table-cell office:value-type="float" office:value="1.579625" table:style-name="ce1">
            <text:p>1.579625</text:p>
          </table:table-cell>
          <table:table-cell office:value-type="float" office:value="3.377625" table:style-name="ce1">
            <text:p>3.377625</text:p>
          </table:table-cell>
          <table:table-cell office:value-type="float" office:value="1.51825" table:style-name="ce1">
            <text:p>1.51825</text:p>
          </table:table-cell>
          <table:table-cell office:value-type="float" office:value="3.0665" table:style-name="ce1">
            <text:p>3.0665</text:p>
          </table:table-cell>
          <table:table-cell office:value-type="float" office:value="1.836" table:style-name="ce1">
            <text:p>1.836</text:p>
          </table:table-cell>
          <table:table-cell office:value-type="float" office:value="1.255875" table:style-name="ce1">
            <text:p>1.255875</text:p>
          </table:table-cell>
          <table:table-cell office:value-type="float" office:value="1.333875" table:style-name="ce1">
            <text:p>1.333875</text:p>
          </table:table-cell>
          <table:table-cell office:value-type="float" office:value="1.695125" table:style-name="ce1">
            <text:p>1.695125</text:p>
          </table:table-cell>
          <table:table-cell office:value-type="float" office:value="0" table:style-name="ce1">
            <text:p>0</text:p>
          </table:table-cell>
          <table:table-cell office:value-type="float" office:value="1.379" table:style-name="ce1">
            <text:p>1.379</text:p>
          </table:table-cell>
          <table:table-cell office:value-type="float" office:value="2.896625" table:style-name="ce1">
            <text:p>2.896625</text:p>
          </table:table-cell>
          <table:table-cell office:value-type="float" office:value="0.329625" table:style-name="ce1">
            <text:p>0.329625</text:p>
          </table:table-cell>
          <table:table-cell office:value-type="float" office:value="3.091023" table:style-name="ce1">
            <text:p>3.091023</text:p>
          </table:table-cell>
          <table:table-cell office:value-type="float" office:value="3.8611225" table:style-name="ce1">
            <text:p>3.8611225</text:p>
          </table:table-cell>
          <table:table-cell office:value-type="float" office:value="5.19773625" table:style-name="ce1">
            <text:p>5.19773625</text:p>
          </table:table-cell>
          <table:table-cell office:value-type="float" office:value="1.760415" table:style-name="ce1">
            <text:p>1.760415</text:p>
          </table:table-cell>
          <table:table-cell office:value-type="float" office:value="2.3359875" table:style-name="ce1">
            <text:p>2.3359875</text:p>
          </table:table-cell>
          <table:table-cell office:value-type="float" office:value="3.3953855" table:style-name="ce1">
            <text:p>3.3953855</text:p>
          </table:table-cell>
          <table:table-cell office:value-type="float" office:value="2.56921" table:style-name="ce1">
            <text:p>2.56921</text:p>
          </table:table-cell>
          <table:table-cell office:value-type="float" office:value="2.2833875" table:style-name="ce1">
            <text:p>2.2833875</text:p>
          </table:table-cell>
          <table:table-cell office:value-type="float" office:value="1.55757" table:style-name="ce1">
            <text:p>1.55757</text:p>
          </table:table-cell>
          <table:table-cell office:value-type="float" office:value="3.36465025" table:style-name="ce1">
            <text:p>3.36465025</text:p>
          </table:table-cell>
          <table:table-cell office:value-type="float" office:value="1.728500075" table:style-name="ce1">
            <text:p>1.728500075</text:p>
          </table:table-cell>
          <table:table-cell office:value-type="float" office:value="4.025083" table:style-name="ce1">
            <text:p>4.025083</text:p>
          </table:table-cell>
          <table:table-cell office:value-type="float" office:value="2.375" table:style-name="ce1">
            <text:p>2.375</text:p>
          </table:table-cell>
          <table:table-cell office:value-type="float" office:value="0.57875" table:style-name="ce1">
            <text:p>0.57875</text:p>
          </table:table-cell>
          <table:table-cell office:value-type="float" office:value="2.6225" table:style-name="ce1">
            <text:p>2.6225</text:p>
          </table:table-cell>
          <table:table-cell office:value-type="float" office:value="3.868" table:style-name="ce1">
            <text:p>3.868</text:p>
          </table:table-cell>
          <table:table-cell office:value-type="float" office:value="2.00925" table:style-name="ce1">
            <text:p>2.00925</text:p>
          </table:table-cell>
          <table:table-cell office:value-type="float" office:value="0.817" table:style-name="ce1">
            <text:p>0.81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4165" table:style-name="ce1">
            <text:p>6.4165</text:p>
          </table:table-cell>
          <table:table-cell office:value-type="float" office:value="3.88125" table:style-name="ce1">
            <text:p>3.88125</text:p>
          </table:table-cell>
          <table:table-cell office:value-type="float" office:value="3.48015625" table:style-name="ce1">
            <text:p>3.48015625</text:p>
          </table:table-cell>
          <table:table-cell office:value-type="float" office:value="10.38775" table:style-name="ce1">
            <text:p>10.38775</text:p>
          </table:table-cell>
          <table:table-cell office:value-type="float" office:value="14.40025" table:style-name="ce1">
            <text:p>14.40025</text:p>
          </table:table-cell>
          <table:table-cell office:value-type="float" office:value="10.708875" table:style-name="ce1">
            <text:p>10.708875</text:p>
          </table:table-cell>
          <table:table-cell office:value-type="float" office:value="4.49" table:style-name="ce1">
            <text:p>4.49</text:p>
          </table:table-cell>
          <table:table-cell office:value-type="float" office:value="6.18375" table:style-name="ce1">
            <text:p>6.18375</text:p>
          </table:table-cell>
          <table:table-cell office:value-type="float" office:value="10.7035" table:style-name="ce1">
            <text:p>10.7035</text:p>
          </table:table-cell>
          <table:table-cell office:value-type="float" office:value="3.696875" table:style-name="ce1">
            <text:p>3.696875</text:p>
          </table:table-cell>
          <table:table-cell office:value-type="float" office:value="7.3095" table:style-name="ce1">
            <text:p>7.3095</text:p>
          </table:table-cell>
          <table:table-cell office:value-type="float" office:value="5.739125" table:style-name="ce1">
            <text:p>5.739125</text:p>
          </table:table-cell>
          <table:table-cell office:value-type="float" office:value="3.0085" table:style-name="ce1">
            <text:p>3.0085</text:p>
          </table:table-cell>
          <table:table-cell office:value-type="float" office:value="3.63875" table:style-name="ce1">
            <text:p>3.63875</text:p>
          </table:table-cell>
          <table:table-cell office:value-type="float" office:value="3.808375" table:style-name="ce1">
            <text:p>3.808375</text:p>
          </table:table-cell>
          <table:table-cell office:value-type="float" office:value="5.884" table:style-name="ce1">
            <text:p>5.884</text:p>
          </table:table-cell>
          <table:table-cell office:value-type="float" office:value="5.704" table:style-name="ce1">
            <text:p>5.704</text:p>
          </table:table-cell>
          <table:table-cell office:value-type="float" office:value="4.46625" table:style-name="ce1">
            <text:p>4.46625</text:p>
          </table:table-cell>
          <table:table-cell office:value-type="float" office:value="9.73025" table:style-name="ce1">
            <text:p>9.73025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510625" table:style-name="ce1">
            <text:p>6.510625</text:p>
          </table:table-cell>
          <table:table-cell office:value-type="float" office:value="10.987625" table:style-name="ce1">
            <text:p>10.987625</text:p>
          </table:table-cell>
          <table:table-cell office:value-type="float" office:value="10.83825" table:style-name="ce1">
            <text:p>10.83825</text:p>
          </table:table-cell>
          <table:table-cell office:value-type="float" office:value="7.862" table:style-name="ce1">
            <text:p>7.862</text:p>
          </table:table-cell>
          <table:table-cell office:value-type="float" office:value="6.330625" table:style-name="ce1">
            <text:p>6.330625</text:p>
          </table:table-cell>
          <table:table-cell office:value-type="float" office:value="8.13375" table:style-name="ce1">
            <text:p>8.13375</text:p>
          </table:table-cell>
          <table:table-cell office:value-type="float" office:value="9.712" table:style-name="ce1">
            <text:p>9.712</text:p>
          </table:table-cell>
          <table:table-cell office:value-type="float" office:value="9.764625" table:style-name="ce1">
            <text:p>9.764625</text:p>
          </table:table-cell>
          <table:table-cell office:value-type="float" office:value="7.6985" table:style-name="ce1">
            <text:p>7.6985</text:p>
          </table:table-cell>
          <table:table-cell office:value-type="float" office:value="8.683875" table:style-name="ce1">
            <text:p>8.683875</text:p>
          </table:table-cell>
          <table:table-cell office:value-type="float" office:value="11.26225" table:style-name="ce1">
            <text:p>11.26225</text:p>
          </table:table-cell>
          <table:table-cell office:value-type="float" office:value="6.845875" table:style-name="ce1">
            <text:p>6.845875</text:p>
          </table:table-cell>
          <table:table-cell office:value-type="float" office:value="8.482125" table:style-name="ce1">
            <text:p>8.482125</text:p>
          </table:table-cell>
          <table:table-cell office:value-type="float" office:value="7.41525" table:style-name="ce1">
            <text:p>7.41525</text:p>
          </table:table-cell>
          <table:table-cell office:value-type="float" office:value="8.742875" table:style-name="ce1">
            <text:p>8.742875</text:p>
          </table:table-cell>
          <table:table-cell office:value-type="float" office:value="6.357625" table:style-name="ce1">
            <text:p>6.357625</text:p>
          </table:table-cell>
          <table:table-cell office:value-type="float" office:value="4.463375" table:style-name="ce1">
            <text:p>4.463375</text:p>
          </table:table-cell>
          <table:table-cell office:value-type="float" office:value="5.929625" table:style-name="ce1">
            <text:p>5.929625</text:p>
          </table:table-cell>
          <table:table-cell office:value-type="float" office:value="6.336" table:style-name="ce1">
            <text:p>6.336</text:p>
          </table:table-cell>
          <table:table-cell office:value-type="float" office:value="0" table:style-name="ce1">
            <text:p>0</text:p>
          </table:table-cell>
          <table:table-cell office:value-type="float" office:value="6.89225" table:style-name="ce1">
            <text:p>6.89225</text:p>
          </table:table-cell>
          <table:table-cell office:value-type="float" office:value="15.72325" table:style-name="ce1">
            <text:p>15.72325</text:p>
          </table:table-cell>
          <table:table-cell office:value-type="float" office:value="3.7825" table:style-name="ce1">
            <text:p>3.7825</text:p>
          </table:table-cell>
          <table:table-cell office:value-type="float" office:value="12.9687925" table:style-name="ce1">
            <text:p>12.9687925</text:p>
          </table:table-cell>
          <table:table-cell office:value-type="float" office:value="10.7487025" table:style-name="ce1">
            <text:p>10.7487025</text:p>
          </table:table-cell>
          <table:table-cell office:value-type="float" office:value="15.903173" table:style-name="ce1">
            <text:p>15.903173</text:p>
          </table:table-cell>
          <table:table-cell office:value-type="float" office:value="7.9643875" table:style-name="ce1">
            <text:p>7.9643875</text:p>
          </table:table-cell>
          <table:table-cell office:value-type="float" office:value="7.0177925" table:style-name="ce1">
            <text:p>7.0177925</text:p>
          </table:table-cell>
          <table:table-cell office:value-type="float" office:value="12.57146" table:style-name="ce1">
            <text:p>12.57146</text:p>
          </table:table-cell>
          <table:table-cell office:value-type="float" office:value="7.8925075" table:style-name="ce1">
            <text:p>7.8925075</text:p>
          </table:table-cell>
          <table:table-cell office:value-type="float" office:value="6.1382575" table:style-name="ce1">
            <text:p>6.1382575</text:p>
          </table:table-cell>
          <table:table-cell office:value-type="float" office:value="7.303775" table:style-name="ce1">
            <text:p>7.303775</text:p>
          </table:table-cell>
          <table:table-cell office:value-type="float" office:value="12.36508" table:style-name="ce1">
            <text:p>12.36508</text:p>
          </table:table-cell>
          <table:table-cell office:value-type="float" office:value="8.1666665" table:style-name="ce1">
            <text:p>8.1666665</text:p>
          </table:table-cell>
          <table:table-cell office:value-type="float" office:value="9.19370525" table:style-name="ce1">
            <text:p>9.19370525</text:p>
          </table:table-cell>
          <table:table-cell office:value-type="float" office:value="7.94953125" table:style-name="ce1">
            <text:p>7.94953125</text:p>
          </table:table-cell>
          <table:table-cell office:value-type="float" office:value="3.7870315" table:style-name="ce1">
            <text:p>3.7870315</text:p>
          </table:table-cell>
          <table:table-cell office:value-type="float" office:value="11.2425" table:style-name="ce1">
            <text:p>11.2425</text:p>
          </table:table-cell>
          <table:table-cell office:value-type="float" office:value="8.10975" table:style-name="ce1">
            <text:p>8.10975</text:p>
          </table:table-cell>
          <table:table-cell office:value-type="float" office:value="8.686" table:style-name="ce1">
            <text:p>8.686</text:p>
          </table:table-cell>
          <table:table-cell office:value-type="float" office:value="5.37175" table:style-name="ce1">
            <text:p>5.3717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780875" table:style-name="ce1">
            <text:p>6.780875</text:p>
          </table:table-cell>
          <table:table-cell office:value-type="float" office:value="4.13125" table:style-name="ce1">
            <text:p>4.13125</text:p>
          </table:table-cell>
          <table:table-cell office:value-type="float" office:value="2.8255859375" table:style-name="ce1">
            <text:p>2.8255859375</text:p>
          </table:table-cell>
          <table:table-cell office:value-type="float" office:value="10.031" table:style-name="ce1">
            <text:p>10.031</text:p>
          </table:table-cell>
          <table:table-cell office:value-type="float" office:value="12.864" table:style-name="ce1">
            <text:p>12.864</text:p>
          </table:table-cell>
          <table:table-cell office:value-type="float" office:value="10.314625" table:style-name="ce1">
            <text:p>10.314625</text:p>
          </table:table-cell>
          <table:table-cell office:value-type="float" office:value="4.364375" table:style-name="ce1">
            <text:p>4.364375</text:p>
          </table:table-cell>
          <table:table-cell office:value-type="float" office:value="5.69375" table:style-name="ce1">
            <text:p>5.69375</text:p>
          </table:table-cell>
          <table:table-cell office:value-type="float" office:value="9.45975" table:style-name="ce1">
            <text:p>9.45975</text:p>
          </table:table-cell>
          <table:table-cell office:value-type="float" office:value="1.759625" table:style-name="ce1">
            <text:p>1.759625</text:p>
          </table:table-cell>
          <table:table-cell office:value-type="float" office:value="7.985375" table:style-name="ce1">
            <text:p>7.985375</text:p>
          </table:table-cell>
          <table:table-cell office:value-type="float" office:value="4.7835" table:style-name="ce1">
            <text:p>4.7835</text:p>
          </table:table-cell>
          <table:table-cell office:value-type="float" office:value="2.188375" table:style-name="ce1">
            <text:p>2.188375</text:p>
          </table:table-cell>
          <table:table-cell office:value-type="float" office:value="2.053125" table:style-name="ce1">
            <text:p>2.053125</text:p>
          </table:table-cell>
          <table:table-cell office:value-type="float" office:value="2.857625" table:style-name="ce1">
            <text:p>2.857625</text:p>
          </table:table-cell>
          <table:table-cell office:value-type="float" office:value="5.0735" table:style-name="ce1">
            <text:p>5.0735</text:p>
          </table:table-cell>
          <table:table-cell office:value-type="float" office:value="5.20825" table:style-name="ce1">
            <text:p>5.20825</text:p>
          </table:table-cell>
          <table:table-cell office:value-type="float" office:value="3.654375" table:style-name="ce1">
            <text:p>3.654375</text:p>
          </table:table-cell>
          <table:table-cell office:value-type="float" office:value="9.123125" table:style-name="ce1">
            <text:p>9.123125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3" table:style-name="ce1">
            <text:p>6.3</text:p>
          </table:table-cell>
          <table:table-cell office:value-type="float" office:value="9.931" table:style-name="ce1">
            <text:p>9.931</text:p>
          </table:table-cell>
          <table:table-cell office:value-type="float" office:value="10.795125" table:style-name="ce1">
            <text:p>10.795125</text:p>
          </table:table-cell>
          <table:table-cell office:value-type="float" office:value="7.312375" table:style-name="ce1">
            <text:p>7.312375</text:p>
          </table:table-cell>
          <table:table-cell office:value-type="float" office:value="6.87125" table:style-name="ce1">
            <text:p>6.87125</text:p>
          </table:table-cell>
          <table:table-cell office:value-type="float" office:value="6.75525" table:style-name="ce1">
            <text:p>6.75525</text:p>
          </table:table-cell>
          <table:table-cell office:value-type="float" office:value="9.800375" table:style-name="ce1">
            <text:p>9.800375</text:p>
          </table:table-cell>
          <table:table-cell office:value-type="float" office:value="8.0435" table:style-name="ce1">
            <text:p>8.0435</text:p>
          </table:table-cell>
          <table:table-cell office:value-type="float" office:value="6.842125" table:style-name="ce1">
            <text:p>6.842125</text:p>
          </table:table-cell>
          <table:table-cell office:value-type="float" office:value="7.413875" table:style-name="ce1">
            <text:p>7.413875</text:p>
          </table:table-cell>
          <table:table-cell office:value-type="float" office:value="10.35025" table:style-name="ce1">
            <text:p>10.35025</text:p>
          </table:table-cell>
          <table:table-cell office:value-type="float" office:value="5.22775" table:style-name="ce1">
            <text:p>5.22775</text:p>
          </table:table-cell>
          <table:table-cell office:value-type="float" office:value="7.43525" table:style-name="ce1">
            <text:p>7.43525</text:p>
          </table:table-cell>
          <table:table-cell office:value-type="float" office:value="4.6915" table:style-name="ce1">
            <text:p>4.6915</text:p>
          </table:table-cell>
          <table:table-cell office:value-type="float" office:value="7.840875" table:style-name="ce1">
            <text:p>7.840875</text:p>
          </table:table-cell>
          <table:table-cell office:value-type="float" office:value="5.231" table:style-name="ce1">
            <text:p>5.231</text:p>
          </table:table-cell>
          <table:table-cell office:value-type="float" office:value="3.61725" table:style-name="ce1">
            <text:p>3.61725</text:p>
          </table:table-cell>
          <table:table-cell office:value-type="float" office:value="4.266625" table:style-name="ce1">
            <text:p>4.266625</text:p>
          </table:table-cell>
          <table:table-cell office:value-type="float" office:value="5.991375" table:style-name="ce1">
            <text:p>5.991375</text:p>
          </table:table-cell>
          <table:table-cell office:value-type="float" office:value="0" table:style-name="ce1">
            <text:p>0</text:p>
          </table:table-cell>
          <table:table-cell office:value-type="float" office:value="5.656375" table:style-name="ce1">
            <text:p>5.656375</text:p>
          </table:table-cell>
          <table:table-cell office:value-type="float" office:value="9.5625" table:style-name="ce1">
            <text:p>9.5625</text:p>
          </table:table-cell>
          <table:table-cell office:value-type="float" office:value="2.175125" table:style-name="ce1">
            <text:p>2.175125</text:p>
          </table:table-cell>
          <table:table-cell office:value-type="float" office:value="12.27142" table:style-name="ce1">
            <text:p>12.27142</text:p>
          </table:table-cell>
          <table:table-cell office:value-type="float" office:value="8.98531" table:style-name="ce1">
            <text:p>8.98531</text:p>
          </table:table-cell>
          <table:table-cell office:value-type="float" office:value="11.653455" table:style-name="ce1">
            <text:p>11.653455</text:p>
          </table:table-cell>
          <table:table-cell office:value-type="float" office:value="4.0050075" table:style-name="ce1">
            <text:p>4.0050075</text:p>
          </table:table-cell>
          <table:table-cell office:value-type="float" office:value="6.896955" table:style-name="ce1">
            <text:p>6.896955</text:p>
          </table:table-cell>
          <table:table-cell office:value-type="float" office:value="9.817399" table:style-name="ce1">
            <text:p>9.817399</text:p>
          </table:table-cell>
          <table:table-cell office:value-type="float" office:value="5.7407175" table:style-name="ce1">
            <text:p>5.7407175</text:p>
          </table:table-cell>
          <table:table-cell office:value-type="float" office:value="4.279575" table:style-name="ce1">
            <text:p>4.279575</text:p>
          </table:table-cell>
          <table:table-cell office:value-type="float" office:value="4.995685" table:style-name="ce1">
            <text:p>4.995685</text:p>
          </table:table-cell>
          <table:table-cell office:value-type="float" office:value="7.2199135" table:style-name="ce1">
            <text:p>7.2199135</text:p>
          </table:table-cell>
          <table:table-cell office:value-type="float" office:value="4.87608325" table:style-name="ce1">
            <text:p>4.87608325</text:p>
          </table:table-cell>
          <table:table-cell office:value-type="float" office:value="8.61117325" table:style-name="ce1">
            <text:p>8.61117325</text:p>
          </table:table-cell>
          <table:table-cell office:value-type="float" office:value="7.69164075" table:style-name="ce1">
            <text:p>7.69164075</text:p>
          </table:table-cell>
          <table:table-cell office:value-type="float" office:value="4.1796095" table:style-name="ce1">
            <text:p>4.1796095</text:p>
          </table:table-cell>
          <table:table-cell office:value-type="float" office:value="7.2875" table:style-name="ce1">
            <text:p>7.2875</text:p>
          </table:table-cell>
          <table:table-cell office:value-type="float" office:value="9.3025" table:style-name="ce1">
            <text:p>9.3025</text:p>
          </table:table-cell>
          <table:table-cell office:value-type="float" office:value="9.53975" table:style-name="ce1">
            <text:p>9.53975</text:p>
          </table:table-cell>
          <table:table-cell office:value-type="float" office:value="4.26275" table:style-name="ce1">
            <text:p>4.26275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6.736" table:style-name="ce1">
            <text:p>6.736</text:p>
          </table:table-cell>
          <table:table-cell office:value-type="float" office:value="3.6375" table:style-name="ce1">
            <text:p>3.6375</text:p>
          </table:table-cell>
          <table:table-cell office:value-type="float" office:value="3.772265625" table:style-name="ce1">
            <text:p>3.772265625</text:p>
          </table:table-cell>
          <table:table-cell office:value-type="float" office:value="9.531" table:style-name="ce1">
            <text:p>9.531</text:p>
          </table:table-cell>
          <table:table-cell office:value-type="float" office:value="16.881375" table:style-name="ce1">
            <text:p>16.881375</text:p>
          </table:table-cell>
          <table:table-cell office:value-type="float" office:value="9.233375" table:style-name="ce1">
            <text:p>9.233375</text:p>
          </table:table-cell>
          <table:table-cell office:value-type="float" office:value="4.5825" table:style-name="ce1">
            <text:p>4.5825</text:p>
          </table:table-cell>
          <table:table-cell office:value-type="float" office:value="5.379375" table:style-name="ce1">
            <text:p>5.379375</text:p>
          </table:table-cell>
          <table:table-cell office:value-type="float" office:value="8.871375" table:style-name="ce1">
            <text:p>8.871375</text:p>
          </table:table-cell>
          <table:table-cell office:value-type="float" office:value="3.53725" table:style-name="ce1">
            <text:p>3.53725</text:p>
          </table:table-cell>
          <table:table-cell office:value-type="float" office:value="7.33525" table:style-name="ce1">
            <text:p>7.33525</text:p>
          </table:table-cell>
          <table:table-cell office:value-type="float" office:value="6.065375" table:style-name="ce1">
            <text:p>6.065375</text:p>
          </table:table-cell>
          <table:table-cell office:value-type="float" office:value="2.286625" table:style-name="ce1">
            <text:p>2.286625</text:p>
          </table:table-cell>
          <table:table-cell office:value-type="float" office:value="4.37875" table:style-name="ce1">
            <text:p>4.37875</text:p>
          </table:table-cell>
          <table:table-cell office:value-type="float" office:value="3.71825" table:style-name="ce1">
            <text:p>3.71825</text:p>
          </table:table-cell>
          <table:table-cell office:value-type="float" office:value="5.8315" table:style-name="ce1">
            <text:p>5.8315</text:p>
          </table:table-cell>
          <table:table-cell office:value-type="float" office:value="5.982625" table:style-name="ce1">
            <text:p>5.982625</text:p>
          </table:table-cell>
          <table:table-cell office:value-type="float" office:value="5.85" table:style-name="ce1">
            <text:p>5.85</text:p>
          </table:table-cell>
          <table:table-cell office:value-type="float" office:value="9.220375" table:style-name="ce1">
            <text:p>9.220375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7.030625" table:style-name="ce1">
            <text:p>7.030625</text:p>
          </table:table-cell>
          <table:table-cell office:value-type="float" office:value="11.722" table:style-name="ce1">
            <text:p>11.722</text:p>
          </table:table-cell>
          <table:table-cell office:value-type="float" office:value="11.950875" table:style-name="ce1">
            <text:p>11.950875</text:p>
          </table:table-cell>
          <table:table-cell office:value-type="float" office:value="9.612125" table:style-name="ce1">
            <text:p>9.612125</text:p>
          </table:table-cell>
          <table:table-cell office:value-type="float" office:value="7.800625" table:style-name="ce1">
            <text:p>7.800625</text:p>
          </table:table-cell>
          <table:table-cell office:value-type="float" office:value="9.458375" table:style-name="ce1">
            <text:p>9.458375</text:p>
          </table:table-cell>
          <table:table-cell office:value-type="float" office:value="11.39575" table:style-name="ce1">
            <text:p>11.39575</text:p>
          </table:table-cell>
          <table:table-cell office:value-type="float" office:value="12.147125" table:style-name="ce1">
            <text:p>12.147125</text:p>
          </table:table-cell>
          <table:table-cell office:value-type="float" office:value="6.848875" table:style-name="ce1">
            <text:p>6.848875</text:p>
          </table:table-cell>
          <table:table-cell office:value-type="float" office:value="8.857875" table:style-name="ce1">
            <text:p>8.857875</text:p>
          </table:table-cell>
          <table:table-cell office:value-type="float" office:value="11.509875" table:style-name="ce1">
            <text:p>11.509875</text:p>
          </table:table-cell>
          <table:table-cell office:value-type="float" office:value="7.117125" table:style-name="ce1">
            <text:p>7.117125</text:p>
          </table:table-cell>
          <table:table-cell office:value-type="float" office:value="8.36" table:style-name="ce1">
            <text:p>8.36</text:p>
          </table:table-cell>
          <table:table-cell office:value-type="float" office:value="8.14225" table:style-name="ce1">
            <text:p>8.14225</text:p>
          </table:table-cell>
          <table:table-cell office:value-type="float" office:value="7.996375" table:style-name="ce1">
            <text:p>7.996375</text:p>
          </table:table-cell>
          <table:table-cell office:value-type="float" office:value="7.649125" table:style-name="ce1">
            <text:p>7.649125</text:p>
          </table:table-cell>
          <table:table-cell office:value-type="float" office:value="6.407125" table:style-name="ce1">
            <text:p>6.407125</text:p>
          </table:table-cell>
          <table:table-cell office:value-type="float" office:value="7.84125" table:style-name="ce1">
            <text:p>7.84125</text:p>
          </table:table-cell>
          <table:table-cell office:value-type="float" office:value="7.419" table:style-name="ce1">
            <text:p>7.419</text:p>
          </table:table-cell>
          <table:table-cell office:value-type="float" office:value="0" table:style-name="ce1">
            <text:p>0</text:p>
          </table:table-cell>
          <table:table-cell office:value-type="float" office:value="8.10575" table:style-name="ce1">
            <text:p>8.10575</text:p>
          </table:table-cell>
          <table:table-cell office:value-type="float" office:value="16.926375" table:style-name="ce1">
            <text:p>16.926375</text:p>
          </table:table-cell>
          <table:table-cell office:value-type="float" office:value="4.6945" table:style-name="ce1">
            <text:p>4.6945</text:p>
          </table:table-cell>
          <table:table-cell office:value-type="float" office:value="13.540335" table:style-name="ce1">
            <text:p>13.540335</text:p>
          </table:table-cell>
          <table:table-cell office:value-type="float" office:value="12.61343" table:style-name="ce1">
            <text:p>12.61343</text:p>
          </table:table-cell>
          <table:table-cell office:value-type="float" office:value="15.214365" table:style-name="ce1">
            <text:p>15.214365</text:p>
          </table:table-cell>
          <table:table-cell office:value-type="float" office:value="6.9511025" table:style-name="ce1">
            <text:p>6.9511025</text:p>
          </table:table-cell>
          <table:table-cell office:value-type="float" office:value="6.032275" table:style-name="ce1">
            <text:p>6.032275</text:p>
          </table:table-cell>
          <table:table-cell office:value-type="float" office:value="10.93933" table:style-name="ce1">
            <text:p>10.93933</text:p>
          </table:table-cell>
          <table:table-cell office:value-type="float" office:value="8.6134625" table:style-name="ce1">
            <text:p>8.6134625</text:p>
          </table:table-cell>
          <table:table-cell office:value-type="float" office:value="7.14121" table:style-name="ce1">
            <text:p>7.14121</text:p>
          </table:table-cell>
          <table:table-cell office:value-type="float" office:value="6.4886825" table:style-name="ce1">
            <text:p>6.4886825</text:p>
          </table:table-cell>
          <table:table-cell office:value-type="float" office:value="9.67235475" table:style-name="ce1">
            <text:p>9.67235475</text:p>
          </table:table-cell>
          <table:table-cell office:value-type="float" office:value="6.478" table:style-name="ce1">
            <text:p>6.478</text:p>
          </table:table-cell>
          <table:table-cell office:value-type="float" office:value="10.20436375" table:style-name="ce1">
            <text:p>10.20436375</text:p>
          </table:table-cell>
          <table:table-cell office:value-type="float" office:value="5.7696875" table:style-name="ce1">
            <text:p>5.7696875</text:p>
          </table:table-cell>
          <table:table-cell office:value-type="float" office:value="4.433125" table:style-name="ce1">
            <text:p>4.433125</text:p>
          </table:table-cell>
          <table:table-cell office:value-type="float" office:value="8.0675" table:style-name="ce1">
            <text:p>8.0675</text:p>
          </table:table-cell>
          <table:table-cell office:value-type="float" office:value="6.966" table:style-name="ce1">
            <text:p>6.966</text:p>
          </table:table-cell>
          <table:table-cell office:value-type="float" office:value="7.08475" table:style-name="ce1">
            <text:p>7.08475</text:p>
          </table:table-cell>
          <table:table-cell office:value-type="float" office:value="3.31925" table:style-name="ce1">
            <text:p>3.31925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Calculated r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208867009183236" table:style-name="ce1">
            <text:p>0.208867009183236</text:p>
          </table:table-cell>
          <table:table-cell office:value-type="float" office:value="0.0516433300005318" table:style-name="ce1">
            <text:p>0.0516433300005318</text:p>
          </table:table-cell>
          <table:table-cell office:value-type="float" office:value="0.30598066434666" table:style-name="ce1">
            <text:p>0.30598066434666</text:p>
          </table:table-cell>
          <table:table-cell office:value-type="float" office:value="0.159636344823496" table:style-name="ce1">
            <text:p>0.159636344823496</text:p>
          </table:table-cell>
          <table:table-cell office:value-type="float" office:value="0.900493556691689" table:style-name="ce1">
            <text:p>0.900493556691689</text:p>
          </table:table-cell>
          <table:table-cell office:value-type="float" office:value="0.0974970267910622" table:style-name="ce1">
            <text:p>0.0974970267910622</text:p>
          </table:table-cell>
          <table:table-cell office:value-type="float" office:value="0.598403646265041" table:style-name="ce1">
            <text:p>0.598403646265041</text:p>
          </table:table-cell>
          <table:table-cell office:value-type="float" office:value="0.169666752406786" table:style-name="ce1">
            <text:p>0.169666752406786</text:p>
          </table:table-cell>
          <table:table-cell office:value-type="float" office:value="0.0325287438323528" table:style-name="ce1">
            <text:p>0.0325287438323528</text:p>
          </table:table-cell>
          <table:table-cell office:value-type="float" office:value="0.0585616505322346" table:style-name="ce1">
            <text:p>0.0585616505322346</text:p>
          </table:table-cell>
          <table:table-cell office:value-type="float" office:value="0.177855250488978" table:style-name="ce1">
            <text:p>0.177855250488978</text:p>
          </table:table-cell>
          <table:table-cell office:value-type="float" office:value="0.366150500987821" table:style-name="ce1">
            <text:p>0.366150500987821</text:p>
          </table:table-cell>
          <table:table-cell office:value-type="float" office:value="0.322273016992574" table:style-name="ce1">
            <text:p>0.322273016992574</text:p>
          </table:table-cell>
          <table:table-cell office:value-type="float" office:value="0.185105622767973" table:style-name="ce1">
            <text:p>0.185105622767973</text:p>
          </table:table-cell>
          <table:table-cell office:value-type="float" office:value="0.135961232477634" table:style-name="ce1">
            <text:p>0.135961232477634</text:p>
          </table:table-cell>
          <table:table-cell office:value-type="float" office:value="0.227120256954013" table:style-name="ce1">
            <text:p>0.227120256954013</text:p>
          </table:table-cell>
          <table:table-cell office:value-type="float" office:value="0.322340025978517" table:style-name="ce1">
            <text:p>0.322340025978517</text:p>
          </table:table-cell>
          <table:table-cell office:value-type="float" office:value="0.34847353049615" table:style-name="ce1">
            <text:p>0.34847353049615</text:p>
          </table:table-cell>
          <table:table-cell office:value-type="float" office:value="0.192784852557" table:style-name="ce1">
            <text:p>0.192784852557</text:p>
          </table:table-cell>
          <table:table-cell office:value-type="float" office:value="0.523286573023332" table:style-name="ce1">
            <text:p>0.523286573023332</text:p>
          </table:table-cell>
          <table:table-cell office:value-type="float" office:value="0.208867009183236" table:style-name="ce1">
            <text:p>0.208867009183236</text:p>
          </table:table-cell>
          <table:table-cell office:value-type="float" office:value="0.239959178660625" table:style-name="ce1">
            <text:p>0.239959178660625</text:p>
          </table:table-cell>
          <table:table-cell office:value-type="float" office:value="0.45630439067506" table:style-name="ce1">
            <text:p>0.45630439067506</text:p>
          </table:table-cell>
          <table:table-cell office:value-type="float" office:value="0.630661772097832" table:style-name="ce1">
            <text:p>0.630661772097832</text:p>
          </table:table-cell>
          <table:table-cell office:value-type="float" office:value="0.40762906328632" table:style-name="ce1">
            <text:p>0.40762906328632</text:p>
          </table:table-cell>
          <table:table-cell office:value-type="float" office:value="0.308375353308069" table:style-name="ce1">
            <text:p>0.308375353308069</text:p>
          </table:table-cell>
          <table:table-cell office:value-type="float" office:value="0.373146239120233" table:style-name="ce1">
            <text:p>0.373146239120233</text:p>
          </table:table-cell>
          <table:table-cell office:value-type="float" office:value="0.394428293055618" table:style-name="ce1">
            <text:p>0.394428293055618</text:p>
          </table:table-cell>
          <table:table-cell office:value-type="float" office:value="0.38465838290518" table:style-name="ce1">
            <text:p>0.38465838290518</text:p>
          </table:table-cell>
          <table:table-cell office:value-type="float" office:value="0.341370577986229" table:style-name="ce1">
            <text:p>0.341370577986229</text:p>
          </table:table-cell>
          <table:table-cell office:value-type="float" office:value="0.473632914439829" table:style-name="ce1">
            <text:p>0.473632914439829</text:p>
          </table:table-cell>
          <table:table-cell office:value-type="float" office:value="0.600159281696738" table:style-name="ce1">
            <text:p>0.600159281696738</text:p>
          </table:table-cell>
          <table:table-cell office:value-type="float" office:value="0.247008523981791" table:style-name="ce1">
            <text:p>0.247008523981791</text:p>
          </table:table-cell>
          <table:table-cell office:value-type="float" office:value="0.399856020916973" table:style-name="ce1">
            <text:p>0.399856020916973</text:p>
          </table:table-cell>
          <table:table-cell office:value-type="float" office:value="0.222376020749274" table:style-name="ce1">
            <text:p>0.222376020749274</text:p>
          </table:table-cell>
          <table:table-cell office:value-type="float" office:value="0.38465838290518" table:style-name="ce1">
            <text:p>0.38465838290518</text:p>
          </table:table-cell>
          <table:table-cell office:value-type="float" office:value="0.208237124715375" table:style-name="ce1">
            <text:p>0.208237124715375</text:p>
          </table:table-cell>
          <table:table-cell office:value-type="float" office:value="0.234772683148664" table:style-name="ce1">
            <text:p>0.234772683148664</text:p>
          </table:table-cell>
          <table:table-cell office:value-type="float" office:value="0.0739377150891185" table:style-name="ce1">
            <text:p>0.0739377150891185</text:p>
          </table:table-cell>
          <table:table-cell office:value-type="float" office:value="0.224426495719119" table:style-name="ce1">
            <text:p>0.224426495719119</text:p>
          </table:table-cell>
          <table:table-cell office:value-type="float" office:value="0" table:style-name="ce1">
            <text:p>0</text:p>
          </table:table-cell>
          <table:table-cell office:value-type="float" office:value="0.225109987375734" table:style-name="ce1">
            <text:p>0.225109987375734</text:p>
          </table:table-cell>
          <table:table-cell office:value-type="float" office:value="0.48028020584534" table:style-name="ce1">
            <text:p>0.48028020584534</text:p>
          </table:table-cell>
          <table:table-cell office:value-type="float" office:value="0.033142644447234" table:style-name="ce1">
            <text:p>0.033142644447234</text:p>
          </table:table-cell>
          <table:table-cell office:value-type="float" office:value="0.607244848849393" table:style-name="ce1">
            <text:p>0.607244848849393</text:p>
          </table:table-cell>
          <table:table-cell office:value-type="float" office:value="0.366796271142798" table:style-name="ce1">
            <text:p>0.366796271142798</text:p>
          </table:table-cell>
          <table:table-cell office:value-type="float" office:value="0.874814427439172" table:style-name="ce1">
            <text:p>0.874814427439172</text:p>
          </table:table-cell>
          <table:table-cell office:value-type="float" office:value="0.112497062443875" table:style-name="ce1">
            <text:p>0.112497062443875</text:p>
          </table:table-cell>
          <table:table-cell office:value-type="float" office:value="0.357435874018737" table:style-name="ce1">
            <text:p>0.357435874018737</text:p>
          </table:table-cell>
          <table:table-cell office:value-type="float" office:value="0.444593398486986" table:style-name="ce1">
            <text:p>0.444593398486986</text:p>
          </table:table-cell>
          <table:table-cell office:value-type="float" office:value="0.30676275545373" table:style-name="ce1">
            <text:p>0.30676275545373</text:p>
          </table:table-cell>
          <table:table-cell office:value-type="float" office:value="0.148390314573733" table:style-name="ce1">
            <text:p>0.148390314573733</text:p>
          </table:table-cell>
          <table:table-cell office:value-type="float" office:value="0.242754144589397" table:style-name="ce1">
            <text:p>0.242754144589397</text:p>
          </table:table-cell>
          <table:table-cell office:value-type="float" office:value="0.292779251385825" table:style-name="ce1">
            <text:p>0.292779251385825</text:p>
          </table:table-cell>
          <table:table-cell office:value-type="float" office:value="0.195191978962427" table:style-name="ce1">
            <text:p>0.195191978962427</text:p>
          </table:table-cell>
          <table:table-cell office:value-type="float" office:value="0.344079268041689" table:style-name="ce1">
            <text:p>0.344079268041689</text:p>
          </table:table-cell>
          <table:table-cell office:value-type="float" office:value="0.324790711522061" table:style-name="ce1">
            <text:p>0.324790711522061</text:p>
          </table:table-cell>
          <table:table-cell office:value-type="float" office:value="0.051776695164135" table:style-name="ce1">
            <text:p>0.051776695164135</text:p>
          </table:table-cell>
          <table:table-cell office:value-type="float" office:value="0.199747656470775" table:style-name="ce1">
            <text:p>0.199747656470775</text:p>
          </table:table-cell>
          <table:table-cell office:value-type="float" office:value="0.274273390288525" table:style-name="ce1">
            <text:p>0.274273390288525</text:p>
          </table:table-cell>
          <table:table-cell office:value-type="float" office:value="0.417863920532209" table:style-name="ce1">
            <text:p>0.417863920532209</text:p>
          </table:table-cell>
          <table:table-cell office:value-type="float" office:value="0.0640711050141636" table:style-name="ce1">
            <text:p>0.0640711050141636</text:p>
          </table:table-cell>
          <table:table-cell office:value-type="float" office:value="0.299411143923959" table:style-name="ce1">
            <text:p>0.299411143923959</text:p>
          </table:table-cell>
          <table:table-cell office:value-type="float" office:value="0.299411143923959" table:style-name="ce1">
            <text:p>0.299411143923959</text:p>
          </table:table-cell>
          <table:table-cell office:value-type="float" office:value="0.299411143923959" table:style-name="ce1">
            <text:p>0.299411143923959</text:p>
          </table:table-cell>
          <table:table-cell office:value-type="float" office:value="0.299411143923959" table:style-name="ce1">
            <text:p>0.299411143923959</text:p>
          </table:table-cell>
          <table:table-cell office:value-type="float" office:value="0.299411143923959" table:style-name="ce1">
            <text:p>0.299411143923959</text:p>
          </table:table-cell>
          <table:table-cell office:value-type="float" office:value="0.299411143923959" table:style-name="ce1">
            <text:p>0.299411143923959</text:p>
          </table:table-cell>
          <table:table-cell office:value-type="float" office:value="0.299411143923959" table:style-name="ce1">
            <text:p>0.299411143923959</text:p>
          </table:table-cell>
          <table:table-cell office:value-type="float" office:value="0.299411143923959" table:style-name="ce1">
            <text:p>0.299411143923959</text:p>
          </table:table-cell>
          <table:table-cell office:value-type="float" office:value="0.299411143923959" table:style-name="ce1">
            <text:p>0.299411143923959</text:p>
          </table:table-cell>
          <table:table-cell office:value-type="float" office:value="0.299411143923959" table:style-name="ce1">
            <text:p>0.299411143923959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421660744942711" table:style-name="ce1">
            <text:p>0.421660744942711</text:p>
          </table:table-cell>
          <table:table-cell office:value-type="float" office:value="0.0629153357665476" table:style-name="ce1">
            <text:p>0.0629153357665476</text:p>
          </table:table-cell>
          <table:table-cell office:value-type="float" office:value="0.489493883430247" table:style-name="ce1">
            <text:p>0.489493883430247</text:p>
          </table:table-cell>
          <table:table-cell office:value-type="float" office:value="0.301913174226225" table:style-name="ce1">
            <text:p>0.301913174226225</text:p>
          </table:table-cell>
          <table:table-cell office:value-type="float" office:value="0.998916355244251" table:style-name="ce1">
            <text:p>0.998916355244251</text:p>
          </table:table-cell>
          <table:table-cell office:value-type="float" office:value="0.138026937169571" table:style-name="ce1">
            <text:p>0.138026937169571</text:p>
          </table:table-cell>
          <table:table-cell office:value-type="float" office:value="1.01903245282423" table:style-name="ce1">
            <text:p>1.01903245282423</text:p>
          </table:table-cell>
          <table:table-cell office:value-type="float" office:value="0.447016945223409" table:style-name="ce1">
            <text:p>0.447016945223409</text:p>
          </table:table-cell>
          <table:table-cell office:value-type="float" office:value="0.0620716079223339" table:style-name="ce1">
            <text:p>0.0620716079223339</text:p>
          </table:table-cell>
          <table:table-cell office:value-type="float" office:value="0.0971910050913254" table:style-name="ce1">
            <text:p>0.0971910050913254</text:p>
          </table:table-cell>
          <table:table-cell office:value-type="float" office:value="0.221906957847675" table:style-name="ce1">
            <text:p>0.221906957847675</text:p>
          </table:table-cell>
          <table:table-cell office:value-type="float" office:value="0.88654228581843" table:style-name="ce1">
            <text:p>0.88654228581843</text:p>
          </table:table-cell>
          <table:table-cell office:value-type="float" office:value="0.592748087851481" table:style-name="ce1">
            <text:p>0.592748087851481</text:p>
          </table:table-cell>
          <table:table-cell office:value-type="float" office:value="0.29387460875008" table:style-name="ce1">
            <text:p>0.29387460875008</text:p>
          </table:table-cell>
          <table:table-cell office:value-type="float" office:value="0.24820128393157" table:style-name="ce1">
            <text:p>0.24820128393157</text:p>
          </table:table-cell>
          <table:table-cell office:value-type="float" office:value="0.281357330175993" table:style-name="ce1">
            <text:p>0.281357330175993</text:p>
          </table:table-cell>
          <table:table-cell office:value-type="float" office:value="0.571358819538588" table:style-name="ce1">
            <text:p>0.571358819538588</text:p>
          </table:table-cell>
          <table:table-cell office:value-type="float" office:value="0.521731964549462" table:style-name="ce1">
            <text:p>0.521731964549462</text:p>
          </table:table-cell>
          <table:table-cell office:value-type="float" office:value="0.475763800192805" table:style-name="ce1">
            <text:p>0.475763800192805</text:p>
          </table:table-cell>
          <table:table-cell office:value-type="float" office:value="0.992711323145962" table:style-name="ce1">
            <text:p>0.992711323145962</text:p>
          </table:table-cell>
          <table:table-cell office:value-type="float" office:value="0.421660744942711" table:style-name="ce1">
            <text:p>0.421660744942711</text:p>
          </table:table-cell>
          <table:table-cell office:value-type="float" office:value="0.654811810631562" table:style-name="ce1">
            <text:p>0.654811810631562</text:p>
          </table:table-cell>
          <table:table-cell office:value-type="float" office:value="1.00790896115775" table:style-name="ce1">
            <text:p>1.00790896115775</text:p>
          </table:table-cell>
          <table:table-cell office:value-type="float" office:value="1.08515692015244" table:style-name="ce1">
            <text:p>1.08515692015244</text:p>
          </table:table-cell>
          <table:table-cell office:value-type="float" office:value="0.844675071401463" table:style-name="ce1">
            <text:p>0.844675071401463</text:p>
          </table:table-cell>
          <table:table-cell office:value-type="float" office:value="0.700645957016334" table:style-name="ce1">
            <text:p>0.700645957016334</text:p>
          </table:table-cell>
          <table:table-cell office:value-type="float" office:value="0.775106342195805" table:style-name="ce1">
            <text:p>0.775106342195805</text:p>
          </table:table-cell>
          <table:table-cell office:value-type="float" office:value="1.03163014218145" table:style-name="ce1">
            <text:p>1.03163014218145</text:p>
          </table:table-cell>
          <table:table-cell office:value-type="float" office:value="0.894516355145605" table:style-name="ce1">
            <text:p>0.894516355145605</text:p>
          </table:table-cell>
          <table:table-cell office:value-type="float" office:value="0.710429268963961" table:style-name="ce1">
            <text:p>0.710429268963961</text:p>
          </table:table-cell>
          <table:table-cell office:value-type="float" office:value="0.834355687566295" table:style-name="ce1">
            <text:p>0.834355687566295</text:p>
          </table:table-cell>
          <table:table-cell office:value-type="float" office:value="1.17678500753042" table:style-name="ce1">
            <text:p>1.17678500753042</text:p>
          </table:table-cell>
          <table:table-cell office:value-type="float" office:value="0.552783928635285" table:style-name="ce1">
            <text:p>0.552783928635285</text:p>
          </table:table-cell>
          <table:table-cell office:value-type="float" office:value="0.640538896625778" table:style-name="ce1">
            <text:p>0.640538896625778</text:p>
          </table:table-cell>
          <table:table-cell office:value-type="float" office:value="0.492355225112205" table:style-name="ce1">
            <text:p>0.492355225112205</text:p>
          </table:table-cell>
          <table:table-cell office:value-type="float" office:value="0.871465263981334" table:style-name="ce1">
            <text:p>0.871465263981334</text:p>
          </table:table-cell>
          <table:table-cell office:value-type="float" office:value="0.441468601187358" table:style-name="ce1">
            <text:p>0.441468601187358</text:p>
          </table:table-cell>
          <table:table-cell office:value-type="float" office:value="0.51974849856556" table:style-name="ce1">
            <text:p>0.51974849856556</text:p>
          </table:table-cell>
          <table:table-cell office:value-type="float" office:value="0.326494583106961" table:style-name="ce1">
            <text:p>0.326494583106961</text:p>
          </table:table-cell>
          <table:table-cell office:value-type="float" office:value="0.634266855541546" table:style-name="ce1">
            <text:p>0.634266855541546</text:p>
          </table:table-cell>
          <table:table-cell office:value-type="float" office:value="0" table:style-name="ce1">
            <text:p>0</text:p>
          </table:table-cell>
          <table:table-cell office:value-type="float" office:value="0.676964981384202" table:style-name="ce1">
            <text:p>0.676964981384202</text:p>
          </table:table-cell>
          <table:table-cell office:value-type="float" office:value="1.17496236311278" table:style-name="ce1">
            <text:p>1.17496236311278</text:p>
          </table:table-cell>
          <table:table-cell office:value-type="float" office:value="0.116367804988004" table:style-name="ce1">
            <text:p>0.116367804988004</text:p>
          </table:table-cell>
          <table:table-cell office:value-type="float" office:value="1.25823168939575" table:style-name="ce1">
            <text:p>1.25823168939575</text:p>
          </table:table-cell>
          <table:table-cell office:value-type="float" office:value="0.830818253929058" table:style-name="ce1">
            <text:p>0.830818253929058</text:p>
          </table:table-cell>
          <table:table-cell office:value-type="float" office:value="1.32050728492009" table:style-name="ce1">
            <text:p>1.32050728492009</text:p>
          </table:table-cell>
          <table:table-cell office:value-type="float" office:value="0.396208821529382" table:style-name="ce1">
            <text:p>0.396208821529382</text:p>
          </table:table-cell>
          <table:table-cell office:value-type="float" office:value="0.700937304797475" table:style-name="ce1">
            <text:p>0.700937304797475</text:p>
          </table:table-cell>
          <table:table-cell office:value-type="float" office:value="1.24783596278853" table:style-name="ce1">
            <text:p>1.24783596278853</text:p>
          </table:table-cell>
          <table:table-cell office:value-type="float" office:value="0.591611382414442" table:style-name="ce1">
            <text:p>0.591611382414442</text:p>
          </table:table-cell>
          <table:table-cell office:value-type="float" office:value="0.428770025764019" table:style-name="ce1">
            <text:p>0.428770025764019</text:p>
          </table:table-cell>
          <table:table-cell office:value-type="float" office:value="0.635574556677215" table:style-name="ce1">
            <text:p>0.635574556677215</text:p>
          </table:table-cell>
          <table:table-cell office:value-type="float" office:value="0.974106271603535" table:style-name="ce1">
            <text:p>0.974106271603535</text:p>
          </table:table-cell>
          <table:table-cell office:value-type="float" office:value="0.481574837301503" table:style-name="ce1">
            <text:p>0.481574837301503</text:p>
          </table:table-cell>
          <table:table-cell office:value-type="float" office:value="0.900437466913193" table:style-name="ce1">
            <text:p>0.900437466913193</text:p>
          </table:table-cell>
          <table:table-cell office:value-type="float" office:value="0.80173753579693" table:style-name="ce1">
            <text:p>0.80173753579693</text:p>
          </table:table-cell>
          <table:table-cell office:value-type="float" office:value="0.180218234648431" table:style-name="ce1">
            <text:p>0.180218234648431</text:p>
          </table:table-cell>
          <table:table-cell office:value-type="float" office:value="0.733868217413825" table:style-name="ce1">
            <text:p>0.733868217413825</text:p>
          </table:table-cell>
          <table:table-cell office:value-type="float" office:value="0.907479301875631" table:style-name="ce1">
            <text:p>0.907479301875631</text:p>
          </table:table-cell>
          <table:table-cell office:value-type="float" office:value="1.08144082082247" table:style-name="ce1">
            <text:p>1.08144082082247</text:p>
          </table:table-cell>
          <table:table-cell office:value-type="float" office:value="0.172910215491733" table:style-name="ce1">
            <text:p>0.172910215491733</text:p>
          </table:table-cell>
          <table:table-cell office:value-type="float" office:value="0.634738747723434" table:style-name="ce1">
            <text:p>0.634738747723434</text:p>
          </table:table-cell>
          <table:table-cell office:value-type="float" office:value="0.634738747723434" table:style-name="ce1">
            <text:p>0.634738747723434</text:p>
          </table:table-cell>
          <table:table-cell office:value-type="float" office:value="0.634738747723434" table:style-name="ce1">
            <text:p>0.634738747723434</text:p>
          </table:table-cell>
          <table:table-cell office:value-type="float" office:value="0.634738747723434" table:style-name="ce1">
            <text:p>0.634738747723434</text:p>
          </table:table-cell>
          <table:table-cell office:value-type="float" office:value="0.634738747723434" table:style-name="ce1">
            <text:p>0.634738747723434</text:p>
          </table:table-cell>
          <table:table-cell office:value-type="float" office:value="0.634738747723434" table:style-name="ce1">
            <text:p>0.634738747723434</text:p>
          </table:table-cell>
          <table:table-cell office:value-type="float" office:value="0.634738747723434" table:style-name="ce1">
            <text:p>0.634738747723434</text:p>
          </table:table-cell>
          <table:table-cell office:value-type="float" office:value="0.634738747723434" table:style-name="ce1">
            <text:p>0.634738747723434</text:p>
          </table:table-cell>
          <table:table-cell office:value-type="float" office:value="0.634738747723434" table:style-name="ce1">
            <text:p>0.634738747723434</text:p>
          </table:table-cell>
          <table:table-cell office:value-type="float" office:value="0.634738747723434" table:style-name="ce1">
            <text:p>0.634738747723434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41036302991278" table:style-name="ce1">
            <text:p>0.41036302991278</text:p>
          </table:table-cell>
          <table:table-cell office:value-type="float" office:value="0.0623900191645702" table:style-name="ce1">
            <text:p>0.0623900191645702</text:p>
          </table:table-cell>
          <table:table-cell office:value-type="float" office:value="0.478893570488507" table:style-name="ce1">
            <text:p>0.478893570488507</text:p>
          </table:table-cell>
          <table:table-cell office:value-type="float" office:value="0.21334823511815" table:style-name="ce1">
            <text:p>0.21334823511815</text:p>
          </table:table-cell>
          <table:table-cell office:value-type="float" office:value="1.00865946180031" table:style-name="ce1">
            <text:p>1.00865946180031</text:p>
          </table:table-cell>
          <table:table-cell office:value-type="float" office:value="0.127701492450515" table:style-name="ce1">
            <text:p>0.127701492450515</text:p>
          </table:table-cell>
          <table:table-cell office:value-type="float" office:value="1.05876878148823" table:style-name="ce1">
            <text:p>1.05876878148823</text:p>
          </table:table-cell>
          <table:table-cell office:value-type="float" office:value="0.394012837342774" table:style-name="ce1">
            <text:p>0.394012837342774</text:p>
          </table:table-cell>
          <table:table-cell office:value-type="float" office:value="0.05913528634996" table:style-name="ce1">
            <text:p>0.05913528634996</text:p>
          </table:table-cell>
          <table:table-cell office:value-type="float" office:value="0.096127982344871" table:style-name="ce1">
            <text:p>0.096127982344871</text:p>
          </table:table-cell>
          <table:table-cell office:value-type="float" office:value="0.239248883409633" table:style-name="ce1">
            <text:p>0.239248883409633</text:p>
          </table:table-cell>
          <table:table-cell office:value-type="float" office:value="0.836379358941763" table:style-name="ce1">
            <text:p>0.836379358941763</text:p>
          </table:table-cell>
          <table:table-cell office:value-type="float" office:value="0.537385263665665" table:style-name="ce1">
            <text:p>0.537385263665665</text:p>
          </table:table-cell>
          <table:table-cell office:value-type="float" office:value="0.24930023130103" table:style-name="ce1">
            <text:p>0.24930023130103</text:p>
          </table:table-cell>
          <table:table-cell office:value-type="float" office:value="0.271855455969325" table:style-name="ce1">
            <text:p>0.271855455969325</text:p>
          </table:table-cell>
          <table:table-cell office:value-type="float" office:value="0.198467214564937" table:style-name="ce1">
            <text:p>0.198467214564937</text:p>
          </table:table-cell>
          <table:table-cell office:value-type="float" office:value="0.561079641094985" table:style-name="ce1">
            <text:p>0.561079641094985</text:p>
          </table:table-cell>
          <table:table-cell office:value-type="float" office:value="0.425801900273966" table:style-name="ce1">
            <text:p>0.425801900273966</text:p>
          </table:table-cell>
          <table:table-cell office:value-type="float" office:value="0.456465212241322" table:style-name="ce1">
            <text:p>0.456465212241322</text:p>
          </table:table-cell>
          <table:table-cell office:value-type="float" office:value="0.805072760709358" table:style-name="ce1">
            <text:p>0.805072760709358</text:p>
          </table:table-cell>
          <table:table-cell office:value-type="float" office:value="0.41036302991278" table:style-name="ce1">
            <text:p>0.41036302991278</text:p>
          </table:table-cell>
          <table:table-cell office:value-type="float" office:value="0.658899358774064" table:style-name="ce1">
            <text:p>0.658899358774064</text:p>
          </table:table-cell>
          <table:table-cell office:value-type="float" office:value="0.868007600306693" table:style-name="ce1">
            <text:p>0.868007600306693</text:p>
          </table:table-cell>
          <table:table-cell office:value-type="float" office:value="1.08056010371677" table:style-name="ce1">
            <text:p>1.08056010371677</text:p>
          </table:table-cell>
          <table:table-cell office:value-type="float" office:value="0.62347840880478" table:style-name="ce1">
            <text:p>0.62347840880478</text:p>
          </table:table-cell>
          <table:table-cell office:value-type="float" office:value="0.546257253404472" table:style-name="ce1">
            <text:p>0.546257253404472</text:p>
          </table:table-cell>
          <table:table-cell office:value-type="float" office:value="0.48109771547384" table:style-name="ce1">
            <text:p>0.48109771547384</text:p>
          </table:table-cell>
          <table:table-cell office:value-type="float" office:value="1.03053119481199" table:style-name="ce1">
            <text:p>1.03053119481199</text:p>
          </table:table-cell>
          <table:table-cell office:value-type="float" office:value="0.77077756170391" table:style-name="ce1">
            <text:p>0.77077756170391</text:p>
          </table:table-cell>
          <table:table-cell office:value-type="float" office:value="0.505153941427251" table:style-name="ce1">
            <text:p>0.505153941427251</text:p>
          </table:table-cell>
          <table:table-cell office:value-type="float" office:value="0.791054480850156" table:style-name="ce1">
            <text:p>0.791054480850156</text:p>
          </table:table-cell>
          <table:table-cell office:value-type="float" office:value="1.02720754910924" table:style-name="ce1">
            <text:p>1.02720754910924</text:p>
          </table:table-cell>
          <table:table-cell office:value-type="float" office:value="0.338650013156958" table:style-name="ce1">
            <text:p>0.338650013156958</text:p>
          </table:table-cell>
          <table:table-cell office:value-type="float" office:value="0.565368216195315" table:style-name="ce1">
            <text:p>0.565368216195315</text:p>
          </table:table-cell>
          <table:table-cell office:value-type="float" office:value="0.070104801093199" table:style-name="ce1">
            <text:p>0.070104801093199</text:p>
          </table:table-cell>
          <table:table-cell office:value-type="float" office:value="0.602370578232845" table:style-name="ce1">
            <text:p>0.602370578232845</text:p>
          </table:table-cell>
          <table:table-cell office:value-type="float" office:value="0.276840924523458" table:style-name="ce1">
            <text:p>0.276840924523458</text:p>
          </table:table-cell>
          <table:table-cell office:value-type="float" office:value="0.500851964529733" table:style-name="ce1">
            <text:p>0.500851964529733</text:p>
          </table:table-cell>
          <table:table-cell office:value-type="float" office:value="0.140759075871128" table:style-name="ce1">
            <text:p>0.140759075871128</text:p>
          </table:table-cell>
          <table:table-cell office:value-type="float" office:value="0.4506488322615" table:style-name="ce1">
            <text:p>0.4506488322615</text:p>
          </table:table-cell>
          <table:table-cell office:value-type="float" office:value="0" table:style-name="ce1">
            <text:p>0</text:p>
          </table:table-cell>
          <table:table-cell office:value-type="float" office:value="0.333409910456242" table:style-name="ce1">
            <text:p>0.333409910456242</text:p>
          </table:table-cell>
          <table:table-cell office:value-type="float" office:value="1.35729381386273" table:style-name="ce1">
            <text:p>1.35729381386273</text:p>
          </table:table-cell>
          <table:table-cell office:value-type="float" office:value="0.0327271887343896" table:style-name="ce1">
            <text:p>0.0327271887343896</text:p>
          </table:table-cell>
          <table:table-cell office:value-type="float" office:value="0.901571502109645" table:style-name="ce1">
            <text:p>0.901571502109645</text:p>
          </table:table-cell>
          <table:table-cell office:value-type="float" office:value="0.529403420745723" table:style-name="ce1">
            <text:p>0.529403420745723</text:p>
          </table:table-cell>
          <table:table-cell office:value-type="float" office:value="0.689074571827264" table:style-name="ce1">
            <text:p>0.689074571827264</text:p>
          </table:table-cell>
          <table:table-cell office:value-type="float" office:value="0.13091239463254" table:style-name="ce1">
            <text:p>0.13091239463254</text:p>
          </table:table-cell>
          <table:table-cell office:value-type="float" office:value="0.150118540642438" table:style-name="ce1">
            <text:p>0.150118540642438</text:p>
          </table:table-cell>
          <table:table-cell office:value-type="float" office:value="0.391398611773403" table:style-name="ce1">
            <text:p>0.391398611773403</text:p>
          </table:table-cell>
          <table:table-cell office:value-type="float" office:value="0.234285603229754" table:style-name="ce1">
            <text:p>0.234285603229754</text:p>
          </table:table-cell>
          <table:table-cell office:value-type="float" office:value="0.138987865311468" table:style-name="ce1">
            <text:p>0.138987865311468</text:p>
          </table:table-cell>
          <table:table-cell office:value-type="float" office:value="0.191413156301658" table:style-name="ce1">
            <text:p>0.191413156301658</text:p>
          </table:table-cell>
          <table:table-cell office:value-type="float" office:value="0.203108185928767" table:style-name="ce1">
            <text:p>0.203108185928767</text:p>
          </table:table-cell>
          <table:table-cell office:value-type="float" office:value="0.0638472270231107" table:style-name="ce1">
            <text:p>0.0638472270231107</text:p>
          </table:table-cell>
          <table:table-cell office:value-type="float" office:value="0.17960671771118" table:style-name="ce1">
            <text:p>0.17960671771118</text:p>
          </table:table-cell>
          <table:table-cell office:value-type="float" office:value="0.0572285066579051" table:style-name="ce1">
            <text:p>0.0572285066579051</text:p>
          </table:table-cell>
          <table:table-cell office:value-type="float" office:value="0.0114475265111906" table:style-name="ce1">
            <text:p>0.0114475265111906</text:p>
          </table:table-cell>
          <table:table-cell office:value-type="float" office:value="0.077679644183079" table:style-name="ce1">
            <text:p>0.077679644183079</text:p>
          </table:table-cell>
          <table:table-cell office:value-type="float" office:value="0.059661471077455" table:style-name="ce1">
            <text:p>0.059661471077455</text:p>
          </table:table-cell>
          <table:table-cell office:value-type="float" office:value="0.0483599589350296" table:style-name="ce1">
            <text:p>0.0483599589350296</text:p>
          </table:table-cell>
          <table:table-cell office:value-type="float" office:value="0.0189234621919681" table:style-name="ce1">
            <text:p>0.0189234621919681</text:p>
          </table:table-cell>
          <table:table-cell office:value-type="float" office:value="0.419837072623221" table:style-name="ce1">
            <text:p>0.419837072623221</text:p>
          </table:table-cell>
          <table:table-cell office:value-type="float" office:value="0.419837072623221" table:style-name="ce1">
            <text:p>0.419837072623221</text:p>
          </table:table-cell>
          <table:table-cell office:value-type="float" office:value="0.419837072623221" table:style-name="ce1">
            <text:p>0.419837072623221</text:p>
          </table:table-cell>
          <table:table-cell office:value-type="float" office:value="0.419837072623221" table:style-name="ce1">
            <text:p>0.419837072623221</text:p>
          </table:table-cell>
          <table:table-cell office:value-type="float" office:value="0.419837072623221" table:style-name="ce1">
            <text:p>0.419837072623221</text:p>
          </table:table-cell>
          <table:table-cell office:value-type="float" office:value="0.419837072623221" table:style-name="ce1">
            <text:p>0.419837072623221</text:p>
          </table:table-cell>
          <table:table-cell office:value-type="float" office:value="0.419837072623221" table:style-name="ce1">
            <text:p>0.419837072623221</text:p>
          </table:table-cell>
          <table:table-cell office:value-type="float" office:value="0.419837072623221" table:style-name="ce1">
            <text:p>0.419837072623221</text:p>
          </table:table-cell>
          <table:table-cell office:value-type="float" office:value="0.419837072623221" table:style-name="ce1">
            <text:p>0.419837072623221</text:p>
          </table:table-cell>
          <table:table-cell office:value-type="float" office:value="0.419837072623221" table:style-name="ce1">
            <text:p>0.419837072623221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416802593461869" table:style-name="ce1">
            <text:p>0.416802593461869</text:p>
          </table:table-cell>
          <table:table-cell office:value-type="float" office:value="0.0632572871395329" table:style-name="ce1">
            <text:p>0.0632572871395329</text:p>
          </table:table-cell>
          <table:table-cell office:value-type="float" office:value="0.487163318173552" table:style-name="ce1">
            <text:p>0.487163318173552</text:p>
          </table:table-cell>
          <table:table-cell office:value-type="float" office:value="0.303990452790447" table:style-name="ce1">
            <text:p>0.303990452790447</text:p>
          </table:table-cell>
          <table:table-cell office:value-type="float" office:value="1.06111409599622" table:style-name="ce1">
            <text:p>1.06111409599622</text:p>
          </table:table-cell>
          <table:table-cell office:value-type="float" office:value="0.14667359887995" table:style-name="ce1">
            <text:p>0.14667359887995</text:p>
          </table:table-cell>
          <table:table-cell office:value-type="float" office:value="1.10729668910789" table:style-name="ce1">
            <text:p>1.10729668910789</text:p>
          </table:table-cell>
          <table:table-cell office:value-type="float" office:value="0.38329139959195" table:style-name="ce1">
            <text:p>0.38329139959195</text:p>
          </table:table-cell>
          <table:table-cell office:value-type="float" office:value="0.0564591451700749" table:style-name="ce1">
            <text:p>0.0564591451700749</text:p>
          </table:table-cell>
          <table:table-cell office:value-type="float" office:value="0.091402610835574" table:style-name="ce1">
            <text:p>0.091402610835574</text:p>
          </table:table-cell>
          <table:table-cell office:value-type="float" office:value="0.242518921923634" table:style-name="ce1">
            <text:p>0.242518921923634</text:p>
          </table:table-cell>
          <table:table-cell office:value-type="float" office:value="0.820015764574568" table:style-name="ce1">
            <text:p>0.820015764574568</text:p>
          </table:table-cell>
          <table:table-cell office:value-type="float" office:value="0.575915430582688" table:style-name="ce1">
            <text:p>0.575915430582688</text:p>
          </table:table-cell>
          <table:table-cell office:value-type="float" office:value="0.313039178729677" table:style-name="ce1">
            <text:p>0.313039178729677</text:p>
          </table:table-cell>
          <table:table-cell office:value-type="float" office:value="0.323653402102993" table:style-name="ce1">
            <text:p>0.323653402102993</text:p>
          </table:table-cell>
          <table:table-cell office:value-type="float" office:value="0.352681694813348" table:style-name="ce1">
            <text:p>0.352681694813348</text:p>
          </table:table-cell>
          <table:table-cell office:value-type="float" office:value="0.549902542239752" table:style-name="ce1">
            <text:p>0.549902542239752</text:p>
          </table:table-cell>
          <table:table-cell office:value-type="float" office:value="0.499190141678355" table:style-name="ce1">
            <text:p>0.499190141678355</text:p>
          </table:table-cell>
          <table:table-cell office:value-type="float" office:value="0.445542747532671" table:style-name="ce1">
            <text:p>0.445542747532671</text:p>
          </table:table-cell>
          <table:table-cell office:value-type="float" office:value="0.957035739030096" table:style-name="ce1">
            <text:p>0.957035739030096</text:p>
          </table:table-cell>
          <table:table-cell office:value-type="float" office:value="0.416802593461869" table:style-name="ce1">
            <text:p>0.416802593461869</text:p>
          </table:table-cell>
          <table:table-cell office:value-type="float" office:value="0.546994352249841" table:style-name="ce1">
            <text:p>0.546994352249841</text:p>
          </table:table-cell>
          <table:table-cell office:value-type="float" office:value="0.974578691549882" table:style-name="ce1">
            <text:p>0.974578691549882</text:p>
          </table:table-cell>
          <table:table-cell office:value-type="float" office:value="1.12195825523214" table:style-name="ce1">
            <text:p>1.12195825523214</text:p>
          </table:table-cell>
          <table:table-cell office:value-type="float" office:value="0.750460437166099" table:style-name="ce1">
            <text:p>0.750460437166099</text:p>
          </table:table-cell>
          <table:table-cell office:value-type="float" office:value="0.63021951279061" table:style-name="ce1">
            <text:p>0.63021951279061</text:p>
          </table:table-cell>
          <table:table-cell office:value-type="float" office:value="0.731041233039919" table:style-name="ce1">
            <text:p>0.731041233039919</text:p>
          </table:table-cell>
          <table:table-cell office:value-type="float" office:value="0.940551528488204" table:style-name="ce1">
            <text:p>0.940551528488204</text:p>
          </table:table-cell>
          <table:table-cell office:value-type="float" office:value="0.899354403930664" table:style-name="ce1">
            <text:p>0.899354403930664</text:p>
          </table:table-cell>
          <table:table-cell office:value-type="float" office:value="0.577483440853746" table:style-name="ce1">
            <text:p>0.577483440853746</text:p>
          </table:table-cell>
          <table:table-cell office:value-type="float" office:value="0.817402414122805" table:style-name="ce1">
            <text:p>0.817402414122805</text:p>
          </table:table-cell>
          <table:table-cell office:value-type="float" office:value="1.0215251871013" table:style-name="ce1">
            <text:p>1.0215251871013</text:p>
          </table:table-cell>
          <table:table-cell office:value-type="float" office:value="0.572484570502424" table:style-name="ce1">
            <text:p>0.572484570502424</text:p>
          </table:table-cell>
          <table:table-cell office:value-type="float" office:value="0.708914865881657" table:style-name="ce1">
            <text:p>0.708914865881657</text:p>
          </table:table-cell>
          <table:table-cell office:value-type="float" office:value="0.468727856668827" table:style-name="ce1">
            <text:p>0.468727856668827</text:p>
          </table:table-cell>
          <table:table-cell office:value-type="float" office:value="0.854391374363147" table:style-name="ce1">
            <text:p>0.854391374363147</text:p>
          </table:table-cell>
          <table:table-cell office:value-type="float" office:value="0.497421104449469" table:style-name="ce1">
            <text:p>0.497421104449469</text:p>
          </table:table-cell>
          <table:table-cell office:value-type="float" office:value="0.541218177661584" table:style-name="ce1">
            <text:p>0.541218177661584</text:p>
          </table:table-cell>
          <table:table-cell office:value-type="float" office:value="0.484354352190653" table:style-name="ce1">
            <text:p>0.484354352190653</text:p>
          </table:table-cell>
          <table:table-cell office:value-type="float" office:value="0.53387399280227" table:style-name="ce1">
            <text:p>0.53387399280227</text:p>
          </table:table-cell>
          <table:table-cell office:value-type="float" office:value="0" table:style-name="ce1">
            <text:p>0</text:p>
          </table:table-cell>
          <table:table-cell office:value-type="float" office:value="0.626359795200314" table:style-name="ce1">
            <text:p>0.626359795200314</text:p>
          </table:table-cell>
          <table:table-cell office:value-type="float" office:value="0.852327497596113" table:style-name="ce1">
            <text:p>0.852327497596113</text:p>
          </table:table-cell>
          <table:table-cell office:value-type="float" office:value="0.188603491834179" table:style-name="ce1">
            <text:p>0.188603491834179</text:p>
          </table:table-cell>
          <table:table-cell office:value-type="float" office:value="1.10419406468991" table:style-name="ce1">
            <text:p>1.10419406468991</text:p>
          </table:table-cell>
          <table:table-cell office:value-type="float" office:value="0.874687394938346" table:style-name="ce1">
            <text:p>0.874687394938346</text:p>
          </table:table-cell>
          <table:table-cell office:value-type="float" office:value="1.55241475212576" table:style-name="ce1">
            <text:p>1.55241475212576</text:p>
          </table:table-cell>
          <table:table-cell office:value-type="float" office:value="0.425956328877914" table:style-name="ce1">
            <text:p>0.425956328877914</text:p>
          </table:table-cell>
          <table:table-cell office:value-type="float" office:value="0.655800759067306" table:style-name="ce1">
            <text:p>0.655800759067306</text:p>
          </table:table-cell>
          <table:table-cell office:value-type="float" office:value="1.14296867676436" table:style-name="ce1">
            <text:p>1.14296867676436</text:p>
          </table:table-cell>
          <table:table-cell office:value-type="float" office:value="0.728039031783981" table:style-name="ce1">
            <text:p>0.728039031783981</text:p>
          </table:table-cell>
          <table:table-cell office:value-type="float" office:value="0.483918776760417" table:style-name="ce1">
            <text:p>0.483918776760417</text:p>
          </table:table-cell>
          <table:table-cell office:value-type="float" office:value="0.64170394784924" table:style-name="ce1">
            <text:p>0.64170394784924</text:p>
          </table:table-cell>
          <table:table-cell office:value-type="float" office:value="1.03361060201732" table:style-name="ce1">
            <text:p>1.03361060201732</text:p>
          </table:table-cell>
          <table:table-cell office:value-type="float" office:value="0.530733027587698" table:style-name="ce1">
            <text:p>0.530733027587698</text:p>
          </table:table-cell>
          <table:table-cell office:value-type="float" office:value="0.775460614776705" table:style-name="ce1">
            <text:p>0.775460614776705</text:p>
          </table:table-cell>
          <table:table-cell office:value-type="float" office:value="0.612694543134816" table:style-name="ce1">
            <text:p>0.612694543134816</text:p>
          </table:table-cell>
          <table:table-cell office:value-type="float" office:value="0.243077420401844" table:style-name="ce1">
            <text:p>0.243077420401844</text:p>
          </table:table-cell>
          <table:table-cell office:value-type="float" office:value="0.923686896808567" table:style-name="ce1">
            <text:p>0.923686896808567</text:p>
          </table:table-cell>
          <table:table-cell office:value-type="float" office:value="0.819082203025188" table:style-name="ce1">
            <text:p>0.819082203025188</text:p>
          </table:table-cell>
          <table:table-cell office:value-type="float" office:value="1.07866654781594" table:style-name="ce1">
            <text:p>1.07866654781594</text:p>
          </table:table-cell>
          <table:table-cell office:value-type="float" office:value="0.272346000620825" table:style-name="ce1">
            <text:p>0.272346000620825</text:p>
          </table:table-cell>
          <table:table-cell office:value-type="float" office:value="0.626661894718366" table:style-name="ce1">
            <text:p>0.626661894718366</text:p>
          </table:table-cell>
          <table:table-cell office:value-type="float" office:value="0.626661894718366" table:style-name="ce1">
            <text:p>0.626661894718366</text:p>
          </table:table-cell>
          <table:table-cell office:value-type="float" office:value="0.626661894718366" table:style-name="ce1">
            <text:p>0.626661894718366</text:p>
          </table:table-cell>
          <table:table-cell office:value-type="float" office:value="0.626661894718366" table:style-name="ce1">
            <text:p>0.626661894718366</text:p>
          </table:table-cell>
          <table:table-cell office:value-type="float" office:value="0.626661894718366" table:style-name="ce1">
            <text:p>0.626661894718366</text:p>
          </table:table-cell>
          <table:table-cell office:value-type="float" office:value="0.626661894718366" table:style-name="ce1">
            <text:p>0.626661894718366</text:p>
          </table:table-cell>
          <table:table-cell office:value-type="float" office:value="0.626661894718366" table:style-name="ce1">
            <text:p>0.626661894718366</text:p>
          </table:table-cell>
          <table:table-cell office:value-type="float" office:value="0.626661894718366" table:style-name="ce1">
            <text:p>0.626661894718366</text:p>
          </table:table-cell>
          <table:table-cell office:value-type="float" office:value="0.626661894718366" table:style-name="ce1">
            <text:p>0.626661894718366</text:p>
          </table:table-cell>
          <table:table-cell office:value-type="float" office:value="0.626661894718366" table:style-name="ce1">
            <text:p>0.626661894718366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216345212014435" table:style-name="ce1">
            <text:p>0.216345212014435</text:p>
          </table:table-cell>
          <table:table-cell office:value-type="float" office:value="0.0505456165350789" table:style-name="ce1">
            <text:p>0.0505456165350789</text:p>
          </table:table-cell>
          <table:table-cell office:value-type="float" office:value="0.371386850582924" table:style-name="ce1">
            <text:p>0.371386850582924</text:p>
          </table:table-cell>
          <table:table-cell office:value-type="float" office:value="0.157860606696016" table:style-name="ce1">
            <text:p>0.157860606696016</text:p>
          </table:table-cell>
          <table:table-cell office:value-type="float" office:value="0.987216586298665" table:style-name="ce1">
            <text:p>0.987216586298665</text:p>
          </table:table-cell>
          <table:table-cell office:value-type="float" office:value="0.0726733394391285" table:style-name="ce1">
            <text:p>0.0726733394391285</text:p>
          </table:table-cell>
          <table:table-cell office:value-type="float" office:value="0.655615918462874" table:style-name="ce1">
            <text:p>0.655615918462874</text:p>
          </table:table-cell>
          <table:table-cell office:value-type="float" office:value="0.20618664974553" table:style-name="ce1">
            <text:p>0.20618664974553</text:p>
          </table:table-cell>
          <table:table-cell office:value-type="float" office:value="0.0342075268410307" table:style-name="ce1">
            <text:p>0.0342075268410307</text:p>
          </table:table-cell>
          <table:table-cell office:value-type="float" office:value="0.0528190975837313" table:style-name="ce1">
            <text:p>0.0528190975837313</text:p>
          </table:table-cell>
          <table:table-cell office:value-type="float" office:value="0.165538998872719" table:style-name="ce1">
            <text:p>0.165538998872719</text:p>
          </table:table-cell>
          <table:table-cell office:value-type="float" office:value="0.444162362422252" table:style-name="ce1">
            <text:p>0.444162362422252</text:p>
          </table:table-cell>
          <table:table-cell office:value-type="float" office:value="0.210502028440236" table:style-name="ce1">
            <text:p>0.210502028440236</text:p>
          </table:table-cell>
          <table:table-cell office:value-type="float" office:value="0.162952452015333" table:style-name="ce1">
            <text:p>0.162952452015333</text:p>
          </table:table-cell>
          <table:table-cell office:value-type="float" office:value="0.131739666363247" table:style-name="ce1">
            <text:p>0.131739666363247</text:p>
          </table:table-cell>
          <table:table-cell office:value-type="float" office:value="0.277712041340713" table:style-name="ce1">
            <text:p>0.277712041340713</text:p>
          </table:table-cell>
          <table:table-cell office:value-type="float" office:value="0.282107830818551" table:style-name="ce1">
            <text:p>0.282107830818551</text:p>
          </table:table-cell>
          <table:table-cell office:value-type="float" office:value="0.424997792442655" table:style-name="ce1">
            <text:p>0.424997792442655</text:p>
          </table:table-cell>
          <table:table-cell office:value-type="float" office:value="0.0737768935228561" table:style-name="ce1">
            <text:p>0.0737768935228561</text:p>
          </table:table-cell>
          <table:table-cell office:value-type="float" office:value="0.501803492130118" table:style-name="ce1">
            <text:p>0.501803492130118</text:p>
          </table:table-cell>
          <table:table-cell office:value-type="float" office:value="0.216345212014435" table:style-name="ce1">
            <text:p>0.216345212014435</text:p>
          </table:table-cell>
          <table:table-cell office:value-type="float" office:value="0.284520154312486" table:style-name="ce1">
            <text:p>0.284520154312486</text:p>
          </table:table-cell>
          <table:table-cell office:value-type="float" office:value="0.418229884862447" table:style-name="ce1">
            <text:p>0.418229884862447</text:p>
          </table:table-cell>
          <table:table-cell office:value-type="float" office:value="0.663522978804107" table:style-name="ce1">
            <text:p>0.663522978804107</text:p>
          </table:table-cell>
          <table:table-cell office:value-type="float" office:value="0.361339255797138" table:style-name="ce1">
            <text:p>0.361339255797138</text:p>
          </table:table-cell>
          <table:table-cell office:value-type="float" office:value="0.358163029863457" table:style-name="ce1">
            <text:p>0.358163029863457</text:p>
          </table:table-cell>
          <table:table-cell office:value-type="float" office:value="0.254607342987688" table:style-name="ce1">
            <text:p>0.254607342987688</text:p>
          </table:table-cell>
          <table:table-cell office:value-type="float" office:value="0.454682773215248" table:style-name="ce1">
            <text:p>0.454682773215248</text:p>
          </table:table-cell>
          <table:table-cell office:value-type="float" office:value="0.341839640887828" table:style-name="ce1">
            <text:p>0.341839640887828</text:p>
          </table:table-cell>
          <table:table-cell office:value-type="float" office:value="0.37144421087729" table:style-name="ce1">
            <text:p>0.37144421087729</text:p>
          </table:table-cell>
          <table:table-cell office:value-type="float" office:value="0.479288472853389" table:style-name="ce1">
            <text:p>0.479288472853389</text:p>
          </table:table-cell>
          <table:table-cell office:value-type="float" office:value="0.751948036654026" table:style-name="ce1">
            <text:p>0.751948036654026</text:p>
          </table:table-cell>
          <table:table-cell office:value-type="float" office:value="0.242384903951749" table:style-name="ce1">
            <text:p>0.242384903951749</text:p>
          </table:table-cell>
          <table:table-cell office:value-type="float" office:value="0.423590603737859" table:style-name="ce1">
            <text:p>0.423590603737859</text:p>
          </table:table-cell>
          <table:table-cell office:value-type="float" office:value="0.254580539393311" table:style-name="ce1">
            <text:p>0.254580539393311</text:p>
          </table:table-cell>
          <table:table-cell office:value-type="float" office:value="0.47453083485146" table:style-name="ce1">
            <text:p>0.47453083485146</text:p>
          </table:table-cell>
          <table:table-cell office:value-type="float" office:value="0.277899666501352" table:style-name="ce1">
            <text:p>0.277899666501352</text:p>
          </table:table-cell>
          <table:table-cell office:value-type="float" office:value="0.235214942455885" table:style-name="ce1">
            <text:p>0.235214942455885</text:p>
          </table:table-cell>
          <table:table-cell office:value-type="float" office:value="0.220070911632847" table:style-name="ce1">
            <text:p>0.220070911632847</text:p>
          </table:table-cell>
          <table:table-cell office:value-type="float" office:value="0.346530269903813" table:style-name="ce1">
            <text:p>0.346530269903813</text:p>
          </table:table-cell>
          <table:table-cell office:value-type="float" office:value="0" table:style-name="ce1">
            <text:p>0</text:p>
          </table:table-cell>
          <table:table-cell office:value-type="float" office:value="0.30773206704302" table:style-name="ce1">
            <text:p>0.30773206704302</text:p>
          </table:table-cell>
          <table:table-cell office:value-type="float" office:value="0.35430331227316" table:style-name="ce1">
            <text:p>0.35430331227316</text:p>
          </table:table-cell>
          <table:table-cell office:value-type="float" office:value="0.0571854686034563" table:style-name="ce1">
            <text:p>0.0571854686034563</text:p>
          </table:table-cell>
          <table:table-cell office:value-type="float" office:value="0.552043094637133" table:style-name="ce1">
            <text:p>0.552043094637133</text:p>
          </table:table-cell>
          <table:table-cell office:value-type="float" office:value="0.529537753964987" table:style-name="ce1">
            <text:p>0.529537753964987</text:p>
          </table:table-cell>
          <table:table-cell office:value-type="float" office:value="0.880804666917763" table:style-name="ce1">
            <text:p>0.880804666917763</text:p>
          </table:table-cell>
          <table:table-cell office:value-type="float" office:value="0.263252517762867" table:style-name="ce1">
            <text:p>0.263252517762867</text:p>
          </table:table-cell>
          <table:table-cell office:value-type="float" office:value="0.421156252519127" table:style-name="ce1">
            <text:p>0.421156252519127</text:p>
          </table:table-cell>
          <table:table-cell office:value-type="float" office:value="0.628547994817749" table:style-name="ce1">
            <text:p>0.628547994817749</text:p>
          </table:table-cell>
          <table:table-cell office:value-type="float" office:value="0.410798869285137" table:style-name="ce1">
            <text:p>0.410798869285137</text:p>
          </table:table-cell>
          <table:table-cell office:value-type="float" office:value="0.220269099914509" table:style-name="ce1">
            <text:p>0.220269099914509</text:p>
          </table:table-cell>
          <table:table-cell office:value-type="float" office:value="0.375143036518891" table:style-name="ce1">
            <text:p>0.375143036518891</text:p>
          </table:table-cell>
          <table:table-cell office:value-type="float" office:value="0.482595273319055" table:style-name="ce1">
            <text:p>0.482595273319055</text:p>
          </table:table-cell>
          <table:table-cell office:value-type="float" office:value="0.388982278390456" table:style-name="ce1">
            <text:p>0.388982278390456</text:p>
          </table:table-cell>
          <table:table-cell office:value-type="float" office:value="0.573437937629074" table:style-name="ce1">
            <text:p>0.573437937629074</text:p>
          </table:table-cell>
          <table:table-cell office:value-type="float" office:value="0.515177036376814" table:style-name="ce1">
            <text:p>0.515177036376814</text:p>
          </table:table-cell>
          <table:table-cell office:value-type="float" office:value="0.0966432603264575" table:style-name="ce1">
            <text:p>0.0966432603264575</text:p>
          </table:table-cell>
          <table:table-cell office:value-type="float" office:value="0.372336640351224" table:style-name="ce1">
            <text:p>0.372336640351224</text:p>
          </table:table-cell>
          <table:table-cell office:value-type="float" office:value="0.408051754951189" table:style-name="ce1">
            <text:p>0.408051754951189</text:p>
          </table:table-cell>
          <table:table-cell office:value-type="float" office:value="0.454075483985976" table:style-name="ce1">
            <text:p>0.454075483985976</text:p>
          </table:table-cell>
          <table:table-cell office:value-type="float" office:value="0.150774437186931" table:style-name="ce1">
            <text:p>0.150774437186931</text:p>
          </table:table-cell>
          <table:table-cell office:value-type="float" office:value="0.344415046208079" table:style-name="ce1">
            <text:p>0.344415046208079</text:p>
          </table:table-cell>
          <table:table-cell office:value-type="float" office:value="0.344415046208079" table:style-name="ce1">
            <text:p>0.344415046208079</text:p>
          </table:table-cell>
          <table:table-cell office:value-type="float" office:value="0.344415046208079" table:style-name="ce1">
            <text:p>0.344415046208079</text:p>
          </table:table-cell>
          <table:table-cell office:value-type="float" office:value="0.344415046208079" table:style-name="ce1">
            <text:p>0.344415046208079</text:p>
          </table:table-cell>
          <table:table-cell office:value-type="float" office:value="0.344415046208079" table:style-name="ce1">
            <text:p>0.344415046208079</text:p>
          </table:table-cell>
          <table:table-cell office:value-type="float" office:value="0.344415046208079" table:style-name="ce1">
            <text:p>0.344415046208079</text:p>
          </table:table-cell>
          <table:table-cell office:value-type="float" office:value="0.344415046208079" table:style-name="ce1">
            <text:p>0.344415046208079</text:p>
          </table:table-cell>
          <table:table-cell office:value-type="float" office:value="0.344415046208079" table:style-name="ce1">
            <text:p>0.344415046208079</text:p>
          </table:table-cell>
          <table:table-cell office:value-type="float" office:value="0.344415046208079" table:style-name="ce1">
            <text:p>0.344415046208079</text:p>
          </table:table-cell>
          <table:table-cell office:value-type="float" office:value="0.344415046208079" table:style-name="ce1">
            <text:p>0.344415046208079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449409166021562" table:style-name="ce1">
            <text:p>0.449409166021562</text:p>
          </table:table-cell>
          <table:table-cell office:value-type="float" office:value="0.0612737213853681" table:style-name="ce1">
            <text:p>0.0612737213853681</text:p>
          </table:table-cell>
          <table:table-cell office:value-type="float" office:value="0.520242308913732" table:style-name="ce1">
            <text:p>0.520242308913732</text:p>
          </table:table-cell>
          <table:table-cell office:value-type="float" office:value="0.317589088875183" table:style-name="ce1">
            <text:p>0.317589088875183</text:p>
          </table:table-cell>
          <table:table-cell office:value-type="float" office:value="0.990030963708256" table:style-name="ce1">
            <text:p>0.990030963708256</text:p>
          </table:table-cell>
          <table:table-cell office:value-type="float" office:value="0.125983062905839" table:style-name="ce1">
            <text:p>0.125983062905839</text:p>
          </table:table-cell>
          <table:table-cell office:value-type="float" office:value="1.15311743369547" table:style-name="ce1">
            <text:p>1.15311743369547</text:p>
          </table:table-cell>
          <table:table-cell office:value-type="float" office:value="0.499618999188388" table:style-name="ce1">
            <text:p>0.499618999188388</text:p>
          </table:table-cell>
          <table:table-cell office:value-type="float" office:value="0.0621893085760788" table:style-name="ce1">
            <text:p>0.0621893085760788</text:p>
          </table:table-cell>
          <table:table-cell office:value-type="float" office:value="0.0966594937180982" table:style-name="ce1">
            <text:p>0.0966594937180982</text:p>
          </table:table-cell>
          <table:table-cell office:value-type="float" office:value="0.189032349344212" table:style-name="ce1">
            <text:p>0.189032349344212</text:p>
          </table:table-cell>
          <table:table-cell office:value-type="float" office:value="0.847502850608243" table:style-name="ce1">
            <text:p>0.847502850608243</text:p>
          </table:table-cell>
          <table:table-cell office:value-type="float" office:value="0.562419820813838" table:style-name="ce1">
            <text:p>0.562419820813838</text:p>
          </table:table-cell>
          <table:table-cell office:value-type="float" office:value="0.240052991240944" table:style-name="ce1">
            <text:p>0.240052991240944</text:p>
          </table:table-cell>
          <table:table-cell office:value-type="float" office:value="0.328545058076806" table:style-name="ce1">
            <text:p>0.328545058076806</text:p>
          </table:table-cell>
          <table:table-cell office:value-type="float" office:value="0.326065725596928" table:style-name="ce1">
            <text:p>0.326065725596928</text:p>
          </table:table-cell>
          <table:table-cell office:value-type="float" office:value="0.621722773373082" table:style-name="ce1">
            <text:p>0.621722773373082</text:p>
          </table:table-cell>
          <table:table-cell office:value-type="float" office:value="0.567123851627012" table:style-name="ce1">
            <text:p>0.567123851627012</text:p>
          </table:table-cell>
          <table:table-cell office:value-type="float" office:value="0.438573812994635" table:style-name="ce1">
            <text:p>0.438573812994635</text:p>
          </table:table-cell>
          <table:table-cell office:value-type="float" office:value="1.06219964156849" table:style-name="ce1">
            <text:p>1.06219964156849</text:p>
          </table:table-cell>
          <table:table-cell office:value-type="float" office:value="0.449409166021562" table:style-name="ce1">
            <text:p>0.449409166021562</text:p>
          </table:table-cell>
          <table:table-cell office:value-type="float" office:value="0.706944801694943" table:style-name="ce1">
            <text:p>0.706944801694943</text:p>
          </table:table-cell>
          <table:table-cell office:value-type="float" office:value="1.06085946184964" table:style-name="ce1">
            <text:p>1.06085946184964</text:p>
          </table:table-cell>
          <table:table-cell office:value-type="float" office:value="1.20302572642556" table:style-name="ce1">
            <text:p>1.20302572642556</text:p>
          </table:table-cell>
          <table:table-cell office:value-type="float" office:value="0.821959025166905" table:style-name="ce1">
            <text:p>0.821959025166905</text:p>
          </table:table-cell>
          <table:table-cell office:value-type="float" office:value="0.828030039293309" table:style-name="ce1">
            <text:p>0.828030039293309</text:p>
          </table:table-cell>
          <table:table-cell office:value-type="float" office:value="0.718416740088324" table:style-name="ce1">
            <text:p>0.718416740088324</text:p>
          </table:table-cell>
          <table:table-cell office:value-type="float" office:value="1.11833976999124" table:style-name="ce1">
            <text:p>1.11833976999124</text:p>
          </table:table-cell>
          <table:table-cell office:value-type="float" office:value="0.915168524613129" table:style-name="ce1">
            <text:p>0.915168524613129</text:p>
          </table:table-cell>
          <table:table-cell office:value-type="float" office:value="0.792421464163385" table:style-name="ce1">
            <text:p>0.792421464163385</text:p>
          </table:table-cell>
          <table:table-cell office:value-type="float" office:value="0.847476047013866" table:style-name="ce1">
            <text:p>0.847476047013866</text:p>
          </table:table-cell>
          <table:table-cell office:value-type="float" office:value="1.20760914106404" table:style-name="ce1">
            <text:p>1.20760914106404</text:p>
          </table:table-cell>
          <table:table-cell office:value-type="float" office:value="0.587682208514217" table:style-name="ce1">
            <text:p>0.587682208514217</text:p>
          </table:table-cell>
          <table:table-cell office:value-type="float" office:value="0.749575918551656" table:style-name="ce1">
            <text:p>0.749575918551656</text:p>
          </table:table-cell>
          <table:table-cell office:value-type="float" office:value="0.587829628283291" table:style-name="ce1">
            <text:p>0.587829628283291</text:p>
          </table:table-cell>
          <table:table-cell office:value-type="float" office:value="0.846028652917504" table:style-name="ce1">
            <text:p>0.846028652917504</text:p>
          </table:table-cell>
          <table:table-cell office:value-type="float" office:value="0.505810629489489" table:style-name="ce1">
            <text:p>0.505810629489489</text:p>
          </table:table-cell>
          <table:table-cell office:value-type="float" office:value="0.551363338133301" table:style-name="ce1">
            <text:p>0.551363338133301</text:p>
          </table:table-cell>
          <table:table-cell office:value-type="float" office:value="0.482156457451734" table:style-name="ce1">
            <text:p>0.482156457451734</text:p>
          </table:table-cell>
          <table:table-cell office:value-type="float" office:value="0.650751066083438" table:style-name="ce1">
            <text:p>0.650751066083438</text:p>
          </table:table-cell>
          <table:table-cell office:value-type="float" office:value="0" table:style-name="ce1">
            <text:p>0</text:p>
          </table:table-cell>
          <table:table-cell office:value-type="float" office:value="0.727503158582148" table:style-name="ce1">
            <text:p>0.727503158582148</text:p>
          </table:table-cell>
          <table:table-cell office:value-type="float" office:value="1.2467959960433" table:style-name="ce1">
            <text:p>1.2467959960433</text:p>
          </table:table-cell>
          <table:table-cell office:value-type="float" office:value="0.204524826894152" table:style-name="ce1">
            <text:p>0.204524826894152</text:p>
          </table:table-cell>
          <table:table-cell office:value-type="float" office:value="1.62239018176394" table:style-name="ce1">
            <text:p>1.62239018176394</text:p>
          </table:table-cell>
          <table:table-cell office:value-type="float" office:value="0.923300834817552" table:style-name="ce1">
            <text:p>0.923300834817552</text:p>
          </table:table-cell>
          <table:table-cell office:value-type="float" office:value="1.67982610183267" table:style-name="ce1">
            <text:p>1.67982610183267</text:p>
          </table:table-cell>
          <table:table-cell office:value-type="float" office:value="0.53129810319482" table:style-name="ce1">
            <text:p>0.53129810319482</text:p>
          </table:table-cell>
          <table:table-cell office:value-type="float" office:value="0.700804723750636" table:style-name="ce1">
            <text:p>0.700804723750636</text:p>
          </table:table-cell>
          <table:table-cell office:value-type="float" office:value="1.08775348923017" table:style-name="ce1">
            <text:p>1.08775348923017</text:p>
          </table:table-cell>
          <table:table-cell office:value-type="float" office:value="0.801686343159241" table:style-name="ce1">
            <text:p>0.801686343159241</text:p>
          </table:table-cell>
          <table:table-cell office:value-type="float" office:value="0.547573156766125" table:style-name="ce1">
            <text:p>0.547573156766125</text:p>
          </table:table-cell>
          <table:table-cell office:value-type="float" office:value="0.717604260934546" table:style-name="ce1">
            <text:p>0.717604260934546</text:p>
          </table:table-cell>
          <table:table-cell office:value-type="float" office:value="1.02874023434141" table:style-name="ce1">
            <text:p>1.02874023434141</text:p>
          </table:table-cell>
          <table:table-cell office:value-type="float" office:value="0.692594832243824" table:style-name="ce1">
            <text:p>0.692594832243824</text:p>
          </table:table-cell>
          <table:table-cell office:value-type="float" office:value="0.97160942589765" table:style-name="ce1">
            <text:p>0.97160942589765</text:p>
          </table:table-cell>
          <table:table-cell office:value-type="float" office:value="0.957306705216751" table:style-name="ce1">
            <text:p>0.957306705216751</text:p>
          </table:table-cell>
          <table:table-cell office:value-type="float" office:value="0.379801624954345" table:style-name="ce1">
            <text:p>0.379801624954345</text:p>
          </table:table-cell>
          <table:table-cell office:value-type="float" office:value="0.983844816739824" table:style-name="ce1">
            <text:p>0.983844816739824</text:p>
          </table:table-cell>
          <table:table-cell office:value-type="float" office:value="0.908764228320765" table:style-name="ce1">
            <text:p>0.908764228320765</text:p>
          </table:table-cell>
          <table:table-cell office:value-type="float" office:value="0.998475456490096" table:style-name="ce1">
            <text:p>0.998475456490096</text:p>
          </table:table-cell>
          <table:table-cell office:value-type="float" office:value="0.393479520948423" table:style-name="ce1">
            <text:p>0.393479520948423</text:p>
          </table:table-cell>
          <table:table-cell office:value-type="float" office:value="0.696707875018792" table:style-name="ce1">
            <text:p>0.696707875018792</text:p>
          </table:table-cell>
          <table:table-cell office:value-type="float" office:value="0.696707875018792" table:style-name="ce1">
            <text:p>0.696707875018792</text:p>
          </table:table-cell>
          <table:table-cell office:value-type="float" office:value="0.696707875018792" table:style-name="ce1">
            <text:p>0.696707875018792</text:p>
          </table:table-cell>
          <table:table-cell office:value-type="float" office:value="0.696707875018792" table:style-name="ce1">
            <text:p>0.696707875018792</text:p>
          </table:table-cell>
          <table:table-cell office:value-type="float" office:value="0.696707875018792" table:style-name="ce1">
            <text:p>0.696707875018792</text:p>
          </table:table-cell>
          <table:table-cell office:value-type="float" office:value="0.696707875018792" table:style-name="ce1">
            <text:p>0.696707875018792</text:p>
          </table:table-cell>
          <table:table-cell office:value-type="float" office:value="0.696707875018792" table:style-name="ce1">
            <text:p>0.696707875018792</text:p>
          </table:table-cell>
          <table:table-cell office:value-type="float" office:value="0.696707875018792" table:style-name="ce1">
            <text:p>0.696707875018792</text:p>
          </table:table-cell>
          <table:table-cell office:value-type="float" office:value="0.696707875018792" table:style-name="ce1">
            <text:p>0.696707875018792</text:p>
          </table:table-cell>
          <table:table-cell office:value-type="float" office:value="0.696707875018792" table:style-name="ce1">
            <text:p>0.696707875018792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383901181364028" table:style-name="ce1">
            <text:p>0.383901181364028</text:p>
          </table:table-cell>
          <table:table-cell office:value-type="float" office:value="0.0656385572079306" table:style-name="ce1">
            <text:p>0.0656385572079306</text:p>
          </table:table-cell>
          <table:table-cell office:value-type="float" office:value="0.33304529313408" table:style-name="ce1">
            <text:p>0.33304529313408</text:p>
          </table:table-cell>
          <table:table-cell office:value-type="float" office:value="0.286392217857259" table:style-name="ce1">
            <text:p>0.286392217857259</text:p>
          </table:table-cell>
          <table:table-cell office:value-type="float" office:value="0.942266958528336" table:style-name="ce1">
            <text:p>0.942266958528336</text:p>
          </table:table-cell>
          <table:table-cell office:value-type="float" office:value="0.160739446479596" table:style-name="ce1">
            <text:p>0.160739446479596</text:p>
          </table:table-cell>
          <table:table-cell office:value-type="float" office:value="0.791496740157377" table:style-name="ce1">
            <text:p>0.791496740157377</text:p>
          </table:table-cell>
          <table:table-cell office:value-type="float" office:value="0.273396662646006" table:style-name="ce1">
            <text:p>0.273396662646006</text:p>
          </table:table-cell>
          <table:table-cell office:value-type="float" office:value="0.0408607111632449" table:style-name="ce1">
            <text:p>0.0408607111632449</text:p>
          </table:table-cell>
          <table:table-cell office:value-type="float" office:value="0.0660585626986626" table:style-name="ce1">
            <text:p>0.0660585626986626</text:p>
          </table:table-cell>
          <table:table-cell office:value-type="float" office:value="0.259271168409296" table:style-name="ce1">
            <text:p>0.259271168409296</text:p>
          </table:table-cell>
          <table:table-cell office:value-type="float" office:value="0.459628036377815" table:style-name="ce1">
            <text:p>0.459628036377815</text:p>
          </table:table-cell>
          <table:table-cell office:value-type="float" office:value="0.59895311994977" table:style-name="ce1">
            <text:p>0.59895311994977</text:p>
          </table:table-cell>
          <table:table-cell office:value-type="float" office:value="0.203921746020668" table:style-name="ce1">
            <text:p>0.203921746020668</text:p>
          </table:table-cell>
          <table:table-cell office:value-type="float" office:value="0.3764564830258" table:style-name="ce1">
            <text:p>0.3764564830258</text:p>
          </table:table-cell>
          <table:table-cell office:value-type="float" office:value="0.296474557404655" table:style-name="ce1">
            <text:p>0.296474557404655</text:p>
          </table:table-cell>
          <table:table-cell office:value-type="float" office:value="0.560355944046805" table:style-name="ce1">
            <text:p>0.560355944046805</text:p>
          </table:table-cell>
          <table:table-cell office:value-type="float" office:value="0.501522054389159" table:style-name="ce1">
            <text:p>0.501522054389159</text:p>
          </table:table-cell>
          <table:table-cell office:value-type="float" office:value="0.587668806717028" table:style-name="ce1">
            <text:p>0.587668806717028</text:p>
          </table:table-cell>
          <table:table-cell office:value-type="float" office:value="0.797500745297838" table:style-name="ce1">
            <text:p>0.797500745297838</text:p>
          </table:table-cell>
          <table:table-cell office:value-type="float" office:value="0.383901181364028" table:style-name="ce1">
            <text:p>0.383901181364028</text:p>
          </table:table-cell>
          <table:table-cell office:value-type="float" office:value="0.472413350895673" table:style-name="ce1">
            <text:p>0.472413350895673</text:p>
          </table:table-cell>
          <table:table-cell office:value-type="float" office:value="1.12240051453936" table:style-name="ce1">
            <text:p>1.12240051453936</text:p>
          </table:table-cell>
          <table:table-cell office:value-type="float" office:value="0.985125905937254" table:style-name="ce1">
            <text:p>0.985125905937254</text:p>
          </table:table-cell>
          <table:table-cell office:value-type="float" office:value="0.790344185599163" table:style-name="ce1">
            <text:p>0.790344185599163</text:p>
          </table:table-cell>
          <table:table-cell office:value-type="float" office:value="0.57279281183776" table:style-name="ce1">
            <text:p>0.57279281183776</text:p>
          </table:table-cell>
          <table:table-cell office:value-type="float" office:value="0.78281237557921" table:style-name="ce1">
            <text:p>0.78281237557921</text:p>
          </table:table-cell>
          <table:table-cell office:value-type="float" office:value="0.806010886512555" table:style-name="ce1">
            <text:p>0.806010886512555</text:p>
          </table:table-cell>
          <table:table-cell office:value-type="float" office:value="0.969606624792937" table:style-name="ce1">
            <text:p>0.969606624792937</text:p>
          </table:table-cell>
          <table:table-cell office:value-type="float" office:value="0.557032298344049" table:style-name="ce1">
            <text:p>0.557032298344049</text:p>
          </table:table-cell>
          <table:table-cell office:value-type="float" office:value="0.893725649111482" table:style-name="ce1">
            <text:p>0.893725649111482</text:p>
          </table:table-cell>
          <table:table-cell office:value-type="float" office:value="1.07426125903817" table:style-name="ce1">
            <text:p>1.07426125903817</text:p>
          </table:table-cell>
          <table:table-cell office:value-type="float" office:value="0.707722105931878" table:style-name="ce1">
            <text:p>0.707722105931878</text:p>
          </table:table-cell>
          <table:table-cell office:value-type="float" office:value="0.671523851725659" table:style-name="ce1">
            <text:p>0.671523851725659</text:p>
          </table:table-cell>
          <table:table-cell office:value-type="float" office:value="0.484555379148481" table:style-name="ce1">
            <text:p>0.484555379148481</text:p>
          </table:table-cell>
          <table:table-cell office:value-type="float" office:value="0.642361541043418" table:style-name="ce1">
            <text:p>0.642361541043418</text:p>
          </table:table-cell>
          <table:table-cell office:value-type="float" office:value="0.392190192925134" table:style-name="ce1">
            <text:p>0.392190192925134</text:p>
          </table:table-cell>
          <table:table-cell office:value-type="float" office:value="0.408500180103575" table:style-name="ce1">
            <text:p>0.408500180103575</text:p>
          </table:table-cell>
          <table:table-cell office:value-type="float" office:value="0.217135918048559" table:style-name="ce1">
            <text:p>0.217135918048559</text:p>
          </table:table-cell>
          <table:table-cell office:value-type="float" office:value="0.426418382944639" table:style-name="ce1">
            <text:p>0.426418382944639</text:p>
          </table:table-cell>
          <table:table-cell office:value-type="float" office:value="0" table:style-name="ce1">
            <text:p>0</text:p>
          </table:table-cell>
          <table:table-cell office:value-type="float" office:value="0.459829063335643" table:style-name="ce1">
            <text:p>0.459829063335643</text:p>
          </table:table-cell>
          <table:table-cell office:value-type="float" office:value="0.804536688821816" table:style-name="ce1">
            <text:p>0.804536688821816</text:p>
          </table:table-cell>
          <table:table-cell office:value-type="float" office:value="0.0762294224083571" table:style-name="ce1">
            <text:p>0.0762294224083571</text:p>
          </table:table-cell>
          <table:table-cell office:value-type="float" office:value="1.22098879725253" table:style-name="ce1">
            <text:p>1.22098879725253</text:p>
          </table:table-cell>
          <table:table-cell office:value-type="float" office:value="0.751386729349535" table:style-name="ce1">
            <text:p>0.751386729349535</text:p>
          </table:table-cell>
          <table:table-cell office:value-type="float" office:value="1.44656493541417" table:style-name="ce1">
            <text:p>1.44656493541417</text:p>
          </table:table-cell>
          <table:table-cell office:value-type="float" office:value="0.361452145245993" table:style-name="ce1">
            <text:p>0.361452145245993</text:p>
          </table:table-cell>
          <table:table-cell office:value-type="float" office:value="0.685116063884292" table:style-name="ce1">
            <text:p>0.685116063884292</text:p>
          </table:table-cell>
          <table:table-cell office:value-type="float" office:value="0.887633817350658" table:style-name="ce1">
            <text:p>0.887633817350658</text:p>
          </table:table-cell>
          <table:table-cell office:value-type="float" office:value="0.666660431729848" table:style-name="ce1">
            <text:p>0.666660431729848</text:p>
          </table:table-cell>
          <table:table-cell office:value-type="float" office:value="0.343310151955656" table:style-name="ce1">
            <text:p>0.343310151955656</text:p>
          </table:table-cell>
          <table:table-cell office:value-type="float" office:value="0.479619821715232" table:style-name="ce1">
            <text:p>0.479619821715232</text:p>
          </table:table-cell>
          <table:table-cell office:value-type="float" office:value="0.56925337024038" table:style-name="ce1">
            <text:p>0.56925337024038</text:p>
          </table:table-cell>
          <table:table-cell office:value-type="float" office:value="0.601345576322542" table:style-name="ce1">
            <text:p>0.601345576322542</text:p>
          </table:table-cell>
          <table:table-cell office:value-type="float" office:value="0.683886272464804" table:style-name="ce1">
            <text:p>0.683886272464804</text:p>
          </table:table-cell>
          <table:table-cell office:value-type="float" office:value="0.73204303780426" table:style-name="ce1">
            <text:p>0.73204303780426</text:p>
          </table:table-cell>
          <table:table-cell office:value-type="float" office:value="0.154747853196954" table:style-name="ce1">
            <text:p>0.154747853196954</text:p>
          </table:table-cell>
          <table:table-cell office:value-type="float" office:value="0.74584139565257" table:style-name="ce1">
            <text:p>0.74584139565257</text:p>
          </table:table-cell>
          <table:table-cell office:value-type="float" office:value="0.734627492131404" table:style-name="ce1">
            <text:p>0.734627492131404</text:p>
          </table:table-cell>
          <table:table-cell office:value-type="float" office:value="0.779541511963575" table:style-name="ce1">
            <text:p>0.779541511963575</text:p>
          </table:table-cell>
          <table:table-cell office:value-type="float" office:value="0.193877878846414" table:style-name="ce1">
            <text:p>0.193877878846414</text:p>
          </table:table-cell>
          <table:table-cell office:value-type="float" office:value="0.560078645893306" table:style-name="ce1">
            <text:p>0.560078645893306</text:p>
          </table:table-cell>
          <table:table-cell office:value-type="float" office:value="0.560078645893306" table:style-name="ce1">
            <text:p>0.560078645893306</text:p>
          </table:table-cell>
          <table:table-cell office:value-type="float" office:value="0.560078645893306" table:style-name="ce1">
            <text:p>0.560078645893306</text:p>
          </table:table-cell>
          <table:table-cell office:value-type="float" office:value="0.560078645893306" table:style-name="ce1">
            <text:p>0.560078645893306</text:p>
          </table:table-cell>
          <table:table-cell office:value-type="float" office:value="0.560078645893306" table:style-name="ce1">
            <text:p>0.560078645893306</text:p>
          </table:table-cell>
          <table:table-cell office:value-type="float" office:value="0.560078645893306" table:style-name="ce1">
            <text:p>0.560078645893306</text:p>
          </table:table-cell>
          <table:table-cell office:value-type="float" office:value="0.560078645893306" table:style-name="ce1">
            <text:p>0.560078645893306</text:p>
          </table:table-cell>
          <table:table-cell office:value-type="float" office:value="0.560078645893306" table:style-name="ce1">
            <text:p>0.560078645893306</text:p>
          </table:table-cell>
          <table:table-cell office:value-type="float" office:value="0.560078645893306" table:style-name="ce1">
            <text:p>0.560078645893306</text:p>
          </table:table-cell>
          <table:table-cell office:value-type="float" office:value="0.560078645893306" table:style-name="ce1">
            <text:p>0.560078645893306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226778511125706" table:style-name="ce1">
            <text:p>0.226778511125706</text:p>
          </table:table-cell>
          <table:table-cell office:value-type="float" office:value="0.053944068042683" table:style-name="ce1">
            <text:p>0.053944068042683</text:p>
          </table:table-cell>
          <table:table-cell office:value-type="float" office:value="0.29695912141752" table:style-name="ce1">
            <text:p>0.29695912141752</text:p>
          </table:table-cell>
          <table:table-cell office:value-type="float" office:value="0.172543950740699" table:style-name="ce1">
            <text:p>0.172543950740699</text:p>
          </table:table-cell>
          <table:table-cell office:value-type="float" office:value="0.954033736459866" table:style-name="ce1">
            <text:p>0.954033736459866</text:p>
          </table:table-cell>
          <table:table-cell office:value-type="float" office:value="0.101844517254126" table:style-name="ce1">
            <text:p>0.101844517254126</text:p>
          </table:table-cell>
          <table:table-cell office:value-type="float" office:value="0.594892375401646" table:style-name="ce1">
            <text:p>0.594892375401646</text:p>
          </table:table-cell>
          <table:table-cell office:value-type="float" office:value="0.153048523893009" table:style-name="ce1">
            <text:p>0.153048523893009</text:p>
          </table:table-cell>
          <table:table-cell office:value-type="float" office:value="0.0336685817423038" table:style-name="ce1">
            <text:p>0.0336685817423038</text:p>
          </table:table-cell>
          <table:table-cell office:value-type="float" office:value="0.0534150345779557" table:style-name="ce1">
            <text:p>0.0534150345779557</text:p>
          </table:table-cell>
          <table:table-cell office:value-type="float" office:value="0.233767548359524" table:style-name="ce1">
            <text:p>0.233767548359524</text:p>
          </table:table-cell>
          <table:table-cell office:value-type="float" office:value="0.300374480386517" table:style-name="ce1">
            <text:p>0.300374480386517</text:p>
          </table:table-cell>
          <table:table-cell office:value-type="float" office:value="0.309621720446602" table:style-name="ce1">
            <text:p>0.309621720446602</text:p>
          </table:table-cell>
          <table:table-cell office:value-type="float" office:value="0.163743158049456" table:style-name="ce1">
            <text:p>0.163743158049456</text:p>
          </table:table-cell>
          <table:table-cell office:value-type="float" office:value="0.191109627908434" table:style-name="ce1">
            <text:p>0.191109627908434</text:p>
          </table:table-cell>
          <table:table-cell office:value-type="float" office:value="0.248764159413489" table:style-name="ce1">
            <text:p>0.248764159413489</text:p>
          </table:table-cell>
          <table:table-cell office:value-type="float" office:value="0.333785160777521" table:style-name="ce1">
            <text:p>0.333785160777521</text:p>
          </table:table-cell>
          <table:table-cell office:value-type="float" office:value="0.325904904030666" table:style-name="ce1">
            <text:p>0.325904904030666</text:p>
          </table:table-cell>
          <table:table-cell office:value-type="float" office:value="0.124502695881441" table:style-name="ce1">
            <text:p>0.124502695881441</text:p>
          </table:table-cell>
          <table:table-cell office:value-type="float" office:value="0.484220334218767" table:style-name="ce1">
            <text:p>0.484220334218767</text:p>
          </table:table-cell>
          <table:table-cell office:value-type="float" office:value="0.226778511125706" table:style-name="ce1">
            <text:p>0.226778511125706</text:p>
          </table:table-cell>
          <table:table-cell office:value-type="float" office:value="0.224279075950045" table:style-name="ce1">
            <text:p>0.224279075950045</text:p>
          </table:table-cell>
          <table:table-cell office:value-type="float" office:value="0.4892058027729" table:style-name="ce1">
            <text:p>0.4892058027729</text:p>
          </table:table-cell>
          <table:table-cell office:value-type="float" office:value="0.693167754185134" table:style-name="ce1">
            <text:p>0.693167754185134</text:p>
          </table:table-cell>
          <table:table-cell office:value-type="float" office:value="0.4195700645813" table:style-name="ce1">
            <text:p>0.4195700645813</text:p>
          </table:table-cell>
          <table:table-cell office:value-type="float" office:value="0.291154043920808" table:style-name="ce1">
            <text:p>0.291154043920808</text:p>
          </table:table-cell>
          <table:table-cell office:value-type="float" office:value="0.39122526352756" table:style-name="ce1">
            <text:p>0.39122526352756</text:p>
          </table:table-cell>
          <table:table-cell office:value-type="float" office:value="0.441374788607038" table:style-name="ce1">
            <text:p>0.441374788607038</text:p>
          </table:table-cell>
          <table:table-cell office:value-type="float" office:value="0.401290013216146" table:style-name="ce1">
            <text:p>0.401290013216146</text:p>
          </table:table-cell>
          <table:table-cell office:value-type="float" office:value="0.334910911741358" table:style-name="ce1">
            <text:p>0.334910911741358</text:p>
          </table:table-cell>
          <table:table-cell office:value-type="float" office:value="0.434258434299929" table:style-name="ce1">
            <text:p>0.434258434299929</text:p>
          </table:table-cell>
          <table:table-cell office:value-type="float" office:value="0.472453556287238" table:style-name="ce1">
            <text:p>0.472453556287238</text:p>
          </table:table-cell>
          <table:table-cell office:value-type="float" office:value="0.266923594603947" table:style-name="ce1">
            <text:p>0.266923594603947</text:p>
          </table:table-cell>
          <table:table-cell office:value-type="float" office:value="0.367785520244821" table:style-name="ce1">
            <text:p>0.367785520244821</text:p>
          </table:table-cell>
          <table:table-cell office:value-type="float" office:value="0.288580898860611" table:style-name="ce1">
            <text:p>0.288580898860611</text:p>
          </table:table-cell>
          <table:table-cell office:value-type="float" office:value="0.400070449671989" table:style-name="ce1">
            <text:p>0.400070449671989</text:p>
          </table:table-cell>
          <table:table-cell office:value-type="float" office:value="0.353418793658717" table:style-name="ce1">
            <text:p>0.353418793658717</text:p>
          </table:table-cell>
          <table:table-cell office:value-type="float" office:value="0.180414993751987" table:style-name="ce1">
            <text:p>0.180414993751987</text:p>
          </table:table-cell>
          <table:table-cell office:value-type="float" office:value="0.239436508570272" table:style-name="ce1">
            <text:p>0.239436508570272</text:p>
          </table:table-cell>
          <table:table-cell office:value-type="float" office:value="0.314191733287891" table:style-name="ce1">
            <text:p>0.314191733287891</text:p>
          </table:table-cell>
          <table:table-cell office:value-type="float" office:value="0" table:style-name="ce1">
            <text:p>0</text:p>
          </table:table-cell>
          <table:table-cell office:value-type="float" office:value="0.258882516290829" table:style-name="ce1">
            <text:p>0.258882516290829</text:p>
          </table:table-cell>
          <table:table-cell office:value-type="float" office:value="0.604796303523969" table:style-name="ce1">
            <text:p>0.604796303523969</text:p>
          </table:table-cell>
          <table:table-cell office:value-type="float" office:value="0.0918827215245598" table:style-name="ce1">
            <text:p>0.0918827215245598</text:p>
          </table:table-cell>
          <table:table-cell office:value-type="float" office:value="0.754346382198657" table:style-name="ce1">
            <text:p>0.754346382198657</text:p>
          </table:table-cell>
          <table:table-cell office:value-type="float" office:value="0.570693948002617" table:style-name="ce1">
            <text:p>0.570693948002617</text:p>
          </table:table-cell>
          <table:table-cell office:value-type="float" office:value="1.11235664754124" table:style-name="ce1">
            <text:p>1.11235664754124</text:p>
          </table:table-cell>
          <table:table-cell office:value-type="float" office:value="0.363141531492606" table:style-name="ce1">
            <text:p>0.363141531492606</text:p>
          </table:table-cell>
          <table:table-cell office:value-type="float" office:value="0.454191127366038" table:style-name="ce1">
            <text:p>0.454191127366038</text:p>
          </table:table-cell>
          <table:table-cell office:value-type="float" office:value="0.7769460773559" table:style-name="ce1">
            <text:p>0.7769460773559</text:p>
          </table:table-cell>
          <table:table-cell office:value-type="float" office:value="0.62807350652501" table:style-name="ce1">
            <text:p>0.62807350652501</text:p>
          </table:table-cell>
          <table:table-cell office:value-type="float" office:value="0.368050826599229" table:style-name="ce1">
            <text:p>0.368050826599229</text:p>
          </table:table-cell>
          <table:table-cell office:value-type="float" office:value="0.566411346566734" table:style-name="ce1">
            <text:p>0.566411346566734</text:p>
          </table:table-cell>
          <table:table-cell office:value-type="float" office:value="0.62377373379936" table:style-name="ce1">
            <text:p>0.62377373379936</text:p>
          </table:table-cell>
          <table:table-cell office:value-type="float" office:value="0.522186310135018" table:style-name="ce1">
            <text:p>0.522186310135018</text:p>
          </table:table-cell>
          <table:table-cell office:value-type="float" office:value="0.599948072799091" table:style-name="ce1">
            <text:p>0.599948072799091</text:p>
          </table:table-cell>
          <table:table-cell office:value-type="float" office:value="0.506961888352726" table:style-name="ce1">
            <text:p>0.506961888352726</text:p>
          </table:table-cell>
          <table:table-cell office:value-type="float" office:value="0.16151931335275" table:style-name="ce1">
            <text:p>0.16151931335275</text:p>
          </table:table-cell>
          <table:table-cell office:value-type="float" office:value="0.566827779546452" table:style-name="ce1">
            <text:p>0.566827779546452</text:p>
          </table:table-cell>
          <table:table-cell office:value-type="float" office:value="0.491367553768604" table:style-name="ce1">
            <text:p>0.491367553768604</text:p>
          </table:table-cell>
          <table:table-cell office:value-type="float" office:value="0.56901799507793" table:style-name="ce1">
            <text:p>0.56901799507793</text:p>
          </table:table-cell>
          <table:table-cell office:value-type="float" office:value="0.273426506949687" table:style-name="ce1">
            <text:p>0.273426506949687</text:p>
          </table:table-cell>
          <table:table-cell office:value-type="float" office:value="0.37826153244778" table:style-name="ce1">
            <text:p>0.37826153244778</text:p>
          </table:table-cell>
          <table:table-cell office:value-type="float" office:value="0.37826153244778" table:style-name="ce1">
            <text:p>0.37826153244778</text:p>
          </table:table-cell>
          <table:table-cell office:value-type="float" office:value="0.37826153244778" table:style-name="ce1">
            <text:p>0.37826153244778</text:p>
          </table:table-cell>
          <table:table-cell office:value-type="float" office:value="0.37826153244778" table:style-name="ce1">
            <text:p>0.37826153244778</text:p>
          </table:table-cell>
          <table:table-cell office:value-type="float" office:value="0.37826153244778" table:style-name="ce1">
            <text:p>0.37826153244778</text:p>
          </table:table-cell>
          <table:table-cell office:value-type="float" office:value="0.37826153244778" table:style-name="ce1">
            <text:p>0.37826153244778</text:p>
          </table:table-cell>
          <table:table-cell office:value-type="float" office:value="0.37826153244778" table:style-name="ce1">
            <text:p>0.37826153244778</text:p>
          </table:table-cell>
          <table:table-cell office:value-type="float" office:value="0.37826153244778" table:style-name="ce1">
            <text:p>0.37826153244778</text:p>
          </table:table-cell>
          <table:table-cell office:value-type="float" office:value="0.37826153244778" table:style-name="ce1">
            <text:p>0.37826153244778</text:p>
          </table:table-cell>
          <table:table-cell office:value-type="float" office:value="0.37826153244778" table:style-name="ce1">
            <text:p>0.37826153244778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355395558744025" table:style-name="ce1">
            <text:p>0.355395558744025</text:p>
          </table:table-cell>
          <table:table-cell office:value-type="float" office:value="0.0524932526159953" table:style-name="ce1">
            <text:p>0.0524932526159953</text:p>
          </table:table-cell>
          <table:table-cell office:value-type="float" office:value="0.303725278614375" table:style-name="ce1">
            <text:p>0.303725278614375</text:p>
          </table:table-cell>
          <table:table-cell office:value-type="float" office:value="0.280147817979728" table:style-name="ce1">
            <text:p>0.280147817979728</text:p>
          </table:table-cell>
          <table:table-cell office:value-type="float" office:value="0.947118409110584" table:style-name="ce1">
            <text:p>0.947118409110584</text:p>
          </table:table-cell>
          <table:table-cell office:value-type="float" office:value="0.141720259788663" table:style-name="ce1">
            <text:p>0.141720259788663</text:p>
          </table:table-cell>
          <table:table-cell office:value-type="float" office:value="0.776660950669674" table:style-name="ce1">
            <text:p>0.776660950669674</text:p>
          </table:table-cell>
          <table:table-cell office:value-type="float" office:value="0.234062387897672" table:style-name="ce1">
            <text:p>0.234062387897672</text:p>
          </table:table-cell>
          <table:table-cell office:value-type="float" office:value="0.0438342013631172" table:style-name="ce1">
            <text:p>0.0438342013631172</text:p>
          </table:table-cell>
          <table:table-cell office:value-type="float" office:value="0.0709078296329543" table:style-name="ce1">
            <text:p>0.0709078296329543</text:p>
          </table:table-cell>
          <table:table-cell office:value-type="float" office:value="0.391895353386986" table:style-name="ce1">
            <text:p>0.391895353386986</text:p>
          </table:table-cell>
          <table:table-cell office:value-type="float" office:value="0.431162619149378" table:style-name="ce1">
            <text:p>0.431162619149378</text:p>
          </table:table-cell>
          <table:table-cell office:value-type="float" office:value="0.454347728285535" table:style-name="ce1">
            <text:p>0.454347728285535</text:p>
          </table:table-cell>
          <table:table-cell office:value-type="float" office:value="0.165686418641793" table:style-name="ce1">
            <text:p>0.165686418641793</text:p>
          </table:table-cell>
          <table:table-cell office:value-type="float" office:value="0.370760719220675" table:style-name="ce1">
            <text:p>0.370760719220675</text:p>
          </table:table-cell>
          <table:table-cell office:value-type="float" office:value="0.391506701268519" table:style-name="ce1">
            <text:p>0.391506701268519</text:p>
          </table:table-cell>
          <table:table-cell office:value-type="float" office:value="0.444939666659187" table:style-name="ce1">
            <text:p>0.444939666659187</text:p>
          </table:table-cell>
          <table:table-cell office:value-type="float" office:value="0.577429833664992" table:style-name="ce1">
            <text:p>0.577429833664992</text:p>
          </table:table-cell>
          <table:table-cell office:value-type="float" office:value="0.246191014353291" table:style-name="ce1">
            <text:p>0.246191014353291</text:p>
          </table:table-cell>
          <table:table-cell office:value-type="float" office:value="0.813783928881902" table:style-name="ce1">
            <text:p>0.813783928881902</text:p>
          </table:table-cell>
          <table:table-cell office:value-type="float" office:value="0.355395558744025" table:style-name="ce1">
            <text:p>0.355395558744025</text:p>
          </table:table-cell>
          <table:table-cell office:value-type="float" office:value="0.428589474089181" table:style-name="ce1">
            <text:p>0.428589474089181</text:p>
          </table:table-cell>
          <table:table-cell office:value-type="float" office:value="0.75281915347128" table:style-name="ce1">
            <text:p>0.75281915347128</text:p>
          </table:table-cell>
          <table:table-cell office:value-type="float" office:value="0.933984647865825" table:style-name="ce1">
            <text:p>0.933984647865825</text:p>
          </table:table-cell>
          <table:table-cell office:value-type="float" office:value="0.611631220090119" table:style-name="ce1">
            <text:p>0.611631220090119</text:p>
          </table:table-cell>
          <table:table-cell office:value-type="float" office:value="0.595776894016089" table:style-name="ce1">
            <text:p>0.595776894016089</text:p>
          </table:table-cell>
          <table:table-cell office:value-type="float" office:value="0.705752041745164" table:style-name="ce1">
            <text:p>0.705752041745164</text:p>
          </table:table-cell>
          <table:table-cell office:value-type="float" office:value="0.718698177829283" table:style-name="ce1">
            <text:p>0.718698177829283</text:p>
          </table:table-cell>
          <table:table-cell office:value-type="float" office:value="0.644639846565468" table:style-name="ce1">
            <text:p>0.644639846565468</text:p>
          </table:table-cell>
          <table:table-cell office:value-type="float" office:value="0.535911065974927" table:style-name="ce1">
            <text:p>0.535911065974927</text:p>
          </table:table-cell>
          <table:table-cell office:value-type="float" office:value="0.696987266383865" table:style-name="ce1">
            <text:p>0.696987266383865</text:p>
          </table:table-cell>
          <table:table-cell office:value-type="float" office:value="0.905452221651445" table:style-name="ce1">
            <text:p>0.905452221651445</text:p>
          </table:table-cell>
          <table:table-cell office:value-type="float" office:value="0.534155430543229" table:style-name="ce1">
            <text:p>0.534155430543229</text:p>
          </table:table-cell>
          <table:table-cell office:value-type="float" office:value="0.647320206003174" table:style-name="ce1">
            <text:p>0.647320206003174</text:p>
          </table:table-cell>
          <table:table-cell office:value-type="float" office:value="0.640954352338623" table:style-name="ce1">
            <text:p>0.640954352338623</text:p>
          </table:table-cell>
          <table:table-cell office:value-type="float" office:value="0.782490732446685" table:style-name="ce1">
            <text:p>0.782490732446685</text:p>
          </table:table-cell>
          <table:table-cell office:value-type="float" office:value="0.586087394648782" table:style-name="ce1">
            <text:p>0.586087394648782</text:p>
          </table:table-cell>
          <table:table-cell office:value-type="float" office:value="0.403233273808482" table:style-name="ce1">
            <text:p>0.403233273808482</text:p>
          </table:table-cell>
          <table:table-cell office:value-type="float" office:value="0.483684262331226" table:style-name="ce1">
            <text:p>0.483684262331226</text:p>
          </table:table-cell>
          <table:table-cell office:value-type="float" office:value="0.397202465073644" table:style-name="ce1">
            <text:p>0.397202465073644</text:p>
          </table:table-cell>
          <table:table-cell office:value-type="float" office:value="0" table:style-name="ce1">
            <text:p>0</text:p>
          </table:table-cell>
          <table:table-cell office:value-type="float" office:value="0.474865879781174" table:style-name="ce1">
            <text:p>0.474865879781174</text:p>
          </table:table-cell>
          <table:table-cell office:value-type="float" office:value="0.941610270466098" table:style-name="ce1">
            <text:p>0.941610270466098</text:p>
          </table:table-cell>
          <table:table-cell office:value-type="float" office:value="0.106973145158844" table:style-name="ce1">
            <text:p>0.106973145158844</text:p>
          </table:table-cell>
          <table:table-cell office:value-type="float" office:value="1.6865935757962" table:style-name="ce1">
            <text:p>1.6865935757962</text:p>
          </table:table-cell>
          <table:table-cell office:value-type="float" office:value="0.790761256059492" table:style-name="ce1">
            <text:p>0.790761256059492</text:p>
          </table:table-cell>
          <table:table-cell office:value-type="float" office:value="1.68939880384892" table:style-name="ce1">
            <text:p>1.68939880384892</text:p>
          </table:table-cell>
          <table:table-cell office:value-type="float" office:value="0.506041997829505" table:style-name="ce1">
            <text:p>0.506041997829505</text:p>
          </table:table-cell>
          <table:table-cell office:value-type="float" office:value="0.737279989154392" table:style-name="ce1">
            <text:p>0.737279989154392</text:p>
          </table:table-cell>
          <table:table-cell office:value-type="float" office:value="1.16186147593889" table:style-name="ce1">
            <text:p>1.16186147593889</text:p>
          </table:table-cell>
          <table:table-cell office:value-type="float" office:value="0.775279644568057" table:style-name="ce1">
            <text:p>0.775279644568057</text:p>
          </table:table-cell>
          <table:table-cell office:value-type="float" office:value="0.583869116525037" table:style-name="ce1">
            <text:p>0.583869116525037</text:p>
          </table:table-cell>
          <table:table-cell office:value-type="float" office:value="0.669000750032416" table:style-name="ce1">
            <text:p>0.669000750032416</text:p>
          </table:table-cell>
          <table:table-cell office:value-type="float" office:value="0.944296795756899" table:style-name="ce1">
            <text:p>0.944296795756899</text:p>
          </table:table-cell>
          <table:table-cell office:value-type="float" office:value="0.756987139666397" table:style-name="ce1">
            <text:p>0.756987139666397</text:p>
          </table:table-cell>
          <table:table-cell office:value-type="float" office:value="0.835214658963957" table:style-name="ce1">
            <text:p>0.835214658963957</text:p>
          </table:table-cell>
          <table:table-cell office:value-type="float" office:value="0.998482757208534" table:style-name="ce1">
            <text:p>0.998482757208534</text:p>
          </table:table-cell>
          <table:table-cell office:value-type="float" office:value="0.232673925830198" table:style-name="ce1">
            <text:p>0.232673925830198</text:p>
          </table:table-cell>
          <table:table-cell office:value-type="float" office:value="1.16461060527112" table:style-name="ce1">
            <text:p>1.16461060527112</text:p>
          </table:table-cell>
          <table:table-cell office:value-type="float" office:value="0.993102127719536" table:style-name="ce1">
            <text:p>0.993102127719536</text:p>
          </table:table-cell>
          <table:table-cell office:value-type="float" office:value="1.11546216874476" table:style-name="ce1">
            <text:p>1.11546216874476</text:p>
          </table:table-cell>
          <table:table-cell office:value-type="float" office:value="0.424755798737926" table:style-name="ce1">
            <text:p>0.424755798737926</text:p>
          </table:table-cell>
          <table:table-cell office:value-type="float" office:value="0.603929959654966" table:style-name="ce1">
            <text:p>0.603929959654966</text:p>
          </table:table-cell>
          <table:table-cell office:value-type="float" office:value="0.603929959654966" table:style-name="ce1">
            <text:p>0.603929959654966</text:p>
          </table:table-cell>
          <table:table-cell office:value-type="float" office:value="0.603929959654966" table:style-name="ce1">
            <text:p>0.603929959654966</text:p>
          </table:table-cell>
          <table:table-cell office:value-type="float" office:value="0.603929959654966" table:style-name="ce1">
            <text:p>0.603929959654966</text:p>
          </table:table-cell>
          <table:table-cell office:value-type="float" office:value="0.603929959654966" table:style-name="ce1">
            <text:p>0.603929959654966</text:p>
          </table:table-cell>
          <table:table-cell office:value-type="float" office:value="0.603929959654966" table:style-name="ce1">
            <text:p>0.603929959654966</text:p>
          </table:table-cell>
          <table:table-cell office:value-type="float" office:value="0.603929959654966" table:style-name="ce1">
            <text:p>0.603929959654966</text:p>
          </table:table-cell>
          <table:table-cell office:value-type="float" office:value="0.603929959654966" table:style-name="ce1">
            <text:p>0.603929959654966</text:p>
          </table:table-cell>
          <table:table-cell office:value-type="float" office:value="0.603929959654966" table:style-name="ce1">
            <text:p>0.603929959654966</text:p>
          </table:table-cell>
          <table:table-cell office:value-type="float" office:value="0.603929959654966" table:style-name="ce1">
            <text:p>0.603929959654966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354403825752074" table:style-name="ce1">
            <text:p>0.354403825752074</text:p>
          </table:table-cell>
          <table:table-cell office:value-type="float" office:value="0.0466379548307468" table:style-name="ce1">
            <text:p>0.0466379548307468</text:p>
          </table:table-cell>
          <table:table-cell office:value-type="float" office:value="0.291696554708855" table:style-name="ce1">
            <text:p>0.291696554708855</text:p>
          </table:table-cell>
          <table:table-cell office:value-type="float" office:value="0.271528787162855" table:style-name="ce1">
            <text:p>0.271528787162855</text:p>
          </table:table-cell>
          <table:table-cell office:value-type="float" office:value="0.956968730044154" table:style-name="ce1">
            <text:p>0.956968730044154</text:p>
          </table:table-cell>
          <table:table-cell office:value-type="float" office:value="0.151925525945474" table:style-name="ce1">
            <text:p>0.151925525945474</text:p>
          </table:table-cell>
          <table:table-cell office:value-type="float" office:value="0.737527702879168" table:style-name="ce1">
            <text:p>0.737527702879168</text:p>
          </table:table-cell>
          <table:table-cell office:value-type="float" office:value="0.230041848741113" table:style-name="ce1">
            <text:p>0.230041848741113</text:p>
          </table:table-cell>
          <table:table-cell office:value-type="float" office:value="0.0381288170421123" table:style-name="ce1">
            <text:p>0.0381288170421123</text:p>
          </table:table-cell>
          <table:table-cell office:value-type="float" office:value="0.0600607851746702" table:style-name="ce1">
            <text:p>0.0600607851746702</text:p>
          </table:table-cell>
          <table:table-cell office:value-type="float" office:value="0.367597895084182" table:style-name="ce1">
            <text:p>0.367597895084182</text:p>
          </table:table-cell>
          <table:table-cell office:value-type="float" office:value="0.467481489530294" table:style-name="ce1">
            <text:p>0.467481489530294</text:p>
          </table:table-cell>
          <table:table-cell office:value-type="float" office:value="0.454950809159019" table:style-name="ce1">
            <text:p>0.454950809159019</text:p>
          </table:table-cell>
          <table:table-cell office:value-type="float" office:value="0.154549525178125" table:style-name="ce1">
            <text:p>0.154549525178125</text:p>
          </table:table-cell>
          <table:table-cell office:value-type="float" office:value="0.338462387996318" table:style-name="ce1">
            <text:p>0.338462387996318</text:p>
          </table:table-cell>
          <table:table-cell office:value-type="float" office:value="0.374191579300938" table:style-name="ce1">
            <text:p>0.374191579300938</text:p>
          </table:table-cell>
          <table:table-cell office:value-type="float" office:value="0.446574685916187" table:style-name="ce1">
            <text:p>0.446574685916187</text:p>
          </table:table-cell>
          <table:table-cell office:value-type="float" office:value="0.531461669308335" table:style-name="ce1">
            <text:p>0.531461669308335</text:p>
          </table:table-cell>
          <table:table-cell office:value-type="float" office:value="0.254567137596122" table:style-name="ce1">
            <text:p>0.254567137596122</text:p>
          </table:table-cell>
          <table:table-cell office:value-type="float" office:value="0.736334942929389" table:style-name="ce1">
            <text:p>0.736334942929389</text:p>
          </table:table-cell>
          <table:table-cell office:value-type="float" office:value="0.354403825752074" table:style-name="ce1">
            <text:p>0.354403825752074</text:p>
          </table:table-cell>
          <table:table-cell office:value-type="float" office:value="0.41036302991278" table:style-name="ce1">
            <text:p>0.41036302991278</text:p>
          </table:table-cell>
          <table:table-cell office:value-type="float" office:value="0.714342593743011" table:style-name="ce1">
            <text:p>0.714342593743011</text:p>
          </table:table-cell>
          <table:table-cell office:value-type="float" office:value="0.897263723569254" table:style-name="ce1">
            <text:p>0.897263723569254</text:p>
          </table:table-cell>
          <table:table-cell office:value-type="float" office:value="0.585417304789355" table:style-name="ce1">
            <text:p>0.585417304789355</text:p>
          </table:table-cell>
          <table:table-cell office:value-type="float" office:value="0.518515533224215" table:style-name="ce1">
            <text:p>0.518515533224215</text:p>
          </table:table-cell>
          <table:table-cell office:value-type="float" office:value="0.66194156673586" table:style-name="ce1">
            <text:p>0.66194156673586</text:p>
          </table:table-cell>
          <table:table-cell office:value-type="float" office:value="0.699051143150899" table:style-name="ce1">
            <text:p>0.699051143150899</text:p>
          </table:table-cell>
          <table:table-cell office:value-type="float" office:value="0.620060950521705" table:style-name="ce1">
            <text:p>0.620060950521705</text:p>
          </table:table-cell>
          <table:table-cell office:value-type="float" office:value="0.531475071105523" table:style-name="ce1">
            <text:p>0.531475071105523</text:p>
          </table:table-cell>
          <table:table-cell office:value-type="float" office:value="0.69229663736788" table:style-name="ce1">
            <text:p>0.69229663736788</text:p>
          </table:table-cell>
          <table:table-cell office:value-type="float" office:value="0.918585982896204" table:style-name="ce1">
            <text:p>0.918585982896204</text:p>
          </table:table-cell>
          <table:table-cell office:value-type="float" office:value="0.524090680854643" table:style-name="ce1">
            <text:p>0.524090680854643</text:p>
          </table:table-cell>
          <table:table-cell office:value-type="float" office:value="0.682714352378081" table:style-name="ce1">
            <text:p>0.682714352378081</text:p>
          </table:table-cell>
          <table:table-cell office:value-type="float" office:value="0.639895610360729" table:style-name="ce1">
            <text:p>0.639895610360729</text:p>
          </table:table-cell>
          <table:table-cell office:value-type="float" office:value="0.67606706097257" table:style-name="ce1">
            <text:p>0.67606706097257</text:p>
          </table:table-cell>
          <table:table-cell office:value-type="float" office:value="0.606846778493814" table:style-name="ce1">
            <text:p>0.606846778493814</text:p>
          </table:table-cell>
          <table:table-cell office:value-type="float" office:value="0.420494788587309" table:style-name="ce1">
            <text:p>0.420494788587309</text:p>
          </table:table-cell>
          <table:table-cell office:value-type="float" office:value="0.513972323977303" table:style-name="ce1">
            <text:p>0.513972323977303</text:p>
          </table:table-cell>
          <table:table-cell office:value-type="float" office:value="0.459440411217176" table:style-name="ce1">
            <text:p>0.459440411217176</text:p>
          </table:table-cell>
          <table:table-cell office:value-type="float" office:value="0" table:style-name="ce1">
            <text:p>0</text:p>
          </table:table-cell>
          <table:table-cell office:value-type="float" office:value="0.418162875876504" table:style-name="ce1">
            <text:p>0.418162875876504</text:p>
          </table:table-cell>
          <table:table-cell office:value-type="float" office:value="0.891862799302276" table:style-name="ce1">
            <text:p>0.891862799302276</text:p>
          </table:table-cell>
          <table:table-cell office:value-type="float" office:value="0.117225520008069" table:style-name="ce1">
            <text:p>0.117225520008069</text:p>
          </table:table-cell>
          <table:table-cell office:value-type="float" office:value="1.43992507800895" table:style-name="ce1">
            <text:p>1.43992507800895</text:p>
          </table:table-cell>
          <table:table-cell office:value-type="float" office:value="0.811864420748387" table:style-name="ce1">
            <text:p>0.811864420748387</text:p>
          </table:table-cell>
          <table:table-cell office:value-type="float" office:value="1.55593057370551" table:style-name="ce1">
            <text:p>1.55593057370551</text:p>
          </table:table-cell>
          <table:table-cell office:value-type="float" office:value="0.546200329670995" table:style-name="ce1">
            <text:p>0.546200329670995</text:p>
          </table:table-cell>
          <table:table-cell office:value-type="float" office:value="0.809042839086369" table:style-name="ce1">
            <text:p>0.809042839086369</text:p>
          </table:table-cell>
          <table:table-cell office:value-type="float" office:value="1.21427380085313" table:style-name="ce1">
            <text:p>1.21427380085313</text:p>
          </table:table-cell>
          <table:table-cell office:value-type="float" office:value="0.845068380234328" table:style-name="ce1">
            <text:p>0.845068380234328</text:p>
          </table:table-cell>
          <table:table-cell office:value-type="float" office:value="0.607347934993742" table:style-name="ce1">
            <text:p>0.607347934993742</text:p>
          </table:table-cell>
          <table:table-cell office:value-type="float" office:value="0.713733127989844" table:style-name="ce1">
            <text:p>0.713733127989844</text:p>
          </table:table-cell>
          <table:table-cell office:value-type="float" office:value="0.946939568222928" table:style-name="ce1">
            <text:p>0.946939568222928</text:p>
          </table:table-cell>
          <table:table-cell office:value-type="float" office:value="0.7153535954544" table:style-name="ce1">
            <text:p>0.7153535954544</text:p>
          </table:table-cell>
          <table:table-cell office:value-type="float" office:value="0.950108226039501" table:style-name="ce1">
            <text:p>0.950108226039501</text:p>
          </table:table-cell>
          <table:table-cell office:value-type="float" office:value="0.924909767146975" table:style-name="ce1">
            <text:p>0.924909767146975</text:p>
          </table:table-cell>
          <table:table-cell office:value-type="float" office:value="0.224460588384282" table:style-name="ce1">
            <text:p>0.224460588384282</text:p>
          </table:table-cell>
          <table:table-cell office:value-type="float" office:value="1.05130345510934" table:style-name="ce1">
            <text:p>1.05130345510934</text:p>
          </table:table-cell>
          <table:table-cell office:value-type="float" office:value="0.964600122936572" table:style-name="ce1">
            <text:p>0.964600122936572</text:p>
          </table:table-cell>
          <table:table-cell office:value-type="float" office:value="1.01024421461257" table:style-name="ce1">
            <text:p>1.01024421461257</text:p>
          </table:table-cell>
          <table:table-cell office:value-type="float" office:value="0.432552966029987" table:style-name="ce1">
            <text:p>0.432552966029987</text:p>
          </table:table-cell>
          <table:table-cell office:value-type="float" office:value="0.590055519488793" table:style-name="ce1">
            <text:p>0.590055519488793</text:p>
          </table:table-cell>
          <table:table-cell office:value-type="float" office:value="0.590055519488793" table:style-name="ce1">
            <text:p>0.590055519488793</text:p>
          </table:table-cell>
          <table:table-cell office:value-type="float" office:value="0.590055519488793" table:style-name="ce1">
            <text:p>0.590055519488793</text:p>
          </table:table-cell>
          <table:table-cell office:value-type="float" office:value="0.590055519488793" table:style-name="ce1">
            <text:p>0.590055519488793</text:p>
          </table:table-cell>
          <table:table-cell office:value-type="float" office:value="0.590055519488793" table:style-name="ce1">
            <text:p>0.590055519488793</text:p>
          </table:table-cell>
          <table:table-cell office:value-type="float" office:value="0.590055519488793" table:style-name="ce1">
            <text:p>0.590055519488793</text:p>
          </table:table-cell>
          <table:table-cell office:value-type="float" office:value="0.590055519488793" table:style-name="ce1">
            <text:p>0.590055519488793</text:p>
          </table:table-cell>
          <table:table-cell office:value-type="float" office:value="0.590055519488793" table:style-name="ce1">
            <text:p>0.590055519488793</text:p>
          </table:table-cell>
          <table:table-cell office:value-type="float" office:value="0.590055519488793" table:style-name="ce1">
            <text:p>0.590055519488793</text:p>
          </table:table-cell>
          <table:table-cell office:value-type="float" office:value="0.590055519488793" table:style-name="ce1">
            <text:p>0.590055519488793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158080898737302" table:style-name="ce1">
            <text:p>0.158080898737302</text:p>
          </table:table-cell>
          <table:table-cell office:value-type="float" office:value="0.0447175757433293" table:style-name="ce1">
            <text:p>0.0447175757433293</text:p>
          </table:table-cell>
          <table:table-cell office:value-type="float" office:value="0.255610382992296" table:style-name="ce1">
            <text:p>0.255610382992296</text:p>
          </table:table-cell>
          <table:table-cell office:value-type="float" office:value="0.125306803712753" table:style-name="ce1">
            <text:p>0.125306803712753</text:p>
          </table:table-cell>
          <table:table-cell office:value-type="float" office:value="0.976280719792825" table:style-name="ce1">
            <text:p>0.976280719792825</text:p>
          </table:table-cell>
          <table:table-cell office:value-type="float" office:value="0.0700343668867418" table:style-name="ce1">
            <text:p>0.0700343668867418</text:p>
          </table:table-cell>
          <table:table-cell office:value-type="float" office:value="0.547034557641406" table:style-name="ce1">
            <text:p>0.547034557641406</text:p>
          </table:table-cell>
          <table:table-cell office:value-type="float" office:value="0.145811553411203" table:style-name="ce1">
            <text:p>0.145811553411203</text:p>
          </table:table-cell>
          <table:table-cell office:value-type="float" office:value="0.0318163451386334" table:style-name="ce1">
            <text:p>0.0318163451386334</text:p>
          </table:table-cell>
          <table:table-cell office:value-type="float" office:value="0.0498579969263585" table:style-name="ce1">
            <text:p>0.0498579969263585</text:p>
          </table:table-cell>
          <table:table-cell office:value-type="float" office:value="0.0781726830006939" table:style-name="ce1">
            <text:p>0.0781726830006939</text:p>
          </table:table-cell>
          <table:table-cell office:value-type="float" office:value="0.304917689633428" table:style-name="ce1">
            <text:p>0.304917689633428</text:p>
          </table:table-cell>
          <table:table-cell office:value-type="float" office:value="0.182894326231865" table:style-name="ce1">
            <text:p>0.182894326231865</text:p>
          </table:table-cell>
          <table:table-cell office:value-type="float" office:value="0.149590860218369" table:style-name="ce1">
            <text:p>0.149590860218369</text:p>
          </table:table-cell>
          <table:table-cell office:value-type="float" office:value="0.0259994865457477" table:style-name="ce1">
            <text:p>0.0259994865457477</text:p>
          </table:table-cell>
          <table:table-cell office:value-type="float" office:value="0.15696184867206" table:style-name="ce1">
            <text:p>0.15696184867206</text:p>
          </table:table-cell>
          <table:table-cell office:value-type="float" office:value="0.15641237498733" table:style-name="ce1">
            <text:p>0.15641237498733</text:p>
          </table:table-cell>
          <table:table-cell office:value-type="float" office:value="0.293539563820367" table:style-name="ce1">
            <text:p>0.293539563820367</text:p>
          </table:table-cell>
          <table:table-cell office:value-type="float" office:value="0.0589008986435881" table:style-name="ce1">
            <text:p>0.0589008986435881</text:p>
          </table:table-cell>
          <table:table-cell office:value-type="float" office:value="0.437139820695463" table:style-name="ce1">
            <text:p>0.437139820695463</text:p>
          </table:table-cell>
          <table:table-cell office:value-type="float" office:value="0.158080898737302" table:style-name="ce1">
            <text:p>0.158080898737302</text:p>
          </table:table-cell>
          <table:table-cell office:value-type="float" office:value="0.213222593269508" table:style-name="ce1">
            <text:p>0.213222593269508</text:p>
          </table:table-cell>
          <table:table-cell office:value-type="float" office:value="0.331855301982373" table:style-name="ce1">
            <text:p>0.331855301982373</text:p>
          </table:table-cell>
          <table:table-cell office:value-type="float" office:value="0.594182080150654" table:style-name="ce1">
            <text:p>0.594182080150654</text:p>
          </table:table-cell>
          <table:table-cell office:value-type="float" office:value="0.305239332765953" table:style-name="ce1">
            <text:p>0.305239332765953</text:p>
          </table:table-cell>
          <table:table-cell office:value-type="float" office:value="0.263010269824896" table:style-name="ce1">
            <text:p>0.263010269824896</text:p>
          </table:table-cell>
          <table:table-cell office:value-type="float" office:value="0.225927497004234" table:style-name="ce1">
            <text:p>0.225927497004234</text:p>
          </table:table-cell>
          <table:table-cell office:value-type="float" office:value="0.295402413629572" table:style-name="ce1">
            <text:p>0.295402413629572</text:p>
          </table:table-cell>
          <table:table-cell office:value-type="float" office:value="0.285150038780347" table:style-name="ce1">
            <text:p>0.285150038780347</text:p>
          </table:table-cell>
          <table:table-cell office:value-type="float" office:value="0.30854957667152" table:style-name="ce1">
            <text:p>0.30854957667152</text:p>
          </table:table-cell>
          <table:table-cell office:value-type="float" office:value="0.295804467545228" table:style-name="ce1">
            <text:p>0.295804467545228</text:p>
          </table:table-cell>
          <table:table-cell office:value-type="float" office:value="0.490934634610221" table:style-name="ce1">
            <text:p>0.490934634610221</text:p>
          </table:table-cell>
          <table:table-cell office:value-type="float" office:value="0.16935851107145" table:style-name="ce1">
            <text:p>0.16935851107145</text:p>
          </table:table-cell>
          <table:table-cell office:value-type="float" office:value="0.362129961831262" table:style-name="ce1">
            <text:p>0.362129961831262</text:p>
          </table:table-cell>
          <table:table-cell office:value-type="float" office:value="0.162778228651882" table:style-name="ce1">
            <text:p>0.162778228651882</text:p>
          </table:table-cell>
          <table:table-cell office:value-type="float" office:value="0.328772888629011" table:style-name="ce1">
            <text:p>0.328772888629011</text:p>
          </table:table-cell>
          <table:table-cell office:value-type="float" office:value="0.196845597105125" table:style-name="ce1">
            <text:p>0.196845597105125</text:p>
          </table:table-cell>
          <table:table-cell office:value-type="float" office:value="0.134647856353158" table:style-name="ce1">
            <text:p>0.134647856353158</text:p>
          </table:table-cell>
          <table:table-cell office:value-type="float" office:value="0.143010577798801" table:style-name="ce1">
            <text:p>0.143010577798801</text:p>
          </table:table-cell>
          <table:table-cell office:value-type="float" office:value="0.181741771673652" table:style-name="ce1">
            <text:p>0.181741771673652</text:p>
          </table:table-cell>
          <table:table-cell office:value-type="float" office:value="0" table:style-name="ce1">
            <text:p>0</text:p>
          </table:table-cell>
          <table:table-cell office:value-type="float" office:value="0.14784862658386" table:style-name="ce1">
            <text:p>0.14784862658386</text:p>
          </table:table-cell>
          <table:table-cell office:value-type="float" office:value="0.310559846249799" table:style-name="ce1">
            <text:p>0.310559846249799</text:p>
          </table:table-cell>
          <table:table-cell office:value-type="float" office:value="0.0353405391861529" table:style-name="ce1">
            <text:p>0.0353405391861529</text:p>
          </table:table-cell>
          <table:table-cell office:value-type="float" office:value="0.361067017746937" table:style-name="ce1">
            <text:p>0.361067017746937</text:p>
          </table:table-cell>
          <table:table-cell office:value-type="float" office:value="0.451023491650046" table:style-name="ce1">
            <text:p>0.451023491650046</text:p>
          </table:table-cell>
          <table:table-cell office:value-type="float" office:value="0.60715534204134" table:style-name="ce1">
            <text:p>0.60715534204134</text:p>
          </table:table-cell>
          <table:table-cell office:value-type="float" office:value="0.205636707991812" table:style-name="ce1">
            <text:p>0.205636707991812</text:p>
          </table:table-cell>
          <table:table-cell office:value-type="float" office:value="0.272870192204692" table:style-name="ce1">
            <text:p>0.272870192204692</text:p>
          </table:table-cell>
          <table:table-cell office:value-type="float" office:value="0.396620056397573" table:style-name="ce1">
            <text:p>0.396620056397573</text:p>
          </table:table-cell>
          <table:table-cell office:value-type="float" office:value="0.300113261100163" table:style-name="ce1">
            <text:p>0.300113261100163</text:p>
          </table:table-cell>
          <table:table-cell office:value-type="float" office:value="0.266725907567053" table:style-name="ce1">
            <text:p>0.266725907567053</text:p>
          </table:table-cell>
          <table:table-cell office:value-type="float" office:value="0.181942080286073" table:style-name="ce1">
            <text:p>0.181942080286073</text:p>
          </table:table-cell>
          <table:table-cell office:value-type="float" office:value="0.3930298258955" table:style-name="ce1">
            <text:p>0.3930298258955</text:p>
          </table:table-cell>
          <table:table-cell office:value-type="float" office:value="0.201908677889361" table:style-name="ce1">
            <text:p>0.201908677889361</text:p>
          </table:table-cell>
          <table:table-cell office:value-type="float" office:value="0.470175962777985" table:style-name="ce1">
            <text:p>0.470175962777985</text:p>
          </table:table-cell>
          <table:table-cell office:value-type="float" office:value="0.277427300653854" table:style-name="ce1">
            <text:p>0.277427300653854</text:p>
          </table:table-cell>
          <table:table-cell office:value-type="float" office:value="0.0676046527382811" table:style-name="ce1">
            <text:p>0.0676046527382811</text:p>
          </table:table-cell>
          <table:table-cell office:value-type="float" office:value="0.30633814566936" table:style-name="ce1">
            <text:p>0.30633814566936</text:p>
          </table:table-cell>
          <table:table-cell office:value-type="float" office:value="0.451826862706992" table:style-name="ce1">
            <text:p>0.451826862706992</text:p>
          </table:table-cell>
          <table:table-cell office:value-type="float" office:value="0.23470349635316" table:style-name="ce1">
            <text:p>0.23470349635316</text:p>
          </table:table-cell>
          <table:table-cell office:value-type="float" office:value="0.0954349914249256" table:style-name="ce1">
            <text:p>0.0954349914249256</text:p>
          </table:table-cell>
          <table:table-cell office:value-type="float" office:value="0.253727068332788" table:style-name="ce1">
            <text:p>0.253727068332788</text:p>
          </table:table-cell>
          <table:table-cell office:value-type="float" office:value="0.253727068332788" table:style-name="ce1">
            <text:p>0.253727068332788</text:p>
          </table:table-cell>
          <table:table-cell office:value-type="float" office:value="0.253727068332788" table:style-name="ce1">
            <text:p>0.253727068332788</text:p>
          </table:table-cell>
          <table:table-cell office:value-type="float" office:value="0.253727068332788" table:style-name="ce1">
            <text:p>0.253727068332788</text:p>
          </table:table-cell>
          <table:table-cell office:value-type="float" office:value="0.253727068332788" table:style-name="ce1">
            <text:p>0.253727068332788</text:p>
          </table:table-cell>
          <table:table-cell office:value-type="float" office:value="0.253727068332788" table:style-name="ce1">
            <text:p>0.253727068332788</text:p>
          </table:table-cell>
          <table:table-cell office:value-type="float" office:value="0.253727068332788" table:style-name="ce1">
            <text:p>0.253727068332788</text:p>
          </table:table-cell>
          <table:table-cell office:value-type="float" office:value="0.253727068332788" table:style-name="ce1">
            <text:p>0.253727068332788</text:p>
          </table:table-cell>
          <table:table-cell office:value-type="float" office:value="0.253727068332788" table:style-name="ce1">
            <text:p>0.253727068332788</text:p>
          </table:table-cell>
          <table:table-cell office:value-type="float" office:value="0.253727068332788" table:style-name="ce1">
            <text:p>0.253727068332788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.499089628199441" table:style-name="ce1">
            <text:p>0.499089628199441</text:p>
          </table:table-cell>
          <table:table-cell office:value-type="float" office:value="0.0635979995582683" table:style-name="ce1">
            <text:p>0.0635979995582683</text:p>
          </table:table-cell>
          <table:table-cell office:value-type="float" office:value="0.466864846582987" table:style-name="ce1">
            <text:p>0.466864846582987</text:p>
          </table:table-cell>
          <table:table-cell office:value-type="float" office:value="0.373122785975153" table:style-name="ce1">
            <text:p>0.373122785975153</text:p>
          </table:table-cell>
          <table:table-cell office:value-type="float" office:value="1.1137161499612" table:style-name="ce1">
            <text:p>1.1137161499612</text:p>
          </table:table-cell>
          <table:table-cell office:value-type="float" office:value="0.142730007502369" table:style-name="ce1">
            <text:p>0.142730007502369</text:p>
          </table:table-cell>
          <table:table-cell office:value-type="float" office:value="1.14814536693853" table:style-name="ce1">
            <text:p>1.14814536693853</text:p>
          </table:table-cell>
          <table:table-cell office:value-type="float" office:value="0.481392555011988" table:style-name="ce1">
            <text:p>0.481392555011988</text:p>
          </table:table-cell>
          <table:table-cell office:value-type="float" office:value="0.0612910667448674" table:style-name="ce1">
            <text:p>0.0612910667448674</text:p>
          </table:table-cell>
          <table:table-cell office:value-type="float" office:value="0.106089174514443" table:style-name="ce1">
            <text:p>0.106089174514443</text:p>
          </table:table-cell>
          <table:table-cell office:value-type="float" office:value="0.396358151850767" table:style-name="ce1">
            <text:p>0.396358151850767</text:p>
          </table:table-cell>
          <table:table-cell office:value-type="float" office:value="0.783683492396464" table:style-name="ce1">
            <text:p>0.783683492396464</text:p>
          </table:table-cell>
          <table:table-cell office:value-type="float" office:value="0.615316714316965" table:style-name="ce1">
            <text:p>0.615316714316965</text:p>
          </table:table-cell>
          <table:table-cell office:value-type="float" office:value="0.322554454733533" table:style-name="ce1">
            <text:p>0.322554454733533</text:p>
          </table:table-cell>
          <table:table-cell office:value-type="float" office:value="0.3901263161581" table:style-name="ce1">
            <text:p>0.3901263161581</text:p>
          </table:table-cell>
          <table:table-cell office:value-type="float" office:value="0.408312554942935" table:style-name="ce1">
            <text:p>0.408312554942935</text:p>
          </table:table-cell>
          <table:table-cell office:value-type="float" office:value="0.630849397258471" table:style-name="ce1">
            <text:p>0.630849397258471</text:p>
          </table:table-cell>
          <table:table-cell office:value-type="float" office:value="0.611550809306988" table:style-name="ce1">
            <text:p>0.611550809306988</text:p>
          </table:table-cell>
          <table:table-cell office:value-type="float" office:value="0.478846213546167" table:style-name="ce1">
            <text:p>0.478846213546167</text:p>
          </table:table-cell>
          <table:table-cell office:value-type="float" office:value="1.04322269674953" table:style-name="ce1">
            <text:p>1.04322269674953</text:p>
          </table:table-cell>
          <table:table-cell office:value-type="float" office:value="0.499089628199441" table:style-name="ce1">
            <text:p>0.499089628199441</text:p>
          </table:table-cell>
          <table:table-cell office:value-type="float" office:value="0.698032606564571" table:style-name="ce1">
            <text:p>0.698032606564571</text:p>
          </table:table-cell>
          <table:table-cell office:value-type="float" office:value="1.17803137466895" table:style-name="ce1">
            <text:p>1.17803137466895</text:p>
          </table:table-cell>
          <table:table-cell office:value-type="float" office:value="1.16201622702866" table:style-name="ce1">
            <text:p>1.16201622702866</text:p>
          </table:table-cell>
          <table:table-cell office:value-type="float" office:value="0.842919435969766" table:style-name="ce1">
            <text:p>0.842919435969766</text:p>
          </table:table-cell>
          <table:table-cell office:value-type="float" office:value="0.678734018613088" table:style-name="ce1">
            <text:p>0.678734018613088</text:p>
          </table:table-cell>
          <table:table-cell office:value-type="float" office:value="0.872054943057629" table:style-name="ce1">
            <text:p>0.872054943057629</text:p>
          </table:table-cell>
          <table:table-cell office:value-type="float" office:value="1.04126603436001" table:style-name="ce1">
            <text:p>1.04126603436001</text:p>
          </table:table-cell>
          <table:table-cell office:value-type="float" office:value="1.04690819097638" table:style-name="ce1">
            <text:p>1.04690819097638</text:p>
          </table:table-cell>
          <table:table-cell office:value-type="float" office:value="0.825389885247169" table:style-name="ce1">
            <text:p>0.825389885247169</text:p>
          </table:table-cell>
          <table:table-cell office:value-type="float" office:value="0.931036252484349" table:style-name="ce1">
            <text:p>0.931036252484349</text:p>
          </table:table-cell>
          <table:table-cell office:value-type="float" office:value="1.20747512309215" table:style-name="ce1">
            <text:p>1.20747512309215</text:p>
          </table:table-cell>
          <table:table-cell office:value-type="float" office:value="0.733976226624207" table:style-name="ce1">
            <text:p>0.733976226624207</text:p>
          </table:table-cell>
          <table:table-cell office:value-type="float" office:value="0.909405751822062" table:style-name="ce1">
            <text:p>0.909405751822062</text:p>
          </table:table-cell>
          <table:table-cell office:value-type="float" office:value="0.79502141281796" table:style-name="ce1">
            <text:p>0.79502141281796</text:p>
          </table:table-cell>
          <table:table-cell office:value-type="float" office:value="0.937361900757334" table:style-name="ce1">
            <text:p>0.937361900757334</text:p>
          </table:table-cell>
          <table:table-cell office:value-type="float" office:value="0.68162880680581" table:style-name="ce1">
            <text:p>0.68162880680581</text:p>
          </table:table-cell>
          <table:table-cell office:value-type="float" office:value="0.478537972210831" table:style-name="ce1">
            <text:p>0.478537972210831</text:p>
          </table:table-cell>
          <table:table-cell office:value-type="float" office:value="0.635741053232285" table:style-name="ce1">
            <text:p>0.635741053232285</text:p>
          </table:table-cell>
          <table:table-cell office:value-type="float" office:value="0.679310295892195" table:style-name="ce1">
            <text:p>0.679310295892195</text:p>
          </table:table-cell>
          <table:table-cell office:value-type="float" office:value="0" table:style-name="ce1">
            <text:p>0</text:p>
          </table:table-cell>
          <table:table-cell office:value-type="float" office:value="0.738948293381152" table:style-name="ce1">
            <text:p>0.738948293381152</text:p>
          </table:table-cell>
          <table:table-cell office:value-type="float" office:value="1.6857584611564" table:style-name="ce1">
            <text:p>1.6857584611564</text:p>
          </table:table-cell>
          <table:table-cell office:value-type="float" office:value="0.405538382924909" table:style-name="ce1">
            <text:p>0.405538382924909</text:p>
          </table:table-cell>
          <table:table-cell office:value-type="float" office:value="1.51490404042734" table:style-name="ce1">
            <text:p>1.51490404042734</text:p>
          </table:table-cell>
          <table:table-cell office:value-type="float" office:value="1.25557200846582" table:style-name="ce1">
            <text:p>1.25557200846582</text:p>
          </table:table-cell>
          <table:table-cell office:value-type="float" office:value="1.85767341356684" table:style-name="ce1">
            <text:p>1.85767341356684</text:p>
          </table:table-cell>
          <table:table-cell office:value-type="float" office:value="0.930332010731071" table:style-name="ce1">
            <text:p>0.930332010731071</text:p>
          </table:table-cell>
          <table:table-cell office:value-type="float" office:value="0.819758833610046" table:style-name="ce1">
            <text:p>0.819758833610046</text:p>
          </table:table-cell>
          <table:table-cell office:value-type="float" office:value="1.46849103708543" table:style-name="ce1">
            <text:p>1.46849103708543</text:p>
          </table:table-cell>
          <table:table-cell office:value-type="float" office:value="0.921935600469598" table:style-name="ce1">
            <text:p>0.921935600469598</text:p>
          </table:table-cell>
          <table:table-cell office:value-type="float" office:value="0.717019035344535" table:style-name="ce1">
            <text:p>0.717019035344535</text:p>
          </table:table-cell>
          <table:table-cell office:value-type="float" office:value="0.853164876982358" table:style-name="ce1">
            <text:p>0.853164876982358</text:p>
          </table:table-cell>
          <table:table-cell office:value-type="float" office:value="1.44438348074482" table:style-name="ce1">
            <text:p>1.44438348074482</text:p>
          </table:table-cell>
          <table:table-cell office:value-type="float" office:value="0.953960523130633" table:style-name="ce1">
            <text:p>0.953960523130633</text:p>
          </table:table-cell>
          <table:table-cell office:value-type="float" office:value="1.07393045495354" table:style-name="ce1">
            <text:p>1.07393045495354</text:p>
          </table:table-cell>
          <table:table-cell office:value-type="float" office:value="0.928596629958296" table:style-name="ce1">
            <text:p>0.928596629958296</text:p>
          </table:table-cell>
          <table:table-cell office:value-type="float" office:value="0.442368811173101" table:style-name="ce1">
            <text:p>0.442368811173101</text:p>
          </table:table-cell>
          <table:table-cell office:value-type="float" office:value="1.31325323267408" table:style-name="ce1">
            <text:p>1.31325323267408</text:p>
          </table:table-cell>
          <table:table-cell office:value-type="float" office:value="0.947312021674774" table:style-name="ce1">
            <text:p>0.947312021674774</text:p>
          </table:table-cell>
          <table:table-cell office:value-type="float" office:value="1.01462464567553" table:style-name="ce1">
            <text:p>1.01462464567553</text:p>
          </table:table-cell>
          <table:table-cell office:value-type="float" office:value="0.627482148331511" table:style-name="ce1">
            <text:p>0.627482148331511</text:p>
          </table:table-cell>
          <table:table-cell office:value-type="float" office:value="0.788480733308642" table:style-name="ce1">
            <text:p>0.788480733308642</text:p>
          </table:table-cell>
          <table:table-cell office:value-type="float" office:value="0.788480733308642" table:style-name="ce1">
            <text:p>0.788480733308642</text:p>
          </table:table-cell>
          <table:table-cell office:value-type="float" office:value="0.788480733308642" table:style-name="ce1">
            <text:p>0.788480733308642</text:p>
          </table:table-cell>
          <table:table-cell office:value-type="float" office:value="0.788480733308642" table:style-name="ce1">
            <text:p>0.788480733308642</text:p>
          </table:table-cell>
          <table:table-cell office:value-type="float" office:value="0.788480733308642" table:style-name="ce1">
            <text:p>0.788480733308642</text:p>
          </table:table-cell>
          <table:table-cell office:value-type="float" office:value="0.788480733308642" table:style-name="ce1">
            <text:p>0.788480733308642</text:p>
          </table:table-cell>
          <table:table-cell office:value-type="float" office:value="0.788480733308642" table:style-name="ce1">
            <text:p>0.788480733308642</text:p>
          </table:table-cell>
          <table:table-cell office:value-type="float" office:value="0.788480733308642" table:style-name="ce1">
            <text:p>0.788480733308642</text:p>
          </table:table-cell>
          <table:table-cell office:value-type="float" office:value="0.788480733308642" table:style-name="ce1">
            <text:p>0.788480733308642</text:p>
          </table:table-cell>
          <table:table-cell office:value-type="float" office:value="0.788480733308642" table:style-name="ce1">
            <text:p>0.788480733308642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.441368087708444" table:style-name="ce1">
            <text:p>0.441368087708444</text:p>
          </table:table-cell>
          <table:table-cell office:value-type="float" office:value="0.0672095511968632" table:style-name="ce1">
            <text:p>0.0672095511968632</text:p>
          </table:table-cell>
          <table:table-cell office:value-type="float" office:value="0.496936656346787" table:style-name="ce1">
            <text:p>0.496936656346787</text:p>
          </table:table-cell>
          <table:table-cell office:value-type="float" office:value="0.302943437385093" table:style-name="ce1">
            <text:p>0.302943437385093</text:p>
          </table:table-cell>
          <table:table-cell office:value-type="float" office:value="1.07546742078513" table:style-name="ce1">
            <text:p>1.07546742078513</text:p>
          </table:table-cell>
          <table:table-cell office:value-type="float" office:value="0.127503259770523" table:style-name="ce1">
            <text:p>0.127503259770523</text:p>
          </table:table-cell>
          <table:table-cell office:value-type="float" office:value="1.10587609860591" table:style-name="ce1">
            <text:p>1.10587609860591</text:p>
          </table:table-cell>
          <table:table-cell office:value-type="float" office:value="0.467923748837515" table:style-name="ce1">
            <text:p>0.467923748837515</text:p>
          </table:table-cell>
          <table:table-cell office:value-type="float" office:value="0.056434366085076" table:style-name="ce1">
            <text:p>0.056434366085076</text:p>
          </table:table-cell>
          <table:table-cell office:value-type="float" office:value="0.0937615797274727" table:style-name="ce1">
            <text:p>0.0937615797274727</text:p>
          </table:table-cell>
          <table:table-cell office:value-type="float" office:value="0.188657099022933" table:style-name="ce1">
            <text:p>0.188657099022933</text:p>
          </table:table-cell>
          <table:table-cell office:value-type="float" office:value="0.856147009794844" table:style-name="ce1">
            <text:p>0.856147009794844</text:p>
          </table:table-cell>
          <table:table-cell office:value-type="float" office:value="0.512859974810655" table:style-name="ce1">
            <text:p>0.512859974810655</text:p>
          </table:table-cell>
          <table:table-cell office:value-type="float" office:value="0.23462526337959" table:style-name="ce1">
            <text:p>0.23462526337959</text:p>
          </table:table-cell>
          <table:table-cell office:value-type="float" office:value="0.220124518821601" table:style-name="ce1">
            <text:p>0.220124518821601</text:p>
          </table:table-cell>
          <table:table-cell office:value-type="float" office:value="0.306378485526978" table:style-name="ce1">
            <text:p>0.306378485526978</text:p>
          </table:table-cell>
          <table:table-cell office:value-type="float" office:value="0.543952144288045" table:style-name="ce1">
            <text:p>0.543952144288045</text:p>
          </table:table-cell>
          <table:table-cell office:value-type="float" office:value="0.558399281657279" table:style-name="ce1">
            <text:p>0.558399281657279</text:p>
          </table:table-cell>
          <table:table-cell office:value-type="float" office:value="0.391801540806666" table:style-name="ce1">
            <text:p>0.391801540806666</text:p>
          </table:table-cell>
          <table:table-cell office:value-type="float" office:value="0.978130167804842" table:style-name="ce1">
            <text:p>0.978130167804842</text:p>
          </table:table-cell>
          <table:table-cell office:value-type="float" office:value="0.441368087708444" table:style-name="ce1">
            <text:p>0.441368087708444</text:p>
          </table:table-cell>
          <table:table-cell office:value-type="float" office:value="0.675450578301898" table:style-name="ce1">
            <text:p>0.675450578301898</text:p>
          </table:table-cell>
          <table:table-cell office:value-type="float" office:value="1.06474598303431" table:style-name="ce1">
            <text:p>1.06474598303431</text:p>
          </table:table-cell>
          <table:table-cell office:value-type="float" office:value="1.15739260699862" table:style-name="ce1">
            <text:p>1.15739260699862</text:p>
          </table:table-cell>
          <table:table-cell office:value-type="float" office:value="0.7839917337318" table:style-name="ce1">
            <text:p>0.7839917337318</text:p>
          </table:table-cell>
          <table:table-cell office:value-type="float" office:value="0.736696791453479" table:style-name="ce1">
            <text:p>0.736696791453479</text:p>
          </table:table-cell>
          <table:table-cell office:value-type="float" office:value="0.724259923662523" table:style-name="ce1">
            <text:p>0.724259923662523</text:p>
          </table:table-cell>
          <table:table-cell office:value-type="float" office:value="1.0507411049723" table:style-name="ce1">
            <text:p>1.0507411049723</text:p>
          </table:table-cell>
          <table:table-cell office:value-type="float" office:value="0.862378845487511" table:style-name="ce1">
            <text:p>0.862378845487511</text:p>
          </table:table-cell>
          <table:table-cell office:value-type="float" office:value="0.733574172708552" table:style-name="ce1">
            <text:p>0.733574172708552</text:p>
          </table:table-cell>
          <table:table-cell office:value-type="float" office:value="0.794873993048886" table:style-name="ce1">
            <text:p>0.794873993048886</text:p>
          </table:table-cell>
          <table:table-cell office:value-type="float" office:value="1.10969561080464" table:style-name="ce1">
            <text:p>1.10969561080464</text:p>
          </table:table-cell>
          <table:table-cell office:value-type="float" office:value="0.56048996201869" table:style-name="ce1">
            <text:p>0.56048996201869</text:p>
          </table:table-cell>
          <table:table-cell office:value-type="float" office:value="0.797165700368125" table:style-name="ce1">
            <text:p>0.797165700368125</text:p>
          </table:table-cell>
          <table:table-cell office:value-type="float" office:value="0.502996252079898" table:style-name="ce1">
            <text:p>0.502996252079898</text:p>
          </table:table-cell>
          <table:table-cell office:value-type="float" office:value="0.840654532244904" table:style-name="ce1">
            <text:p>0.840654532244904</text:p>
          </table:table-cell>
          <table:table-cell office:value-type="float" office:value="0.560838408745592" table:style-name="ce1">
            <text:p>0.560838408745592</text:p>
          </table:table-cell>
          <table:table-cell office:value-type="float" office:value="0.387821207041673" table:style-name="ce1">
            <text:p>0.387821207041673</text:p>
          </table:table-cell>
          <table:table-cell office:value-type="float" office:value="0.457443543436085" table:style-name="ce1">
            <text:p>0.457443543436085</text:p>
          </table:table-cell>
          <table:table-cell office:value-type="float" office:value="0.642361541043418" table:style-name="ce1">
            <text:p>0.642361541043418</text:p>
          </table:table-cell>
          <table:table-cell office:value-type="float" office:value="0" table:style-name="ce1">
            <text:p>0</text:p>
          </table:table-cell>
          <table:table-cell office:value-type="float" office:value="0.606444724578159" table:style-name="ce1">
            <text:p>0.606444724578159</text:p>
          </table:table-cell>
          <table:table-cell office:value-type="float" office:value="1.02523748492252" table:style-name="ce1">
            <text:p>1.02523748492252</text:p>
          </table:table-cell>
          <table:table-cell office:value-type="float" office:value="0.233204672877606" table:style-name="ce1">
            <text:p>0.233204672877606</text:p>
          </table:table-cell>
          <table:table-cell office:value-type="float" office:value="1.43344291612198" table:style-name="ce1">
            <text:p>1.43344291612198</text:p>
          </table:table-cell>
          <table:table-cell office:value-type="float" office:value="1.04958749424761" table:style-name="ce1">
            <text:p>1.04958749424761</text:p>
          </table:table-cell>
          <table:table-cell office:value-type="float" office:value="1.3612575006068" table:style-name="ce1">
            <text:p>1.3612575006068</text:p>
          </table:table-cell>
          <table:table-cell office:value-type="float" office:value="0.467830913609869" table:style-name="ce1">
            <text:p>0.467830913609869</text:p>
          </table:table-cell>
          <table:table-cell office:value-type="float" office:value="0.805643624581515" table:style-name="ce1">
            <text:p>0.805643624581515</text:p>
          </table:table-cell>
          <table:table-cell office:value-type="float" office:value="1.14678505432078" table:style-name="ce1">
            <text:p>1.14678505432078</text:p>
          </table:table-cell>
          <table:table-cell office:value-type="float" office:value="0.670581793617406" table:style-name="ce1">
            <text:p>0.670581793617406</text:p>
          </table:table-cell>
          <table:table-cell office:value-type="float" office:value="0.499903553766617" table:style-name="ce1">
            <text:p>0.499903553766617</text:p>
          </table:table-cell>
          <table:table-cell office:value-type="float" office:value="0.583553433459767" table:style-name="ce1">
            <text:p>0.583553433459767</text:p>
          </table:table-cell>
          <table:table-cell office:value-type="float" office:value="0.843368889793396" table:style-name="ce1">
            <text:p>0.843368889793396</text:p>
          </table:table-cell>
          <table:table-cell office:value-type="float" office:value="0.569582574236198" table:style-name="ce1">
            <text:p>0.569582574236198</text:p>
          </table:table-cell>
          <table:table-cell office:value-type="float" office:value="1.00588402114112" table:style-name="ce1">
            <text:p>1.00588402114112</text:p>
          </table:table-cell>
          <table:table-cell office:value-type="float" office:value="0.898472055103866" table:style-name="ce1">
            <text:p>0.898472055103866</text:p>
          </table:table-cell>
          <table:table-cell office:value-type="float" office:value="0.48822643426198" table:style-name="ce1">
            <text:p>0.48822643426198</text:p>
          </table:table-cell>
          <table:table-cell office:value-type="float" office:value="0.851263769901035" table:style-name="ce1">
            <text:p>0.851263769901035</text:p>
          </table:table-cell>
          <table:table-cell office:value-type="float" office:value="1.08663893235051" table:style-name="ce1">
            <text:p>1.08663893235051</text:p>
          </table:table-cell>
          <table:table-cell office:value-type="float" office:value="1.11435245954215" table:style-name="ce1">
            <text:p>1.11435245954215</text:p>
          </table:table-cell>
          <table:table-cell office:value-type="float" office:value="0.497938200363038" table:style-name="ce1">
            <text:p>0.497938200363038</text:p>
          </table:table-cell>
          <table:table-cell office:value-type="float" office:value="0.663720012494476" table:style-name="ce1">
            <text:p>0.663720012494476</text:p>
          </table:table-cell>
          <table:table-cell office:value-type="float" office:value="0.663720012494476" table:style-name="ce1">
            <text:p>0.663720012494476</text:p>
          </table:table-cell>
          <table:table-cell office:value-type="float" office:value="0.663720012494476" table:style-name="ce1">
            <text:p>0.663720012494476</text:p>
          </table:table-cell>
          <table:table-cell office:value-type="float" office:value="0.663720012494476" table:style-name="ce1">
            <text:p>0.663720012494476</text:p>
          </table:table-cell>
          <table:table-cell office:value-type="float" office:value="0.663720012494476" table:style-name="ce1">
            <text:p>0.663720012494476</text:p>
          </table:table-cell>
          <table:table-cell office:value-type="float" office:value="0.663720012494476" table:style-name="ce1">
            <text:p>0.663720012494476</text:p>
          </table:table-cell>
          <table:table-cell office:value-type="float" office:value="0.663720012494476" table:style-name="ce1">
            <text:p>0.663720012494476</text:p>
          </table:table-cell>
          <table:table-cell office:value-type="float" office:value="0.663720012494476" table:style-name="ce1">
            <text:p>0.663720012494476</text:p>
          </table:table-cell>
          <table:table-cell office:value-type="float" office:value="0.663720012494476" table:style-name="ce1">
            <text:p>0.663720012494476</text:p>
          </table:table-cell>
          <table:table-cell office:value-type="float" office:value="0.663720012494476" table:style-name="ce1">
            <text:p>0.663720012494476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.552140298734411" table:style-name="ce1">
            <text:p>0.552140298734411</text:p>
          </table:table-cell>
          <table:table-cell office:value-type="float" office:value="0.0667647666211323" table:style-name="ce1">
            <text:p>0.0667647666211323</text:p>
          </table:table-cell>
          <table:table-cell office:value-type="float" office:value="0.437544832063283" table:style-name="ce1">
            <text:p>0.437544832063283</text:p>
          </table:table-cell>
          <table:table-cell office:value-type="float" office:value="0.404441110780099" table:style-name="ce1">
            <text:p>0.404441110780099</text:p>
          </table:table-cell>
          <table:table-cell office:value-type="float" office:value="1.02186023203101" table:style-name="ce1">
            <text:p>1.02186023203101</text:p>
          </table:table-cell>
          <table:table-cell office:value-type="float" office:value="0.167322010409563" table:style-name="ce1">
            <text:p>0.167322010409563</text:p>
          </table:table-cell>
          <table:table-cell office:value-type="float" office:value="0.989950552925125" table:style-name="ce1">
            <text:p>0.989950552925125</text:p>
          </table:table-cell>
          <table:table-cell office:value-type="float" office:value="0.4913098849315" table:style-name="ce1">
            <text:p>0.4913098849315</text:p>
          </table:table-cell>
          <table:table-cell office:value-type="float" office:value="0.0533183961464598" table:style-name="ce1">
            <text:p>0.0533183961464598</text:p>
          </table:table-cell>
          <table:table-cell office:value-type="float" office:value="0.0879298220729732" table:style-name="ce1">
            <text:p>0.0879298220729732</text:p>
          </table:table-cell>
          <table:table-cell office:value-type="float" office:value="0.379244056841014" table:style-name="ce1">
            <text:p>0.379244056841014</text:p>
          </table:table-cell>
          <table:table-cell office:value-type="float" office:value="0.786444262617301" table:style-name="ce1">
            <text:p>0.786444262617301</text:p>
          </table:table-cell>
          <table:table-cell office:value-type="float" office:value="0.650295404979028" table:style-name="ce1">
            <text:p>0.650295404979028</text:p>
          </table:table-cell>
          <table:table-cell office:value-type="float" office:value="0.245159075969774" table:style-name="ce1">
            <text:p>0.245159075969774</text:p>
          </table:table-cell>
          <table:table-cell office:value-type="float" office:value="0.469464955514196" table:style-name="ce1">
            <text:p>0.469464955514196</text:p>
          </table:table-cell>
          <table:table-cell office:value-type="float" office:value="0.398649859170005" table:style-name="ce1">
            <text:p>0.398649859170005</text:p>
          </table:table-cell>
          <table:table-cell office:value-type="float" office:value="0.625220642439289" table:style-name="ce1">
            <text:p>0.625220642439289</text:p>
          </table:table-cell>
          <table:table-cell office:value-type="float" office:value="0.641423415240221" table:style-name="ce1">
            <text:p>0.641423415240221</text:p>
          </table:table-cell>
          <table:table-cell office:value-type="float" office:value="0.627204108423191" table:style-name="ce1">
            <text:p>0.627204108423191</text:p>
          </table:table-cell>
          <table:table-cell office:value-type="float" office:value="0.988556766017518" table:style-name="ce1">
            <text:p>0.988556766017518</text:p>
          </table:table-cell>
          <table:table-cell office:value-type="float" office:value="0.552140298734411" table:style-name="ce1">
            <text:p>0.552140298734411</text:p>
          </table:table-cell>
          <table:table-cell office:value-type="float" office:value="0.753784082868854" table:style-name="ce1">
            <text:p>0.753784082868854</text:p>
          </table:table-cell>
          <table:table-cell office:value-type="float" office:value="1.25676693315156" table:style-name="ce1">
            <text:p>1.25676693315156</text:p>
          </table:table-cell>
          <table:table-cell office:value-type="float" office:value="1.28130562380376" table:style-name="ce1">
            <text:p>1.28130562380376</text:p>
          </table:table-cell>
          <table:table-cell office:value-type="float" office:value="1.03055799840637" table:style-name="ce1">
            <text:p>1.03055799840637</text:p>
          </table:table-cell>
          <table:table-cell office:value-type="float" office:value="0.836339153550197" table:style-name="ce1">
            <text:p>0.836339153550197</text:p>
          </table:table-cell>
          <table:table-cell office:value-type="float" office:value="1.01407378786448" table:style-name="ce1">
            <text:p>1.01407378786448</text:p>
          </table:table-cell>
          <table:table-cell office:value-type="float" office:value="1.2217882424895" table:style-name="ce1">
            <text:p>1.2217882424895</text:p>
          </table:table-cell>
          <table:table-cell office:value-type="float" office:value="1.30234644538975" table:style-name="ce1">
            <text:p>1.30234644538975</text:p>
          </table:table-cell>
          <table:table-cell office:value-type="float" office:value="0.734297869756732" table:style-name="ce1">
            <text:p>0.734297869756732</text:p>
          </table:table-cell>
          <table:table-cell office:value-type="float" office:value="0.949691554170782" table:style-name="ce1">
            <text:p>0.949691554170782</text:p>
          </table:table-cell>
          <table:table-cell office:value-type="float" office:value="1.23402408332263" table:style-name="ce1">
            <text:p>1.23402408332263</text:p>
          </table:table-cell>
          <table:table-cell office:value-type="float" office:value="0.763058126523317" table:style-name="ce1">
            <text:p>0.763058126523317</text:p>
          </table:table-cell>
          <table:table-cell office:value-type="float" office:value="0.896312195968868" table:style-name="ce1">
            <text:p>0.896312195968868</text:p>
          </table:table-cell>
          <table:table-cell office:value-type="float" office:value="0.872966265266449" table:style-name="ce1">
            <text:p>0.872966265266449</text:p>
          </table:table-cell>
          <table:table-cell office:value-type="float" office:value="0.857326367947435" table:style-name="ce1">
            <text:p>0.857326367947435</text:p>
          </table:table-cell>
          <table:table-cell office:value-type="float" office:value="0.820096175357699" table:style-name="ce1">
            <text:p>0.820096175357699</text:p>
          </table:table-cell>
          <table:table-cell office:value-type="float" office:value="0.686935918492468" table:style-name="ce1">
            <text:p>0.686935918492468</text:p>
          </table:table-cell>
          <table:table-cell office:value-type="float" office:value="0.84069473763647" table:style-name="ce1">
            <text:p>0.84069473763647</text:p>
          </table:table-cell>
          <table:table-cell office:value-type="float" office:value="0.795423466733616" table:style-name="ce1">
            <text:p>0.795423466733616</text:p>
          </table:table-cell>
          <table:table-cell office:value-type="float" office:value="0" table:style-name="ce1">
            <text:p>0</text:p>
          </table:table-cell>
          <table:table-cell office:value-type="float" office:value="0.869052940487399" table:style-name="ce1">
            <text:p>0.869052940487399</text:p>
          </table:table-cell>
          <table:table-cell office:value-type="float" office:value="1.814750759096" table:style-name="ce1">
            <text:p>1.814750759096</text:p>
          </table:table-cell>
          <table:table-cell office:value-type="float" office:value="0.503317895212422" table:style-name="ce1">
            <text:p>0.503317895212422</text:p>
          </table:table-cell>
          <table:table-cell office:value-type="float" office:value="1.58166677431532" table:style-name="ce1">
            <text:p>1.58166677431532</text:p>
          </table:table-cell>
          <table:table-cell office:value-type="float" office:value="1.47339361553109" table:style-name="ce1">
            <text:p>1.47339361553109</text:p>
          </table:table-cell>
          <table:table-cell office:value-type="float" office:value="1.77721272131051" table:style-name="ce1">
            <text:p>1.77721272131051</text:p>
          </table:table-cell>
          <table:table-cell office:value-type="float" office:value="0.811968675007685" table:style-name="ce1">
            <text:p>0.811968675007685</text:p>
          </table:table-cell>
          <table:table-cell office:value-type="float" office:value="0.70463906107441" table:style-name="ce1">
            <text:p>0.70463906107441</text:p>
          </table:table-cell>
          <table:table-cell office:value-type="float" office:value="1.27783949173125" table:style-name="ce1">
            <text:p>1.27783949173125</text:p>
          </table:table-cell>
          <table:table-cell office:value-type="float" office:value="1.00615143185608" table:style-name="ce1">
            <text:p>1.00615143185608</text:p>
          </table:table-cell>
          <table:table-cell office:value-type="float" office:value="0.834175416295707" table:style-name="ce1">
            <text:p>0.834175416295707</text:p>
          </table:table-cell>
          <table:table-cell office:value-type="float" office:value="0.757952703484168" table:style-name="ce1">
            <text:p>0.757952703484168</text:p>
          </table:table-cell>
          <table:table-cell office:value-type="float" office:value="1.12984221863536" table:style-name="ce1">
            <text:p>1.12984221863536</text:p>
          </table:table-cell>
          <table:table-cell office:value-type="float" office:value="0.7567048646887" table:style-name="ce1">
            <text:p>0.7567048646887</text:p>
          </table:table-cell>
          <table:table-cell office:value-type="float" office:value="1.19198698528528" table:style-name="ce1">
            <text:p>1.19198698528528</text:p>
          </table:table-cell>
          <table:table-cell office:value-type="float" office:value="0.673965822627908" table:style-name="ce1">
            <text:p>0.673965822627908</text:p>
          </table:table-cell>
          <table:table-cell office:value-type="float" office:value="0.517839958825732" table:style-name="ce1">
            <text:p>0.517839958825732</text:p>
          </table:table-cell>
          <table:table-cell office:value-type="float" office:value="0.942376736010511" table:style-name="ce1">
            <text:p>0.942376736010511</text:p>
          </table:table-cell>
          <table:table-cell office:value-type="float" office:value="0.813708874254629" table:style-name="ce1">
            <text:p>0.813708874254629</text:p>
          </table:table-cell>
          <table:table-cell office:value-type="float" office:value="0.827580239287322" table:style-name="ce1">
            <text:p>0.827580239287322</text:p>
          </table:table-cell>
          <table:table-cell office:value-type="float" office:value="0.387726554819075" table:style-name="ce1">
            <text:p>0.387726554819075</text:p>
          </table:table-cell>
          <table:table-cell office:value-type="float" office:value="0.7973875406645" table:style-name="ce1">
            <text:p>0.7973875406645</text:p>
          </table:table-cell>
          <table:table-cell office:value-type="float" office:value="0.7973875406645" table:style-name="ce1">
            <text:p>0.7973875406645</text:p>
          </table:table-cell>
          <table:table-cell office:value-type="float" office:value="0.7973875406645" table:style-name="ce1">
            <text:p>0.7973875406645</text:p>
          </table:table-cell>
          <table:table-cell office:value-type="float" office:value="0.7973875406645" table:style-name="ce1">
            <text:p>0.7973875406645</text:p>
          </table:table-cell>
          <table:table-cell office:value-type="float" office:value="0.7973875406645" table:style-name="ce1">
            <text:p>0.7973875406645</text:p>
          </table:table-cell>
          <table:table-cell office:value-type="float" office:value="0.7973875406645" table:style-name="ce1">
            <text:p>0.7973875406645</text:p>
          </table:table-cell>
          <table:table-cell office:value-type="float" office:value="0.7973875406645" table:style-name="ce1">
            <text:p>0.7973875406645</text:p>
          </table:table-cell>
          <table:table-cell office:value-type="float" office:value="0.7973875406645" table:style-name="ce1">
            <text:p>0.7973875406645</text:p>
          </table:table-cell>
          <table:table-cell office:value-type="float" office:value="0.7973875406645" table:style-name="ce1">
            <text:p>0.7973875406645</text:p>
          </table:table-cell>
          <table:table-cell office:value-type="float" office:value="0.7973875406645" table:style-name="ce1">
            <text:p>0.7973875406645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Calculated sh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0718365732207826" table:style-name="ce1">
            <text:p>0.0718365732207826</text:p>
          </table:table-cell>
          <table:table-cell office:value-type="float" office:value="0.192131144148982" table:style-name="ce1">
            <text:p>0.192131144148982</text:p>
          </table:table-cell>
          <table:table-cell office:value-type="float" office:value="0.0938000811705439" table:style-name="ce1">
            <text:p>0.0938000811705439</text:p>
          </table:table-cell>
          <table:table-cell office:value-type="float" office:value="0.0549044486175924" table:style-name="ce1">
            <text:p>0.0549044486175924</text:p>
          </table:table-cell>
          <table:table-cell office:value-type="float" office:value="0.309710813464923" table:style-name="ce1">
            <text:p>0.309710813464923</text:p>
          </table:table-cell>
          <table:table-cell office:value-type="float" office:value="0.362722839683224" table:style-name="ce1">
            <text:p>0.362722839683224</text:p>
          </table:table-cell>
          <table:table-cell office:value-type="float" office:value="0.205811667044027" table:style-name="ce1">
            <text:p>0.205811667044027</text:p>
          </table:table-cell>
          <table:table-cell office:value-type="float" office:value="0.0583542519714538" table:style-name="ce1">
            <text:p>0.0583542519714538</text:p>
          </table:table-cell>
          <table:table-cell office:value-type="float" office:value="0.121018237402095" table:style-name="ce1">
            <text:p>0.121018237402095</text:p>
          </table:table-cell>
          <table:table-cell office:value-type="float" office:value="0.217869702048555" table:style-name="ce1">
            <text:p>0.217869702048555</text:p>
          </table:table-cell>
          <table:table-cell office:value-type="float" office:value="0.0611705590768692" table:style-name="ce1">
            <text:p>0.0611705590768692</text:p>
          </table:table-cell>
          <table:table-cell office:value-type="float" office:value="0.125931794479628" table:style-name="ce1">
            <text:p>0.125931794479628</text:p>
          </table:table-cell>
          <table:table-cell office:value-type="float" office:value="0.110840813361576" table:style-name="ce1">
            <text:p>0.110840813361576</text:p>
          </table:table-cell>
          <table:table-cell office:value-type="float" office:value="0.0636642123404202" table:style-name="ce1">
            <text:p>0.0636642123404202</text:p>
          </table:table-cell>
          <table:table-cell office:value-type="float" office:value="0.0467617603673301" table:style-name="ce1">
            <text:p>0.0467617603673301</text:p>
          </table:table-cell>
          <table:table-cell office:value-type="float" office:value="0.0781144951153419" table:style-name="ce1">
            <text:p>0.0781144951153419</text:p>
          </table:table-cell>
          <table:table-cell office:value-type="float" office:value="0.110863860064566" table:style-name="ce1">
            <text:p>0.110863860064566</text:p>
          </table:table-cell>
          <table:table-cell office:value-type="float" office:value="0.119852074230785" table:style-name="ce1">
            <text:p>0.119852074230785</text:p>
          </table:table-cell>
          <table:table-cell office:value-type="float" office:value="0.0663053645031093" table:style-name="ce1">
            <text:p>0.0663053645031093</text:p>
          </table:table-cell>
          <table:table-cell office:value-type="float" office:value="0.179976312991895" table:style-name="ce1">
            <text:p>0.179976312991895</text:p>
          </table:table-cell>
          <table:table-cell office:value-type="float" office:value="0.0718365732207826" table:style-name="ce1">
            <text:p>0.0718365732207826</text:p>
          </table:table-cell>
          <table:table-cell office:value-type="float" office:value="0.0825302434082844" table:style-name="ce1">
            <text:p>0.0825302434082844</text:p>
          </table:table-cell>
          <table:table-cell office:value-type="float" office:value="0.156938828682785" table:style-name="ce1">
            <text:p>0.156938828682785</text:p>
          </table:table-cell>
          <table:table-cell office:value-type="float" office:value="0.21690634986356" table:style-name="ce1">
            <text:p>0.21690634986356</text:p>
          </table:table-cell>
          <table:table-cell office:value-type="float" office:value="0.140197703630627" table:style-name="ce1">
            <text:p>0.140197703630627</text:p>
          </table:table-cell>
          <table:table-cell office:value-type="float" office:value="0.106060927161386" table:style-name="ce1">
            <text:p>0.106060927161386</text:p>
          </table:table-cell>
          <table:table-cell office:value-type="float" office:value="0.128337870271816" table:style-name="ce1">
            <text:p>0.128337870271816</text:p>
          </table:table-cell>
          <table:table-cell office:value-type="float" office:value="0.135657503141537" table:style-name="ce1">
            <text:p>0.135657503141537</text:p>
          </table:table-cell>
          <table:table-cell office:value-type="float" office:value="0.13229729384555" table:style-name="ce1">
            <text:p>0.13229729384555</text:p>
          </table:table-cell>
          <table:table-cell office:value-type="float" office:value="0.117409123713813" table:style-name="ce1">
            <text:p>0.117409123713813</text:p>
          </table:table-cell>
          <table:table-cell office:value-type="float" office:value="0.162898706076078" table:style-name="ce1">
            <text:p>0.162898706076078</text:p>
          </table:table-cell>
          <table:table-cell office:value-type="float" office:value="0.206415490662373" table:style-name="ce1">
            <text:p>0.206415490662373</text:p>
          </table:table-cell>
          <table:table-cell office:value-type="float" office:value="0.0849547565628646" table:style-name="ce1">
            <text:p>0.0849547565628646</text:p>
          </table:table-cell>
          <table:table-cell office:value-type="float" office:value="0.137524286083752" table:style-name="ce1">
            <text:p>0.137524286083752</text:p>
          </table:table-cell>
          <table:table-cell office:value-type="float" office:value="0.0764827885436282" table:style-name="ce1">
            <text:p>0.0764827885436282</text:p>
          </table:table-cell>
          <table:table-cell office:value-type="float" office:value="0.13229729384555" table:style-name="ce1">
            <text:p>0.13229729384555</text:p>
          </table:table-cell>
          <table:table-cell office:value-type="float" office:value="0.0716199342126737" table:style-name="ce1">
            <text:p>0.0716199342126737</text:p>
          </table:table-cell>
          <table:table-cell office:value-type="float" office:value="0.0807464285968348" table:style-name="ce1">
            <text:p>0.0807464285968348</text:p>
          </table:table-cell>
          <table:table-cell office:value-type="float" office:value="0.0254297320795032" table:style-name="ce1">
            <text:p>0.0254297320795032</text:p>
          </table:table-cell>
          <table:table-cell office:value-type="float" office:value="0.0771880176551316" table:style-name="ce1">
            <text:p>0.0771880176551316</text:p>
          </table:table-cell>
          <table:table-cell office:value-type="float" office:value="0" table:style-name="ce1">
            <text:p>0</text:p>
          </table:table-cell>
          <table:table-cell office:value-type="float" office:value="0.0774230940256327" table:style-name="ce1">
            <text:p>0.0774230940256327</text:p>
          </table:table-cell>
          <table:table-cell office:value-type="float" office:value="0.165184939012716" table:style-name="ce1">
            <text:p>0.165184939012716</text:p>
          </table:table-cell>
          <table:table-cell office:value-type="float" office:value="0.0113988992990052" table:style-name="ce1">
            <text:p>0.0113988992990052</text:p>
          </table:table-cell>
          <table:table-cell office:value-type="float" office:value="0.0383761842487383" table:style-name="ce1">
            <text:p>0.0383761842487383</text:p>
          </table:table-cell>
          <table:table-cell office:value-type="float" office:value="0.0231805033995724" table:style-name="ce1">
            <text:p>0.0231805033995724</text:p>
          </table:table-cell>
          <table:table-cell office:value-type="float" office:value="0.0552858368654299" table:style-name="ce1">
            <text:p>0.0552858368654299</text:p>
          </table:table-cell>
          <table:table-cell office:value-type="float" office:value="0.00710950122338331" table:style-name="ce1">
            <text:p>0.00710950122338331</text:p>
          </table:table-cell>
          <table:table-cell office:value-type="float" office:value="0.0225889523549568" table:style-name="ce1">
            <text:p>0.0225889523549568</text:p>
          </table:table-cell>
          <table:table-cell office:value-type="float" office:value="0.028097065308068" table:style-name="ce1">
            <text:p>0.028097065308068</text:p>
          </table:table-cell>
          <table:table-cell office:value-type="float" office:value="0.0193865523046417" table:style-name="ce1">
            <text:p>0.0193865523046417</text:p>
          </table:table-cell>
          <table:table-cell office:value-type="float" office:value="0.00937785485311246" table:style-name="ce1">
            <text:p>0.00937785485311246</text:p>
          </table:table-cell>
          <table:table-cell office:value-type="float" office:value="0.0153413862588698" table:style-name="ce1">
            <text:p>0.0153413862588698</text:p>
          </table:table-cell>
          <table:table-cell office:value-type="float" office:value="0.0185028337690794" table:style-name="ce1">
            <text:p>0.0185028337690794</text:p>
          </table:table-cell>
          <table:table-cell office:value-type="float" office:value="0.0123355897752469" table:style-name="ce1">
            <text:p>0.0123355897752469</text:p>
          </table:table-cell>
          <table:table-cell office:value-type="float" office:value="0.0217448520338355" table:style-name="ce1">
            <text:p>0.0217448520338355</text:p>
          </table:table-cell>
          <table:table-cell office:value-type="float" office:value="0.0205258689493482" table:style-name="ce1">
            <text:p>0.0205258689493482</text:p>
          </table:table-cell>
          <table:table-cell office:value-type="float" office:value="0.00327214301969716" table:style-name="ce1">
            <text:p>0.00327214301969716</text:p>
          </table:table-cell>
          <table:table-cell office:value-type="float" office:value="0.0126234959135525" table:style-name="ce1">
            <text:p>0.0126234959135525</text:p>
          </table:table-cell>
          <table:table-cell office:value-type="float" office:value="0.0173333148567376" table:style-name="ce1">
            <text:p>0.0173333148567376</text:p>
          </table:table-cell>
          <table:table-cell office:value-type="float" office:value="0.0264078366998572" table:style-name="ce1">
            <text:p>0.0264078366998572</text:p>
          </table:table-cell>
          <table:table-cell office:value-type="float" office:value="0.00404911550209565" table:style-name="ce1">
            <text:p>0.00404911550209565</text:p>
          </table:table-cell>
          <table:table-cell office:value-type="float" office:value="0.0904018818747711" table:style-name="ce1">
            <text:p>0.0904018818747711</text:p>
          </table:table-cell>
          <table:table-cell office:value-type="float" office:value="0.0904018818747711" table:style-name="ce1">
            <text:p>0.0904018818747711</text:p>
          </table:table-cell>
          <table:table-cell office:value-type="float" office:value="0.0904018818747711" table:style-name="ce1">
            <text:p>0.0904018818747711</text:p>
          </table:table-cell>
          <table:table-cell office:value-type="float" office:value="0.0904018818747711" table:style-name="ce1">
            <text:p>0.0904018818747711</text:p>
          </table:table-cell>
          <table:table-cell office:value-type="float" office:value="0.0904018818747711" table:style-name="ce1">
            <text:p>0.0904018818747711</text:p>
          </table:table-cell>
          <table:table-cell office:value-type="float" office:value="0.0904018818747711" table:style-name="ce1">
            <text:p>0.0904018818747711</text:p>
          </table:table-cell>
          <table:table-cell office:value-type="float" office:value="0.0904018818747711" table:style-name="ce1">
            <text:p>0.0904018818747711</text:p>
          </table:table-cell>
          <table:table-cell office:value-type="float" office:value="0.0904018818747711" table:style-name="ce1">
            <text:p>0.0904018818747711</text:p>
          </table:table-cell>
          <table:table-cell office:value-type="float" office:value="0.0904018818747711" table:style-name="ce1">
            <text:p>0.0904018818747711</text:p>
          </table:table-cell>
          <table:table-cell office:value-type="float" office:value="0.0904018818747711" table:style-name="ce1">
            <text:p>0.0904018818747711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145023683236797" table:style-name="ce1">
            <text:p>0.145023683236797</text:p>
          </table:table-cell>
          <table:table-cell office:value-type="float" office:value="0.234066924910142" table:style-name="ce1">
            <text:p>0.234066924910142</text:p>
          </table:table-cell>
          <table:table-cell office:value-type="float" office:value="0.15005708316988" table:style-name="ce1">
            <text:p>0.15005708316988</text:p>
          </table:table-cell>
          <table:table-cell office:value-type="float" office:value="0.103838360741759" table:style-name="ce1">
            <text:p>0.103838360741759</text:p>
          </table:table-cell>
          <table:table-cell office:value-type="float" office:value="0.343561810817084" table:style-name="ce1">
            <text:p>0.343561810817084</text:p>
          </table:table-cell>
          <table:table-cell office:value-type="float" office:value="0.513508198667597" table:style-name="ce1">
            <text:p>0.513508198667597</text:p>
          </table:table-cell>
          <table:table-cell office:value-type="float" office:value="0.350480431054774" table:style-name="ce1">
            <text:p>0.350480431054774</text:p>
          </table:table-cell>
          <table:table-cell office:value-type="float" office:value="0.153744555648329" table:style-name="ce1">
            <text:p>0.153744555648329</text:p>
          </table:table-cell>
          <table:table-cell office:value-type="float" office:value="0.230927963962862" table:style-name="ce1">
            <text:p>0.230927963962862</text:p>
          </table:table-cell>
          <table:table-cell office:value-type="float" office:value="0.361584332555503" table:style-name="ce1">
            <text:p>0.361584332555503</text:p>
          </table:table-cell>
          <table:table-cell office:value-type="float" office:value="0.0763214616226961" table:style-name="ce1">
            <text:p>0.0763214616226961</text:p>
          </table:table-cell>
          <table:table-cell office:value-type="float" office:value="0.304912489902341" table:style-name="ce1">
            <text:p>0.304912489902341</text:p>
          </table:table-cell>
          <table:table-cell office:value-type="float" office:value="0.203866525311645" table:style-name="ce1">
            <text:p>0.203866525311645</text:p>
          </table:table-cell>
          <table:table-cell office:value-type="float" office:value="0.101073620634284" table:style-name="ce1">
            <text:p>0.101073620634284</text:p>
          </table:table-cell>
          <table:table-cell office:value-type="float" office:value="0.085364987876092" table:style-name="ce1">
            <text:p>0.085364987876092</text:p>
          </table:table-cell>
          <table:table-cell office:value-type="float" office:value="0.0967684965156952" table:style-name="ce1">
            <text:p>0.0967684965156952</text:p>
          </table:table-cell>
          <table:table-cell office:value-type="float" office:value="0.19651001771714" table:style-name="ce1">
            <text:p>0.19651001771714</text:p>
          </table:table-cell>
          <table:table-cell office:value-type="float" office:value="0.17944162948252" table:style-name="ce1">
            <text:p>0.17944162948252</text:p>
          </table:table-cell>
          <table:table-cell office:value-type="float" office:value="0.16363159123117" table:style-name="ce1">
            <text:p>0.16363159123117</text:p>
          </table:table-cell>
          <table:table-cell office:value-type="float" office:value="0.341427686120182" table:style-name="ce1">
            <text:p>0.341427686120182</text:p>
          </table:table-cell>
          <table:table-cell office:value-type="float" office:value="0.145023683236797" table:style-name="ce1">
            <text:p>0.145023683236797</text:p>
          </table:table-cell>
          <table:table-cell office:value-type="float" office:value="0.225212381621266" table:style-name="ce1">
            <text:p>0.225212381621266</text:p>
          </table:table-cell>
          <table:table-cell office:value-type="float" office:value="0.346654678358383" table:style-name="ce1">
            <text:p>0.346654678358383</text:p>
          </table:table-cell>
          <table:table-cell office:value-type="float" office:value="0.373222917565607" table:style-name="ce1">
            <text:p>0.373222917565607</text:p>
          </table:table-cell>
          <table:table-cell office:value-type="float" office:value="0.290512909873998" table:style-name="ce1">
            <text:p>0.290512909873998</text:p>
          </table:table-cell>
          <table:table-cell office:value-type="float" office:value="0.240976326466636" table:style-name="ce1">
            <text:p>0.240976326466636</text:p>
          </table:table-cell>
          <table:table-cell office:value-type="float" office:value="0.266585822829463" table:style-name="ce1">
            <text:p>0.266585822829463</text:p>
          </table:table-cell>
          <table:table-cell office:value-type="float" office:value="0.354813211216951" table:style-name="ce1">
            <text:p>0.354813211216951</text:p>
          </table:table-cell>
          <table:table-cell office:value-type="float" office:value="0.307655047558188" table:style-name="ce1">
            <text:p>0.307655047558188</text:p>
          </table:table-cell>
          <table:table-cell office:value-type="float" office:value="0.24434114510322" table:style-name="ce1">
            <text:p>0.24434114510322</text:p>
          </table:table-cell>
          <table:table-cell office:value-type="float" office:value="0.286963717613491" table:style-name="ce1">
            <text:p>0.286963717613491</text:p>
          </table:table-cell>
          <table:table-cell office:value-type="float" office:value="0.404736979234551" table:style-name="ce1">
            <text:p>0.404736979234551</text:p>
          </table:table-cell>
          <table:table-cell office:value-type="float" office:value="0.190121471648227" table:style-name="ce1">
            <text:p>0.190121471648227</text:p>
          </table:table-cell>
          <table:table-cell office:value-type="float" office:value="0.220303433884331" table:style-name="ce1">
            <text:p>0.220303433884331</text:p>
          </table:table-cell>
          <table:table-cell office:value-type="float" office:value="0.16933795489157" table:style-name="ce1">
            <text:p>0.16933795489157</text:p>
          </table:table-cell>
          <table:table-cell office:value-type="float" office:value="0.299726981729523" table:style-name="ce1">
            <text:p>0.299726981729523</text:p>
          </table:table-cell>
          <table:table-cell office:value-type="float" office:value="0.151836288640731" table:style-name="ce1">
            <text:p>0.151836288640731</text:p>
          </table:table-cell>
          <table:table-cell office:value-type="float" office:value="0.178759447074006" table:style-name="ce1">
            <text:p>0.178759447074006</text:p>
          </table:table-cell>
          <table:table-cell office:value-type="float" office:value="0.112292755649965" table:style-name="ce1">
            <text:p>0.112292755649965</text:p>
          </table:table-cell>
          <table:table-cell office:value-type="float" office:value="0.218146262484439" table:style-name="ce1">
            <text:p>0.218146262484439</text:p>
          </table:table-cell>
          <table:table-cell office:value-type="float" office:value="0" table:style-name="ce1">
            <text:p>0</text:p>
          </table:table-cell>
          <table:table-cell office:value-type="float" office:value="0.232831621629861" table:style-name="ce1">
            <text:p>0.232831621629861</text:p>
          </table:table-cell>
          <table:table-cell office:value-type="float" office:value="0.404110108913215" table:style-name="ce1">
            <text:p>0.404110108913215</text:p>
          </table:table-cell>
          <table:table-cell office:value-type="float" office:value="0.0400229044129647" table:style-name="ce1">
            <text:p>0.0400229044129647</text:p>
          </table:table-cell>
          <table:table-cell office:value-type="float" office:value="0.0795167406217528" table:style-name="ce1">
            <text:p>0.0795167406217528</text:p>
          </table:table-cell>
          <table:table-cell office:value-type="float" office:value="0.0525054011580496" table:style-name="ce1">
            <text:p>0.0525054011580496</text:p>
          </table:table-cell>
          <table:table-cell office:value-type="float" office:value="0.0834523849216922" table:style-name="ce1">
            <text:p>0.0834523849216922</text:p>
          </table:table-cell>
          <table:table-cell office:value-type="float" office:value="0.0250392947174396" table:style-name="ce1">
            <text:p>0.0250392947174396</text:p>
          </table:table-cell>
          <table:table-cell office:value-type="float" office:value="0.0442972866821196" table:style-name="ce1">
            <text:p>0.0442972866821196</text:p>
          </table:table-cell>
          <table:table-cell office:value-type="float" office:value="0.0788597596355256" table:style-name="ce1">
            <text:p>0.0788597596355256</text:p>
          </table:table-cell>
          <table:table-cell office:value-type="float" office:value="0.0373881926840656" table:style-name="ce1">
            <text:p>0.0373881926840656</text:p>
          </table:table-cell>
          <table:table-cell office:value-type="float" office:value="0.0270970721945758" table:style-name="ce1">
            <text:p>0.0270970721945758</text:p>
          </table:table-cell>
          <table:table-cell office:value-type="float" office:value="0.0401665429308637" table:style-name="ce1">
            <text:p>0.0401665429308637</text:p>
          </table:table-cell>
          <table:table-cell office:value-type="float" office:value="0.0615608050488054" table:style-name="ce1">
            <text:p>0.0615608050488054</text:p>
          </table:table-cell>
          <table:table-cell office:value-type="float" office:value="0.030434189307421" table:style-name="ce1">
            <text:p>0.030434189307421</text:p>
          </table:table-cell>
          <table:table-cell office:value-type="float" office:value="0.0569051416413055" table:style-name="ce1">
            <text:p>0.0569051416413055</text:p>
          </table:table-cell>
          <table:table-cell office:value-type="float" office:value="0.0506675807150458" table:style-name="ce1">
            <text:p>0.0506675807150458</text:p>
          </table:table-cell>
          <table:table-cell office:value-type="float" office:value="0.0113892908123554" table:style-name="ce1">
            <text:p>0.0113892908123554</text:p>
          </table:table-cell>
          <table:table-cell office:value-type="float" office:value="0.0463784286999378" table:style-name="ce1">
            <text:p>0.0463784286999378</text:p>
          </table:table-cell>
          <table:table-cell office:value-type="float" office:value="0.0573501660107667" table:style-name="ce1">
            <text:p>0.0573501660107667</text:p>
          </table:table-cell>
          <table:table-cell office:value-type="float" office:value="0.0683440498056545" table:style-name="ce1">
            <text:p>0.0683440498056545</text:p>
          </table:table-cell>
          <table:table-cell office:value-type="float" office:value="0.0109274443427112" table:style-name="ce1">
            <text:p>0.0109274443427112</text:p>
          </table:table-cell>
          <table:table-cell office:value-type="float" office:value="0.175848059270096" table:style-name="ce1">
            <text:p>0.175848059270096</text:p>
          </table:table-cell>
          <table:table-cell office:value-type="float" office:value="0.175848059270096" table:style-name="ce1">
            <text:p>0.175848059270096</text:p>
          </table:table-cell>
          <table:table-cell office:value-type="float" office:value="0.175848059270096" table:style-name="ce1">
            <text:p>0.175848059270096</text:p>
          </table:table-cell>
          <table:table-cell office:value-type="float" office:value="0.175848059270096" table:style-name="ce1">
            <text:p>0.175848059270096</text:p>
          </table:table-cell>
          <table:table-cell office:value-type="float" office:value="0.175848059270096" table:style-name="ce1">
            <text:p>0.175848059270096</text:p>
          </table:table-cell>
          <table:table-cell office:value-type="float" office:value="0.175848059270096" table:style-name="ce1">
            <text:p>0.175848059270096</text:p>
          </table:table-cell>
          <table:table-cell office:value-type="float" office:value="0.175848059270096" table:style-name="ce1">
            <text:p>0.175848059270096</text:p>
          </table:table-cell>
          <table:table-cell office:value-type="float" office:value="0.175848059270096" table:style-name="ce1">
            <text:p>0.175848059270096</text:p>
          </table:table-cell>
          <table:table-cell office:value-type="float" office:value="0.175848059270096" table:style-name="ce1">
            <text:p>0.175848059270096</text:p>
          </table:table-cell>
          <table:table-cell office:value-type="float" office:value="0.175848059270096" table:style-name="ce1">
            <text:p>0.175848059270096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141138009112632" table:style-name="ce1">
            <text:p>0.141138009112632</text:p>
          </table:table-cell>
          <table:table-cell office:value-type="float" office:value="0.232112564496564" table:style-name="ce1">
            <text:p>0.232112564496564</text:p>
          </table:table-cell>
          <table:table-cell office:value-type="float" office:value="0.146807498048247" table:style-name="ce1">
            <text:p>0.146807498048247</text:p>
          </table:table-cell>
          <table:table-cell office:value-type="float" office:value="0.0733778214832593" table:style-name="ce1">
            <text:p>0.0733778214832593</text:p>
          </table:table-cell>
          <table:table-cell office:value-type="float" office:value="0.346912801431874" table:style-name="ce1">
            <text:p>0.346912801431874</text:p>
          </table:table-cell>
          <table:table-cell office:value-type="float" office:value="0.475093954123356" table:style-name="ce1">
            <text:p>0.475093954123356</text:p>
          </table:table-cell>
          <table:table-cell office:value-type="float" office:value="0.364147125928025" table:style-name="ce1">
            <text:p>0.364147125928025</text:p>
          </table:table-cell>
          <table:table-cell office:value-type="float" office:value="0.135514613582997" table:style-name="ce1">
            <text:p>0.135514613582997</text:p>
          </table:table-cell>
          <table:table-cell office:value-type="float" office:value="0.220003826745457" table:style-name="ce1">
            <text:p>0.220003826745457</text:p>
          </table:table-cell>
          <table:table-cell office:value-type="float" office:value="0.357629518322366" table:style-name="ce1">
            <text:p>0.357629518322366</text:p>
          </table:table-cell>
          <table:table-cell office:value-type="float" office:value="0.0822859483565872" table:style-name="ce1">
            <text:p>0.0822859483565872</text:p>
          </table:table-cell>
          <table:table-cell office:value-type="float" office:value="0.287659728043799" table:style-name="ce1">
            <text:p>0.287659728043799</text:p>
          </table:table-cell>
          <table:table-cell office:value-type="float" office:value="0.184825339301055" table:style-name="ce1">
            <text:p>0.184825339301055</text:p>
          </table:table-cell>
          <table:table-cell office:value-type="float" office:value="0.085742953805133" table:style-name="ce1">
            <text:p>0.085742953805133</text:p>
          </table:table-cell>
          <table:table-cell office:value-type="float" office:value="0.0935004740316699" table:style-name="ce1">
            <text:p>0.0935004740316699</text:p>
          </table:table-cell>
          <table:table-cell office:value-type="float" office:value="0.0682597249166872" table:style-name="ce1">
            <text:p>0.0682597249166872</text:p>
          </table:table-cell>
          <table:table-cell office:value-type="float" office:value="0.192974653478427" table:style-name="ce1">
            <text:p>0.192974653478427</text:p>
          </table:table-cell>
          <table:table-cell office:value-type="float" office:value="0.146447969481598" table:style-name="ce1">
            <text:p>0.146447969481598</text:p>
          </table:table-cell>
          <table:table-cell office:value-type="float" office:value="0.156994140769962" table:style-name="ce1">
            <text:p>0.156994140769962</text:p>
          </table:table-cell>
          <table:table-cell office:value-type="float" office:value="0.276892308406728" table:style-name="ce1">
            <text:p>0.276892308406728</text:p>
          </table:table-cell>
          <table:table-cell office:value-type="float" office:value="0.141138009112632" table:style-name="ce1">
            <text:p>0.141138009112632</text:p>
          </table:table-cell>
          <table:table-cell office:value-type="float" office:value="0.226618230503675" table:style-name="ce1">
            <text:p>0.226618230503675</text:p>
          </table:table-cell>
          <table:table-cell office:value-type="float" office:value="0.298537771855223" table:style-name="ce1">
            <text:p>0.298537771855223</text:p>
          </table:table-cell>
          <table:table-cell office:value-type="float" office:value="0.371641913740472" table:style-name="ce1">
            <text:p>0.371641913740472</text:p>
          </table:table-cell>
          <table:table-cell office:value-type="float" office:value="0.214435743303" table:style-name="ce1">
            <text:p>0.214435743303</text:p>
          </table:table-cell>
          <table:table-cell office:value-type="float" office:value="0.187876722776971" table:style-name="ce1">
            <text:p>0.187876722776971</text:p>
          </table:table-cell>
          <table:table-cell office:value-type="float" office:value="0.165466108789198" table:style-name="ce1">
            <text:p>0.165466108789198</text:p>
          </table:table-cell>
          <table:table-cell office:value-type="float" office:value="0.35443524528791" table:style-name="ce1">
            <text:p>0.35443524528791</text:p>
          </table:table-cell>
          <table:table-cell office:value-type="float" office:value="0.265097005816289" table:style-name="ce1">
            <text:p>0.265097005816289</text:p>
          </table:table-cell>
          <table:table-cell office:value-type="float" office:value="0.173739875162718" table:style-name="ce1">
            <text:p>0.173739875162718</text:p>
          </table:table-cell>
          <table:table-cell office:value-type="float" office:value="0.272070938141156" table:style-name="ce1">
            <text:p>0.272070938141156</text:p>
          </table:table-cell>
          <table:table-cell office:value-type="float" office:value="0.353292128819591" table:style-name="ce1">
            <text:p>0.353292128819591</text:p>
          </table:table-cell>
          <table:table-cell office:value-type="float" office:value="0.116473427572407" table:style-name="ce1">
            <text:p>0.116473427572407</text:p>
          </table:table-cell>
          <table:table-cell office:value-type="float" office:value="0.194449642469807" table:style-name="ce1">
            <text:p>0.194449642469807</text:p>
          </table:table-cell>
          <table:table-cell office:value-type="float" office:value="0.0241114606684577" table:style-name="ce1">
            <text:p>0.0241114606684577</text:p>
          </table:table-cell>
          <table:table-cell office:value-type="float" office:value="0.207176031861053" table:style-name="ce1">
            <text:p>0.207176031861053</text:p>
          </table:table-cell>
          <table:table-cell office:value-type="float" office:value="0.0952151487341486" table:style-name="ce1">
            <text:p>0.0952151487341486</text:p>
          </table:table-cell>
          <table:table-cell office:value-type="float" office:value="0.17226027683074" table:style-name="ce1">
            <text:p>0.17226027683074</text:p>
          </table:table-cell>
          <table:table-cell office:value-type="float" office:value="0.048411904301436" table:style-name="ce1">
            <text:p>0.048411904301436</text:p>
          </table:table-cell>
          <table:table-cell office:value-type="float" office:value="0.154993686950403" table:style-name="ce1">
            <text:p>0.154993686950403</text:p>
          </table:table-cell>
          <table:table-cell office:value-type="float" office:value="0" table:style-name="ce1">
            <text:p>0</text:p>
          </table:table-cell>
          <table:table-cell office:value-type="float" office:value="0.114671175398565" table:style-name="ce1">
            <text:p>0.114671175398565</text:p>
          </table:table-cell>
          <table:table-cell office:value-type="float" office:value="0.466820187749836" table:style-name="ce1">
            <text:p>0.466820187749836</text:p>
          </table:table-cell>
          <table:table-cell office:value-type="float" office:value="0.0112560097404653" table:style-name="ce1">
            <text:p>0.0112560097404653</text:p>
          </table:table-cell>
          <table:table-cell office:value-type="float" office:value="0.0569768095092604" table:style-name="ce1">
            <text:p>0.0569768095092604</text:p>
          </table:table-cell>
          <table:table-cell office:value-type="float" office:value="0.0334568226555496" table:style-name="ce1">
            <text:p>0.0334568226555496</text:p>
          </table:table-cell>
          <table:table-cell office:value-type="float" office:value="0.043547594977001" table:style-name="ce1">
            <text:p>0.043547594977001</text:p>
          </table:table-cell>
          <table:table-cell office:value-type="float" office:value="0.00827329896067661" table:style-name="ce1">
            <text:p>0.00827329896067661</text:p>
          </table:table-cell>
          <table:table-cell office:value-type="float" office:value="0.00948707393032942" table:style-name="ce1">
            <text:p>0.00948707393032942</text:p>
          </table:table-cell>
          <table:table-cell office:value-type="float" office:value="0.024735302849546" table:style-name="ce1">
            <text:p>0.024735302849546</text:p>
          </table:table-cell>
          <table:table-cell office:value-type="float" office:value="0.014806198016184" table:style-name="ce1">
            <text:p>0.014806198016184</text:p>
          </table:table-cell>
          <table:table-cell office:value-type="float" office:value="0.00878364623040975" table:style-name="ce1">
            <text:p>0.00878364623040975</text:p>
          </table:table-cell>
          <table:table-cell office:value-type="float" office:value="0.0120967787010192" table:style-name="ce1">
            <text:p>0.0120967787010192</text:p>
          </table:table-cell>
          <table:table-cell office:value-type="float" office:value="0.0128358720216374" table:style-name="ce1">
            <text:p>0.0128358720216374</text:p>
          </table:table-cell>
          <table:table-cell office:value-type="float" office:value="0.00403496703620061" table:style-name="ce1">
            <text:p>0.00403496703620061</text:p>
          </table:table-cell>
          <table:table-cell office:value-type="float" office:value="0.0113506446440106" table:style-name="ce1">
            <text:p>0.0113506446440106</text:p>
          </table:table-cell>
          <table:table-cell office:value-type="float" office:value="0.0036166823315921" table:style-name="ce1">
            <text:p>0.0036166823315921</text:p>
          </table:table-cell>
          <table:table-cell office:value-type="float" office:value="0.000723451812589559" table:style-name="ce1">
            <text:p>0.000723451812589559</text:p>
          </table:table-cell>
          <table:table-cell office:value-type="float" office:value="0.00490913729971487" table:style-name="ce1">
            <text:p>0.00490913729971487</text:p>
          </table:table-cell>
          <table:table-cell office:value-type="float" office:value="0.00377043891102161" table:style-name="ce1">
            <text:p>0.00377043891102161</text:p>
          </table:table-cell>
          <table:table-cell office:value-type="float" office:value="0.00305621480012324" table:style-name="ce1">
            <text:p>0.00305621480012324</text:p>
          </table:table-cell>
          <table:table-cell office:value-type="float" office:value="0.00119591013917866" table:style-name="ce1">
            <text:p>0.00119591013917866</text:p>
          </table:table-cell>
          <table:table-cell office:value-type="float" office:value="0.144454297810946" table:style-name="ce1">
            <text:p>0.144454297810946</text:p>
          </table:table-cell>
          <table:table-cell office:value-type="float" office:value="0.144454297810946" table:style-name="ce1">
            <text:p>0.144454297810946</text:p>
          </table:table-cell>
          <table:table-cell office:value-type="float" office:value="0.144454297810946" table:style-name="ce1">
            <text:p>0.144454297810946</text:p>
          </table:table-cell>
          <table:table-cell office:value-type="float" office:value="0.144454297810946" table:style-name="ce1">
            <text:p>0.144454297810946</text:p>
          </table:table-cell>
          <table:table-cell office:value-type="float" office:value="0.144454297810946" table:style-name="ce1">
            <text:p>0.144454297810946</text:p>
          </table:table-cell>
          <table:table-cell office:value-type="float" office:value="0.144454297810946" table:style-name="ce1">
            <text:p>0.144454297810946</text:p>
          </table:table-cell>
          <table:table-cell office:value-type="float" office:value="0.144454297810946" table:style-name="ce1">
            <text:p>0.144454297810946</text:p>
          </table:table-cell>
          <table:table-cell office:value-type="float" office:value="0.144454297810946" table:style-name="ce1">
            <text:p>0.144454297810946</text:p>
          </table:table-cell>
          <table:table-cell office:value-type="float" office:value="0.144454297810946" table:style-name="ce1">
            <text:p>0.144454297810946</text:p>
          </table:table-cell>
          <table:table-cell office:value-type="float" office:value="0.144454297810946" table:style-name="ce1">
            <text:p>0.144454297810946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14335279727" table:style-name="ce1">
            <text:p>0.14335279727</text:p>
          </table:table-cell>
          <table:table-cell office:value-type="float" office:value="0.235339102915207" table:style-name="ce1">
            <text:p>0.235339102915207</text:p>
          </table:table-cell>
          <table:table-cell office:value-type="float" office:value="0.14934263537718" table:style-name="ce1">
            <text:p>0.14934263537718</text:p>
          </table:table-cell>
          <table:table-cell office:value-type="float" office:value="0.104552808534458" table:style-name="ce1">
            <text:p>0.104552808534458</text:p>
          </table:table-cell>
          <table:table-cell office:value-type="float" office:value="0.364953760532686" table:style-name="ce1">
            <text:p>0.364953760532686</text:p>
          </table:table-cell>
          <table:table-cell office:value-type="float" office:value="0.545676786701466" table:style-name="ce1">
            <text:p>0.545676786701466</text:p>
          </table:table-cell>
          <table:table-cell office:value-type="float" office:value="0.380837548233604" table:style-name="ce1">
            <text:p>0.380837548233604</text:p>
          </table:table-cell>
          <table:table-cell office:value-type="float" office:value="0.131827141104548" table:style-name="ce1">
            <text:p>0.131827141104548</text:p>
          </table:table-cell>
          <table:table-cell office:value-type="float" office:value="0.210047651053645" table:style-name="ce1">
            <text:p>0.210047651053645</text:p>
          </table:table-cell>
          <table:table-cell office:value-type="float" office:value="0.340049493281361" table:style-name="ce1">
            <text:p>0.340049493281361</text:p>
          </table:table-cell>
          <table:table-cell office:value-type="float" office:value="0.0834106274625141" table:style-name="ce1">
            <text:p>0.0834106274625141</text:p>
          </table:table-cell>
          <table:table-cell office:value-type="float" office:value="0.282031723173566" table:style-name="ce1">
            <text:p>0.282031723173566</text:p>
          </table:table-cell>
          <table:table-cell office:value-type="float" office:value="0.198077193520481" table:style-name="ce1">
            <text:p>0.198077193520481</text:p>
          </table:table-cell>
          <table:table-cell office:value-type="float" office:value="0.107664977689512" table:style-name="ce1">
            <text:p>0.107664977689512</text:p>
          </table:table-cell>
          <table:table-cell office:value-type="float" office:value="0.111315575443176" table:style-name="ce1">
            <text:p>0.111315575443176</text:p>
          </table:table-cell>
          <table:table-cell office:value-type="float" office:value="0.121299407178577" table:style-name="ce1">
            <text:p>0.121299407178577</text:p>
          </table:table-cell>
          <table:table-cell office:value-type="float" office:value="0.189130463419644" table:style-name="ce1">
            <text:p>0.189130463419644</text:p>
          </table:table-cell>
          <table:table-cell office:value-type="float" office:value="0.171688718596581" table:style-name="ce1">
            <text:p>0.171688718596581</text:p>
          </table:table-cell>
          <table:table-cell office:value-type="float" office:value="0.153237528182542" table:style-name="ce1">
            <text:p>0.153237528182542</text:p>
          </table:table-cell>
          <table:table-cell office:value-type="float" office:value="0.329157621448143" table:style-name="ce1">
            <text:p>0.329157621448143</text:p>
          </table:table-cell>
          <table:table-cell office:value-type="float" office:value="0.14335279727" table:style-name="ce1">
            <text:p>0.14335279727</text:p>
          </table:table-cell>
          <table:table-cell office:value-type="float" office:value="0.188130236509865" table:style-name="ce1">
            <text:p>0.188130236509865</text:p>
          </table:table-cell>
          <table:table-cell office:value-type="float" office:value="0.335191248291005" table:style-name="ce1">
            <text:p>0.335191248291005</text:p>
          </table:table-cell>
          <table:table-cell office:value-type="float" office:value="0.385880166847883" table:style-name="ce1">
            <text:p>0.385880166847883</text:p>
          </table:table-cell>
          <table:table-cell office:value-type="float" office:value="0.258109245469629" table:style-name="ce1">
            <text:p>0.258109245469629</text:p>
          </table:table-cell>
          <table:table-cell office:value-type="float" office:value="0.216754241623824" table:style-name="ce1">
            <text:p>0.216754241623824</text:p>
          </table:table-cell>
          <table:table-cell office:value-type="float" office:value="0.251430310943038" table:style-name="ce1">
            <text:p>0.251430310943038</text:p>
          </table:table-cell>
          <table:table-cell office:value-type="float" office:value="0.323488132512528" table:style-name="ce1">
            <text:p>0.323488132512528</text:p>
          </table:table-cell>
          <table:table-cell office:value-type="float" office:value="0.309319019514088" table:style-name="ce1">
            <text:p>0.309319019514088</text:p>
          </table:table-cell>
          <table:table-cell office:value-type="float" office:value="0.198616486370454" table:style-name="ce1">
            <text:p>0.198616486370454</text:p>
          </table:table-cell>
          <table:table-cell office:value-type="float" office:value="0.281132901756944" table:style-name="ce1">
            <text:p>0.281132901756944</text:p>
          </table:table-cell>
          <table:table-cell office:value-type="float" office:value="0.351337768406013" table:style-name="ce1">
            <text:p>0.351337768406013</text:p>
          </table:table-cell>
          <table:table-cell office:value-type="float" office:value="0.196897202327377" table:style-name="ce1">
            <text:p>0.196897202327377</text:p>
          </table:table-cell>
          <table:table-cell office:value-type="float" office:value="0.243820289615639" table:style-name="ce1">
            <text:p>0.243820289615639</text:p>
          </table:table-cell>
          <table:table-cell office:value-type="float" office:value="0.161211687417188" table:style-name="ce1">
            <text:p>0.161211687417188</text:p>
          </table:table-cell>
          <table:table-cell office:value-type="float" office:value="0.293854681807593" table:style-name="ce1">
            <text:p>0.293854681807593</text:p>
          </table:table-cell>
          <table:table-cell office:value-type="float" office:value="0.171080285637637" table:style-name="ce1">
            <text:p>0.171080285637637</text:p>
          </table:table-cell>
          <table:table-cell office:value-type="float" office:value="0.1861436107121" table:style-name="ce1">
            <text:p>0.1861436107121</text:p>
          </table:table-cell>
          <table:table-cell office:value-type="float" office:value="0.166586178554527" table:style-name="ce1">
            <text:p>0.166586178554527</text:p>
          </table:table-cell>
          <table:table-cell office:value-type="float" office:value="0.183617692064363" table:style-name="ce1">
            <text:p>0.183617692064363</text:p>
          </table:table-cell>
          <table:table-cell office:value-type="float" office:value="0" table:style-name="ce1">
            <text:p>0</text:p>
          </table:table-cell>
          <table:table-cell office:value-type="float" office:value="0.215426751531583" table:style-name="ce1">
            <text:p>0.215426751531583</text:p>
          </table:table-cell>
          <table:table-cell office:value-type="float" office:value="0.293144843355491" table:style-name="ce1">
            <text:p>0.293144843355491</text:p>
          </table:table-cell>
          <table:table-cell office:value-type="float" office:value="0.0648672502365142" table:style-name="ce1">
            <text:p>0.0648672502365142</text:p>
          </table:table-cell>
          <table:table-cell office:value-type="float" office:value="0.0697819914869511" table:style-name="ce1">
            <text:p>0.0697819914869511</text:p>
          </table:table-cell>
          <table:table-cell office:value-type="float" office:value="0.0552778087649585" table:style-name="ce1">
            <text:p>0.0552778087649585</text:p>
          </table:table-cell>
          <table:table-cell office:value-type="float" office:value="0.0981082913604318" table:style-name="ce1">
            <text:p>0.0981082913604318</text:p>
          </table:table-cell>
          <table:table-cell office:value-type="float" office:value="0.0269192543829865" table:style-name="ce1">
            <text:p>0.0269192543829865</text:p>
          </table:table-cell>
          <table:table-cell office:value-type="float" office:value="0.0414447826245311" table:style-name="ce1">
            <text:p>0.0414447826245311</text:p>
          </table:table-cell>
          <table:table-cell office:value-type="float" office:value="0.0722324390452333" table:style-name="ce1">
            <text:p>0.0722324390452333</text:p>
          </table:table-cell>
          <table:table-cell office:value-type="float" office:value="0.046010040393022" table:style-name="ce1">
            <text:p>0.046010040393022</text:p>
          </table:table-cell>
          <table:table-cell office:value-type="float" office:value="0.0305823197571294" table:style-name="ce1">
            <text:p>0.0305823197571294</text:p>
          </table:table-cell>
          <table:table-cell office:value-type="float" office:value="0.0405539033924566" table:style-name="ce1">
            <text:p>0.0405539033924566</text:p>
          </table:table-cell>
          <table:table-cell office:value-type="float" office:value="0.0653213131072669" table:style-name="ce1">
            <text:p>0.0653213131072669</text:p>
          </table:table-cell>
          <table:table-cell office:value-type="float" office:value="0.0335408501071496" table:style-name="ce1">
            <text:p>0.0335408501071496</text:p>
          </table:table-cell>
          <table:table-cell office:value-type="float" office:value="0.0490069524454566" table:style-name="ce1">
            <text:p>0.0490069524454566</text:p>
          </table:table-cell>
          <table:table-cell office:value-type="float" office:value="0.0387205897589587" table:style-name="ce1">
            <text:p>0.0387205897589587</text:p>
          </table:table-cell>
          <table:table-cell office:value-type="float" office:value="0.0153618163904141" table:style-name="ce1">
            <text:p>0.0153618163904141</text:p>
          </table:table-cell>
          <table:table-cell office:value-type="float" office:value="0.0583744408984892" table:style-name="ce1">
            <text:p>0.0583744408984892</text:p>
          </table:table-cell>
          <table:table-cell office:value-type="float" office:value="0.0517637154069183" table:style-name="ce1">
            <text:p>0.0517637154069183</text:p>
          </table:table-cell>
          <table:table-cell office:value-type="float" office:value="0.0681687234735218" table:style-name="ce1">
            <text:p>0.0681687234735218</text:p>
          </table:table-cell>
          <table:table-cell office:value-type="float" office:value="0.0172115091944139" table:style-name="ce1">
            <text:p>0.0172115091944139</text:p>
          </table:table-cell>
          <table:table-cell office:value-type="float" office:value="0.171786569869104" table:style-name="ce1">
            <text:p>0.171786569869104</text:p>
          </table:table-cell>
          <table:table-cell office:value-type="float" office:value="0.171786569869104" table:style-name="ce1">
            <text:p>0.171786569869104</text:p>
          </table:table-cell>
          <table:table-cell office:value-type="float" office:value="0.171786569869104" table:style-name="ce1">
            <text:p>0.171786569869104</text:p>
          </table:table-cell>
          <table:table-cell office:value-type="float" office:value="0.171786569869104" table:style-name="ce1">
            <text:p>0.171786569869104</text:p>
          </table:table-cell>
          <table:table-cell office:value-type="float" office:value="0.171786569869104" table:style-name="ce1">
            <text:p>0.171786569869104</text:p>
          </table:table-cell>
          <table:table-cell office:value-type="float" office:value="0.171786569869104" table:style-name="ce1">
            <text:p>0.171786569869104</text:p>
          </table:table-cell>
          <table:table-cell office:value-type="float" office:value="0.171786569869104" table:style-name="ce1">
            <text:p>0.171786569869104</text:p>
          </table:table-cell>
          <table:table-cell office:value-type="float" office:value="0.171786569869104" table:style-name="ce1">
            <text:p>0.171786569869104</text:p>
          </table:table-cell>
          <table:table-cell office:value-type="float" office:value="0.171786569869104" table:style-name="ce1">
            <text:p>0.171786569869104</text:p>
          </table:table-cell>
          <table:table-cell office:value-type="float" office:value="0.171786569869104" table:style-name="ce1">
            <text:p>0.171786569869104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0744085852745007" table:style-name="ce1">
            <text:p>0.0744085852745007</text:p>
          </table:table-cell>
          <table:table-cell office:value-type="float" office:value="0.1880472683791" table:style-name="ce1">
            <text:p>0.1880472683791</text:p>
          </table:table-cell>
          <table:table-cell office:value-type="float" office:value="0.11385071277211" table:style-name="ce1">
            <text:p>0.11385071277211</text:p>
          </table:table-cell>
          <table:table-cell office:value-type="float" office:value="0.0542937109883493" table:style-name="ce1">
            <text:p>0.0542937109883493</text:p>
          </table:table-cell>
          <table:table-cell office:value-type="float" office:value="0.339537856474976" table:style-name="ce1">
            <text:p>0.339537856474976</text:p>
          </table:table-cell>
          <table:table-cell office:value-type="float" office:value="0.270370091460471" table:style-name="ce1">
            <text:p>0.270370091460471</text:p>
          </table:table-cell>
          <table:table-cell office:value-type="float" office:value="0.22548894205715" table:style-name="ce1">
            <text:p>0.22548894205715</text:p>
          </table:table-cell>
          <table:table-cell office:value-type="float" office:value="0.0709147051011704" table:style-name="ce1">
            <text:p>0.0709147051011704</text:p>
          </table:table-cell>
          <table:table-cell office:value-type="float" office:value="0.127263893912468" table:style-name="ce1">
            <text:p>0.127263893912468</text:p>
          </table:table-cell>
          <table:table-cell office:value-type="float" office:value="0.196505408376542" table:style-name="ce1">
            <text:p>0.196505408376542</text:p>
          </table:table-cell>
          <table:table-cell office:value-type="float" office:value="0.056934575067251" table:style-name="ce1">
            <text:p>0.056934575067251</text:p>
          </table:table-cell>
          <table:table-cell office:value-type="float" office:value="0.152762766100942" table:style-name="ce1">
            <text:p>0.152762766100942</text:p>
          </table:table-cell>
          <table:table-cell office:value-type="float" office:value="0.0723989127737461" table:style-name="ce1">
            <text:p>0.0723989127737461</text:p>
          </table:table-cell>
          <table:table-cell office:value-type="float" office:value="0.0560449723318252" table:style-name="ce1">
            <text:p>0.0560449723318252</text:p>
          </table:table-cell>
          <table:table-cell office:value-type="float" office:value="0.0453098180789408" table:style-name="ce1">
            <text:p>0.0453098180789408</text:p>
          </table:table-cell>
          <table:table-cell office:value-type="float" office:value="0.0955147558730226" table:style-name="ce1">
            <text:p>0.0955147558730226</text:p>
          </table:table-cell>
          <table:table-cell office:value-type="float" office:value="0.0970266195891866" table:style-name="ce1">
            <text:p>0.0970266195891866</text:p>
          </table:table-cell>
          <table:table-cell office:value-type="float" office:value="0.146171409045714" table:style-name="ce1">
            <text:p>0.146171409045714</text:p>
          </table:table-cell>
          <table:table-cell office:value-type="float" office:value="0.0253744199923265" table:style-name="ce1">
            <text:p>0.0253744199923265</text:p>
          </table:table-cell>
          <table:table-cell office:value-type="float" office:value="0.172587540013203" table:style-name="ce1">
            <text:p>0.172587540013203</text:p>
          </table:table-cell>
          <table:table-cell office:value-type="float" office:value="0.0744085852745007" table:style-name="ce1">
            <text:p>0.0744085852745007</text:p>
          </table:table-cell>
          <table:table-cell office:value-type="float" office:value="0.0978563008968376" table:style-name="ce1">
            <text:p>0.0978563008968376</text:p>
          </table:table-cell>
          <table:table-cell office:value-type="float" office:value="0.143843692043693" table:style-name="ce1">
            <text:p>0.143843692043693</text:p>
          </table:table-cell>
          <table:table-cell office:value-type="float" office:value="0.228208453010006" table:style-name="ce1">
            <text:p>0.228208453010006</text:p>
          </table:table-cell>
          <table:table-cell office:value-type="float" office:value="0.124277041204924" table:style-name="ce1">
            <text:p>0.124277041204924</text:p>
          </table:table-cell>
          <table:table-cell office:value-type="float" office:value="0.123184627483184" table:style-name="ce1">
            <text:p>0.123184627483184</text:p>
          </table:table-cell>
          <table:table-cell office:value-type="float" office:value="0.0875682526819652" table:style-name="ce1">
            <text:p>0.0875682526819652</text:p>
          </table:table-cell>
          <table:table-cell office:value-type="float" office:value="0.15638109847042" table:style-name="ce1">
            <text:p>0.15638109847042</text:p>
          </table:table-cell>
          <table:table-cell office:value-type="float" office:value="0.117570450634745" table:style-name="ce1">
            <text:p>0.117570450634745</text:p>
          </table:table-cell>
          <table:table-cell office:value-type="float" office:value="0.127752484015862" table:style-name="ce1">
            <text:p>0.127752484015862</text:p>
          </table:table-cell>
          <table:table-cell office:value-type="float" office:value="0.16484384780846" table:style-name="ce1">
            <text:p>0.16484384780846</text:p>
          </table:table-cell>
          <table:table-cell office:value-type="float" office:value="0.258620882276013" table:style-name="ce1">
            <text:p>0.258620882276013</text:p>
          </table:table-cell>
          <table:table-cell office:value-type="float" office:value="0.0833645340565335" table:style-name="ce1">
            <text:p>0.0833645340565335</text:p>
          </table:table-cell>
          <table:table-cell office:value-type="float" office:value="0.145687428282918" table:style-name="ce1">
            <text:p>0.145687428282918</text:p>
          </table:table-cell>
          <table:table-cell office:value-type="float" office:value="0.0875590340007691" table:style-name="ce1">
            <text:p>0.0875590340007691</text:p>
          </table:table-cell>
          <table:table-cell office:value-type="float" office:value="0.163207531896148" table:style-name="ce1">
            <text:p>0.163207531896148</text:p>
          </table:table-cell>
          <table:table-cell office:value-type="float" office:value="0.0955792866413955" table:style-name="ce1">
            <text:p>0.0955792866413955</text:p>
          </table:table-cell>
          <table:table-cell office:value-type="float" office:value="0.0808985368365708" table:style-name="ce1">
            <text:p>0.0808985368365708</text:p>
          </table:table-cell>
          <table:table-cell office:value-type="float" office:value="0.0756899819607617" table:style-name="ce1">
            <text:p>0.0756899819607617</text:p>
          </table:table-cell>
          <table:table-cell office:value-type="float" office:value="0.119183719844066" table:style-name="ce1">
            <text:p>0.119183719844066</text:p>
          </table:table-cell>
          <table:table-cell office:value-type="float" office:value="0" table:style-name="ce1">
            <text:p>0</text:p>
          </table:table-cell>
          <table:table-cell office:value-type="float" office:value="0.105839678812679" table:style-name="ce1">
            <text:p>0.105839678812679</text:p>
          </table:table-cell>
          <table:table-cell office:value-type="float" office:value="0.121857137390942" table:style-name="ce1">
            <text:p>0.121857137390942</text:p>
          </table:table-cell>
          <table:table-cell office:value-type="float" office:value="0.0196680563319268" table:style-name="ce1">
            <text:p>0.0196680563319268</text:p>
          </table:table-cell>
          <table:table-cell office:value-type="float" office:value="0.0348875870304708" table:style-name="ce1">
            <text:p>0.0348875870304708</text:p>
          </table:table-cell>
          <table:table-cell office:value-type="float" office:value="0.0334653121411055" table:style-name="ce1">
            <text:p>0.0334653121411055</text:p>
          </table:table-cell>
          <table:table-cell office:value-type="float" office:value="0.0556644033273111" table:style-name="ce1">
            <text:p>0.0556644033273111</text:p>
          </table:table-cell>
          <table:table-cell office:value-type="float" office:value="0.0166368263884897" table:style-name="ce1">
            <text:p>0.0166368263884897</text:p>
          </table:table-cell>
          <table:table-cell office:value-type="float" office:value="0.0266159029175902" table:style-name="ce1">
            <text:p>0.0266159029175902</text:p>
          </table:table-cell>
          <table:table-cell office:value-type="float" office:value="0.0397224837789994" table:style-name="ce1">
            <text:p>0.0397224837789994</text:p>
          </table:table-cell>
          <table:table-cell office:value-type="float" office:value="0.0259613451258271" table:style-name="ce1">
            <text:p>0.0259613451258271</text:p>
          </table:table-cell>
          <table:table-cell office:value-type="float" office:value="0.0139203940200396" table:style-name="ce1">
            <text:p>0.0139203940200396</text:p>
          </table:table-cell>
          <table:table-cell office:value-type="float" office:value="0.0237079957390478" table:style-name="ce1">
            <text:p>0.0237079957390478</text:p>
          </table:table-cell>
          <table:table-cell office:value-type="float" office:value="0.03049867802346" table:style-name="ce1">
            <text:p>0.03049867802346</text:p>
          </table:table-cell>
          <table:table-cell office:value-type="float" office:value="0.0245825973053391" table:style-name="ce1">
            <text:p>0.0245825973053391</text:p>
          </table:table-cell>
          <table:table-cell office:value-type="float" office:value="0.036239681557394" table:style-name="ce1">
            <text:p>0.036239681557394</text:p>
          </table:table-cell>
          <table:table-cell office:value-type="float" office:value="0.0325577547609943" table:style-name="ce1">
            <text:p>0.0325577547609943</text:p>
          </table:table-cell>
          <table:table-cell office:value-type="float" office:value="0.0061075850568586" table:style-name="ce1">
            <text:p>0.0061075850568586</text:p>
          </table:table-cell>
          <table:table-cell office:value-type="float" office:value="0.0235306393125431" table:style-name="ce1">
            <text:p>0.0235306393125431</text:p>
          </table:table-cell>
          <table:table-cell office:value-type="float" office:value="0.025787735146209" table:style-name="ce1">
            <text:p>0.025787735146209</text:p>
          </table:table-cell>
          <table:table-cell office:value-type="float" office:value="0.0286963067192731" table:style-name="ce1">
            <text:p>0.0286963067192731</text:p>
          </table:table-cell>
          <table:table-cell office:value-type="float" office:value="0.00952852476632626" table:style-name="ce1">
            <text:p>0.00952852476632626</text:p>
          </table:table-cell>
          <table:table-cell office:value-type="float" office:value="0.0947091832037999" table:style-name="ce1">
            <text:p>0.0947091832037999</text:p>
          </table:table-cell>
          <table:table-cell office:value-type="float" office:value="0.0947091832037999" table:style-name="ce1">
            <text:p>0.0947091832037999</text:p>
          </table:table-cell>
          <table:table-cell office:value-type="float" office:value="0.0947091832037999" table:style-name="ce1">
            <text:p>0.0947091832037999</text:p>
          </table:table-cell>
          <table:table-cell office:value-type="float" office:value="0.0947091832037999" table:style-name="ce1">
            <text:p>0.0947091832037999</text:p>
          </table:table-cell>
          <table:table-cell office:value-type="float" office:value="0.0947091832037999" table:style-name="ce1">
            <text:p>0.0947091832037999</text:p>
          </table:table-cell>
          <table:table-cell office:value-type="float" office:value="0.0947091832037999" table:style-name="ce1">
            <text:p>0.0947091832037999</text:p>
          </table:table-cell>
          <table:table-cell office:value-type="float" office:value="0.0947091832037999" table:style-name="ce1">
            <text:p>0.0947091832037999</text:p>
          </table:table-cell>
          <table:table-cell office:value-type="float" office:value="0.0947091832037999" table:style-name="ce1">
            <text:p>0.0947091832037999</text:p>
          </table:table-cell>
          <table:table-cell office:value-type="float" office:value="0.0947091832037999" table:style-name="ce1">
            <text:p>0.0947091832037999</text:p>
          </table:table-cell>
          <table:table-cell office:value-type="float" office:value="0.0947091832037999" table:style-name="ce1">
            <text:p>0.0947091832037999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154567322945083" table:style-name="ce1">
            <text:p>0.154567322945083</text:p>
          </table:table-cell>
          <table:table-cell office:value-type="float" office:value="0.227959548617711" table:style-name="ce1">
            <text:p>0.227959548617711</text:p>
          </table:table-cell>
          <table:table-cell office:value-type="float" office:value="0.159483184692915" table:style-name="ce1">
            <text:p>0.159483184692915</text:p>
          </table:table-cell>
          <table:table-cell office:value-type="float" office:value="0.109229848822553" table:style-name="ce1">
            <text:p>0.109229848822553</text:p>
          </table:table-cell>
          <table:table-cell office:value-type="float" office:value="0.340505818000569" table:style-name="ce1">
            <text:p>0.340505818000569</text:p>
          </table:table-cell>
          <table:table-cell office:value-type="float" office:value="0.468700798713845" table:style-name="ce1">
            <text:p>0.468700798713845</text:p>
          </table:table-cell>
          <table:table-cell office:value-type="float" office:value="0.396596883738375" table:style-name="ce1">
            <text:p>0.396596883738375</text:p>
          </table:table-cell>
          <table:table-cell office:value-type="float" office:value="0.171836217495719" table:style-name="ce1">
            <text:p>0.171836217495719</text:p>
          </table:table-cell>
          <table:table-cell office:value-type="float" office:value="0.231365851319678" table:style-name="ce1">
            <text:p>0.231365851319678</text:p>
          </table:table-cell>
          <table:table-cell office:value-type="float" office:value="0.359606925438935" table:style-name="ce1">
            <text:p>0.359606925438935</text:p>
          </table:table-cell>
          <table:table-cell office:value-type="float" office:value="0.0650147491356521" table:style-name="ce1">
            <text:p>0.0650147491356521</text:p>
          </table:table-cell>
          <table:table-cell office:value-type="float" office:value="0.291485480740189" table:style-name="ce1">
            <text:p>0.291485480740189</text:p>
          </table:table-cell>
          <table:table-cell office:value-type="float" office:value="0.193435587538233" table:style-name="ce1">
            <text:p>0.193435587538233</text:p>
          </table:table-cell>
          <table:table-cell office:value-type="float" office:value="0.0825625087924708" table:style-name="ce1">
            <text:p>0.0825625087924708</text:p>
          </table:table-cell>
          <table:table-cell office:value-type="float" office:value="0.112997984761468" table:style-name="ce1">
            <text:p>0.112997984761468</text:p>
          </table:table-cell>
          <table:table-cell office:value-type="float" office:value="0.112145256750827" table:style-name="ce1">
            <text:p>0.112145256750827</text:p>
          </table:table-cell>
          <table:table-cell office:value-type="float" office:value="0.213831919684654" table:style-name="ce1">
            <text:p>0.213831919684654</text:p>
          </table:table-cell>
          <table:table-cell office:value-type="float" office:value="0.195053466088153" table:style-name="ce1">
            <text:p>0.195053466088153</text:p>
          </table:table-cell>
          <table:table-cell office:value-type="float" office:value="0.15084067107155" table:style-name="ce1">
            <text:p>0.15084067107155</text:p>
          </table:table-cell>
          <table:table-cell office:value-type="float" office:value="0.365327117121129" table:style-name="ce1">
            <text:p>0.365327117121129</text:p>
          </table:table-cell>
          <table:table-cell office:value-type="float" office:value="0.154567322945083" table:style-name="ce1">
            <text:p>0.154567322945083</text:p>
          </table:table-cell>
          <table:table-cell office:value-type="float" office:value="0.243142716547724" table:style-name="ce1">
            <text:p>0.243142716547724</text:p>
          </table:table-cell>
          <table:table-cell office:value-type="float" office:value="0.364866183061322" table:style-name="ce1">
            <text:p>0.364866183061322</text:p>
          </table:table-cell>
          <table:table-cell office:value-type="float" office:value="0.413762068125555" table:style-name="ce1">
            <text:p>0.413762068125555</text:p>
          </table:table-cell>
          <table:table-cell office:value-type="float" office:value="0.282700077560285" table:style-name="ce1">
            <text:p>0.282700077560285</text:p>
          </table:table-cell>
          <table:table-cell office:value-type="float" office:value="0.284788108851206" table:style-name="ce1">
            <text:p>0.284788108851206</text:p>
          </table:table-cell>
          <table:table-cell office:value-type="float" office:value="0.247088312099665" table:style-name="ce1">
            <text:p>0.247088312099665</text:p>
          </table:table-cell>
          <table:table-cell office:value-type="float" office:value="0.384635644886407" table:style-name="ce1">
            <text:p>0.384635644886407</text:p>
          </table:table-cell>
          <table:table-cell office:value-type="float" office:value="0.3147580414198" table:style-name="ce1">
            <text:p>0.3147580414198</text:p>
          </table:table-cell>
          <table:table-cell office:value-type="float" office:value="0.272541090882158" table:style-name="ce1">
            <text:p>0.272541090882158</text:p>
          </table:table-cell>
          <table:table-cell office:value-type="float" office:value="0.291476262058993" table:style-name="ce1">
            <text:p>0.291476262058993</text:p>
          </table:table-cell>
          <table:table-cell office:value-type="float" office:value="0.415338462610092" table:style-name="ce1">
            <text:p>0.415338462610092</text:p>
          </table:table-cell>
          <table:table-cell office:value-type="float" office:value="0.202124194565578" table:style-name="ce1">
            <text:p>0.202124194565578</text:p>
          </table:table-cell>
          <table:table-cell office:value-type="float" office:value="0.257805028990157" table:style-name="ce1">
            <text:p>0.257805028990157</text:p>
          </table:table-cell>
          <table:table-cell office:value-type="float" office:value="0.202174897312157" table:style-name="ce1">
            <text:p>0.202174897312157</text:p>
          </table:table-cell>
          <table:table-cell office:value-type="float" office:value="0.290978453274403" table:style-name="ce1">
            <text:p>0.290978453274403</text:p>
          </table:table-cell>
          <table:table-cell office:value-type="float" office:value="0.173965732852023" table:style-name="ce1">
            <text:p>0.173965732852023</text:p>
          </table:table-cell>
          <table:table-cell office:value-type="float" office:value="0.189632881544833" table:style-name="ce1">
            <text:p>0.189632881544833</text:p>
          </table:table-cell>
          <table:table-cell office:value-type="float" office:value="0.165830246696445" table:style-name="ce1">
            <text:p>0.165830246696445</text:p>
          </table:table-cell>
          <table:table-cell office:value-type="float" office:value="0.223815751420054" table:style-name="ce1">
            <text:p>0.223815751420054</text:p>
          </table:table-cell>
          <table:table-cell office:value-type="float" office:value="0" table:style-name="ce1">
            <text:p>0</text:p>
          </table:table-cell>
          <table:table-cell office:value-type="float" office:value="0.25021344502515" table:style-name="ce1">
            <text:p>0.25021344502515</text:p>
          </table:table-cell>
          <table:table-cell office:value-type="float" office:value="0.428816174518822" table:style-name="ce1">
            <text:p>0.428816174518822</text:p>
          </table:table-cell>
          <table:table-cell office:value-type="float" office:value="0.0703431468670108" table:style-name="ce1">
            <text:p>0.0703431468670108</text:p>
          </table:table-cell>
          <table:table-cell office:value-type="float" office:value="0.102530543744734" table:style-name="ce1">
            <text:p>0.102530543744734</text:p>
          </table:table-cell>
          <table:table-cell office:value-type="float" office:value="0.0583500428552177" table:style-name="ce1">
            <text:p>0.0583500428552177</text:p>
          </table:table-cell>
          <table:table-cell office:value-type="float" office:value="0.106160334026578" table:style-name="ce1">
            <text:p>0.106160334026578</text:p>
          </table:table-cell>
          <table:table-cell office:value-type="float" office:value="0.0335765613126945" table:style-name="ce1">
            <text:p>0.0335765613126945</text:p>
          </table:table-cell>
          <table:table-cell office:value-type="float" office:value="0.044288907928984" table:style-name="ce1">
            <text:p>0.044288907928984</text:p>
          </table:table-cell>
          <table:table-cell office:value-type="float" office:value="0.0687429928784102" table:style-name="ce1">
            <text:p>0.0687429928784102</text:p>
          </table:table-cell>
          <table:table-cell office:value-type="float" office:value="0.0506643454828329" table:style-name="ce1">
            <text:p>0.0506643454828329</text:p>
          </table:table-cell>
          <table:table-cell office:value-type="float" office:value="0.0346050993985983" table:style-name="ce1">
            <text:p>0.0346050993985983</text:p>
          </table:table-cell>
          <table:table-cell office:value-type="float" office:value="0.0453505919193626" table:style-name="ce1">
            <text:p>0.0453505919193626</text:p>
          </table:table-cell>
          <table:table-cell office:value-type="float" office:value="0.0650135194262765" table:style-name="ce1">
            <text:p>0.0650135194262765</text:p>
          </table:table-cell>
          <table:table-cell office:value-type="float" office:value="0.0437700656370739" table:style-name="ce1">
            <text:p>0.0437700656370739</text:p>
          </table:table-cell>
          <table:table-cell office:value-type="float" office:value="0.0614030113498859" table:style-name="ce1">
            <text:p>0.0614030113498859</text:p>
          </table:table-cell>
          <table:table-cell office:value-type="float" office:value="0.0604991192128865" table:style-name="ce1">
            <text:p>0.0604991192128865</text:p>
          </table:table-cell>
          <table:table-cell office:value-type="float" office:value="0.0240024055615053" table:style-name="ce1">
            <text:p>0.0240024055615053</text:p>
          </table:table-cell>
          <table:table-cell office:value-type="float" office:value="0.0621762539952608" table:style-name="ce1">
            <text:p>0.0621762539952608</text:p>
          </table:table-cell>
          <table:table-cell office:value-type="float" office:value="0.0574313697856492" table:style-name="ce1">
            <text:p>0.0574313697856492</text:p>
          </table:table-cell>
          <table:table-cell office:value-type="float" office:value="0.0631008697047184" table:style-name="ce1">
            <text:p>0.0631008697047184</text:p>
          </table:table-cell>
          <table:table-cell office:value-type="float" office:value="0.0248668105174279" table:style-name="ce1">
            <text:p>0.0248668105174279</text:p>
          </table:table-cell>
          <table:table-cell office:value-type="float" office:value="0.186039423069721" table:style-name="ce1">
            <text:p>0.186039423069721</text:p>
          </table:table-cell>
          <table:table-cell office:value-type="float" office:value="0.186039423069721" table:style-name="ce1">
            <text:p>0.186039423069721</text:p>
          </table:table-cell>
          <table:table-cell office:value-type="float" office:value="0.186039423069721" table:style-name="ce1">
            <text:p>0.186039423069721</text:p>
          </table:table-cell>
          <table:table-cell office:value-type="float" office:value="0.186039423069721" table:style-name="ce1">
            <text:p>0.186039423069721</text:p>
          </table:table-cell>
          <table:table-cell office:value-type="float" office:value="0.186039423069721" table:style-name="ce1">
            <text:p>0.186039423069721</text:p>
          </table:table-cell>
          <table:table-cell office:value-type="float" office:value="0.186039423069721" table:style-name="ce1">
            <text:p>0.186039423069721</text:p>
          </table:table-cell>
          <table:table-cell office:value-type="float" office:value="0.186039423069721" table:style-name="ce1">
            <text:p>0.186039423069721</text:p>
          </table:table-cell>
          <table:table-cell office:value-type="float" office:value="0.186039423069721" table:style-name="ce1">
            <text:p>0.186039423069721</text:p>
          </table:table-cell>
          <table:table-cell office:value-type="float" office:value="0.186039423069721" table:style-name="ce1">
            <text:p>0.186039423069721</text:p>
          </table:table-cell>
          <table:table-cell office:value-type="float" office:value="0.186039423069721" table:style-name="ce1">
            <text:p>0.186039423069721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13203686610176" table:style-name="ce1">
            <text:p>0.13203686610176</text:p>
          </table:table-cell>
          <table:table-cell office:value-type="float" office:value="0.24419825554468" table:style-name="ce1">
            <text:p>0.24419825554468</text:p>
          </table:table-cell>
          <table:table-cell office:value-type="float" office:value="0.102096894247054" table:style-name="ce1">
            <text:p>0.102096894247054</text:p>
          </table:table-cell>
          <table:table-cell office:value-type="float" office:value="0.0985001681616293" table:style-name="ce1">
            <text:p>0.0985001681616293</text:p>
          </table:table-cell>
          <table:table-cell office:value-type="float" office:value="0.324078128109079" table:style-name="ce1">
            <text:p>0.324078128109079</text:p>
          </table:table-cell>
          <table:table-cell office:value-type="float" office:value="0.598006630511254" table:style-name="ce1">
            <text:p>0.598006630511254</text:p>
          </table:table-cell>
          <table:table-cell office:value-type="float" office:value="0.272223046380892" table:style-name="ce1">
            <text:p>0.272223046380892</text:p>
          </table:table-cell>
          <table:table-cell office:value-type="float" office:value="0.0940305482004469" table:style-name="ce1">
            <text:p>0.0940305482004469</text:p>
          </table:table-cell>
          <table:table-cell office:value-type="float" office:value="0.152016052924056" table:style-name="ce1">
            <text:p>0.152016052924056</text:p>
          </table:table-cell>
          <table:table-cell office:value-type="float" office:value="0.245760822007423" table:style-name="ce1">
            <text:p>0.245760822007423</text:p>
          </table:table-cell>
          <table:table-cell office:value-type="float" office:value="0.0891723032100905" table:style-name="ce1">
            <text:p>0.0891723032100905</text:p>
          </table:table-cell>
          <table:table-cell office:value-type="float" office:value="0.158081945151104" table:style-name="ce1">
            <text:p>0.158081945151104</text:p>
          </table:table-cell>
          <table:table-cell office:value-type="float" office:value="0.206000650008548" table:style-name="ce1">
            <text:p>0.206000650008548</text:p>
          </table:table-cell>
          <table:table-cell office:value-type="float" office:value="0.0701357265400981" table:style-name="ce1">
            <text:p>0.0701357265400981</text:p>
          </table:table-cell>
          <table:table-cell office:value-type="float" office:value="0.129476377399537" table:style-name="ce1">
            <text:p>0.129476377399537</text:p>
          </table:table-cell>
          <table:table-cell office:value-type="float" office:value="0.101967832710308" table:style-name="ce1">
            <text:p>0.101967832710308</text:p>
          </table:table-cell>
          <table:table-cell office:value-type="float" office:value="0.192725749086132" table:style-name="ce1">
            <text:p>0.192725749086132</text:p>
          </table:table-cell>
          <table:table-cell office:value-type="float" office:value="0.172490743860643" table:style-name="ce1">
            <text:p>0.172490743860643</text:p>
          </table:table-cell>
          <table:table-cell office:value-type="float" office:value="0.20211958522498" table:style-name="ce1">
            <text:p>0.20211958522498</text:p>
          </table:table-cell>
          <table:table-cell office:value-type="float" office:value="0.274288030968823" table:style-name="ce1">
            <text:p>0.274288030968823</text:p>
          </table:table-cell>
          <table:table-cell office:value-type="float" office:value="0.13203686610176" table:style-name="ce1">
            <text:p>0.13203686610176</text:p>
          </table:table-cell>
          <table:table-cell office:value-type="float" office:value="0.162479256081655" table:style-name="ce1">
            <text:p>0.162479256081655</text:p>
          </table:table-cell>
          <table:table-cell office:value-type="float" office:value="0.386032275087619" table:style-name="ce1">
            <text:p>0.386032275087619</text:p>
          </table:table-cell>
          <table:table-cell office:value-type="float" office:value="0.338818799341679" table:style-name="ce1">
            <text:p>0.338818799341679</text:p>
          </table:table-cell>
          <table:table-cell office:value-type="float" office:value="0.271826643089459" table:style-name="ce1">
            <text:p>0.271826643089459</text:p>
          </table:table-cell>
          <table:table-cell office:value-type="float" office:value="0.197003217161132" table:style-name="ce1">
            <text:p>0.197003217161132</text:p>
          </table:table-cell>
          <table:table-cell office:value-type="float" office:value="0.269236193673348" table:style-name="ce1">
            <text:p>0.269236193673348</text:p>
          </table:table-cell>
          <table:table-cell office:value-type="float" office:value="0.277214962248592" table:style-name="ce1">
            <text:p>0.277214962248592</text:p>
          </table:table-cell>
          <table:table-cell office:value-type="float" office:value="0.333481182929124" table:style-name="ce1">
            <text:p>0.333481182929124</text:p>
          </table:table-cell>
          <table:table-cell office:value-type="float" office:value="0.191582632617813" table:style-name="ce1">
            <text:p>0.191582632617813</text:p>
          </table:table-cell>
          <table:table-cell office:value-type="float" office:value="0.307383096462902" table:style-name="ce1">
            <text:p>0.307383096462902</text:p>
          </table:table-cell>
          <table:table-cell office:value-type="float" office:value="0.369475523659384" table:style-name="ce1">
            <text:p>0.369475523659384</text:p>
          </table:table-cell>
          <table:table-cell office:value-type="float" office:value="0.243410058302412" table:style-name="ce1">
            <text:p>0.243410058302412</text:p>
          </table:table-cell>
          <table:table-cell office:value-type="float" office:value="0.230960229347049" table:style-name="ce1">
            <text:p>0.230960229347049</text:p>
          </table:table-cell>
          <table:table-cell office:value-type="float" office:value="0.166655318663498" table:style-name="ce1">
            <text:p>0.166655318663498</text:p>
          </table:table-cell>
          <table:table-cell office:value-type="float" office:value="0.220930304205668" table:style-name="ce1">
            <text:p>0.220930304205668</text:p>
          </table:table-cell>
          <table:table-cell office:value-type="float" office:value="0.134887743261661" table:style-name="ce1">
            <text:p>0.134887743261661</text:p>
          </table:table-cell>
          <table:table-cell office:value-type="float" office:value="0.140497310769501" table:style-name="ce1">
            <text:p>0.140497310769501</text:p>
          </table:table-cell>
          <table:table-cell office:value-type="float" office:value="0.0746805363697863" table:style-name="ce1">
            <text:p>0.0746805363697863</text:p>
          </table:table-cell>
          <table:table-cell office:value-type="float" office:value="0.146659999149109" table:style-name="ce1">
            <text:p>0.146659999149109</text:p>
          </table:table-cell>
          <table:table-cell office:value-type="float" office:value="0" table:style-name="ce1">
            <text:p>0</text:p>
          </table:table-cell>
          <table:table-cell office:value-type="float" office:value="0.158151085260075" table:style-name="ce1">
            <text:p>0.158151085260075</text:p>
          </table:table-cell>
          <table:table-cell office:value-type="float" office:value="0.276707934782805" table:style-name="ce1">
            <text:p>0.276707934782805</text:p>
          </table:table-cell>
          <table:table-cell office:value-type="float" office:value="0.0262179293217717" table:style-name="ce1">
            <text:p>0.0262179293217717</text:p>
          </table:table-cell>
          <table:table-cell office:value-type="float" office:value="0.0771630934997517" table:style-name="ce1">
            <text:p>0.0771630934997517</text:p>
          </table:table-cell>
          <table:table-cell office:value-type="float" office:value="0.0474855498934438" table:style-name="ce1">
            <text:p>0.0474855498934438</text:p>
          </table:table-cell>
          <table:table-cell office:value-type="float" office:value="0.0914188775654594" table:style-name="ce1">
            <text:p>0.0914188775654594</text:p>
          </table:table-cell>
          <table:table-cell office:value-type="float" office:value="0.0228427695176747" table:style-name="ce1">
            <text:p>0.0228427695176747</text:p>
          </table:table-cell>
          <table:table-cell office:value-type="float" office:value="0.043297428293072" table:style-name="ce1">
            <text:p>0.043297428293072</text:p>
          </table:table-cell>
          <table:table-cell office:value-type="float" office:value="0.0560959866264888" table:style-name="ce1">
            <text:p>0.0560959866264888</text:p>
          </table:table-cell>
          <table:table-cell office:value-type="float" office:value="0.042131083710112" table:style-name="ce1">
            <text:p>0.042131083710112</text:p>
          </table:table-cell>
          <table:table-cell office:value-type="float" office:value="0.0216962460379474" table:style-name="ce1">
            <text:p>0.0216962460379474</text:p>
          </table:table-cell>
          <table:table-cell office:value-type="float" office:value="0.0303106377639372" table:style-name="ce1">
            <text:p>0.0303106377639372</text:p>
          </table:table-cell>
          <table:table-cell office:value-type="float" office:value="0.0359752285457067" table:style-name="ce1">
            <text:p>0.0359752285457067</text:p>
          </table:table-cell>
          <table:table-cell office:value-type="float" office:value="0.0380033666450107" table:style-name="ce1">
            <text:p>0.0380033666450107</text:p>
          </table:table-cell>
          <table:table-cell office:value-type="float" office:value="0.0432197088983481" table:style-name="ce1">
            <text:p>0.0432197088983481</text:p>
          </table:table-cell>
          <table:table-cell office:value-type="float" office:value="0.0462630824287979" table:style-name="ce1">
            <text:p>0.0462630824287979</text:p>
          </table:table-cell>
          <table:table-cell office:value-type="float" office:value="0.00977963359859786" table:style-name="ce1">
            <text:p>0.00977963359859786</text:p>
          </table:table-cell>
          <table:table-cell office:value-type="float" office:value="0.0471351002386157" table:style-name="ce1">
            <text:p>0.0471351002386157</text:p>
          </table:table-cell>
          <table:table-cell office:value-type="float" office:value="0.046426412748732" table:style-name="ce1">
            <text:p>0.046426412748732</text:p>
          </table:table-cell>
          <table:table-cell office:value-type="float" office:value="0.0492648537889431" table:style-name="ce1">
            <text:p>0.0492648537889431</text:p>
          </table:table-cell>
          <table:table-cell office:value-type="float" office:value="0.0122525423055665" table:style-name="ce1">
            <text:p>0.0122525423055665</text:p>
          </table:table-cell>
          <table:table-cell office:value-type="float" office:value="0.156072533166815" table:style-name="ce1">
            <text:p>0.156072533166815</text:p>
          </table:table-cell>
          <table:table-cell office:value-type="float" office:value="0.156072533166815" table:style-name="ce1">
            <text:p>0.156072533166815</text:p>
          </table:table-cell>
          <table:table-cell office:value-type="float" office:value="0.156072533166815" table:style-name="ce1">
            <text:p>0.156072533166815</text:p>
          </table:table-cell>
          <table:table-cell office:value-type="float" office:value="0.156072533166815" table:style-name="ce1">
            <text:p>0.156072533166815</text:p>
          </table:table-cell>
          <table:table-cell office:value-type="float" office:value="0.156072533166815" table:style-name="ce1">
            <text:p>0.156072533166815</text:p>
          </table:table-cell>
          <table:table-cell office:value-type="float" office:value="0.156072533166815" table:style-name="ce1">
            <text:p>0.156072533166815</text:p>
          </table:table-cell>
          <table:table-cell office:value-type="float" office:value="0.156072533166815" table:style-name="ce1">
            <text:p>0.156072533166815</text:p>
          </table:table-cell>
          <table:table-cell office:value-type="float" office:value="0.156072533166815" table:style-name="ce1">
            <text:p>0.156072533166815</text:p>
          </table:table-cell>
          <table:table-cell office:value-type="float" office:value="0.156072533166815" table:style-name="ce1">
            <text:p>0.156072533166815</text:p>
          </table:table-cell>
          <table:table-cell office:value-type="float" office:value="0.156072533166815" table:style-name="ce1">
            <text:p>0.156072533166815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0779969569300913" table:style-name="ce1">
            <text:p>0.0779969569300913</text:p>
          </table:table-cell>
          <table:table-cell office:value-type="float" office:value="0.200690689639581" table:style-name="ce1">
            <text:p>0.200690689639581</text:p>
          </table:table-cell>
          <table:table-cell office:value-type="float" office:value="0.0910344768117072" table:style-name="ce1">
            <text:p>0.0910344768117072</text:p>
          </table:table-cell>
          <table:table-cell office:value-type="float" office:value="0.0593438197811001" table:style-name="ce1">
            <text:p>0.0593438197811001</text:p>
          </table:table-cell>
          <table:table-cell office:value-type="float" office:value="0.328125129154177" table:style-name="ce1">
            <text:p>0.328125129154177</text:p>
          </table:table-cell>
          <table:table-cell office:value-type="float" office:value="0.37889701584182" table:style-name="ce1">
            <text:p>0.37889701584182</text:p>
          </table:table-cell>
          <table:table-cell office:value-type="float" office:value="0.204604019807335" table:style-name="ce1">
            <text:p>0.204604019807335</text:p>
          </table:table-cell>
          <table:table-cell office:value-type="float" office:value="0.052638669629858" table:style-name="ce1">
            <text:p>0.052638669629858</text:p>
          </table:table-cell>
          <table:table-cell office:value-type="float" office:value="0.125258830752311" table:style-name="ce1">
            <text:p>0.125258830752311</text:p>
          </table:table-cell>
          <table:table-cell office:value-type="float" office:value="0.198722501204209" table:style-name="ce1">
            <text:p>0.198722501204209</text:p>
          </table:table-cell>
          <table:table-cell office:value-type="float" office:value="0.0804007280519802" table:style-name="ce1">
            <text:p>0.0804007280519802</text:p>
          </table:table-cell>
          <table:table-cell office:value-type="float" office:value="0.103309150824344" table:style-name="ce1">
            <text:p>0.103309150824344</text:p>
          </table:table-cell>
          <table:table-cell office:value-type="float" office:value="0.106489595837006" table:style-name="ce1">
            <text:p>0.106489595837006</text:p>
          </table:table-cell>
          <table:table-cell office:value-type="float" office:value="0.0563169234271108" table:style-name="ce1">
            <text:p>0.0563169234271108</text:p>
          </table:table-cell>
          <table:table-cell office:value-type="float" office:value="0.0657291969283516" table:style-name="ce1">
            <text:p>0.0657291969283516</text:p>
          </table:table-cell>
          <table:table-cell office:value-type="float" office:value="0.0855585801812106" table:style-name="ce1">
            <text:p>0.0855585801812106</text:p>
          </table:table-cell>
          <table:table-cell office:value-type="float" office:value="0.11480023693531" table:style-name="ce1">
            <text:p>0.11480023693531</text:p>
          </table:table-cell>
          <table:table-cell office:value-type="float" office:value="0.11208994466365" table:style-name="ce1">
            <text:p>0.11208994466365</text:p>
          </table:table-cell>
          <table:table-cell office:value-type="float" office:value="0.0428207741559878" table:style-name="ce1">
            <text:p>0.0428207741559878</text:p>
          </table:table-cell>
          <table:table-cell office:value-type="float" office:value="0.166540085148546" table:style-name="ce1">
            <text:p>0.166540085148546</text:p>
          </table:table-cell>
          <table:table-cell office:value-type="float" office:value="0.0779969569300913" table:style-name="ce1">
            <text:p>0.0779969569300913</text:p>
          </table:table-cell>
          <table:table-cell office:value-type="float" office:value="0.0771373149085529" table:style-name="ce1">
            <text:p>0.0771373149085529</text:p>
          </table:table-cell>
          <table:table-cell office:value-type="float" office:value="0.168254759851025" table:style-name="ce1">
            <text:p>0.168254759851025</text:p>
          </table:table-cell>
          <table:table-cell office:value-type="float" office:value="0.238404314412917" table:style-name="ce1">
            <text:p>0.238404314412917</text:p>
          </table:table-cell>
          <table:table-cell office:value-type="float" office:value="0.1443046261035" table:style-name="ce1">
            <text:p>0.1443046261035</text:p>
          </table:table-cell>
          <table:table-cell office:value-type="float" office:value="0.100137924492878" table:style-name="ce1">
            <text:p>0.100137924492878</text:p>
          </table:table-cell>
          <table:table-cell office:value-type="float" office:value="0.1345558707386" table:style-name="ce1">
            <text:p>0.1345558707386</text:p>
          </table:table-cell>
          <table:table-cell office:value-type="float" office:value="0.151804023256545" table:style-name="ce1">
            <text:p>0.151804023256545</text:p>
          </table:table-cell>
          <table:table-cell office:value-type="float" office:value="0.138017485527744" table:style-name="ce1">
            <text:p>0.138017485527744</text:p>
          </table:table-cell>
          <table:table-cell office:value-type="float" office:value="0.115187421545547" table:style-name="ce1">
            <text:p>0.115187421545547</text:p>
          </table:table-cell>
          <table:table-cell office:value-type="float" office:value="0.149356463398975" table:style-name="ce1">
            <text:p>0.149356463398975</text:p>
          </table:table-cell>
          <table:table-cell office:value-type="float" office:value="0.162493084103449" table:style-name="ce1">
            <text:p>0.162493084103449</text:p>
          </table:table-cell>
          <table:table-cell office:value-type="float" office:value="0.0918042366915834" table:style-name="ce1">
            <text:p>0.0918042366915834</text:p>
          </table:table-cell>
          <table:table-cell office:value-type="float" office:value="0.126494134032591" table:style-name="ce1">
            <text:p>0.126494134032591</text:p>
          </table:table-cell>
          <table:table-cell office:value-type="float" office:value="0.0992529310980502" table:style-name="ce1">
            <text:p>0.0992529310980502</text:p>
          </table:table-cell>
          <table:table-cell office:value-type="float" office:value="0.137598035533321" table:style-name="ce1">
            <text:p>0.137598035533321</text:p>
          </table:table-cell>
          <table:table-cell office:value-type="float" office:value="0.12155292091147" table:style-name="ce1">
            <text:p>0.12155292091147</text:p>
          </table:table-cell>
          <table:table-cell office:value-type="float" office:value="0.0620509431310988" table:style-name="ce1">
            <text:p>0.0620509431310988</text:p>
          </table:table-cell>
          <table:table-cell office:value-type="float" office:value="0.08235047912496" table:style-name="ce1">
            <text:p>0.08235047912496</text:p>
          </table:table-cell>
          <table:table-cell office:value-type="float" office:value="0.108061380980945" table:style-name="ce1">
            <text:p>0.108061380980945</text:p>
          </table:table-cell>
          <table:table-cell office:value-type="float" office:value="0" table:style-name="ce1">
            <text:p>0</text:p>
          </table:table-cell>
          <table:table-cell office:value-type="float" office:value="0.0890386323327467" table:style-name="ce1">
            <text:p>0.0890386323327467</text:p>
          </table:table-cell>
          <table:table-cell office:value-type="float" office:value="0.208010322509302" table:style-name="ce1">
            <text:p>0.208010322509302</text:p>
          </table:table-cell>
          <table:table-cell office:value-type="float" office:value="0.0316016391403071" table:style-name="ce1">
            <text:p>0.0316016391403071</text:p>
          </table:table-cell>
          <table:table-cell office:value-type="float" office:value="0.0476725917156436" table:style-name="ce1">
            <text:p>0.0476725917156436</text:p>
          </table:table-cell>
          <table:table-cell office:value-type="float" office:value="0.036066269050592" table:style-name="ce1">
            <text:p>0.036066269050592</text:p>
          </table:table-cell>
          <table:table-cell office:value-type="float" office:value="0.0702978440035132" table:style-name="ce1">
            <text:p>0.0702978440035132</text:p>
          </table:table-cell>
          <table:table-cell office:value-type="float" office:value="0.0229495340262419" table:style-name="ce1">
            <text:p>0.0229495340262419</text:p>
          </table:table-cell>
          <table:table-cell office:value-type="float" office:value="0.0287036150590125" table:style-name="ce1">
            <text:p>0.0287036150590125</text:p>
          </table:table-cell>
          <table:table-cell office:value-type="float" office:value="0.0491008295458418" table:style-name="ce1">
            <text:p>0.0491008295458418</text:p>
          </table:table-cell>
          <table:table-cell office:value-type="float" office:value="0.0396924974395837" table:style-name="ce1">
            <text:p>0.0396924974395837</text:p>
          </table:table-cell>
          <table:table-cell office:value-type="float" office:value="0.0232597878125032" table:style-name="ce1">
            <text:p>0.0232597878125032</text:p>
          </table:table-cell>
          <table:table-cell office:value-type="float" office:value="0.0357956205599893" table:style-name="ce1">
            <text:p>0.0357956205599893</text:p>
          </table:table-cell>
          <table:table-cell office:value-type="float" office:value="0.0394207637712621" table:style-name="ce1">
            <text:p>0.0394207637712621</text:p>
          </table:table-cell>
          <table:table-cell office:value-type="float" office:value="0.0330007213529783" table:style-name="ce1">
            <text:p>0.0330007213529783</text:p>
          </table:table-cell>
          <table:table-cell office:value-type="float" office:value="0.0379150483121243" table:style-name="ce1">
            <text:p>0.0379150483121243</text:p>
          </table:table-cell>
          <table:table-cell office:value-type="float" office:value="0.0320385802718233" table:style-name="ce1">
            <text:p>0.0320385802718233</text:p>
          </table:table-cell>
          <table:table-cell office:value-type="float" office:value="0.0102075710328375" table:style-name="ce1">
            <text:p>0.0102075710328375</text:p>
          </table:table-cell>
          <table:table-cell office:value-type="float" office:value="0.0358219379652126" table:style-name="ce1">
            <text:p>0.0358219379652126</text:p>
          </table:table-cell>
          <table:table-cell office:value-type="float" office:value="0.0310530617312039" table:style-name="ce1">
            <text:p>0.0310530617312039</text:p>
          </table:table-cell>
          <table:table-cell office:value-type="float" office:value="0.0359603534905805" table:style-name="ce1">
            <text:p>0.0359603534905805</text:p>
          </table:table-cell>
          <table:table-cell office:value-type="float" office:value="0.0172797941869287" table:style-name="ce1">
            <text:p>0.0172797941869287</text:p>
          </table:table-cell>
          <table:table-cell office:value-type="float" office:value="0.0982753168998349" table:style-name="ce1">
            <text:p>0.0982753168998349</text:p>
          </table:table-cell>
          <table:table-cell office:value-type="float" office:value="0.0982753168998349" table:style-name="ce1">
            <text:p>0.0982753168998349</text:p>
          </table:table-cell>
          <table:table-cell office:value-type="float" office:value="0.0982753168998349" table:style-name="ce1">
            <text:p>0.0982753168998349</text:p>
          </table:table-cell>
          <table:table-cell office:value-type="float" office:value="0.0982753168998349" table:style-name="ce1">
            <text:p>0.0982753168998349</text:p>
          </table:table-cell>
          <table:table-cell office:value-type="float" office:value="0.0982753168998349" table:style-name="ce1">
            <text:p>0.0982753168998349</text:p>
          </table:table-cell>
          <table:table-cell office:value-type="float" office:value="0.0982753168998349" table:style-name="ce1">
            <text:p>0.0982753168998349</text:p>
          </table:table-cell>
          <table:table-cell office:value-type="float" office:value="0.0982753168998349" table:style-name="ce1">
            <text:p>0.0982753168998349</text:p>
          </table:table-cell>
          <table:table-cell office:value-type="float" office:value="0.0982753168998349" table:style-name="ce1">
            <text:p>0.0982753168998349</text:p>
          </table:table-cell>
          <table:table-cell office:value-type="float" office:value="0.0982753168998349" table:style-name="ce1">
            <text:p>0.0982753168998349</text:p>
          </table:table-cell>
          <table:table-cell office:value-type="float" office:value="0.0982753168998349" table:style-name="ce1">
            <text:p>0.0982753168998349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122232798649684" table:style-name="ce1">
            <text:p>0.122232798649684</text:p>
          </table:table-cell>
          <table:table-cell office:value-type="float" office:value="0.195293151799252" table:style-name="ce1">
            <text:p>0.195293151799252</text:p>
          </table:table-cell>
          <table:table-cell office:value-type="float" office:value="0.0931086800808347" table:style-name="ce1">
            <text:p>0.0931086800808347</text:p>
          </table:table-cell>
          <table:table-cell office:value-type="float" office:value="0.0963525035267202" table:style-name="ce1">
            <text:p>0.0963525035267202</text:p>
          </table:table-cell>
          <table:table-cell office:value-type="float" office:value="0.325746709405578" table:style-name="ce1">
            <text:p>0.325746709405578</text:p>
          </table:table-cell>
          <table:table-cell office:value-type="float" office:value="0.527248642990418" table:style-name="ce1">
            <text:p>0.527248642990418</text:p>
          </table:table-cell>
          <table:table-cell office:value-type="float" office:value="0.267120506338838" table:style-name="ce1">
            <text:p>0.267120506338838</text:p>
          </table:table-cell>
          <table:table-cell office:value-type="float" office:value="0.0805021335451375" table:style-name="ce1">
            <text:p>0.0805021335451375</text:p>
          </table:table-cell>
          <table:table-cell office:value-type="float" office:value="0.163078470359403" table:style-name="ce1">
            <text:p>0.163078470359403</text:p>
          </table:table-cell>
          <table:table-cell office:value-type="float" office:value="0.263801781108234" table:style-name="ce1">
            <text:p>0.263801781108234</text:p>
          </table:table-cell>
          <table:table-cell office:value-type="float" office:value="0.134786337768503" table:style-name="ce1">
            <text:p>0.134786337768503</text:p>
          </table:table-cell>
          <table:table-cell office:value-type="float" office:value="0.148291705720822" table:style-name="ce1">
            <text:p>0.148291705720822</text:p>
          </table:table-cell>
          <table:table-cell office:value-type="float" office:value="0.156265864955468" table:style-name="ce1">
            <text:p>0.156265864955468</text:p>
          </table:table-cell>
          <table:table-cell office:value-type="float" office:value="0.0569852778138297" table:style-name="ce1">
            <text:p>0.0569852778138297</text:p>
          </table:table-cell>
          <table:table-cell office:value-type="float" office:value="0.127517407645361" table:style-name="ce1">
            <text:p>0.127517407645361</text:p>
          </table:table-cell>
          <table:table-cell office:value-type="float" office:value="0.13465266689116" table:style-name="ce1">
            <text:p>0.13465266689116</text:p>
          </table:table-cell>
          <table:table-cell office:value-type="float" office:value="0.153030107855629" table:style-name="ce1">
            <text:p>0.153030107855629</text:p>
          </table:table-cell>
          <table:table-cell office:value-type="float" office:value="0.198598049008062" table:style-name="ce1">
            <text:p>0.198598049008062</text:p>
          </table:table-cell>
          <table:table-cell office:value-type="float" office:value="0.0846735867863828" table:style-name="ce1">
            <text:p>0.0846735867863828</text:p>
          </table:table-cell>
          <table:table-cell office:value-type="float" office:value="0.279888379795467" table:style-name="ce1">
            <text:p>0.279888379795467</text:p>
          </table:table-cell>
          <table:table-cell office:value-type="float" office:value="0.122232798649684" table:style-name="ce1">
            <text:p>0.122232798649684</text:p>
          </table:table-cell>
          <table:table-cell office:value-type="float" office:value="0.147406712325995" table:style-name="ce1">
            <text:p>0.147406712325995</text:p>
          </table:table-cell>
          <table:table-cell office:value-type="float" office:value="0.258920489414887" table:style-name="ce1">
            <text:p>0.258920489414887</text:p>
          </table:table-cell>
          <table:table-cell office:value-type="float" office:value="0.321229555619478" table:style-name="ce1">
            <text:p>0.321229555619478</text:p>
          </table:table-cell>
          <table:table-cell office:value-type="float" office:value="0.210361086214314" table:style-name="ce1">
            <text:p>0.210361086214314</text:p>
          </table:table-cell>
          <table:table-cell office:value-type="float" office:value="0.204908236286807" table:style-name="ce1">
            <text:p>0.204908236286807</text:p>
          </table:table-cell>
          <table:table-cell office:value-type="float" office:value="0.242732485234497" table:style-name="ce1">
            <text:p>0.242732485234497</text:p>
          </table:table-cell>
          <table:table-cell office:value-type="float" office:value="0.247185108252224" table:style-name="ce1">
            <text:p>0.247185108252224</text:p>
          </table:table-cell>
          <table:table-cell office:value-type="float" office:value="0.221713892107338" table:style-name="ce1">
            <text:p>0.221713892107338</text:p>
          </table:table-cell>
          <table:table-cell office:value-type="float" office:value="0.184318311835268" table:style-name="ce1">
            <text:p>0.184318311835268</text:p>
          </table:table-cell>
          <table:table-cell office:value-type="float" office:value="0.239717976483365" table:style-name="ce1">
            <text:p>0.239717976483365</text:p>
          </table:table-cell>
          <table:table-cell office:value-type="float" office:value="0.311416269486206" table:style-name="ce1">
            <text:p>0.311416269486206</text:p>
          </table:table-cell>
          <table:table-cell office:value-type="float" office:value="0.183714488216922" table:style-name="ce1">
            <text:p>0.183714488216922</text:p>
          </table:table-cell>
          <table:table-cell office:value-type="float" office:value="0.22263576022695" table:style-name="ce1">
            <text:p>0.22263576022695</text:p>
          </table:table-cell>
          <table:table-cell office:value-type="float" office:value="0.220446323442871" table:style-name="ce1">
            <text:p>0.220446323442871</text:p>
          </table:table-cell>
          <table:table-cell office:value-type="float" office:value="0.269125569498995" table:style-name="ce1">
            <text:p>0.269125569498995</text:p>
          </table:table-cell>
          <table:table-cell office:value-type="float" office:value="0.201575683034409" table:style-name="ce1">
            <text:p>0.201575683034409</text:p>
          </table:table-cell>
          <table:table-cell office:value-type="float" office:value="0.138685839914463" table:style-name="ce1">
            <text:p>0.138685839914463</text:p>
          </table:table-cell>
          <table:table-cell office:value-type="float" office:value="0.166355711524624" table:style-name="ce1">
            <text:p>0.166355711524624</text:p>
          </table:table-cell>
          <table:table-cell office:value-type="float" office:value="0.136611636645336" table:style-name="ce1">
            <text:p>0.136611636645336</text:p>
          </table:table-cell>
          <table:table-cell office:value-type="float" office:value="0" table:style-name="ce1">
            <text:p>0</text:p>
          </table:table-cell>
          <table:table-cell office:value-type="float" office:value="0.1633227654111" table:style-name="ce1">
            <text:p>0.1633227654111</text:p>
          </table:table-cell>
          <table:table-cell office:value-type="float" office:value="0.323852270419775" table:style-name="ce1">
            <text:p>0.323852270419775</text:p>
          </table:table-cell>
          <table:table-cell office:value-type="float" office:value="0.0367917566537239" table:style-name="ce1">
            <text:p>0.0367917566537239</text:p>
          </table:table-cell>
          <table:table-cell office:value-type="float" office:value="0.106588019544561" table:style-name="ce1">
            <text:p>0.106588019544561</text:p>
          </table:table-cell>
          <table:table-cell office:value-type="float" office:value="0.0499739103868944" table:style-name="ce1">
            <text:p>0.0499739103868944</text:p>
          </table:table-cell>
          <table:table-cell office:value-type="float" office:value="0.106765302149453" table:style-name="ce1">
            <text:p>0.106765302149453</text:p>
          </table:table-cell>
          <table:table-cell office:value-type="float" office:value="0.0319804457511688" table:style-name="ce1">
            <text:p>0.0319804457511688</text:p>
          </table:table-cell>
          <table:table-cell office:value-type="float" office:value="0.0465940431776542" table:style-name="ce1">
            <text:p>0.0465940431776542</text:p>
          </table:table-cell>
          <table:table-cell office:value-type="float" office:value="0.0734264113670568" table:style-name="ce1">
            <text:p>0.0734264113670568</text:p>
          </table:table-cell>
          <table:table-cell office:value-type="float" office:value="0.0489955156319805" table:style-name="ce1">
            <text:p>0.0489955156319805</text:p>
          </table:table-cell>
          <table:table-cell office:value-type="float" office:value="0.0368989030295918" table:style-name="ce1">
            <text:p>0.0368989030295918</text:p>
          </table:table-cell>
          <table:table-cell office:value-type="float" office:value="0.0422789853128184" table:style-name="ce1">
            <text:p>0.0422789853128184</text:p>
          </table:table-cell>
          <table:table-cell office:value-type="float" office:value="0.0596769291466608" table:style-name="ce1">
            <text:p>0.0596769291466608</text:p>
          </table:table-cell>
          <table:table-cell office:value-type="float" office:value="0.0478394802373499" table:style-name="ce1">
            <text:p>0.0478394802373499</text:p>
          </table:table-cell>
          <table:table-cell office:value-type="float" office:value="0.0527832417193504" table:style-name="ce1">
            <text:p>0.0527832417193504</text:p>
          </table:table-cell>
          <table:table-cell office:value-type="float" office:value="0.063101331089803" table:style-name="ce1">
            <text:p>0.063101331089803</text:p>
          </table:table-cell>
          <table:table-cell office:value-type="float" office:value="0.014704344490457" table:style-name="ce1">
            <text:p>0.014704344490457</text:p>
          </table:table-cell>
          <table:table-cell office:value-type="float" office:value="0.0736001486889582" table:style-name="ce1">
            <text:p>0.0736001486889582</text:p>
          </table:table-cell>
          <table:table-cell office:value-type="float" office:value="0.0627612902824825" table:style-name="ce1">
            <text:p>0.0627612902824825</text:p>
          </table:table-cell>
          <table:table-cell office:value-type="float" office:value="0.0704941042997025" table:style-name="ce1">
            <text:p>0.0704941042997025</text:p>
          </table:table-cell>
          <table:table-cell office:value-type="float" office:value="0.0268433842196815" table:style-name="ce1">
            <text:p>0.0268433842196815</text:p>
          </table:table-cell>
          <table:table-cell office:value-type="float" office:value="0.151608730314026" table:style-name="ce1">
            <text:p>0.151608730314026</text:p>
          </table:table-cell>
          <table:table-cell office:value-type="float" office:value="0.151608730314026" table:style-name="ce1">
            <text:p>0.151608730314026</text:p>
          </table:table-cell>
          <table:table-cell office:value-type="float" office:value="0.151608730314026" table:style-name="ce1">
            <text:p>0.151608730314026</text:p>
          </table:table-cell>
          <table:table-cell office:value-type="float" office:value="0.151608730314026" table:style-name="ce1">
            <text:p>0.151608730314026</text:p>
          </table:table-cell>
          <table:table-cell office:value-type="float" office:value="0.151608730314026" table:style-name="ce1">
            <text:p>0.151608730314026</text:p>
          </table:table-cell>
          <table:table-cell office:value-type="float" office:value="0.151608730314026" table:style-name="ce1">
            <text:p>0.151608730314026</text:p>
          </table:table-cell>
          <table:table-cell office:value-type="float" office:value="0.151608730314026" table:style-name="ce1">
            <text:p>0.151608730314026</text:p>
          </table:table-cell>
          <table:table-cell office:value-type="float" office:value="0.151608730314026" table:style-name="ce1">
            <text:p>0.151608730314026</text:p>
          </table:table-cell>
          <table:table-cell office:value-type="float" office:value="0.151608730314026" table:style-name="ce1">
            <text:p>0.151608730314026</text:p>
          </table:table-cell>
          <table:table-cell office:value-type="float" office:value="0.151608730314026" table:style-name="ce1">
            <text:p>0.151608730314026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121891707445427" table:style-name="ce1">
            <text:p>0.121891707445427</text:p>
          </table:table-cell>
          <table:table-cell office:value-type="float" office:value="0.173509408132815" table:style-name="ce1">
            <text:p>0.173509408132815</text:p>
          </table:table-cell>
          <table:table-cell office:value-type="float" office:value="0.0894212076023858" table:style-name="ce1">
            <text:p>0.0894212076023858</text:p>
          </table:table-cell>
          <table:table-cell office:value-type="float" office:value="0.0933881213545921" table:style-name="ce1">
            <text:p>0.0933881213545921</text:p>
          </table:table-cell>
          <table:table-cell office:value-type="float" office:value="0.329134574745153" table:style-name="ce1">
            <text:p>0.329134574745153</text:p>
          </table:table-cell>
          <table:table-cell office:value-type="float" office:value="0.565215781496647" table:style-name="ce1">
            <text:p>0.565215781496647</text:p>
          </table:table-cell>
          <table:table-cell office:value-type="float" office:value="0.2536612317925" table:style-name="ce1">
            <text:p>0.2536612317925</text:p>
          </table:table-cell>
          <table:table-cell office:value-type="float" office:value="0.0791193313657192" table:style-name="ce1">
            <text:p>0.0791193313657192</text:p>
          </table:table-cell>
          <table:table-cell office:value-type="float" office:value="0.141852456905331" table:style-name="ce1">
            <text:p>0.141852456905331</text:p>
          </table:table-cell>
          <table:table-cell office:value-type="float" office:value="0.223447004172209" table:style-name="ce1">
            <text:p>0.223447004172209</text:p>
          </table:table-cell>
          <table:table-cell office:value-type="float" office:value="0.126429603264219" table:style-name="ce1">
            <text:p>0.126429603264219</text:p>
          </table:table-cell>
          <table:table-cell office:value-type="float" office:value="0.160783018741568" table:style-name="ce1">
            <text:p>0.160783018741568</text:p>
          </table:table-cell>
          <table:table-cell office:value-type="float" office:value="0.156473285282381" table:style-name="ce1">
            <text:p>0.156473285282381</text:p>
          </table:table-cell>
          <table:table-cell office:value-type="float" office:value="0.0531549157768409" table:style-name="ce1">
            <text:p>0.0531549157768409</text:p>
          </table:table-cell>
          <table:table-cell office:value-type="float" office:value="0.116408896804034" table:style-name="ce1">
            <text:p>0.116408896804034</text:p>
          </table:table-cell>
          <table:table-cell office:value-type="float" office:value="0.128697398838465" table:style-name="ce1">
            <text:p>0.128697398838465</text:p>
          </table:table-cell>
          <table:table-cell office:value-type="float" office:value="0.153592447408593" table:style-name="ce1">
            <text:p>0.153592447408593</text:p>
          </table:table-cell>
          <table:table-cell office:value-type="float" office:value="0.182788010756712" table:style-name="ce1">
            <text:p>0.182788010756712</text:p>
          </table:table-cell>
          <table:table-cell office:value-type="float" office:value="0.087554424660171" table:style-name="ce1">
            <text:p>0.087554424660171</text:p>
          </table:table-cell>
          <table:table-cell office:value-type="float" office:value="0.253251000479272" table:style-name="ce1">
            <text:p>0.253251000479272</text:p>
          </table:table-cell>
          <table:table-cell office:value-type="float" office:value="0.121891707445427" table:style-name="ce1">
            <text:p>0.121891707445427</text:p>
          </table:table-cell>
          <table:table-cell office:value-type="float" office:value="0.141138009112632" table:style-name="ce1">
            <text:p>0.141138009112632</text:p>
          </table:table-cell>
          <table:table-cell office:value-type="float" office:value="0.245687072557854" table:style-name="ce1">
            <text:p>0.245687072557854</text:p>
          </table:table-cell>
          <table:table-cell office:value-type="float" office:value="0.30859996238079" table:style-name="ce1">
            <text:p>0.30859996238079</text:p>
          </table:table-cell>
          <table:table-cell office:value-type="float" office:value="0.201345216004506" table:style-name="ce1">
            <text:p>0.201345216004506</text:p>
          </table:table-cell>
          <table:table-cell office:value-type="float" office:value="0.178335387738985" table:style-name="ce1">
            <text:p>0.178335387738985</text:p>
          </table:table-cell>
          <table:table-cell office:value-type="float" office:value="0.227664550819435" table:style-name="ce1">
            <text:p>0.227664550819435</text:p>
          </table:table-cell>
          <table:table-cell office:value-type="float" office:value="0.240427814935466" table:style-name="ce1">
            <text:p>0.240427814935466</text:p>
          </table:table-cell>
          <table:table-cell office:value-type="float" office:value="0.213260361450494" table:style-name="ce1">
            <text:p>0.213260361450494</text:p>
          </table:table-cell>
          <table:table-cell office:value-type="float" office:value="0.18279262009731" table:style-name="ce1">
            <text:p>0.18279262009731</text:p>
          </table:table-cell>
          <table:table-cell office:value-type="float" office:value="0.238104707274043" table:style-name="ce1">
            <text:p>0.238104707274043</text:p>
          </table:table-cell>
          <table:table-cell office:value-type="float" office:value="0.315933423272306" table:style-name="ce1">
            <text:p>0.315933423272306</text:p>
          </table:table-cell>
          <table:table-cell office:value-type="float" office:value="0.180252873427778" table:style-name="ce1">
            <text:p>0.180252873427778</text:p>
          </table:table-cell>
          <table:table-cell office:value-type="float" office:value="0.23480902874643" table:style-name="ce1">
            <text:p>0.23480902874643</text:p>
          </table:table-cell>
          <table:table-cell office:value-type="float" office:value="0.220082185535624" table:style-name="ce1">
            <text:p>0.220082185535624</text:p>
          </table:table-cell>
          <table:table-cell office:value-type="float" office:value="0.232522795809791" table:style-name="ce1">
            <text:p>0.232522795809791</text:p>
          </table:table-cell>
          <table:table-cell office:value-type="float" office:value="0.208715551620806" table:style-name="ce1">
            <text:p>0.208715551620806</text:p>
          </table:table-cell>
          <table:table-cell office:value-type="float" office:value="0.144622670604766" table:style-name="ce1">
            <text:p>0.144622670604766</text:p>
          </table:table-cell>
          <table:table-cell office:value-type="float" office:value="0.176772821276242" table:style-name="ce1">
            <text:p>0.176772821276242</text:p>
          </table:table-cell>
          <table:table-cell office:value-type="float" office:value="0.158017414382731" table:style-name="ce1">
            <text:p>0.158017414382731</text:p>
          </table:table-cell>
          <table:table-cell office:value-type="float" office:value="0" table:style-name="ce1">
            <text:p>0</text:p>
          </table:table-cell>
          <table:table-cell office:value-type="float" office:value="0.143820645340703" table:style-name="ce1">
            <text:p>0.143820645340703</text:p>
          </table:table-cell>
          <table:table-cell office:value-type="float" office:value="0.306742398119772" table:style-name="ce1">
            <text:p>0.306742398119772</text:p>
          </table:table-cell>
          <table:table-cell office:value-type="float" office:value="0.0403179022112406" table:style-name="ce1">
            <text:p>0.0403179022112406</text:p>
          </table:table-cell>
          <table:table-cell office:value-type="float" office:value="0.090999257058754" table:style-name="ce1">
            <text:p>0.090999257058754</text:p>
          </table:table-cell>
          <table:table-cell office:value-type="float" office:value="0.0513075716569192" table:style-name="ce1">
            <text:p>0.0513075716569192</text:p>
          </table:table-cell>
          <table:table-cell office:value-type="float" office:value="0.0983304814983733" table:style-name="ce1">
            <text:p>0.0983304814983733</text:p>
          </table:table-cell>
          <table:table-cell office:value-type="float" office:value="0.0345183405472977" table:style-name="ce1">
            <text:p>0.0345183405472977</text:p>
          </table:table-cell>
          <table:table-cell office:value-type="float" office:value="0.0511292555494386" table:style-name="ce1">
            <text:p>0.0511292555494386</text:p>
          </table:table-cell>
          <table:table-cell office:value-type="float" office:value="0.076738724417756" table:style-name="ce1">
            <text:p>0.076738724417756</text:p>
          </table:table-cell>
          <table:table-cell office:value-type="float" office:value="0.0534059694768999" table:style-name="ce1">
            <text:p>0.0534059694768999</text:p>
          </table:table-cell>
          <table:table-cell office:value-type="float" office:value="0.0383826990061323" table:style-name="ce1">
            <text:p>0.0383826990061323</text:p>
          </table:table-cell>
          <table:table-cell office:value-type="float" office:value="0.0451059470921256" table:style-name="ce1">
            <text:p>0.0451059470921256</text:p>
          </table:table-cell>
          <table:table-cell office:value-type="float" office:value="0.0598439450106504" table:style-name="ce1">
            <text:p>0.0598439450106504</text:p>
          </table:table-cell>
          <table:table-cell office:value-type="float" office:value="0.0452083561254945" table:style-name="ce1">
            <text:p>0.0452083561254945</text:p>
          </table:table-cell>
          <table:table-cell office:value-type="float" office:value="0.060044195365051" table:style-name="ce1">
            <text:p>0.060044195365051</text:p>
          </table:table-cell>
          <table:table-cell office:value-type="float" office:value="0.0584517229001529" table:style-name="ce1">
            <text:p>0.0584517229001529</text:p>
          </table:table-cell>
          <table:table-cell office:value-type="float" office:value="0.014185284424787" table:style-name="ce1">
            <text:p>0.014185284424787</text:p>
          </table:table-cell>
          <table:table-cell office:value-type="float" office:value="0.0664394521765922" table:style-name="ce1">
            <text:p>0.0664394521765922</text:p>
          </table:table-cell>
          <table:table-cell office:value-type="float" office:value="0.0609600429123616" table:style-name="ce1">
            <text:p>0.0609600429123616</text:p>
          </table:table-cell>
          <table:table-cell office:value-type="float" office:value="0.0638446224610286" table:style-name="ce1">
            <text:p>0.0638446224610286</text:p>
          </table:table-cell>
          <table:table-cell office:value-type="float" office:value="0.0273361434899912" table:style-name="ce1">
            <text:p>0.0273361434899912</text:p>
          </table:table-cell>
          <table:table-cell office:value-type="float" office:value="0.147546176747741" table:style-name="ce1">
            <text:p>0.147546176747741</text:p>
          </table:table-cell>
          <table:table-cell office:value-type="float" office:value="0.147546176747741" table:style-name="ce1">
            <text:p>0.147546176747741</text:p>
          </table:table-cell>
          <table:table-cell office:value-type="float" office:value="0.147546176747741" table:style-name="ce1">
            <text:p>0.147546176747741</text:p>
          </table:table-cell>
          <table:table-cell office:value-type="float" office:value="0.147546176747741" table:style-name="ce1">
            <text:p>0.147546176747741</text:p>
          </table:table-cell>
          <table:table-cell office:value-type="float" office:value="0.147546176747741" table:style-name="ce1">
            <text:p>0.147546176747741</text:p>
          </table:table-cell>
          <table:table-cell office:value-type="float" office:value="0.147546176747741" table:style-name="ce1">
            <text:p>0.147546176747741</text:p>
          </table:table-cell>
          <table:table-cell office:value-type="float" office:value="0.147546176747741" table:style-name="ce1">
            <text:p>0.147546176747741</text:p>
          </table:table-cell>
          <table:table-cell office:value-type="float" office:value="0.147546176747741" table:style-name="ce1">
            <text:p>0.147546176747741</text:p>
          </table:table-cell>
          <table:table-cell office:value-type="float" office:value="0.147546176747741" table:style-name="ce1">
            <text:p>0.147546176747741</text:p>
          </table:table-cell>
          <table:table-cell office:value-type="float" office:value="0.147546176747741" table:style-name="ce1">
            <text:p>0.147546176747741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05436947702443" table:style-name="ce1">
            <text:p>0.05436947702443</text:p>
          </table:table-cell>
          <table:table-cell office:value-type="float" office:value="0.16636493020582" table:style-name="ce1">
            <text:p>0.16636493020582</text:p>
          </table:table-cell>
          <table:table-cell office:value-type="float" office:value="0.0783587901670391" table:style-name="ce1">
            <text:p>0.0783587901670391</text:p>
          </table:table-cell>
          <table:table-cell office:value-type="float" office:value="0.0430973345918715" table:style-name="ce1">
            <text:p>0.0430973345918715</text:p>
          </table:table-cell>
          <table:table-cell office:value-type="float" office:value="0.335776634546959" table:style-name="ce1">
            <text:p>0.335776634546959</text:p>
          </table:table-cell>
          <table:table-cell office:value-type="float" office:value="0.260552195986601" table:style-name="ce1">
            <text:p>0.260552195986601</text:p>
          </table:table-cell>
          <table:table-cell office:value-type="float" office:value="0.188144064531659" table:style-name="ce1">
            <text:p>0.188144064531659</text:p>
          </table:table-cell>
          <table:table-cell office:value-type="float" office:value="0.050149625706905" table:style-name="ce1">
            <text:p>0.050149625706905</text:p>
          </table:table-cell>
          <table:table-cell office:value-type="float" office:value="0.11836786655821" table:style-name="ce1">
            <text:p>0.11836786655821</text:p>
          </table:table-cell>
          <table:table-cell office:value-type="float" office:value="0.185489084347176" table:style-name="ce1">
            <text:p>0.185489084347176</text:p>
          </table:table-cell>
          <table:table-cell office:value-type="float" office:value="0.0268862837084905" table:style-name="ce1">
            <text:p>0.0268862837084905</text:p>
          </table:table-cell>
          <table:table-cell office:value-type="float" office:value="0.104871717287087" table:style-name="ce1">
            <text:p>0.104871717287087</text:p>
          </table:table-cell>
          <table:table-cell office:value-type="float" office:value="0.0629036711417401" table:style-name="ce1">
            <text:p>0.0629036711417401</text:p>
          </table:table-cell>
          <table:table-cell office:value-type="float" office:value="0.0514494597555583" table:style-name="ce1">
            <text:p>0.0514494597555583</text:p>
          </table:table-cell>
          <table:table-cell office:value-type="float" office:value="0.00894212076023858" table:style-name="ce1">
            <text:p>0.00894212076023858</text:p>
          </table:table-cell>
          <table:table-cell office:value-type="float" office:value="0.0539845970844919" table:style-name="ce1">
            <text:p>0.0539845970844919</text:p>
          </table:table-cell>
          <table:table-cell office:value-type="float" office:value="0.0537956141199714" table:style-name="ce1">
            <text:p>0.0537956141199714</text:p>
          </table:table-cell>
          <table:table-cell office:value-type="float" office:value="0.100958387119333" table:style-name="ce1">
            <text:p>0.100958387119333</text:p>
          </table:table-cell>
          <table:table-cell office:value-type="float" office:value="0.0202580519284786" table:style-name="ce1">
            <text:p>0.0202580519284786</text:p>
          </table:table-cell>
          <table:table-cell office:value-type="float" office:value="0.150347471627558" table:style-name="ce1">
            <text:p>0.150347471627558</text:p>
          </table:table-cell>
          <table:table-cell office:value-type="float" office:value="0.05436947702443" table:style-name="ce1">
            <text:p>0.05436947702443</text:p>
          </table:table-cell>
          <table:table-cell office:value-type="float" office:value="0.0733346089151525" table:style-name="ce1">
            <text:p>0.0733346089151525</text:p>
          </table:table-cell>
          <table:table-cell office:value-type="float" office:value="0.11413649188919" table:style-name="ce1">
            <text:p>0.11413649188919</text:p>
          </table:table-cell>
          <table:table-cell office:value-type="float" office:value="0.204359724755638" table:style-name="ce1">
            <text:p>0.204359724755638</text:p>
          </table:table-cell>
          <table:table-cell office:value-type="float" office:value="0.10498234146144" table:style-name="ce1">
            <text:p>0.10498234146144</text:p>
          </table:table-cell>
          <table:table-cell office:value-type="float" office:value="0.0904583092369495" table:style-name="ce1">
            <text:p>0.0904583092369495</text:p>
          </table:table-cell>
          <table:table-cell office:value-type="float" office:value="0.0777042638021144" table:style-name="ce1">
            <text:p>0.0777042638021144</text:p>
          </table:table-cell>
          <table:table-cell office:value-type="float" office:value="0.101599085462463" table:style-name="ce1">
            <text:p>0.101599085462463</text:p>
          </table:table-cell>
          <table:table-cell office:value-type="float" office:value="0.0980729399049465" table:style-name="ce1">
            <text:p>0.0980729399049465</text:p>
          </table:table-cell>
          <table:table-cell office:value-type="float" office:value="0.106120848589161" table:style-name="ce1">
            <text:p>0.106120848589161</text:p>
          </table:table-cell>
          <table:table-cell office:value-type="float" office:value="0.101737365680405" table:style-name="ce1">
            <text:p>0.101737365680405</text:p>
          </table:table-cell>
          <table:table-cell office:value-type="float" office:value="0.168849364788175" table:style-name="ce1">
            <text:p>0.168849364788175</text:p>
          </table:table-cell>
          <table:table-cell office:value-type="float" office:value="0.0582482371376984" table:style-name="ce1">
            <text:p>0.0582482371376984</text:p>
          </table:table-cell>
          <table:table-cell office:value-type="float" office:value="0.12454899230021" table:style-name="ce1">
            <text:p>0.12454899230021</text:p>
          </table:table-cell>
          <table:table-cell office:value-type="float" office:value="0.0559850509040504" table:style-name="ce1">
            <text:p>0.0559850509040504</text:p>
          </table:table-cell>
          <table:table-cell office:value-type="float" office:value="0.113076343551635" table:style-name="ce1">
            <text:p>0.113076343551635</text:p>
          </table:table-cell>
          <table:table-cell office:value-type="float" office:value="0.0677019947043218" table:style-name="ce1">
            <text:p>0.0677019947043218</text:p>
          </table:table-cell>
          <table:table-cell office:value-type="float" office:value="0.0463100449887201" table:style-name="ce1">
            <text:p>0.0463100449887201</text:p>
          </table:table-cell>
          <table:table-cell office:value-type="float" office:value="0.0491862735219102" table:style-name="ce1">
            <text:p>0.0491862735219102</text:p>
          </table:table-cell>
          <table:table-cell office:value-type="float" office:value="0.0625072678503069" table:style-name="ce1">
            <text:p>0.0625072678503069</text:p>
          </table:table-cell>
          <table:table-cell office:value-type="float" office:value="0" table:style-name="ce1">
            <text:p>0</text:p>
          </table:table-cell>
          <table:table-cell office:value-type="float" office:value="0.0508502454778103" table:style-name="ce1">
            <text:p>0.0508502454778103</text:p>
          </table:table-cell>
          <table:table-cell office:value-type="float" office:value="0.10681224967887" table:style-name="ce1">
            <text:p>0.10681224967887</text:p>
          </table:table-cell>
          <table:table-cell office:value-type="float" office:value="0.0121548311570872" table:style-name="ce1">
            <text:p>0.0121548311570872</text:p>
          </table:table-cell>
          <table:table-cell office:value-type="float" office:value="0.0228184305316941" table:style-name="ce1">
            <text:p>0.0228184305316941</text:p>
          </table:table-cell>
          <table:table-cell office:value-type="float" office:value="0.0285034292985238" table:style-name="ce1">
            <text:p>0.0285034292985238</text:p>
          </table:table-cell>
          <table:table-cell office:value-type="float" office:value="0.0383705276676016" table:style-name="ce1">
            <text:p>0.0383705276676016</text:p>
          </table:table-cell>
          <table:table-cell office:value-type="float" office:value="0.0129956675781617" table:style-name="ce1">
            <text:p>0.0129956675781617</text:p>
          </table:table-cell>
          <table:table-cell office:value-type="float" office:value="0.0172446366434852" table:style-name="ce1">
            <text:p>0.0172446366434852</text:p>
          </table:table-cell>
          <table:table-cell office:value-type="float" office:value="0.0250652836164827" table:style-name="ce1">
            <text:p>0.0250652836164827</text:p>
          </table:table-cell>
          <table:table-cell office:value-type="float" office:value="0.0189663227696247" table:style-name="ce1">
            <text:p>0.0189663227696247</text:p>
          </table:table-cell>
          <table:table-cell office:value-type="float" office:value="0.0168563349563198" table:style-name="ce1">
            <text:p>0.0168563349563198</text:p>
          </table:table-cell>
          <table:table-cell office:value-type="float" office:value="0.0114982330585216" table:style-name="ce1">
            <text:p>0.0114982330585216</text:p>
          </table:table-cell>
          <table:table-cell office:value-type="float" office:value="0.0248383910417593" table:style-name="ce1">
            <text:p>0.0248383910417593</text:p>
          </table:table-cell>
          <table:table-cell office:value-type="float" office:value="0.0127600664522443" table:style-name="ce1">
            <text:p>0.0127600664522443</text:p>
          </table:table-cell>
          <table:table-cell office:value-type="float" office:value="0.0297138121650349" table:style-name="ce1">
            <text:p>0.0297138121650349</text:p>
          </table:table-cell>
          <table:table-cell office:value-type="float" office:value="0.0175326332132674" table:style-name="ce1">
            <text:p>0.0175326332132674</text:p>
          </table:table-cell>
          <table:table-cell office:value-type="float" office:value="0.00427242588302252" table:style-name="ce1">
            <text:p>0.00427242588302252</text:p>
          </table:table-cell>
          <table:table-cell office:value-type="float" office:value="0.0193597181481237" table:style-name="ce1">
            <text:p>0.0193597181481237</text:p>
          </table:table-cell>
          <table:table-cell office:value-type="float" office:value="0.0285542001132287" table:style-name="ce1">
            <text:p>0.0285542001132287</text:p>
          </table:table-cell>
          <table:table-cell office:value-type="float" office:value="0.0148326076984242" table:style-name="ce1">
            <text:p>0.0148326076984242</text:p>
          </table:table-cell>
          <table:table-cell office:value-type="float" office:value="0.00603122582536398" table:style-name="ce1">
            <text:p>0.00603122582536398</text:p>
          </table:table-cell>
          <table:table-cell office:value-type="float" office:value="0.0727159302845675" table:style-name="ce1">
            <text:p>0.0727159302845675</text:p>
          </table:table-cell>
          <table:table-cell office:value-type="float" office:value="0.0727159302845675" table:style-name="ce1">
            <text:p>0.0727159302845675</text:p>
          </table:table-cell>
          <table:table-cell office:value-type="float" office:value="0.0727159302845675" table:style-name="ce1">
            <text:p>0.0727159302845675</text:p>
          </table:table-cell>
          <table:table-cell office:value-type="float" office:value="0.0727159302845675" table:style-name="ce1">
            <text:p>0.0727159302845675</text:p>
          </table:table-cell>
          <table:table-cell office:value-type="float" office:value="0.0727159302845675" table:style-name="ce1">
            <text:p>0.0727159302845675</text:p>
          </table:table-cell>
          <table:table-cell office:value-type="float" office:value="0.0727159302845675" table:style-name="ce1">
            <text:p>0.0727159302845675</text:p>
          </table:table-cell>
          <table:table-cell office:value-type="float" office:value="0.0727159302845675" table:style-name="ce1">
            <text:p>0.0727159302845675</text:p>
          </table:table-cell>
          <table:table-cell office:value-type="float" office:value="0.0727159302845675" table:style-name="ce1">
            <text:p>0.0727159302845675</text:p>
          </table:table-cell>
          <table:table-cell office:value-type="float" office:value="0.0727159302845675" table:style-name="ce1">
            <text:p>0.0727159302845675</text:p>
          </table:table-cell>
          <table:table-cell office:value-type="float" office:value="0.0727159302845675" table:style-name="ce1">
            <text:p>0.0727159302845675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.171654148542095" table:style-name="ce1">
            <text:p>0.171654148542095</text:p>
          </table:table-cell>
          <table:table-cell office:value-type="float" office:value="0.236606671579674" table:style-name="ce1">
            <text:p>0.236606671579674</text:p>
          </table:table-cell>
          <table:table-cell office:value-type="float" office:value="0.143120025569798" table:style-name="ce1">
            <text:p>0.143120025569798</text:p>
          </table:table-cell>
          <table:table-cell office:value-type="float" office:value="0.128329803925769" table:style-name="ce1">
            <text:p>0.128329803925769</text:p>
          </table:table-cell>
          <table:table-cell office:value-type="float" office:value="0.383045422380075" table:style-name="ce1">
            <text:p>0.383045422380075</text:p>
          </table:table-cell>
          <table:table-cell office:value-type="float" office:value="0.531005255577838" table:style-name="ce1">
            <text:p>0.531005255577838</text:p>
          </table:table-cell>
          <table:table-cell office:value-type="float" office:value="0.394886818376494" table:style-name="ce1">
            <text:p>0.394886818376494</text:p>
          </table:table-cell>
          <table:table-cell office:value-type="float" office:value="0.165567514282356" table:style-name="ce1">
            <text:p>0.165567514282356</text:p>
          </table:table-cell>
          <table:table-cell office:value-type="float" office:value="0.228024079386084" table:style-name="ce1">
            <text:p>0.228024079386084</text:p>
          </table:table-cell>
          <table:table-cell office:value-type="float" office:value="0.394688616730778" table:style-name="ce1">
            <text:p>0.394688616730778</text:p>
          </table:table-cell>
          <table:table-cell office:value-type="float" office:value="0.136321248187658" table:style-name="ce1">
            <text:p>0.136321248187658</text:p>
          </table:table-cell>
          <table:table-cell office:value-type="float" office:value="0.269535800812222" table:style-name="ce1">
            <text:p>0.269535800812222</text:p>
          </table:table-cell>
          <table:table-cell office:value-type="float" office:value="0.21162865487878" table:style-name="ce1">
            <text:p>0.21162865487878</text:p>
          </table:table-cell>
          <table:table-cell office:value-type="float" office:value="0.110937609514135" table:style-name="ce1">
            <text:p>0.110937609514135</text:p>
          </table:table-cell>
          <table:table-cell office:value-type="float" office:value="0.134177904809559" table:style-name="ce1">
            <text:p>0.134177904809559</text:p>
          </table:table-cell>
          <table:table-cell office:value-type="float" office:value="0.140432780001128" table:style-name="ce1">
            <text:p>0.140432780001128</text:p>
          </table:table-cell>
          <table:table-cell office:value-type="float" office:value="0.216970880631933" table:style-name="ce1">
            <text:p>0.216970880631933</text:p>
          </table:table-cell>
          <table:table-cell office:value-type="float" office:value="0.210333430170725" table:style-name="ce1">
            <text:p>0.210333430170725</text:p>
          </table:table-cell>
          <table:table-cell office:value-type="float" office:value="0.164691739568724" table:style-name="ce1">
            <text:p>0.164691739568724</text:p>
          </table:table-cell>
          <table:table-cell office:value-type="float" office:value="0.358800290834274" table:style-name="ce1">
            <text:p>0.358800290834274</text:p>
          </table:table-cell>
          <table:table-cell office:value-type="float" office:value="0.171654148542095" table:style-name="ce1">
            <text:p>0.171654148542095</text:p>
          </table:table-cell>
          <table:table-cell office:value-type="float" office:value="0.240077505050014" table:style-name="ce1">
            <text:p>0.240077505050014</text:p>
          </table:table-cell>
          <table:table-cell office:value-type="float" office:value="0.405165647910171" table:style-name="ce1">
            <text:p>0.405165647910171</text:p>
          </table:table-cell>
          <table:table-cell office:value-type="float" office:value="0.399657485895488" table:style-name="ce1">
            <text:p>0.399657485895488</text:p>
          </table:table-cell>
          <table:table-cell office:value-type="float" office:value="0.289909086255652" table:style-name="ce1">
            <text:p>0.289909086255652</text:p>
          </table:table-cell>
          <table:table-cell office:value-type="float" office:value="0.233440054588806" table:style-name="ce1">
            <text:p>0.233440054588806</text:p>
          </table:table-cell>
          <table:table-cell office:value-type="float" office:value="0.299929792715837" table:style-name="ce1">
            <text:p>0.299929792715837</text:p>
          </table:table-cell>
          <table:table-cell office:value-type="float" office:value="0.358127327106957" table:style-name="ce1">
            <text:p>0.358127327106957</text:p>
          </table:table-cell>
          <table:table-cell office:value-type="float" office:value="0.360067859498741" table:style-name="ce1">
            <text:p>0.360067859498741</text:p>
          </table:table-cell>
          <table:table-cell office:value-type="float" office:value="0.283880068753388" table:style-name="ce1">
            <text:p>0.283880068753388</text:p>
          </table:table-cell>
          <table:table-cell office:value-type="float" office:value="0.320215500687904" table:style-name="ce1">
            <text:p>0.320215500687904</text:p>
          </table:table-cell>
          <table:table-cell office:value-type="float" office:value="0.415292369204111" table:style-name="ce1">
            <text:p>0.415292369204111</text:p>
          </table:table-cell>
          <table:table-cell office:value-type="float" office:value="0.252439756534014" table:style-name="ce1">
            <text:p>0.252439756534014</text:p>
          </table:table-cell>
          <table:table-cell office:value-type="float" office:value="0.312776024962634" table:style-name="ce1">
            <text:p>0.312776024962634</text:p>
          </table:table-cell>
          <table:table-cell office:value-type="float" office:value="0.273435302958182" table:style-name="ce1">
            <text:p>0.273435302958182</text:p>
          </table:table-cell>
          <table:table-cell office:value-type="float" office:value="0.322391109450189" table:style-name="ce1">
            <text:p>0.322391109450189</text:p>
          </table:table-cell>
          <table:table-cell office:value-type="float" office:value="0.234435672157987" table:style-name="ce1">
            <text:p>0.234435672157987</text:p>
          </table:table-cell>
          <table:table-cell office:value-type="float" office:value="0.164585724734969" table:style-name="ce1">
            <text:p>0.164585724734969</text:p>
          </table:table-cell>
          <table:table-cell office:value-type="float" office:value="0.218653289950225" table:style-name="ce1">
            <text:p>0.218653289950225</text:p>
          </table:table-cell>
          <table:table-cell office:value-type="float" office:value="0.233638256234522" table:style-name="ce1">
            <text:p>0.233638256234522</text:p>
          </table:table-cell>
          <table:table-cell office:value-type="float" office:value="0" table:style-name="ce1">
            <text:p>0</text:p>
          </table:table-cell>
          <table:table-cell office:value-type="float" office:value="0.254149821895894" table:style-name="ce1">
            <text:p>0.254149821895894</text:p>
          </table:table-cell>
          <table:table-cell office:value-type="float" office:value="0.579790516467716" table:style-name="ce1">
            <text:p>0.579790516467716</text:p>
          </table:table-cell>
          <table:table-cell office:value-type="float" office:value="0.13947864649733" table:style-name="ce1">
            <text:p>0.13947864649733</text:p>
          </table:table-cell>
          <table:table-cell office:value-type="float" office:value="0.0957377187879886" table:style-name="ce1">
            <text:p>0.0957377187879886</text:p>
          </table:table-cell>
          <table:table-cell office:value-type="float" office:value="0.0793486561899074" table:style-name="ce1">
            <text:p>0.0793486561899074</text:p>
          </table:table-cell>
          <table:table-cell office:value-type="float" office:value="0.117399789109952" table:style-name="ce1">
            <text:p>0.117399789109952</text:p>
          </table:table-cell>
          <table:table-cell office:value-type="float" office:value="0.0587943936024554" table:style-name="ce1">
            <text:p>0.0587943936024554</text:p>
          </table:table-cell>
          <table:table-cell office:value-type="float" office:value="0.0518064765765553" table:style-name="ce1">
            <text:p>0.0518064765765553</text:p>
          </table:table-cell>
          <table:table-cell office:value-type="float" office:value="0.0928045461622157" table:style-name="ce1">
            <text:p>0.0928045461622157</text:p>
          </table:table-cell>
          <table:table-cell office:value-type="float" office:value="0.058263763844405" table:style-name="ce1">
            <text:p>0.058263763844405</text:p>
          </table:table-cell>
          <table:table-cell office:value-type="float" office:value="0.0453136072909842" table:style-name="ce1">
            <text:p>0.0453136072909842</text:p>
          </table:table-cell>
          <table:table-cell office:value-type="float" office:value="0.0539176455356766" table:style-name="ce1">
            <text:p>0.0539176455356766</text:p>
          </table:table-cell>
          <table:table-cell office:value-type="float" office:value="0.0912810157021929" table:style-name="ce1">
            <text:p>0.0912810157021929</text:p>
          </table:table-cell>
          <table:table-cell office:value-type="float" office:value="0.0602876498187697" table:style-name="ce1">
            <text:p>0.0602876498187697</text:p>
          </table:table-cell>
          <table:table-cell office:value-type="float" office:value="0.0678694155870066" table:style-name="ce1">
            <text:p>0.0678694155870066</text:p>
          </table:table-cell>
          <table:table-cell office:value-type="float" office:value="0.0586847223678556" table:style-name="ce1">
            <text:p>0.0586847223678556</text:p>
          </table:table-cell>
          <table:table-cell office:value-type="float" office:value="0.027956477581722" table:style-name="ce1">
            <text:p>0.027956477581722</text:p>
          </table:table-cell>
          <table:table-cell office:value-type="float" office:value="0.0829939490105931" table:style-name="ce1">
            <text:p>0.0829939490105931</text:p>
          </table:table-cell>
          <table:table-cell office:value-type="float" office:value="0.0598674830321243" table:style-name="ce1">
            <text:p>0.0598674830321243</text:p>
          </table:table-cell>
          <table:table-cell office:value-type="float" office:value="0.0641214535117644" table:style-name="ce1">
            <text:p>0.0641214535117644</text:p>
          </table:table-cell>
          <table:table-cell office:value-type="float" office:value="0.0396551252477343" table:style-name="ce1">
            <text:p>0.0396551252477343</text:p>
          </table:table-cell>
          <table:table-cell office:value-type="float" office:value="0.20483957343182" table:style-name="ce1">
            <text:p>0.20483957343182</text:p>
          </table:table-cell>
          <table:table-cell office:value-type="float" office:value="0.20483957343182" table:style-name="ce1">
            <text:p>0.20483957343182</text:p>
          </table:table-cell>
          <table:table-cell office:value-type="float" office:value="0.20483957343182" table:style-name="ce1">
            <text:p>0.20483957343182</text:p>
          </table:table-cell>
          <table:table-cell office:value-type="float" office:value="0.20483957343182" table:style-name="ce1">
            <text:p>0.20483957343182</text:p>
          </table:table-cell>
          <table:table-cell office:value-type="float" office:value="0.20483957343182" table:style-name="ce1">
            <text:p>0.20483957343182</text:p>
          </table:table-cell>
          <table:table-cell office:value-type="float" office:value="0.20483957343182" table:style-name="ce1">
            <text:p>0.20483957343182</text:p>
          </table:table-cell>
          <table:table-cell office:value-type="float" office:value="0.20483957343182" table:style-name="ce1">
            <text:p>0.20483957343182</text:p>
          </table:table-cell>
          <table:table-cell office:value-type="float" office:value="0.20483957343182" table:style-name="ce1">
            <text:p>0.20483957343182</text:p>
          </table:table-cell>
          <table:table-cell office:value-type="float" office:value="0.20483957343182" table:style-name="ce1">
            <text:p>0.20483957343182</text:p>
          </table:table-cell>
          <table:table-cell office:value-type="float" office:value="0.20483957343182" table:style-name="ce1">
            <text:p>0.20483957343182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.151801718586246" table:style-name="ce1">
            <text:p>0.151801718586246</text:p>
          </table:table-cell>
          <table:table-cell office:value-type="float" office:value="0.250042899423022" table:style-name="ce1">
            <text:p>0.250042899423022</text:p>
          </table:table-cell>
          <table:table-cell office:value-type="float" office:value="0.15233870676592" table:style-name="ce1">
            <text:p>0.15233870676592</text:p>
          </table:table-cell>
          <table:table-cell office:value-type="float" office:value="0.104192703800235" table:style-name="ce1">
            <text:p>0.104192703800235</text:p>
          </table:table-cell>
          <table:table-cell office:value-type="float" office:value="0.369890364313209" table:style-name="ce1">
            <text:p>0.369890364313209</text:p>
          </table:table-cell>
          <table:table-cell office:value-type="float" office:value="0.474356459627666" table:style-name="ce1">
            <text:p>0.474356459627666</text:p>
          </table:table-cell>
          <table:table-cell office:value-type="float" office:value="0.38034895813021" table:style-name="ce1">
            <text:p>0.38034895813021</text:p>
          </table:table-cell>
          <table:table-cell office:value-type="float" office:value="0.160935126981304" table:style-name="ce1">
            <text:p>0.160935126981304</text:p>
          </table:table-cell>
          <table:table-cell office:value-type="float" office:value="0.209955464241684" table:style-name="ce1">
            <text:p>0.209955464241684</text:p>
          </table:table-cell>
          <table:table-cell office:value-type="float" office:value="0.34882567778007" table:style-name="ce1">
            <text:p>0.34882567778007</text:p>
          </table:table-cell>
          <table:table-cell office:value-type="float" office:value="0.0648856875989064" table:style-name="ce1">
            <text:p>0.0648856875989064</text:p>
          </table:table-cell>
          <table:table-cell office:value-type="float" office:value="0.294458505425939" table:style-name="ce1">
            <text:p>0.294458505425939</text:p>
          </table:table-cell>
          <table:table-cell office:value-type="float" office:value="0.176390246006603" table:style-name="ce1">
            <text:p>0.176390246006603</text:p>
          </table:table-cell>
          <table:table-cell office:value-type="float" office:value="0.0806957258502561" table:style-name="ce1">
            <text:p>0.0806957258502561</text:p>
          </table:table-cell>
          <table:table-cell office:value-type="float" office:value="0.0757084193231539" table:style-name="ce1">
            <text:p>0.0757084193231539</text:p>
          </table:table-cell>
          <table:table-cell office:value-type="float" office:value="0.105374135412275" table:style-name="ce1">
            <text:p>0.105374135412275</text:p>
          </table:table-cell>
          <table:table-cell office:value-type="float" office:value="0.187083916194105" table:style-name="ce1">
            <text:p>0.187083916194105</text:p>
          </table:table-cell>
          <table:table-cell office:value-type="float" office:value="0.192052785358815" table:style-name="ce1">
            <text:p>0.192052785358815</text:p>
          </table:table-cell>
          <table:table-cell office:value-type="float" office:value="0.134754072384317" table:style-name="ce1">
            <text:p>0.134754072384317</text:p>
          </table:table-cell>
          <table:table-cell office:value-type="float" office:value="0.336412723549491" table:style-name="ce1">
            <text:p>0.336412723549491</text:p>
          </table:table-cell>
          <table:table-cell office:value-type="float" office:value="0.151801718586246" table:style-name="ce1">
            <text:p>0.151801718586246</text:p>
          </table:table-cell>
          <table:table-cell office:value-type="float" office:value="0.232310766142281" table:style-name="ce1">
            <text:p>0.232310766142281</text:p>
          </table:table-cell>
          <table:table-cell office:value-type="float" office:value="0.36620289183476" table:style-name="ce1">
            <text:p>0.36620289183476</text:p>
          </table:table-cell>
          <table:table-cell office:value-type="float" office:value="0.398067263389157" table:style-name="ce1">
            <text:p>0.398067263389157</text:p>
          </table:table-cell>
          <table:table-cell office:value-type="float" office:value="0.269641815645978" table:style-name="ce1">
            <text:p>0.269641815645978</text:p>
          </table:table-cell>
          <table:table-cell office:value-type="float" office:value="0.25337545267542" table:style-name="ce1">
            <text:p>0.25337545267542</text:p>
          </table:table-cell>
          <table:table-cell office:value-type="float" office:value="0.249097984600419" table:style-name="ce1">
            <text:p>0.249097984600419</text:p>
          </table:table-cell>
          <table:table-cell office:value-type="float" office:value="0.361386130909786" table:style-name="ce1">
            <text:p>0.361386130909786</text:p>
          </table:table-cell>
          <table:table-cell office:value-type="float" office:value="0.296601848804037" table:style-name="ce1">
            <text:p>0.296601848804037</text:p>
          </table:table-cell>
          <table:table-cell office:value-type="float" office:value="0.252301476316072" table:style-name="ce1">
            <text:p>0.252301476316072</text:p>
          </table:table-cell>
          <table:table-cell office:value-type="float" office:value="0.273384600211603" table:style-name="ce1">
            <text:p>0.273384600211603</text:p>
          </table:table-cell>
          <table:table-cell office:value-type="float" office:value="0.381662620200657" table:style-name="ce1">
            <text:p>0.381662620200657</text:p>
          </table:table-cell>
          <table:table-cell office:value-type="float" office:value="0.192771842492112" table:style-name="ce1">
            <text:p>0.192771842492112</text:p>
          </table:table-cell>
          <table:table-cell office:value-type="float" office:value="0.274172797453872" table:style-name="ce1">
            <text:p>0.274172797453872</text:p>
          </table:table-cell>
          <table:table-cell office:value-type="float" office:value="0.17299777132643" table:style-name="ce1">
            <text:p>0.17299777132643</text:p>
          </table:table-cell>
          <table:table-cell office:value-type="float" office:value="0.28913010769458" table:style-name="ce1">
            <text:p>0.28913010769458</text:p>
          </table:table-cell>
          <table:table-cell office:value-type="float" office:value="0.192891685347662" table:style-name="ce1">
            <text:p>0.192891685347662</text:p>
          </table:table-cell>
          <table:table-cell office:value-type="float" office:value="0.133385098226693" table:style-name="ce1">
            <text:p>0.133385098226693</text:p>
          </table:table-cell>
          <table:table-cell office:value-type="float" office:value="0.15733062263362" table:style-name="ce1">
            <text:p>0.15733062263362</text:p>
          </table:table-cell>
          <table:table-cell office:value-type="float" office:value="0.220930304205668" table:style-name="ce1">
            <text:p>0.220930304205668</text:p>
          </table:table-cell>
          <table:table-cell office:value-type="float" office:value="0" table:style-name="ce1">
            <text:p>0</text:p>
          </table:table-cell>
          <table:table-cell office:value-type="float" office:value="0.208577271402864" table:style-name="ce1">
            <text:p>0.208577271402864</text:p>
          </table:table-cell>
          <table:table-cell office:value-type="float" office:value="0.352614555751676" table:style-name="ce1">
            <text:p>0.352614555751676</text:p>
          </table:table-cell>
          <table:table-cell office:value-type="float" office:value="0.0802071357468616" table:style-name="ce1">
            <text:p>0.0802071357468616</text:p>
          </table:table-cell>
          <table:table-cell office:value-type="float" office:value="0.0905896024698752" table:style-name="ce1">
            <text:p>0.0905896024698752</text:p>
          </table:table-cell>
          <table:table-cell office:value-type="float" office:value="0.0663310082263173" table:style-name="ce1">
            <text:p>0.0663310082263173</text:p>
          </table:table-cell>
          <table:table-cell office:value-type="float" office:value="0.0860276851293966" table:style-name="ce1">
            <text:p>0.0860276851293966</text:p>
          </table:table-cell>
          <table:table-cell office:value-type="float" office:value="0.0295656115847937" table:style-name="ce1">
            <text:p>0.0295656115847937</text:p>
          </table:table-cell>
          <table:table-cell office:value-type="float" office:value="0.0509144346540676" table:style-name="ce1">
            <text:p>0.0509144346540676</text:p>
          </table:table-cell>
          <table:table-cell office:value-type="float" office:value="0.072473623484336" table:style-name="ce1">
            <text:p>0.072473623484336</text:p>
          </table:table-cell>
          <table:table-cell office:value-type="float" office:value="0.0423789028667306" table:style-name="ce1">
            <text:p>0.0423789028667306</text:p>
          </table:table-cell>
          <table:table-cell office:value-type="float" office:value="0.0315925131720711" table:style-name="ce1">
            <text:p>0.0315925131720711</text:p>
          </table:table-cell>
          <table:table-cell office:value-type="float" office:value="0.0368789527385354" table:style-name="ce1">
            <text:p>0.0368789527385354</text:p>
          </table:table-cell>
          <table:table-cell office:value-type="float" office:value="0.0532985664113758" table:style-name="ce1">
            <text:p>0.0532985664113758</text:p>
          </table:table-cell>
          <table:table-cell office:value-type="float" office:value="0.0359960333219397" table:style-name="ce1">
            <text:p>0.0359960333219397</text:p>
          </table:table-cell>
          <table:table-cell office:value-type="float" office:value="0.0635690703697472" table:style-name="ce1">
            <text:p>0.0635690703697472</text:p>
          </table:table-cell>
          <table:table-cell office:value-type="float" office:value="0.0567809330854614" table:style-name="ce1">
            <text:p>0.0567809330854614</text:p>
          </table:table-cell>
          <table:table-cell office:value-type="float" office:value="0.0308545517213423" table:style-name="ce1">
            <text:p>0.0308545517213423</text:p>
          </table:table-cell>
          <table:table-cell office:value-type="float" office:value="0.0537975008596573" table:style-name="ce1">
            <text:p>0.0537975008596573</text:p>
          </table:table-cell>
          <table:table-cell office:value-type="float" office:value="0.068672555985861" table:style-name="ce1">
            <text:p>0.068672555985861</text:p>
          </table:table-cell>
          <table:table-cell office:value-type="float" office:value="0.0704239737668495" table:style-name="ce1">
            <text:p>0.0704239737668495</text:p>
          </table:table-cell>
          <table:table-cell office:value-type="float" office:value="0.0314683083073076" table:style-name="ce1">
            <text:p>0.0314683083073076</text:p>
          </table:table-cell>
          <table:table-cell office:value-type="float" office:value="0.177144546556573" table:style-name="ce1">
            <text:p>0.177144546556573</text:p>
          </table:table-cell>
          <table:table-cell office:value-type="float" office:value="0.177144546556573" table:style-name="ce1">
            <text:p>0.177144546556573</text:p>
          </table:table-cell>
          <table:table-cell office:value-type="float" office:value="0.177144546556573" table:style-name="ce1">
            <text:p>0.177144546556573</text:p>
          </table:table-cell>
          <table:table-cell office:value-type="float" office:value="0.177144546556573" table:style-name="ce1">
            <text:p>0.177144546556573</text:p>
          </table:table-cell>
          <table:table-cell office:value-type="float" office:value="0.177144546556573" table:style-name="ce1">
            <text:p>0.177144546556573</text:p>
          </table:table-cell>
          <table:table-cell office:value-type="float" office:value="0.177144546556573" table:style-name="ce1">
            <text:p>0.177144546556573</text:p>
          </table:table-cell>
          <table:table-cell office:value-type="float" office:value="0.177144546556573" table:style-name="ce1">
            <text:p>0.177144546556573</text:p>
          </table:table-cell>
          <table:table-cell office:value-type="float" office:value="0.177144546556573" table:style-name="ce1">
            <text:p>0.177144546556573</text:p>
          </table:table-cell>
          <table:table-cell office:value-type="float" office:value="0.177144546556573" table:style-name="ce1">
            <text:p>0.177144546556573</text:p>
          </table:table-cell>
          <table:table-cell office:value-type="float" office:value="0.177144546556573" table:style-name="ce1">
            <text:p>0.177144546556573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.1899001051113" table:style-name="ce1">
            <text:p>0.1899001051113</text:p>
          </table:table-cell>
          <table:table-cell office:value-type="float" office:value="0.248388146148318" table:style-name="ce1">
            <text:p>0.248388146148318</text:p>
          </table:table-cell>
          <table:table-cell office:value-type="float" office:value="0.134131811403579" table:style-name="ce1">
            <text:p>0.134131811403579</text:p>
          </table:table-cell>
          <table:table-cell office:value-type="float" office:value="0.139101256735863" table:style-name="ce1">
            <text:p>0.139101256735863</text:p>
          </table:table-cell>
          <table:table-cell office:value-type="float" office:value="0.351453001920965" table:style-name="ce1">
            <text:p>0.351453001920965</text:p>
          </table:table-cell>
          <table:table-cell office:value-type="float" office:value="0.622496057108753" table:style-name="ce1">
            <text:p>0.622496057108753</text:p>
          </table:table-cell>
          <table:table-cell office:value-type="float" office:value="0.340478161956981" table:style-name="ce1">
            <text:p>0.340478161956981</text:p>
          </table:table-cell>
          <table:table-cell office:value-type="float" office:value="0.168978426324921" table:style-name="ce1">
            <text:p>0.168978426324921</text:p>
          </table:table-cell>
          <table:table-cell office:value-type="float" office:value="0.19836297263756" table:style-name="ce1">
            <text:p>0.19836297263756</text:p>
          </table:table-cell>
          <table:table-cell office:value-type="float" office:value="0.327129511584996" table:style-name="ce1">
            <text:p>0.327129511584996</text:p>
          </table:table-cell>
          <table:table-cell office:value-type="float" office:value="0.130435120243934" table:style-name="ce1">
            <text:p>0.130435120243934</text:p>
          </table:table-cell>
          <table:table-cell office:value-type="float" office:value="0.270485324975423" table:style-name="ce1">
            <text:p>0.270485324975423</text:p>
          </table:table-cell>
          <table:table-cell office:value-type="float" office:value="0.22365903383972" table:style-name="ce1">
            <text:p>0.22365903383972</text:p>
          </table:table-cell>
          <table:table-cell office:value-type="float" office:value="0.0843186675603321" table:style-name="ce1">
            <text:p>0.0843186675603321</text:p>
          </table:table-cell>
          <table:table-cell office:value-type="float" office:value="0.161465201150081" table:style-name="ce1">
            <text:p>0.161465201150081</text:p>
          </table:table-cell>
          <table:table-cell office:value-type="float" office:value="0.137109445429926" table:style-name="ce1">
            <text:p>0.137109445429926</text:p>
          </table:table-cell>
          <table:table-cell office:value-type="float" office:value="0.215034957580748" table:style-name="ce1">
            <text:p>0.215034957580748</text:p>
          </table:table-cell>
          <table:table-cell office:value-type="float" office:value="0.220607650363803" table:style-name="ce1">
            <text:p>0.220607650363803</text:p>
          </table:table-cell>
          <table:table-cell office:value-type="float" office:value="0.215717139989261" table:style-name="ce1">
            <text:p>0.215717139989261</text:p>
          </table:table-cell>
          <table:table-cell office:value-type="float" office:value="0.339998790534783" table:style-name="ce1">
            <text:p>0.339998790534783</text:p>
          </table:table-cell>
          <table:table-cell office:value-type="float" office:value="0.1899001051113" table:style-name="ce1">
            <text:p>0.1899001051113</text:p>
          </table:table-cell>
          <table:table-cell office:value-type="float" office:value="0.259252361937948" table:style-name="ce1">
            <text:p>0.259252361937948</text:p>
          </table:table-cell>
          <table:table-cell office:value-type="float" office:value="0.43224552392378" table:style-name="ce1">
            <text:p>0.43224552392378</text:p>
          </table:table-cell>
          <table:table-cell office:value-type="float" office:value="0.44068522655883" table:style-name="ce1">
            <text:p>0.44068522655883</text:p>
          </table:table-cell>
          <table:table-cell office:value-type="float" office:value="0.354444463969106" table:style-name="ce1">
            <text:p>0.354444463969106</text:p>
          </table:table-cell>
          <table:table-cell office:value-type="float" office:value="0.287645900022004" table:style-name="ce1">
            <text:p>0.287645900022004</text:p>
          </table:table-cell>
          <table:table-cell office:value-type="float" office:value="0.348774975033491" table:style-name="ce1">
            <text:p>0.348774975033491</text:p>
          </table:table-cell>
          <table:table-cell office:value-type="float" office:value="0.42021514496284" table:style-name="ce1">
            <text:p>0.42021514496284</text:p>
          </table:table-cell>
          <table:table-cell office:value-type="float" office:value="0.447921891297786" table:style-name="ce1">
            <text:p>0.447921891297786</text:p>
          </table:table-cell>
          <table:table-cell office:value-type="float" office:value="0.252550380708367" table:style-name="ce1">
            <text:p>0.252550380708367</text:p>
          </table:table-cell>
          <table:table-cell office:value-type="float" office:value="0.326631702800405" table:style-name="ce1">
            <text:p>0.326631702800405</text:p>
          </table:table-cell>
          <table:table-cell office:value-type="float" office:value="0.42442347292887" table:style-name="ce1">
            <text:p>0.42442347292887</text:p>
          </table:table-cell>
          <table:table-cell office:value-type="float" office:value="0.262442025631806" table:style-name="ce1">
            <text:p>0.262442025631806</text:p>
          </table:table-cell>
          <table:table-cell office:value-type="float" office:value="0.308272699198328" table:style-name="ce1">
            <text:p>0.308272699198328</text:p>
          </table:table-cell>
          <table:table-cell office:value-type="float" office:value="0.300243227876505" table:style-name="ce1">
            <text:p>0.300243227876505</text:p>
          </table:table-cell>
          <table:table-cell office:value-type="float" office:value="0.294864127398568" table:style-name="ce1">
            <text:p>0.294864127398568</text:p>
          </table:table-cell>
          <table:table-cell office:value-type="float" office:value="0.282059379217154" table:style-name="ce1">
            <text:p>0.282059379217154</text:p>
          </table:table-cell>
          <table:table-cell office:value-type="float" office:value="0.236260971034819" table:style-name="ce1">
            <text:p>0.236260971034819</text:p>
          </table:table-cell>
          <table:table-cell office:value-type="float" office:value="0.289143935716374" table:style-name="ce1">
            <text:p>0.289143935716374</text:p>
          </table:table-cell>
          <table:table-cell office:value-type="float" office:value="0.273573583176124" table:style-name="ce1">
            <text:p>0.273573583176124</text:p>
          </table:table-cell>
          <table:table-cell office:value-type="float" office:value="0" table:style-name="ce1">
            <text:p>0</text:p>
          </table:table-cell>
          <table:table-cell office:value-type="float" office:value="0.298897300421872" table:style-name="ce1">
            <text:p>0.298897300421872</text:p>
          </table:table-cell>
          <table:table-cell office:value-type="float" office:value="0.624155419724055" table:style-name="ce1">
            <text:p>0.624155419724055</text:p>
          </table:table-cell>
          <table:table-cell office:value-type="float" office:value="0.173108395500784" table:style-name="ce1">
            <text:p>0.173108395500784</text:p>
          </table:table-cell>
          <table:table-cell office:value-type="float" office:value="0.0999569377430597" table:style-name="ce1">
            <text:p>0.0999569377430597</text:p>
          </table:table-cell>
          <table:table-cell office:value-type="float" office:value="0.0931143754741992" table:style-name="ce1">
            <text:p>0.0931143754741992</text:p>
          </table:table-cell>
          <table:table-cell office:value-type="float" office:value="0.112314897312746" table:style-name="ce1">
            <text:p>0.112314897312746</text:p>
          </table:table-cell>
          <table:table-cell office:value-type="float" office:value="0.0513141602359267" table:style-name="ce1">
            <text:p>0.0513141602359267</text:p>
          </table:table-cell>
          <table:table-cell office:value-type="float" office:value="0.0445312273753947" table:style-name="ce1">
            <text:p>0.0445312273753947</text:p>
          </table:table-cell>
          <table:table-cell office:value-type="float" office:value="0.0807558991532178" table:style-name="ce1">
            <text:p>0.0807558991532178</text:p>
          </table:table-cell>
          <table:table-cell office:value-type="float" office:value="0.0635859699826245" table:style-name="ce1">
            <text:p>0.0635859699826245</text:p>
          </table:table-cell>
          <table:table-cell office:value-type="float" office:value="0.0527175644753335" table:style-name="ce1">
            <text:p>0.0527175644753335</text:p>
          </table:table-cell>
          <table:table-cell office:value-type="float" office:value="0.0479005011830934" table:style-name="ce1">
            <text:p>0.0479005011830934</text:p>
          </table:table-cell>
          <table:table-cell office:value-type="float" office:value="0.0714028834275177" table:style-name="ce1">
            <text:p>0.0714028834275177</text:p>
          </table:table-cell>
          <table:table-cell office:value-type="float" office:value="0.0478216412444405" table:style-name="ce1">
            <text:p>0.0478216412444405</text:p>
          </table:table-cell>
          <table:table-cell office:value-type="float" office:value="0.0753302597067418" table:style-name="ce1">
            <text:p>0.0753302597067418</text:p>
          </table:table-cell>
          <table:table-cell office:value-type="float" office:value="0.0425927640811257" table:style-name="ce1">
            <text:p>0.0425927640811257</text:p>
          </table:table-cell>
          <table:table-cell office:value-type="float" office:value="0.0327260440478172" table:style-name="ce1">
            <text:p>0.0327260440478172</text:p>
          </table:table-cell>
          <table:table-cell office:value-type="float" office:value="0.0595555867149619" table:style-name="ce1">
            <text:p>0.0595555867149619</text:p>
          </table:table-cell>
          <table:table-cell office:value-type="float" office:value="0.0514241359846823" table:style-name="ce1">
            <text:p>0.0514241359846823</text:p>
          </table:table-cell>
          <table:table-cell office:value-type="float" office:value="0.0523007676453457" table:style-name="ce1">
            <text:p>0.0523007676453457</text:p>
          </table:table-cell>
          <table:table-cell office:value-type="float" office:value="0.0245032390707948" table:style-name="ce1">
            <text:p>0.0245032390707948</text:p>
          </table:table-cell>
          <table:table-cell office:value-type="float" office:value="0.21533567502599" table:style-name="ce1">
            <text:p>0.21533567502599</text:p>
          </table:table-cell>
          <table:table-cell office:value-type="float" office:value="0.21533567502599" table:style-name="ce1">
            <text:p>0.21533567502599</text:p>
          </table:table-cell>
          <table:table-cell office:value-type="float" office:value="0.21533567502599" table:style-name="ce1">
            <text:p>0.21533567502599</text:p>
          </table:table-cell>
          <table:table-cell office:value-type="float" office:value="0.21533567502599" table:style-name="ce1">
            <text:p>0.21533567502599</text:p>
          </table:table-cell>
          <table:table-cell office:value-type="float" office:value="0.21533567502599" table:style-name="ce1">
            <text:p>0.21533567502599</text:p>
          </table:table-cell>
          <table:table-cell office:value-type="float" office:value="0.21533567502599" table:style-name="ce1">
            <text:p>0.21533567502599</text:p>
          </table:table-cell>
          <table:table-cell office:value-type="float" office:value="0.21533567502599" table:style-name="ce1">
            <text:p>0.21533567502599</text:p>
          </table:table-cell>
          <table:table-cell office:value-type="float" office:value="0.21533567502599" table:style-name="ce1">
            <text:p>0.21533567502599</text:p>
          </table:table-cell>
          <table:table-cell office:value-type="float" office:value="0.21533567502599" table:style-name="ce1">
            <text:p>0.21533567502599</text:p>
          </table:table-cell>
          <table:table-cell office:value-type="float" office:value="0.21533567502599" table:style-name="ce1">
            <text:p>0.21533567502599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Predicted SOC stock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43.3152" table:style-name="ce1">
            <text:p>43.3152</text:p>
          </table:table-cell>
          <table:table-cell office:value-type="float" office:value="42.6325089209163" table:style-name="ce1">
            <text:p>42.6325089209163</text:p>
          </table:table-cell>
          <table:table-cell office:value-type="float" office:value="42.0390298485475" table:style-name="ce1">
            <text:p>42.0390298485475</text:p>
          </table:table-cell>
          <table:table-cell office:value-type="float" office:value="41.5330081315511" table:style-name="ce1">
            <text:p>41.5330081315511</text:p>
          </table:table-cell>
          <table:table-cell office:value-type="float" office:value="41.2229770896063" table:style-name="ce1">
            <text:p>41.2229770896063</text:p>
          </table:table-cell>
          <table:table-cell office:value-type="float" office:value="40.8074285294146" table:style-name="ce1">
            <text:p>40.8074285294146</text:p>
          </table:table-cell>
          <table:table-cell office:value-type="float" office:value="40.334250513682" table:style-name="ce1">
            <text:p>40.334250513682</text:p>
          </table:table-cell>
          <table:table-cell office:value-type="float" office:value="39.9944912555323" table:style-name="ce1">
            <text:p>39.9944912555323</text:p>
          </table:table-cell>
          <table:table-cell office:value-type="float" office:value="39.6189656784774" table:style-name="ce1">
            <text:p>39.6189656784774</text:p>
          </table:table-cell>
          <table:table-cell office:value-type="float" office:value="39.3110850726481" table:style-name="ce1">
            <text:p>39.3110850726481</text:p>
          </table:table-cell>
          <table:table-cell office:value-type="float" office:value="38.9788687864474" table:style-name="ce1">
            <text:p>38.9788687864474</text:p>
          </table:table-cell>
          <table:table-cell office:value-type="float" office:value="38.6926682282022" table:style-name="ce1">
            <text:p>38.6926682282022</text:p>
          </table:table-cell>
          <table:table-cell office:value-type="float" office:value="38.3454204062523" table:style-name="ce1">
            <text:p>38.3454204062523</text:p>
          </table:table-cell>
          <table:table-cell office:value-type="float" office:value="38.0331989705799" table:style-name="ce1">
            <text:p>38.0331989705799</text:p>
          </table:table-cell>
          <table:table-cell office:value-type="float" office:value="37.7486967267993" table:style-name="ce1">
            <text:p>37.7486967267993</text:p>
          </table:table-cell>
          <table:table-cell office:value-type="float" office:value="37.4650377501116" table:style-name="ce1">
            <text:p>37.4650377501116</text:p>
          </table:table-cell>
          <table:table-cell office:value-type="float" office:value="37.1790974943614" table:style-name="ce1">
            <text:p>37.1790974943614</text:p>
          </table:table-cell>
          <table:table-cell office:value-type="float" office:value="36.8772530404499" table:style-name="ce1">
            <text:p>36.8772530404499</text:p>
          </table:table-cell>
          <table:table-cell office:value-type="float" office:value="36.5519252256061" table:style-name="ce1">
            <text:p>36.5519252256061</text:p>
          </table:table-cell>
          <table:table-cell office:value-type="float" office:value="36.233335402966" table:style-name="ce1">
            <text:p>36.233335402966</text:p>
          </table:table-cell>
          <table:table-cell office:value-type="float" office:value="35.8748123977793" table:style-name="ce1">
            <text:p>35.8748123977793</text:p>
          </table:table-cell>
          <table:table-cell office:value-type="float" office:value="35.6420359541723" table:style-name="ce1">
            <text:p>35.6420359541723</text:p>
          </table:table-cell>
          <table:table-cell office:value-type="float" office:value="35.3636920699736" table:style-name="ce1">
            <text:p>35.3636920699736</text:p>
          </table:table-cell>
          <table:table-cell office:value-type="float" office:value="35.0554852040464" table:style-name="ce1">
            <text:p>35.0554852040464</text:p>
          </table:table-cell>
          <table:table-cell office:value-type="float" office:value="34.7034991718414" table:style-name="ce1">
            <text:p>34.7034991718414</text:p>
          </table:table-cell>
          <table:table-cell office:value-type="float" office:value="34.3789251391554" table:style-name="ce1">
            <text:p>34.3789251391554</text:p>
          </table:table-cell>
          <table:table-cell office:value-type="float" office:value="34.0730159099226" table:style-name="ce1">
            <text:p>34.0730159099226</text:p>
          </table:table-cell>
          <table:table-cell office:value-type="float" office:value="33.7826447151777" table:style-name="ce1">
            <text:p>33.7826447151777</text:p>
          </table:table-cell>
          <table:table-cell office:value-type="float" office:value="33.4657160837486" table:style-name="ce1">
            <text:p>33.4657160837486</text:p>
          </table:table-cell>
          <table:table-cell office:value-type="float" office:value="33.1407050610433" table:style-name="ce1">
            <text:p>33.1407050610433</text:p>
          </table:table-cell>
          <table:table-cell office:value-type="float" office:value="32.8664051019729" table:style-name="ce1">
            <text:p>32.8664051019729</text:p>
          </table:table-cell>
          <table:table-cell office:value-type="float" office:value="32.5568342327467" table:style-name="ce1">
            <text:p>32.5568342327467</text:p>
          </table:table-cell>
          <table:table-cell office:value-type="float" office:value="32.2857466148084" table:style-name="ce1">
            <text:p>32.2857466148084</text:p>
          </table:table-cell>
          <table:table-cell office:value-type="float" office:value="31.9653843717535" table:style-name="ce1">
            <text:p>31.9653843717535</text:p>
          </table:table-cell>
          <table:table-cell office:value-type="float" office:value="31.6905941946476" table:style-name="ce1">
            <text:p>31.6905941946476</text:p>
          </table:table-cell>
          <table:table-cell office:value-type="float" office:value="31.3801706680114" table:style-name="ce1">
            <text:p>31.3801706680114</text:p>
          </table:table-cell>
          <table:table-cell office:value-type="float" office:value="31.0540747105114" table:style-name="ce1">
            <text:p>31.0540747105114</text:p>
          </table:table-cell>
          <table:table-cell office:value-type="float" office:value="30.7495284392329" table:style-name="ce1">
            <text:p>30.7495284392329</text:p>
          </table:table-cell>
          <table:table-cell office:value-type="float" office:value="30.4931177358404" table:style-name="ce1">
            <text:p>30.4931177358404</text:p>
          </table:table-cell>
          <table:table-cell office:value-type="float" office:value="30.2198860159118" table:style-name="ce1">
            <text:p>30.2198860159118</text:p>
          </table:table-cell>
          <table:table-cell office:value-type="float" office:value="29.96609404989" table:style-name="ce1">
            <text:p>29.96609404989</text:p>
          </table:table-cell>
          <table:table-cell office:value-type="float" office:value="29.7352665177328" table:style-name="ce1">
            <text:p>29.7352665177328</text:p>
          </table:table-cell>
          <table:table-cell office:value-type="float" office:value="29.419788517992" table:style-name="ce1">
            <text:p>29.419788517992</text:p>
          </table:table-cell>
          <table:table-cell office:value-type="float" office:value="29.1270633360324" table:style-name="ce1">
            <text:p>29.1270633360324</text:p>
          </table:table-cell>
          <table:table-cell office:value-type="float" office:value="28.8848353302376" table:style-name="ce1">
            <text:p>28.8848353302376</text:p>
          </table:table-cell>
          <table:table-cell office:value-type="float" office:value="28.5986836732774" table:style-name="ce1">
            <text:p>28.5986836732774</text:p>
          </table:table-cell>
          <table:table-cell office:value-type="float" office:value="28.2934790747585" table:style-name="ce1">
            <text:p>28.2934790747585</text:p>
          </table:table-cell>
          <table:table-cell office:value-type="float" office:value="28.0191534767057" table:style-name="ce1">
            <text:p>28.0191534767057</text:p>
          </table:table-cell>
          <table:table-cell office:value-type="float" office:value="27.7417458432942" table:style-name="ce1">
            <text:p>27.7417458432942</text:p>
          </table:table-cell>
          <table:table-cell office:value-type="float" office:value="27.4391327428927" table:style-name="ce1">
            <text:p>27.4391327428927</text:p>
          </table:table-cell>
          <table:table-cell office:value-type="float" office:value="27.1517225767017" table:style-name="ce1">
            <text:p>27.1517225767017</text:p>
          </table:table-cell>
          <table:table-cell office:value-type="float" office:value="26.8426882100562" table:style-name="ce1">
            <text:p>26.8426882100562</text:p>
          </table:table-cell>
          <table:table-cell office:value-type="float" office:value="26.5591929457199" table:style-name="ce1">
            <text:p>26.5591929457199</text:p>
          </table:table-cell>
          <table:table-cell office:value-type="float" office:value="26.2888437920612" table:style-name="ce1">
            <text:p>26.2888437920612</text:p>
          </table:table-cell>
          <table:table-cell office:value-type="float" office:value="26.0178812866681" table:style-name="ce1">
            <text:p>26.0178812866681</text:p>
          </table:table-cell>
          <table:table-cell office:value-type="float" office:value="25.7578817097998" table:style-name="ce1">
            <text:p>25.7578817097998</text:p>
          </table:table-cell>
          <table:table-cell office:value-type="float" office:value="25.4790280604719" table:style-name="ce1">
            <text:p>25.4790280604719</text:p>
          </table:table-cell>
          <table:table-cell office:value-type="float" office:value="25.1824332022382" table:style-name="ce1">
            <text:p>25.1824332022382</text:p>
          </table:table-cell>
          <table:table-cell office:value-type="float" office:value="24.9398192804719" table:style-name="ce1">
            <text:p>24.9398192804719</text:p>
          </table:table-cell>
          <table:table-cell office:value-type="float" office:value="24.6612643204479" table:style-name="ce1">
            <text:p>24.6612643204479</text:p>
          </table:table-cell>
          <table:table-cell office:value-type="float" office:value="24.3983421788549" table:style-name="ce1">
            <text:p>24.3983421788549</text:p>
          </table:table-cell>
          <table:table-cell office:value-type="float" office:value="24.1580062749167" table:style-name="ce1">
            <text:p>24.1580062749167</text:p>
          </table:table-cell>
          <table:table-cell office:value-type="float" office:value="23.9428812615453" table:style-name="ce1">
            <text:p>23.9428812615453</text:p>
          </table:table-cell>
          <table:table-cell office:value-type="float" office:value="23.6927127951942" table:style-name="ce1">
            <text:p>23.6927127951942</text:p>
          </table:table-cell>
          <table:table-cell office:value-type="float" office:value="23.4727837714024" table:style-name="ce1">
            <text:p>23.4727837714024</text:p>
          </table:table-cell>
          <table:table-cell office:value-type="float" office:value="23.2548962519297" table:style-name="ce1">
            <text:p>23.2548962519297</text:p>
          </table:table-cell>
          <table:table-cell office:value-type="float" office:value="23.0390312863903" table:style-name="ce1">
            <text:p>23.0390312863903</text:p>
          </table:table-cell>
          <table:table-cell office:value-type="float" office:value="22.8251701003064" table:style-name="ce1">
            <text:p>22.8251701003064</text:p>
          </table:table-cell>
          <table:table-cell office:value-type="float" office:value="22.6132940934752" table:style-name="ce1">
            <text:p>22.6132940934752</text:p>
          </table:table-cell>
          <table:table-cell office:value-type="float" office:value="22.4033848383516" table:style-name="ce1">
            <text:p>22.4033848383516</text:p>
          </table:table-cell>
          <table:table-cell office:value-type="float" office:value="22.1954240784452" table:style-name="ce1">
            <text:p>22.1954240784452</text:p>
          </table:table-cell>
          <table:table-cell office:value-type="float" office:value="21.9893937267326" table:style-name="ce1">
            <text:p>21.9893937267326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43.3152" table:style-name="ce1">
            <text:p>43.3152</text:p>
          </table:table-cell>
          <table:table-cell office:value-type="float" office:value="42.8164414978876" table:style-name="ce1">
            <text:p>42.8164414978876</text:p>
          </table:table-cell>
          <table:table-cell office:value-type="float" office:value="42.3088695652451" table:style-name="ce1">
            <text:p>42.3088695652451</text:p>
          </table:table-cell>
          <table:table-cell office:value-type="float" office:value="41.99276929707" table:style-name="ce1">
            <text:p>41.99276929707</text:p>
          </table:table-cell>
          <table:table-cell office:value-type="float" office:value="41.7560745363434" table:style-name="ce1">
            <text:p>41.7560745363434</text:p>
          </table:table-cell>
          <table:table-cell office:value-type="float" office:value="41.9796430702478" table:style-name="ce1">
            <text:p>41.9796430702478</text:p>
          </table:table-cell>
          <table:table-cell office:value-type="float" office:value="41.4521728673159" table:style-name="ce1">
            <text:p>41.4521728673159</text:p>
          </table:table-cell>
          <table:table-cell office:value-type="float" office:value="41.4542474749558" table:style-name="ce1">
            <text:p>41.4542474749558</text:p>
          </table:table-cell>
          <table:table-cell office:value-type="float" office:value="40.9644574605412" table:style-name="ce1">
            <text:p>40.9644574605412</text:p>
          </table:table-cell>
          <table:table-cell office:value-type="float" office:value="40.6539599781705" table:style-name="ce1">
            <text:p>40.6539599781705</text:p>
          </table:table-cell>
          <table:table-cell office:value-type="float" office:value="40.3868691371809" table:style-name="ce1">
            <text:p>40.3868691371809</text:p>
          </table:table-cell>
          <table:table-cell office:value-type="float" office:value="40.1488781544787" table:style-name="ce1">
            <text:p>40.1488781544787</text:p>
          </table:table-cell>
          <table:table-cell office:value-type="float" office:value="39.996519214882" table:style-name="ce1">
            <text:p>39.996519214882</text:p>
          </table:table-cell>
          <table:table-cell office:value-type="float" office:value="39.819670859033" table:style-name="ce1">
            <text:p>39.819670859033</text:p>
          </table:table-cell>
          <table:table-cell office:value-type="float" office:value="39.557834379043" table:style-name="ce1">
            <text:p>39.557834379043</text:p>
          </table:table-cell>
          <table:table-cell office:value-type="float" office:value="39.2800198747696" table:style-name="ce1">
            <text:p>39.2800198747696</text:p>
          </table:table-cell>
          <table:table-cell office:value-type="float" office:value="39.0907354981712" table:style-name="ce1">
            <text:p>39.0907354981712</text:p>
          </table:table-cell>
          <table:table-cell office:value-type="float" office:value="38.9474968319889" table:style-name="ce1">
            <text:p>38.9474968319889</text:p>
          </table:table-cell>
          <table:table-cell office:value-type="float" office:value="38.7665712035754" table:style-name="ce1">
            <text:p>38.7665712035754</text:p>
          </table:table-cell>
          <table:table-cell office:value-type="float" office:value="38.4574055984105" table:style-name="ce1">
            <text:p>38.4574055984105</text:p>
          </table:table-cell>
          <table:table-cell office:value-type="float" office:value="38.3742105604357" table:style-name="ce1">
            <text:p>38.3742105604357</text:p>
          </table:table-cell>
          <table:table-cell office:value-type="float" office:value="38.192024994194" table:style-name="ce1">
            <text:p>38.192024994194</text:p>
          </table:table-cell>
          <table:table-cell office:value-type="float" office:value="37.9782064054659" table:style-name="ce1">
            <text:p>37.9782064054659</text:p>
          </table:table-cell>
          <table:table-cell office:value-type="float" office:value="37.8952361422082" table:style-name="ce1">
            <text:p>37.8952361422082</text:p>
          </table:table-cell>
          <table:table-cell office:value-type="float" office:value="37.8313486391236" table:style-name="ce1">
            <text:p>37.8313486391236</text:p>
          </table:table-cell>
          <table:table-cell office:value-type="float" office:value="37.604159738962" table:style-name="ce1">
            <text:p>37.604159738962</text:p>
          </table:table-cell>
          <table:table-cell office:value-type="float" office:value="37.3640260534662" table:style-name="ce1">
            <text:p>37.3640260534662</text:p>
          </table:table-cell>
          <table:table-cell office:value-type="float" office:value="37.211926131634" table:style-name="ce1">
            <text:p>37.211926131634</text:p>
          </table:table-cell>
          <table:table-cell office:value-type="float" office:value="37.0192928806529" table:style-name="ce1">
            <text:p>37.0192928806529</text:p>
          </table:table-cell>
          <table:table-cell office:value-type="float" office:value="36.8045483958927" table:style-name="ce1">
            <text:p>36.8045483958927</text:p>
          </table:table-cell>
          <table:table-cell office:value-type="float" office:value="36.6492338522944" table:style-name="ce1">
            <text:p>36.6492338522944</text:p>
          </table:table-cell>
          <table:table-cell office:value-type="float" office:value="36.5301696503235" table:style-name="ce1">
            <text:p>36.5301696503235</text:p>
          </table:table-cell>
          <table:table-cell office:value-type="float" office:value="36.5858152738307" table:style-name="ce1">
            <text:p>36.5858152738307</text:p>
          </table:table-cell>
          <table:table-cell office:value-type="float" office:value="36.1765476569006" table:style-name="ce1">
            <text:p>36.1765476569006</text:p>
          </table:table-cell>
          <table:table-cell office:value-type="float" office:value="36.0570848302813" table:style-name="ce1">
            <text:p>36.0570848302813</text:p>
          </table:table-cell>
          <table:table-cell office:value-type="float" office:value="35.7070385452655" table:style-name="ce1">
            <text:p>35.7070385452655</text:p>
          </table:table-cell>
          <table:table-cell office:value-type="float" office:value="35.5195526085931" table:style-name="ce1">
            <text:p>35.5195526085931</text:p>
          </table:table-cell>
          <table:table-cell office:value-type="float" office:value="35.203276029752" table:style-name="ce1">
            <text:p>35.203276029752</text:p>
          </table:table-cell>
          <table:table-cell office:value-type="float" office:value="35.0183034530309" table:style-name="ce1">
            <text:p>35.0183034530309</text:p>
          </table:table-cell>
          <table:table-cell office:value-type="float" office:value="34.6644076728887" table:style-name="ce1">
            <text:p>34.6644076728887</text:p>
          </table:table-cell>
          <table:table-cell office:value-type="float" office:value="34.4996538996123" table:style-name="ce1">
            <text:p>34.4996538996123</text:p>
          </table:table-cell>
          <table:table-cell office:value-type="float" office:value="34.1558983226818" table:style-name="ce1">
            <text:p>34.1558983226818</text:p>
          </table:table-cell>
          <table:table-cell office:value-type="float" office:value="33.9276779765541" table:style-name="ce1">
            <text:p>33.9276779765541</text:p>
          </table:table-cell>
          <table:table-cell office:value-type="float" office:value="33.9293914944958" table:style-name="ce1">
            <text:p>33.9293914944958</text:p>
          </table:table-cell>
          <table:table-cell office:value-type="float" office:value="33.5510326580133" table:style-name="ce1">
            <text:p>33.5510326580133</text:p>
          </table:table-cell>
          <table:table-cell office:value-type="float" office:value="33.5608384722741" table:style-name="ce1">
            <text:p>33.5608384722741</text:p>
          </table:table-cell>
          <table:table-cell office:value-type="float" office:value="33.3213094386252" table:style-name="ce1">
            <text:p>33.3213094386252</text:p>
          </table:table-cell>
          <table:table-cell office:value-type="float" office:value="33.4873116822262" table:style-name="ce1">
            <text:p>33.4873116822262</text:p>
          </table:table-cell>
          <table:table-cell office:value-type="float" office:value="33.0341158040117" table:style-name="ce1">
            <text:p>33.0341158040117</text:p>
          </table:table-cell>
          <table:table-cell office:value-type="float" office:value="32.8010196299865" table:style-name="ce1">
            <text:p>32.8010196299865</text:p>
          </table:table-cell>
          <table:table-cell office:value-type="float" office:value="32.662186184326" table:style-name="ce1">
            <text:p>32.662186184326</text:p>
          </table:table-cell>
          <table:table-cell office:value-type="float" office:value="32.3656027809583" table:style-name="ce1">
            <text:p>32.3656027809583</text:p>
          </table:table-cell>
          <table:table-cell office:value-type="float" office:value="32.0469434413744" table:style-name="ce1">
            <text:p>32.0469434413744</text:p>
          </table:table-cell>
          <table:table-cell office:value-type="float" office:value="31.8307277376309" table:style-name="ce1">
            <text:p>31.8307277376309</text:p>
          </table:table-cell>
          <table:table-cell office:value-type="float" office:value="31.6267118925061" table:style-name="ce1">
            <text:p>31.6267118925061</text:p>
          </table:table-cell>
          <table:table-cell office:value-type="float" office:value="31.3767307449792" table:style-name="ce1">
            <text:p>31.3767307449792</text:p>
          </table:table-cell>
          <table:table-cell office:value-type="float" office:value="31.2018852449521" table:style-name="ce1">
            <text:p>31.2018852449521</text:p>
          </table:table-cell>
          <table:table-cell office:value-type="float" office:value="30.9719826943984" table:style-name="ce1">
            <text:p>30.9719826943984</text:p>
          </table:table-cell>
          <table:table-cell office:value-type="float" office:value="30.6414136231598" table:style-name="ce1">
            <text:p>30.6414136231598</text:p>
          </table:table-cell>
          <table:table-cell office:value-type="float" office:value="30.378351304702" table:style-name="ce1">
            <text:p>30.378351304702</text:p>
          </table:table-cell>
          <table:table-cell office:value-type="float" office:value="30.1981289832581" table:style-name="ce1">
            <text:p>30.1981289832581</text:p>
          </table:table-cell>
          <table:table-cell office:value-type="float" office:value="30.113297998136" table:style-name="ce1">
            <text:p>30.113297998136</text:p>
          </table:table-cell>
          <table:table-cell office:value-type="float" office:value="29.805954745802" table:style-name="ce1">
            <text:p>29.805954745802</text:p>
          </table:table-cell>
          <table:table-cell office:value-type="float" office:value="29.6500457547901" table:style-name="ce1">
            <text:p>29.6500457547901</text:p>
          </table:table-cell>
          <table:table-cell office:value-type="float" office:value="29.5313558198842" table:style-name="ce1">
            <text:p>29.5313558198842</text:p>
          </table:table-cell>
          <table:table-cell office:value-type="float" office:value="29.3966174058449" table:style-name="ce1">
            <text:p>29.3966174058449</text:p>
          </table:table-cell>
          <table:table-cell office:value-type="float" office:value="29.2555813904963" table:style-name="ce1">
            <text:p>29.2555813904963</text:p>
          </table:table-cell>
          <table:table-cell office:value-type="float" office:value="29.11252667336" table:style-name="ce1">
            <text:p>29.11252667336</text:p>
          </table:table-cell>
          <table:table-cell office:value-type="float" office:value="28.9693271063726" table:style-name="ce1">
            <text:p>28.9693271063726</text:p>
          </table:table-cell>
          <table:table-cell office:value-type="float" office:value="28.8267995083094" table:style-name="ce1">
            <text:p>28.8267995083094</text:p>
          </table:table-cell>
          <table:table-cell office:value-type="float" office:value="28.6852961600404" table:style-name="ce1">
            <text:p>28.6852961600404</text:p>
          </table:table-cell>
          <table:table-cell office:value-type="float" office:value="28.5449652247425" table:style-name="ce1">
            <text:p>28.5449652247425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04186239271" table:style-name="ce1">
            <text:p>43.004186239271</text:p>
          </table:table-cell>
          <table:table-cell office:value-type="float" office:value="42.468646907789" table:style-name="ce1">
            <text:p>42.468646907789</text:p>
          </table:table-cell>
          <table:table-cell office:value-type="float" office:value="42.2781442862986" table:style-name="ce1">
            <text:p>42.2781442862986</text:p>
          </table:table-cell>
          <table:table-cell office:value-type="float" office:value="42.1392843127331" table:style-name="ce1">
            <text:p>42.1392843127331</text:p>
          </table:table-cell>
          <table:table-cell office:value-type="float" office:value="42.3720651157975" table:style-name="ce1">
            <text:p>42.3720651157975</text:p>
          </table:table-cell>
          <table:table-cell office:value-type="float" office:value="41.8900377805113" table:style-name="ce1">
            <text:p>41.8900377805113</text:p>
          </table:table-cell>
          <table:table-cell office:value-type="float" office:value="42.2061978845624" table:style-name="ce1">
            <text:p>42.2061978845624</text:p>
          </table:table-cell>
          <table:table-cell office:value-type="float" office:value="41.80989659742" table:style-name="ce1">
            <text:p>41.80989659742</text:p>
          </table:table-cell>
          <table:table-cell office:value-type="float" office:value="41.4920024261246" table:style-name="ce1">
            <text:p>41.4920024261246</text:p>
          </table:table-cell>
          <table:table-cell office:value-type="float" office:value="41.261146102347" table:style-name="ce1">
            <text:p>41.261146102347</text:p>
          </table:table-cell>
          <table:table-cell office:value-type="float" office:value="40.9758174630797" table:style-name="ce1">
            <text:p>40.9758174630797</text:p>
          </table:table-cell>
          <table:table-cell office:value-type="float" office:value="41.1882932161936" table:style-name="ce1">
            <text:p>41.1882932161936</text:p>
          </table:table-cell>
          <table:table-cell office:value-type="float" office:value="41.0960624713437" table:style-name="ce1">
            <text:p>41.0960624713437</text:p>
          </table:table-cell>
          <table:table-cell office:value-type="float" office:value="40.7995000900693" table:style-name="ce1">
            <text:p>40.7995000900693</text:p>
          </table:table-cell>
          <table:table-cell office:value-type="float" office:value="40.5344695417691" table:style-name="ce1">
            <text:p>40.5344695417691</text:p>
          </table:table-cell>
          <table:table-cell office:value-type="float" office:value="40.3109388905718" table:style-name="ce1">
            <text:p>40.3109388905718</text:p>
          </table:table-cell>
          <table:table-cell office:value-type="float" office:value="40.3239143167005" table:style-name="ce1">
            <text:p>40.3239143167005</text:p>
          </table:table-cell>
          <table:table-cell office:value-type="float" office:value="40.1964235196722" table:style-name="ce1">
            <text:p>40.1964235196722</text:p>
          </table:table-cell>
          <table:table-cell office:value-type="float" office:value="40.0512969419016" table:style-name="ce1">
            <text:p>40.0512969419016</text:p>
          </table:table-cell>
          <table:table-cell office:value-type="float" office:value="40.2193700341728" table:style-name="ce1">
            <text:p>40.2193700341728</text:p>
          </table:table-cell>
          <table:table-cell office:value-type="float" office:value="40.1047761397197" table:style-name="ce1">
            <text:p>40.1047761397197</text:p>
          </table:table-cell>
          <table:table-cell office:value-type="float" office:value="40.1289633728924" table:style-name="ce1">
            <text:p>40.1289633728924</text:p>
          </table:table-cell>
          <table:table-cell office:value-type="float" office:value="40.318589659367" table:style-name="ce1">
            <text:p>40.318589659367</text:p>
          </table:table-cell>
          <table:table-cell office:value-type="float" office:value="40.3698595448102" table:style-name="ce1">
            <text:p>40.3698595448102</text:p>
          </table:table-cell>
          <table:table-cell office:value-type="float" office:value="40.2974635568032" table:style-name="ce1">
            <text:p>40.2974635568032</text:p>
          </table:table-cell>
          <table:table-cell office:value-type="float" office:value="40.2157958037773" table:style-name="ce1">
            <text:p>40.2157958037773</text:p>
          </table:table-cell>
          <table:table-cell office:value-type="float" office:value="40.2092137148516" table:style-name="ce1">
            <text:p>40.2092137148516</text:p>
          </table:table-cell>
          <table:table-cell office:value-type="float" office:value="40.3262724503781" table:style-name="ce1">
            <text:p>40.3262724503781</text:p>
          </table:table-cell>
          <table:table-cell office:value-type="float" office:value="40.2664326936409" table:style-name="ce1">
            <text:p>40.2664326936409</text:p>
          </table:table-cell>
          <table:table-cell office:value-type="float" office:value="40.2075078744868" table:style-name="ce1">
            <text:p>40.2075078744868</text:p>
          </table:table-cell>
          <table:table-cell office:value-type="float" office:value="40.157474682282" table:style-name="ce1">
            <text:p>40.157474682282</text:p>
          </table:table-cell>
          <table:table-cell office:value-type="float" office:value="40.5253273817104" table:style-name="ce1">
            <text:p>40.5253273817104</text:p>
          </table:table-cell>
          <table:table-cell office:value-type="float" office:value="40.0994643978286" table:style-name="ce1">
            <text:p>40.0994643978286</text:p>
          </table:table-cell>
          <table:table-cell office:value-type="float" office:value="39.9982150303121" table:style-name="ce1">
            <text:p>39.9982150303121</text:p>
          </table:table-cell>
          <table:table-cell office:value-type="float" office:value="39.6878912108453" table:style-name="ce1">
            <text:p>39.6878912108453</text:p>
          </table:table-cell>
          <table:table-cell office:value-type="float" office:value="39.7189876760142" table:style-name="ce1">
            <text:p>39.7189876760142</text:p>
          </table:table-cell>
          <table:table-cell office:value-type="float" office:value="39.4016217030274" table:style-name="ce1">
            <text:p>39.4016217030274</text:p>
          </table:table-cell>
          <table:table-cell office:value-type="float" office:value="39.3292517069795" table:style-name="ce1">
            <text:p>39.3292517069795</text:p>
          </table:table-cell>
          <table:table-cell office:value-type="float" office:value="39.0335326959499" table:style-name="ce1">
            <text:p>39.0335326959499</text:p>
          </table:table-cell>
          <table:table-cell office:value-type="float" office:value="39.0685623828932" table:style-name="ce1">
            <text:p>39.0685623828932</text:p>
          </table:table-cell>
          <table:table-cell office:value-type="float" office:value="38.551186333068" table:style-name="ce1">
            <text:p>38.551186333068</text:p>
          </table:table-cell>
          <table:table-cell office:value-type="float" office:value="38.5679402511697" table:style-name="ce1">
            <text:p>38.5679402511697</text:p>
          </table:table-cell>
          <table:table-cell office:value-type="float" office:value="38.9823259828751" table:style-name="ce1">
            <text:p>38.9823259828751</text:p>
          </table:table-cell>
          <table:table-cell office:value-type="float" office:value="38.4429229531803" table:style-name="ce1">
            <text:p>38.4429229531803</text:p>
          </table:table-cell>
          <table:table-cell office:value-type="float" office:value="38.7327121988639" table:style-name="ce1">
            <text:p>38.7327121988639</text:p>
          </table:table-cell>
          <table:table-cell office:value-type="float" office:value="38.6028880127685" table:style-name="ce1">
            <text:p>38.6028880127685</text:p>
          </table:table-cell>
          <table:table-cell office:value-type="float" office:value="38.8943794625053" table:style-name="ce1">
            <text:p>38.8943794625053</text:p>
          </table:table-cell>
          <table:table-cell office:value-type="float" office:value="38.4485699995034" table:style-name="ce1">
            <text:p>38.4485699995034</text:p>
          </table:table-cell>
          <table:table-cell office:value-type="float" office:value="38.2779923578487" table:style-name="ce1">
            <text:p>38.2779923578487</text:p>
          </table:table-cell>
          <table:table-cell office:value-type="float" office:value="38.546589105099" table:style-name="ce1">
            <text:p>38.546589105099</text:p>
          </table:table-cell>
          <table:table-cell office:value-type="float" office:value="38.1747501781229" table:style-name="ce1">
            <text:p>38.1747501781229</text:p>
          </table:table-cell>
          <table:table-cell office:value-type="float" office:value="37.8933639929964" table:style-name="ce1">
            <text:p>37.8933639929964</text:p>
          </table:table-cell>
          <table:table-cell office:value-type="float" office:value="37.8066790659633" table:style-name="ce1">
            <text:p>37.8066790659633</text:p>
          </table:table-cell>
          <table:table-cell office:value-type="float" office:value="37.8823006655724" table:style-name="ce1">
            <text:p>37.8823006655724</text:p>
          </table:table-cell>
          <table:table-cell office:value-type="float" office:value="37.6386856233622" table:style-name="ce1">
            <text:p>37.6386856233622</text:p>
          </table:table-cell>
          <table:table-cell office:value-type="float" office:value="37.66196630104" table:style-name="ce1">
            <text:p>37.66196630104</text:p>
          </table:table-cell>
          <table:table-cell office:value-type="float" office:value="37.5350911952939" table:style-name="ce1">
            <text:p>37.5350911952939</text:p>
          </table:table-cell>
          <table:table-cell office:value-type="float" office:value="37.1218002770273" table:style-name="ce1">
            <text:p>37.1218002770273</text:p>
          </table:table-cell>
          <table:table-cell office:value-type="float" office:value="37.0378430230789" table:style-name="ce1">
            <text:p>37.0378430230789</text:p>
          </table:table-cell>
          <table:table-cell office:value-type="float" office:value="37.1125831786125" table:style-name="ce1">
            <text:p>37.1125831786125</text:p>
          </table:table-cell>
          <table:table-cell office:value-type="float" office:value="37.2627821653369" table:style-name="ce1">
            <text:p>37.2627821653369</text:p>
          </table:table-cell>
          <table:table-cell office:value-type="float" office:value="36.8177159239139" table:style-name="ce1">
            <text:p>36.8177159239139</text:p>
          </table:table-cell>
          <table:table-cell office:value-type="float" office:value="36.7289470706388" table:style-name="ce1">
            <text:p>36.7289470706388</text:p>
          </table:table-cell>
          <table:table-cell office:value-type="float" office:value="36.7105090390572" table:style-name="ce1">
            <text:p>36.7105090390572</text:p>
          </table:table-cell>
          <table:table-cell office:value-type="float" office:value="36.6624990549517" table:style-name="ce1">
            <text:p>36.6624990549517</text:p>
          </table:table-cell>
          <table:table-cell office:value-type="float" office:value="36.6016416172733" table:style-name="ce1">
            <text:p>36.6016416172733</text:p>
          </table:table-cell>
          <table:table-cell office:value-type="float" office:value="36.5354015167103" table:style-name="ce1">
            <text:p>36.5354015167103</text:p>
          </table:table-cell>
          <table:table-cell office:value-type="float" office:value="36.467108829626" table:style-name="ce1">
            <text:p>36.467108829626</text:p>
          </table:table-cell>
          <table:table-cell office:value-type="float" office:value="36.3982473844603" table:style-name="ce1">
            <text:p>36.3982473844603</text:p>
          </table:table-cell>
          <table:table-cell office:value-type="float" office:value="36.3294766317652" table:style-name="ce1">
            <text:p>36.3294766317652</text:p>
          </table:table-cell>
          <table:table-cell office:value-type="float" office:value="36.2610879401999" table:style-name="ce1">
            <text:p>36.2610879401999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942184336919" table:style-name="ce1">
            <text:p>42.9942184336919</text:p>
          </table:table-cell>
          <table:table-cell office:value-type="float" office:value="42.4603797426404" table:style-name="ce1">
            <text:p>42.4603797426404</text:p>
          </table:table-cell>
          <table:table-cell office:value-type="float" office:value="42.262307101623" table:style-name="ce1">
            <text:p>42.262307101623</text:p>
          </table:table-cell>
          <table:table-cell office:value-type="float" office:value="42.0358579270368" table:style-name="ce1">
            <text:p>42.0358579270368</text:p>
          </table:table-cell>
          <table:table-cell office:value-type="float" office:value="42.3071246174093" table:style-name="ce1">
            <text:p>42.3071246174093</text:p>
          </table:table-cell>
          <table:table-cell office:value-type="float" office:value="41.8146669978078" table:style-name="ce1">
            <text:p>41.8146669978078</text:p>
          </table:table-cell>
          <table:table-cell office:value-type="float" office:value="42.1782687199112" table:style-name="ce1">
            <text:p>42.1782687199112</text:p>
          </table:table-cell>
          <table:table-cell office:value-type="float" office:value="41.7321288769141" table:style-name="ce1">
            <text:p>41.7321288769141</text:p>
          </table:table-cell>
          <table:table-cell office:value-type="float" office:value="41.4119301865658" table:style-name="ce1">
            <text:p>41.4119301865658</text:p>
          </table:table-cell>
          <table:table-cell office:value-type="float" office:value="41.1851739847864" table:style-name="ce1">
            <text:p>41.1851739847864</text:p>
          </table:table-cell>
          <table:table-cell office:value-type="float" office:value="40.9207988763553" table:style-name="ce1">
            <text:p>40.9207988763553</text:p>
          </table:table-cell>
          <table:table-cell office:value-type="float" office:value="41.0910276165546" table:style-name="ce1">
            <text:p>41.0910276165546</text:p>
          </table:table-cell>
          <table:table-cell office:value-type="float" office:value="40.9628832586588" table:style-name="ce1">
            <text:p>40.9628832586588</text:p>
          </table:table-cell>
          <table:table-cell office:value-type="float" office:value="40.6433177716309" table:style-name="ce1">
            <text:p>40.6433177716309</text:p>
          </table:table-cell>
          <table:table-cell office:value-type="float" office:value="40.4187174658759" table:style-name="ce1">
            <text:p>40.4187174658759</text:p>
          </table:table-cell>
          <table:table-cell office:value-type="float" office:value="40.1266078835333" table:style-name="ce1">
            <text:p>40.1266078835333</text:p>
          </table:table-cell>
          <table:table-cell office:value-type="float" office:value="40.1541178559933" table:style-name="ce1">
            <text:p>40.1541178559933</text:p>
          </table:table-cell>
          <table:table-cell office:value-type="float" office:value="39.958215715655" table:style-name="ce1">
            <text:p>39.958215715655</text:p>
          </table:table-cell>
          <table:table-cell office:value-type="float" office:value="39.8271777996719" table:style-name="ce1">
            <text:p>39.8271777996719</text:p>
          </table:table-cell>
          <table:table-cell office:value-type="float" office:value="39.8648825780414" table:style-name="ce1">
            <text:p>39.8648825780414</text:p>
          </table:table-cell>
          <table:table-cell office:value-type="float" office:value="39.7807055021985" table:style-name="ce1">
            <text:p>39.7807055021985</text:p>
          </table:table-cell>
          <table:table-cell office:value-type="float" office:value="39.8301526437441" table:style-name="ce1">
            <text:p>39.8301526437441</text:p>
          </table:table-cell>
          <table:table-cell office:value-type="float" office:value="39.9180041355798" table:style-name="ce1">
            <text:p>39.9180041355798</text:p>
          </table:table-cell>
          <table:table-cell office:value-type="float" office:value="40.0056705423766" table:style-name="ce1">
            <text:p>40.0056705423766</text:p>
          </table:table-cell>
          <table:table-cell office:value-type="float" office:value="39.7769359718878" table:style-name="ce1">
            <text:p>39.7769359718878</text:p>
          </table:table-cell>
          <table:table-cell office:value-type="float" office:value="39.6178311770652" table:style-name="ce1">
            <text:p>39.6178311770652</text:p>
          </table:table-cell>
          <table:table-cell office:value-type="float" office:value="39.4266216823358" table:style-name="ce1">
            <text:p>39.4266216823358</text:p>
          </table:table-cell>
          <table:table-cell office:value-type="float" office:value="39.653177967669" table:style-name="ce1">
            <text:p>39.653177967669</text:p>
          </table:table-cell>
          <table:table-cell office:value-type="float" office:value="39.5447840722929" table:style-name="ce1">
            <text:p>39.5447840722929</text:p>
          </table:table-cell>
          <table:table-cell office:value-type="float" office:value="39.3566639653442" table:style-name="ce1">
            <text:p>39.3566639653442</text:p>
          </table:table-cell>
          <table:table-cell office:value-type="float" office:value="39.3529630486398" table:style-name="ce1">
            <text:p>39.3529630486398</text:p>
          </table:table-cell>
          <table:table-cell office:value-type="float" office:value="39.6380397346299" table:style-name="ce1">
            <text:p>39.6380397346299</text:p>
          </table:table-cell>
          <table:table-cell office:value-type="float" office:value="39.1037484642285" table:style-name="ce1">
            <text:p>39.1037484642285</text:p>
          </table:table-cell>
          <table:table-cell office:value-type="float" office:value="39.0134656448805" table:style-name="ce1">
            <text:p>39.0134656448805</text:p>
          </table:table-cell>
          <table:table-cell office:value-type="float" office:value="38.4308572765731" table:style-name="ce1">
            <text:p>38.4308572765731</text:p>
          </table:table-cell>
          <table:table-cell office:value-type="float" office:value="38.3835263509765" table:style-name="ce1">
            <text:p>38.3835263509765</text:p>
          </table:table-cell>
          <table:table-cell office:value-type="float" office:value="38.0493184384459" table:style-name="ce1">
            <text:p>38.0493184384459</text:p>
          </table:table-cell>
          <table:table-cell office:value-type="float" office:value="38.037378974" table:style-name="ce1">
            <text:p>38.037378974</text:p>
          </table:table-cell>
          <table:table-cell office:value-type="float" office:value="37.6438488447644" table:style-name="ce1">
            <text:p>37.6438488447644</text:p>
          </table:table-cell>
          <table:table-cell office:value-type="float" office:value="37.5934707861335" table:style-name="ce1">
            <text:p>37.5934707861335</text:p>
          </table:table-cell>
          <table:table-cell office:value-type="float" office:value="37.154116044612" table:style-name="ce1">
            <text:p>37.154116044612</text:p>
          </table:table-cell>
          <table:table-cell office:value-type="float" office:value="36.941779918863" table:style-name="ce1">
            <text:p>36.941779918863</text:p>
          </table:table-cell>
          <table:table-cell office:value-type="float" office:value="37.5719846602729" table:style-name="ce1">
            <text:p>37.5719846602729</text:p>
          </table:table-cell>
          <table:table-cell office:value-type="float" office:value="36.9717124220241" table:style-name="ce1">
            <text:p>36.9717124220241</text:p>
          </table:table-cell>
          <table:table-cell office:value-type="float" office:value="37.0247408889846" table:style-name="ce1">
            <text:p>37.0247408889846</text:p>
          </table:table-cell>
          <table:table-cell office:value-type="float" office:value="36.7607549433951" table:style-name="ce1">
            <text:p>36.7607549433951</text:p>
          </table:table-cell>
          <table:table-cell office:value-type="float" office:value="36.7041106754311" table:style-name="ce1">
            <text:p>36.7041106754311</text:p>
          </table:table-cell>
          <table:table-cell office:value-type="float" office:value="36.2372508316326" table:style-name="ce1">
            <text:p>36.2372508316326</text:p>
          </table:table-cell>
          <table:table-cell office:value-type="float" office:value="35.8350381343793" table:style-name="ce1">
            <text:p>35.8350381343793</text:p>
          </table:table-cell>
          <table:table-cell office:value-type="float" office:value="35.6570326245389" table:style-name="ce1">
            <text:p>35.6570326245389</text:p>
          </table:table-cell>
          <table:table-cell office:value-type="float" office:value="35.2980578977554" table:style-name="ce1">
            <text:p>35.2980578977554</text:p>
          </table:table-cell>
          <table:table-cell office:value-type="float" office:value="34.9542563175532" table:style-name="ce1">
            <text:p>34.9542563175532</text:p>
          </table:table-cell>
          <table:table-cell office:value-type="float" office:value="34.6716663471072" table:style-name="ce1">
            <text:p>34.6716663471072</text:p>
          </table:table-cell>
          <table:table-cell office:value-type="float" office:value="34.3890103831659" table:style-name="ce1">
            <text:p>34.3890103831659</text:p>
          </table:table-cell>
          <table:table-cell office:value-type="float" office:value="34.0347957511906" table:style-name="ce1">
            <text:p>34.0347957511906</text:p>
          </table:table-cell>
          <table:table-cell office:value-type="float" office:value="33.7447677348032" table:style-name="ce1">
            <text:p>33.7447677348032</text:p>
          </table:table-cell>
          <table:table-cell office:value-type="float" office:value="33.3413099592788" table:style-name="ce1">
            <text:p>33.3413099592788</text:p>
          </table:table-cell>
          <table:table-cell office:value-type="float" office:value="33.0035166305769" table:style-name="ce1">
            <text:p>33.0035166305769</text:p>
          </table:table-cell>
          <table:table-cell office:value-type="float" office:value="32.6667828064436" table:style-name="ce1">
            <text:p>32.6667828064436</text:p>
          </table:table-cell>
          <table:table-cell office:value-type="float" office:value="32.3386024889255" table:style-name="ce1">
            <text:p>32.3386024889255</text:p>
          </table:table-cell>
          <table:table-cell office:value-type="float" office:value="32.0350707020756" table:style-name="ce1">
            <text:p>32.0350707020756</text:p>
          </table:table-cell>
          <table:table-cell office:value-type="float" office:value="31.7477164282192" table:style-name="ce1">
            <text:p>31.7477164282192</text:p>
          </table:table-cell>
          <table:table-cell office:value-type="float" office:value="31.7253586067415" table:style-name="ce1">
            <text:p>31.7253586067415</text:p>
          </table:table-cell>
          <table:table-cell office:value-type="float" office:value="31.6926288721028" table:style-name="ce1">
            <text:p>31.6926288721028</text:p>
          </table:table-cell>
          <table:table-cell office:value-type="float" office:value="31.6139225567019" table:style-name="ce1">
            <text:p>31.6139225567019</text:p>
          </table:table-cell>
          <table:table-cell office:value-type="float" office:value="31.5152608776991" table:style-name="ce1">
            <text:p>31.5152608776991</text:p>
          </table:table-cell>
          <table:table-cell office:value-type="float" office:value="31.408265034695" table:style-name="ce1">
            <text:p>31.408265034695</text:p>
          </table:table-cell>
          <table:table-cell office:value-type="float" office:value="31.2981221793971" table:style-name="ce1">
            <text:p>31.2981221793971</text:p>
          </table:table-cell>
          <table:table-cell office:value-type="float" office:value="31.1871447041418" table:style-name="ce1">
            <text:p>31.1871447041418</text:p>
          </table:table-cell>
          <table:table-cell office:value-type="float" office:value="31.0763605734363" table:style-name="ce1">
            <text:p>31.0763605734363</text:p>
          </table:table-cell>
          <table:table-cell office:value-type="float" office:value="30.9662239023578" table:style-name="ce1">
            <text:p>30.9662239023578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998999646299" table:style-name="ce1">
            <text:p>42.9998999646299</text:p>
          </table:table-cell>
          <table:table-cell office:value-type="float" office:value="42.4667270138322" table:style-name="ce1">
            <text:p>42.4667270138322</text:p>
          </table:table-cell>
          <table:table-cell office:value-type="float" office:value="42.274332521261" table:style-name="ce1">
            <text:p>42.274332521261</text:p>
          </table:table-cell>
          <table:table-cell office:value-type="float" office:value="42.1389841457419" table:style-name="ce1">
            <text:p>42.1389841457419</text:p>
          </table:table-cell>
          <table:table-cell office:value-type="float" office:value="42.4263266619467" table:style-name="ce1">
            <text:p>42.4263266619467</text:p>
          </table:table-cell>
          <table:table-cell office:value-type="float" office:value="41.9505322516014" table:style-name="ce1">
            <text:p>41.9505322516014</text:p>
          </table:table-cell>
          <table:table-cell office:value-type="float" office:value="42.3289951684427" table:style-name="ce1">
            <text:p>42.3289951684427</text:p>
          </table:table-cell>
          <table:table-cell office:value-type="float" office:value="41.8477972021888" table:style-name="ce1">
            <text:p>41.8477972021888</text:p>
          </table:table-cell>
          <table:table-cell office:value-type="float" office:value="41.5123336323511" table:style-name="ce1">
            <text:p>41.5123336323511</text:p>
          </table:table-cell>
          <table:table-cell office:value-type="float" office:value="41.269160433524" table:style-name="ce1">
            <text:p>41.269160433524</text:p>
          </table:table-cell>
          <table:table-cell office:value-type="float" office:value="41.0114653290152" table:style-name="ce1">
            <text:p>41.0114653290152</text:p>
          </table:table-cell>
          <table:table-cell office:value-type="float" office:value="41.1685837920746" table:style-name="ce1">
            <text:p>41.1685837920746</text:p>
          </table:table-cell>
          <table:table-cell office:value-type="float" office:value="41.0778525950787" table:style-name="ce1">
            <text:p>41.0778525950787</text:p>
          </table:table-cell>
          <table:table-cell office:value-type="float" office:value="40.8093092311195" table:style-name="ce1">
            <text:p>40.8093092311195</text:p>
          </table:table-cell>
          <table:table-cell office:value-type="float" office:value="40.6115738778134" table:style-name="ce1">
            <text:p>40.6115738778134</text:p>
          </table:table-cell>
          <table:table-cell office:value-type="float" office:value="40.4327734242303" table:style-name="ce1">
            <text:p>40.4327734242303</text:p>
          </table:table-cell>
          <table:table-cell office:value-type="float" office:value="40.3997031361523" table:style-name="ce1">
            <text:p>40.3997031361523</text:p>
          </table:table-cell>
          <table:table-cell office:value-type="float" office:value="40.2438234127752" table:style-name="ce1">
            <text:p>40.2438234127752</text:p>
          </table:table-cell>
          <table:table-cell office:value-type="float" office:value="40.0693728479936" table:style-name="ce1">
            <text:p>40.0693728479936</text:p>
          </table:table-cell>
          <table:table-cell office:value-type="float" office:value="40.2176984071754" table:style-name="ce1">
            <text:p>40.2176984071754</text:p>
          </table:table-cell>
          <table:table-cell office:value-type="float" office:value="40.1078619713047" table:style-name="ce1">
            <text:p>40.1078619713047</text:p>
          </table:table-cell>
          <table:table-cell office:value-type="float" office:value="40.0404922173981" table:style-name="ce1">
            <text:p>40.0404922173981</text:p>
          </table:table-cell>
          <table:table-cell office:value-type="float" office:value="40.2330947904339" table:style-name="ce1">
            <text:p>40.2330947904339</text:p>
          </table:table-cell>
          <table:table-cell office:value-type="float" office:value="40.3381207371284" table:style-name="ce1">
            <text:p>40.3381207371284</text:p>
          </table:table-cell>
          <table:table-cell office:value-type="float" office:value="40.1896777161873" table:style-name="ce1">
            <text:p>40.1896777161873</text:p>
          </table:table-cell>
          <table:table-cell office:value-type="float" office:value="40.0707429739381" table:style-name="ce1">
            <text:p>40.0707429739381</text:p>
          </table:table-cell>
          <table:table-cell office:value-type="float" office:value="40.0513416276652" table:style-name="ce1">
            <text:p>40.0513416276652</text:p>
          </table:table-cell>
          <table:table-cell office:value-type="float" office:value="40.1200939612217" table:style-name="ce1">
            <text:p>40.1200939612217</text:p>
          </table:table-cell>
          <table:table-cell office:value-type="float" office:value="40.095051604101" table:style-name="ce1">
            <text:p>40.095051604101</text:p>
          </table:table-cell>
          <table:table-cell office:value-type="float" office:value="39.9368090582134" table:style-name="ce1">
            <text:p>39.9368090582134</text:p>
          </table:table-cell>
          <table:table-cell office:value-type="float" office:value="39.9164209162968" table:style-name="ce1">
            <text:p>39.9164209162968</text:p>
          </table:table-cell>
          <table:table-cell office:value-type="float" office:value="40.1717571071497" table:style-name="ce1">
            <text:p>40.1717571071497</text:p>
          </table:table-cell>
          <table:table-cell office:value-type="float" office:value="39.814548643272" table:style-name="ce1">
            <text:p>39.814548643272</text:p>
          </table:table-cell>
          <table:table-cell office:value-type="float" office:value="39.7899836850653" table:style-name="ce1">
            <text:p>39.7899836850653</text:p>
          </table:table-cell>
          <table:table-cell office:value-type="float" office:value="39.453892422943" table:style-name="ce1">
            <text:p>39.453892422943</text:p>
          </table:table-cell>
          <table:table-cell office:value-type="float" office:value="39.4759920133459" table:style-name="ce1">
            <text:p>39.4759920133459</text:p>
          </table:table-cell>
          <table:table-cell office:value-type="float" office:value="39.2076576962378" table:style-name="ce1">
            <text:p>39.2076576962378</text:p>
          </table:table-cell>
          <table:table-cell office:value-type="float" office:value="39.1450351409792" table:style-name="ce1">
            <text:p>39.1450351409792</text:p>
          </table:table-cell>
          <table:table-cell office:value-type="float" office:value="38.9672262084609" table:style-name="ce1">
            <text:p>38.9672262084609</text:p>
          </table:table-cell>
          <table:table-cell office:value-type="float" office:value="38.8818646805073" table:style-name="ce1">
            <text:p>38.8818646805073</text:p>
          </table:table-cell>
          <table:table-cell office:value-type="float" office:value="38.3701870647269" table:style-name="ce1">
            <text:p>38.3701870647269</text:p>
          </table:table-cell>
          <table:table-cell office:value-type="float" office:value="38.3536705628428" table:style-name="ce1">
            <text:p>38.3536705628428</text:p>
          </table:table-cell>
          <table:table-cell office:value-type="float" office:value="38.5284120880661" table:style-name="ce1">
            <text:p>38.5284120880661</text:p>
          </table:table-cell>
          <table:table-cell office:value-type="float" office:value="38.1241911743269" table:style-name="ce1">
            <text:p>38.1241911743269</text:p>
          </table:table-cell>
          <table:table-cell office:value-type="float" office:value="38.3291836069255" table:style-name="ce1">
            <text:p>38.3291836069255</text:p>
          </table:table-cell>
          <table:table-cell office:value-type="float" office:value="38.2644455965329" table:style-name="ce1">
            <text:p>38.2644455965329</text:p>
          </table:table-cell>
          <table:table-cell office:value-type="float" office:value="38.7358147301053" table:style-name="ce1">
            <text:p>38.7358147301053</text:p>
          </table:table-cell>
          <table:table-cell office:value-type="float" office:value="38.2762653811987" table:style-name="ce1">
            <text:p>38.2762653811987</text:p>
          </table:table-cell>
          <table:table-cell office:value-type="float" office:value="38.0534856734591" table:style-name="ce1">
            <text:p>38.0534856734591</text:p>
          </table:table-cell>
          <table:table-cell office:value-type="float" office:value="38.2541037222367" table:style-name="ce1">
            <text:p>38.2541037222367</text:p>
          </table:table-cell>
          <table:table-cell office:value-type="float" office:value="37.9906694594346" table:style-name="ce1">
            <text:p>37.9906694594346</text:p>
          </table:table-cell>
          <table:table-cell office:value-type="float" office:value="37.7275047582981" table:style-name="ce1">
            <text:p>37.7275047582981</text:p>
          </table:table-cell>
          <table:table-cell office:value-type="float" office:value="37.6261816999494" table:style-name="ce1">
            <text:p>37.6261816999494</text:p>
          </table:table-cell>
          <table:table-cell office:value-type="float" office:value="37.7438217877293" table:style-name="ce1">
            <text:p>37.7438217877293</text:p>
          </table:table-cell>
          <table:table-cell office:value-type="float" office:value="37.5260825115716" table:style-name="ce1">
            <text:p>37.5260825115716</text:p>
          </table:table-cell>
          <table:table-cell office:value-type="float" office:value="37.4548834919443" table:style-name="ce1">
            <text:p>37.4548834919443</text:p>
          </table:table-cell>
          <table:table-cell office:value-type="float" office:value="37.2281120329549" table:style-name="ce1">
            <text:p>37.2281120329549</text:p>
          </table:table-cell>
          <table:table-cell office:value-type="float" office:value="36.8954991105543" table:style-name="ce1">
            <text:p>36.8954991105543</text:p>
          </table:table-cell>
          <table:table-cell office:value-type="float" office:value="36.9335940228844" table:style-name="ce1">
            <text:p>36.9335940228844</text:p>
          </table:table-cell>
          <table:table-cell office:value-type="float" office:value="36.9284549036509" table:style-name="ce1">
            <text:p>36.9284549036509</text:p>
          </table:table-cell>
          <table:table-cell office:value-type="float" office:value="37.0926238177308" table:style-name="ce1">
            <text:p>37.0926238177308</text:p>
          </table:table-cell>
          <table:table-cell office:value-type="float" office:value="36.7152510030688" table:style-name="ce1">
            <text:p>36.7152510030688</text:p>
          </table:table-cell>
          <table:table-cell office:value-type="float" office:value="36.6069495374923" table:style-name="ce1">
            <text:p>36.6069495374923</text:p>
          </table:table-cell>
          <table:table-cell office:value-type="float" office:value="36.5779165083697" table:style-name="ce1">
            <text:p>36.5779165083697</text:p>
          </table:table-cell>
          <table:table-cell office:value-type="float" office:value="36.5241047626719" table:style-name="ce1">
            <text:p>36.5241047626719</text:p>
          </table:table-cell>
          <table:table-cell office:value-type="float" office:value="36.4595887870796" table:style-name="ce1">
            <text:p>36.4595887870796</text:p>
          </table:table-cell>
          <table:table-cell office:value-type="float" office:value="36.3906536108604" table:style-name="ce1">
            <text:p>36.3906536108604</text:p>
          </table:table-cell>
          <table:table-cell office:value-type="float" office:value="36.3201040519575" table:style-name="ce1">
            <text:p>36.3201040519575</text:p>
          </table:table-cell>
          <table:table-cell office:value-type="float" office:value="36.2491900388053" table:style-name="ce1">
            <text:p>36.2491900388053</text:p>
          </table:table-cell>
          <table:table-cell office:value-type="float" office:value="36.1784668219279" table:style-name="ce1">
            <text:p>36.1784668219279</text:p>
          </table:table-cell>
          <table:table-cell office:value-type="float" office:value="36.1081793064255" table:style-name="ce1">
            <text:p>36.1081793064255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43.3152" table:style-name="ce1">
            <text:p>43.3152</text:p>
          </table:table-cell>
          <table:table-cell office:value-type="float" office:value="42.8230394047834" table:style-name="ce1">
            <text:p>42.8230394047834</text:p>
          </table:table-cell>
          <table:table-cell office:value-type="float" office:value="44.1457037170348" table:style-name="ce1">
            <text:p>44.1457037170348</text:p>
          </table:table-cell>
          <table:table-cell office:value-type="float" office:value="43.1156595588552" table:style-name="ce1">
            <text:p>43.1156595588552</text:p>
          </table:table-cell>
          <table:table-cell office:value-type="float" office:value="44.8552791183605" table:style-name="ce1">
            <text:p>44.8552791183605</text:p>
          </table:table-cell>
          <table:table-cell office:value-type="float" office:value="43.9674336973493" table:style-name="ce1">
            <text:p>43.9674336973493</text:p>
          </table:table-cell>
          <table:table-cell office:value-type="float" office:value="44.534136381304" table:style-name="ce1">
            <text:p>44.534136381304</text:p>
          </table:table-cell>
          <table:table-cell office:value-type="float" office:value="43.7951484357344" table:style-name="ce1">
            <text:p>43.7951484357344</text:p>
          </table:table-cell>
          <table:table-cell office:value-type="float" office:value="44.7888356074596" table:style-name="ce1">
            <text:p>44.7888356074596</text:p>
          </table:table-cell>
          <table:table-cell office:value-type="float" office:value="43.6957540057632" table:style-name="ce1">
            <text:p>43.6957540057632</text:p>
          </table:table-cell>
          <table:table-cell office:value-type="float" office:value="44.9677285581247" table:style-name="ce1">
            <text:p>44.9677285581247</text:p>
          </table:table-cell>
          <table:table-cell office:value-type="float" office:value="43.801597847405" table:style-name="ce1">
            <text:p>43.801597847405</text:p>
          </table:table-cell>
          <table:table-cell office:value-type="float" office:value="45.0800278464806" table:style-name="ce1">
            <text:p>45.0800278464806</text:p>
          </table:table-cell>
          <table:table-cell office:value-type="float" office:value="43.8261206096118" table:style-name="ce1">
            <text:p>43.8261206096118</text:p>
          </table:table-cell>
          <table:table-cell office:value-type="float" office:value="45.1972081822172" table:style-name="ce1">
            <text:p>45.1972081822172</text:p>
          </table:table-cell>
          <table:table-cell office:value-type="float" office:value="43.9482200023826" table:style-name="ce1">
            <text:p>43.9482200023826</text:p>
          </table:table-cell>
          <table:table-cell office:value-type="float" office:value="45.346985327112" table:style-name="ce1">
            <text:p>45.346985327112</text:p>
          </table:table-cell>
          <table:table-cell office:value-type="float" office:value="44.0748060210004" table:style-name="ce1">
            <text:p>44.0748060210004</text:p>
          </table:table-cell>
          <table:table-cell office:value-type="float" office:value="45.3092881986264" table:style-name="ce1">
            <text:p>45.3092881986264</text:p>
          </table:table-cell>
          <table:table-cell office:value-type="float" office:value="43.8807398136948" table:style-name="ce1">
            <text:p>43.8807398136948</text:p>
          </table:table-cell>
          <table:table-cell office:value-type="float" office:value="45.0467283470709" table:style-name="ce1">
            <text:p>45.0467283470709</text:p>
          </table:table-cell>
          <table:table-cell office:value-type="float" office:value="44.1485784033446" table:style-name="ce1">
            <text:p>44.1485784033446</text:p>
          </table:table-cell>
          <table:table-cell office:value-type="float" office:value="45.5558477195264" table:style-name="ce1">
            <text:p>45.5558477195264</text:p>
          </table:table-cell>
          <table:table-cell office:value-type="float" office:value="44.328406619052" table:style-name="ce1">
            <text:p>44.328406619052</text:p>
          </table:table-cell>
          <table:table-cell office:value-type="float" office:value="45.4671883979692" table:style-name="ce1">
            <text:p>45.4671883979692</text:p>
          </table:table-cell>
          <table:table-cell office:value-type="float" office:value="44.2453030249852" table:style-name="ce1">
            <text:p>44.2453030249852</text:p>
          </table:table-cell>
          <table:table-cell office:value-type="float" office:value="45.5550383649089" table:style-name="ce1">
            <text:p>45.5550383649089</text:p>
          </table:table-cell>
          <table:table-cell office:value-type="float" office:value="44.3411387788367" table:style-name="ce1">
            <text:p>44.3411387788367</text:p>
          </table:table-cell>
          <table:table-cell office:value-type="float" office:value="45.5607857053363" table:style-name="ce1">
            <text:p>45.5607857053363</text:p>
          </table:table-cell>
          <table:table-cell office:value-type="float" office:value="44.2954405007484" table:style-name="ce1">
            <text:p>44.2954405007484</text:p>
          </table:table-cell>
          <table:table-cell office:value-type="float" office:value="45.7290510483006" table:style-name="ce1">
            <text:p>45.7290510483006</text:p>
          </table:table-cell>
          <table:table-cell office:value-type="float" office:value="44.5407043501677" table:style-name="ce1">
            <text:p>44.5407043501677</text:p>
          </table:table-cell>
          <table:table-cell office:value-type="float" office:value="46.2540811690476" table:style-name="ce1">
            <text:p>46.2540811690476</text:p>
          </table:table-cell>
          <table:table-cell office:value-type="float" office:value="44.6648436069167" table:style-name="ce1">
            <text:p>44.6648436069167</text:p>
          </table:table-cell>
          <table:table-cell office:value-type="float" office:value="46.0190440053162" table:style-name="ce1">
            <text:p>46.0190440053162</text:p>
          </table:table-cell>
          <table:table-cell office:value-type="float" office:value="44.586512381456" table:style-name="ce1">
            <text:p>44.586512381456</text:p>
          </table:table-cell>
          <table:table-cell office:value-type="float" office:value="45.6933566535525" table:style-name="ce1">
            <text:p>45.6933566535525</text:p>
          </table:table-cell>
          <table:table-cell office:value-type="float" office:value="44.4528700705232" table:style-name="ce1">
            <text:p>44.4528700705232</text:p>
          </table:table-cell>
          <table:table-cell office:value-type="float" office:value="45.8266637875718" table:style-name="ce1">
            <text:p>45.8266637875718</text:p>
          </table:table-cell>
          <table:table-cell office:value-type="float" office:value="44.5515286048232" table:style-name="ce1">
            <text:p>44.5515286048232</text:p>
          </table:table-cell>
          <table:table-cell office:value-type="float" office:value="45.9229449602357" table:style-name="ce1">
            <text:p>45.9229449602357</text:p>
          </table:table-cell>
          <table:table-cell office:value-type="float" office:value="44.5811521030951" table:style-name="ce1">
            <text:p>44.5811521030951</text:p>
          </table:table-cell>
          <table:table-cell office:value-type="float" office:value="45.5117214118996" table:style-name="ce1">
            <text:p>45.5117214118996</text:p>
          </table:table-cell>
          <table:table-cell office:value-type="float" office:value="44.4043629038132" table:style-name="ce1">
            <text:p>44.4043629038132</text:p>
          </table:table-cell>
          <table:table-cell office:value-type="float" office:value="45.6282890814747" table:style-name="ce1">
            <text:p>45.6282890814747</text:p>
          </table:table-cell>
          <table:table-cell office:value-type="float" office:value="44.4939090897877" table:style-name="ce1">
            <text:p>44.4939090897877</text:p>
          </table:table-cell>
          <table:table-cell office:value-type="float" office:value="45.6045963933638" table:style-name="ce1">
            <text:p>45.6045963933638</text:p>
          </table:table-cell>
          <table:table-cell office:value-type="float" office:value="44.7722670533066" table:style-name="ce1">
            <text:p>44.7722670533066</text:p>
          </table:table-cell>
          <table:table-cell office:value-type="float" office:value="45.7373944042705" table:style-name="ce1">
            <text:p>45.7373944042705</text:p>
          </table:table-cell>
          <table:table-cell office:value-type="float" office:value="44.4507526385643" table:style-name="ce1">
            <text:p>44.4507526385643</text:p>
          </table:table-cell>
          <table:table-cell office:value-type="float" office:value="45.7347226866948" table:style-name="ce1">
            <text:p>45.7347226866948</text:p>
          </table:table-cell>
          <table:table-cell office:value-type="float" office:value="44.3928802891845" table:style-name="ce1">
            <text:p>44.3928802891845</text:p>
          </table:table-cell>
          <table:table-cell office:value-type="float" office:value="45.4495760193676" table:style-name="ce1">
            <text:p>45.4495760193676</text:p>
          </table:table-cell>
          <table:table-cell office:value-type="float" office:value="44.3233621307101" table:style-name="ce1">
            <text:p>44.3233621307101</text:p>
          </table:table-cell>
          <table:table-cell office:value-type="float" office:value="45.4548314062381" table:style-name="ce1">
            <text:p>45.4548314062381</text:p>
          </table:table-cell>
          <table:table-cell office:value-type="float" office:value="44.3238655710579" table:style-name="ce1">
            <text:p>44.3238655710579</text:p>
          </table:table-cell>
          <table:table-cell office:value-type="float" office:value="45.4624195778472" table:style-name="ce1">
            <text:p>45.4624195778472</text:p>
          </table:table-cell>
          <table:table-cell office:value-type="float" office:value="44.2237200049595" table:style-name="ce1">
            <text:p>44.2237200049595</text:p>
          </table:table-cell>
          <table:table-cell office:value-type="float" office:value="45.2965723562017" table:style-name="ce1">
            <text:p>45.2965723562017</text:p>
          </table:table-cell>
          <table:table-cell office:value-type="float" office:value="43.9935246896246" table:style-name="ce1">
            <text:p>43.9935246896246</text:p>
          </table:table-cell>
          <table:table-cell office:value-type="float" office:value="45.1369523698048" table:style-name="ce1">
            <text:p>45.1369523698048</text:p>
          </table:table-cell>
          <table:table-cell office:value-type="float" office:value="44.0824998422341" table:style-name="ce1">
            <text:p>44.0824998422341</text:p>
          </table:table-cell>
          <table:table-cell office:value-type="float" office:value="45.2556371368188" table:style-name="ce1">
            <text:p>45.2556371368188</text:p>
          </table:table-cell>
          <table:table-cell office:value-type="float" office:value="44.8520167282343" table:style-name="ce1">
            <text:p>44.8520167282343</text:p>
          </table:table-cell>
          <table:table-cell office:value-type="float" office:value="44.8850479330269" table:style-name="ce1">
            <text:p>44.8850479330269</text:p>
          </table:table-cell>
          <table:table-cell office:value-type="float" office:value="44.9065899628929" table:style-name="ce1">
            <text:p>44.9065899628929</text:p>
          </table:table-cell>
          <table:table-cell office:value-type="float" office:value="44.9229882630814" table:style-name="ce1">
            <text:p>44.9229882630814</text:p>
          </table:table-cell>
          <table:table-cell office:value-type="float" office:value="44.937048874075" table:style-name="ce1">
            <text:p>44.937048874075</text:p>
          </table:table-cell>
          <table:table-cell office:value-type="float" office:value="44.9500129896009" table:style-name="ce1">
            <text:p>44.9500129896009</text:p>
          </table:table-cell>
          <table:table-cell office:value-type="float" office:value="44.9624299480682" table:style-name="ce1">
            <text:p>44.9624299480682</text:p>
          </table:table-cell>
          <table:table-cell office:value-type="float" office:value="44.9745431995039" table:style-name="ce1">
            <text:p>44.9745431995039</text:p>
          </table:table-cell>
          <table:table-cell office:value-type="float" office:value="44.9864609492644" table:style-name="ce1">
            <text:p>44.9864609492644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286682576004" table:style-name="ce1">
            <text:p>43.0286682576004</text:p>
          </table:table-cell>
          <table:table-cell office:value-type="float" office:value="44.3161986137137" table:style-name="ce1">
            <text:p>44.3161986137137</text:p>
          </table:table-cell>
          <table:table-cell office:value-type="float" office:value="43.3801402380415" table:style-name="ce1">
            <text:p>43.3801402380415</text:p>
          </table:table-cell>
          <table:table-cell office:value-type="float" office:value="45.2514411961181" table:style-name="ce1">
            <text:p>45.2514411961181</text:p>
          </table:table-cell>
          <table:table-cell office:value-type="float" office:value="44.2989507276674" table:style-name="ce1">
            <text:p>44.2989507276674</text:p>
          </table:table-cell>
          <table:table-cell office:value-type="float" office:value="44.9971080449309" table:style-name="ce1">
            <text:p>44.9971080449309</text:p>
          </table:table-cell>
          <table:table-cell office:value-type="float" office:value="44.6115903719733" table:style-name="ce1">
            <text:p>44.6115903719733</text:p>
          </table:table-cell>
          <table:table-cell office:value-type="float" office:value="45.6982675598833" table:style-name="ce1">
            <text:p>45.6982675598833</text:p>
          </table:table-cell>
          <table:table-cell office:value-type="float" office:value="44.5829351324707" table:style-name="ce1">
            <text:p>44.5829351324707</text:p>
          </table:table-cell>
          <table:table-cell office:value-type="float" office:value="45.9230944993087" table:style-name="ce1">
            <text:p>45.9230944993087</text:p>
          </table:table-cell>
          <table:table-cell office:value-type="float" office:value="44.6427397026315" table:style-name="ce1">
            <text:p>44.6427397026315</text:p>
          </table:table-cell>
          <table:table-cell office:value-type="float" office:value="46.1621354694723" table:style-name="ce1">
            <text:p>46.1621354694723</text:p>
          </table:table-cell>
          <table:table-cell office:value-type="float" office:value="45.0754071852345" table:style-name="ce1">
            <text:p>45.0754071852345</text:p>
          </table:table-cell>
          <table:table-cell office:value-type="float" office:value="46.3677933226974" table:style-name="ce1">
            <text:p>46.3677933226974</text:p>
          </table:table-cell>
          <table:table-cell office:value-type="float" office:value="45.2186214770702" table:style-name="ce1">
            <text:p>45.2186214770702</text:p>
          </table:table-cell>
          <table:table-cell office:value-type="float" office:value="46.5523893910778" table:style-name="ce1">
            <text:p>46.5523893910778</text:p>
          </table:table-cell>
          <table:table-cell office:value-type="float" office:value="45.5012683617446" table:style-name="ce1">
            <text:p>45.5012683617446</text:p>
          </table:table-cell>
          <table:table-cell office:value-type="float" office:value="46.7496021940434" table:style-name="ce1">
            <text:p>46.7496021940434</text:p>
          </table:table-cell>
          <table:table-cell office:value-type="float" office:value="45.5466084449895" table:style-name="ce1">
            <text:p>45.5466084449895</text:p>
          </table:table-cell>
          <table:table-cell office:value-type="float" office:value="47.0040327065806" table:style-name="ce1">
            <text:p>47.0040327065806</text:p>
          </table:table-cell>
          <table:table-cell office:value-type="float" office:value="46.1480144816068" table:style-name="ce1">
            <text:p>46.1480144816068</text:p>
          </table:table-cell>
          <table:table-cell office:value-type="float" office:value="47.7969805842727" table:style-name="ce1">
            <text:p>47.7969805842727</text:p>
          </table:table-cell>
          <table:table-cell office:value-type="float" office:value="46.8798159352208" table:style-name="ce1">
            <text:p>46.8798159352208</text:p>
          </table:table-cell>
          <table:table-cell office:value-type="float" office:value="48.1593204506986" table:style-name="ce1">
            <text:p>48.1593204506986</text:p>
          </table:table-cell>
          <table:table-cell office:value-type="float" office:value="47.0651257133331" table:style-name="ce1">
            <text:p>47.0651257133331</text:p>
          </table:table-cell>
          <table:table-cell office:value-type="float" office:value="48.6201740950023" table:style-name="ce1">
            <text:p>48.6201740950023</text:p>
          </table:table-cell>
          <table:table-cell office:value-type="float" office:value="47.5407548826078" table:style-name="ce1">
            <text:p>47.5407548826078</text:p>
          </table:table-cell>
          <table:table-cell office:value-type="float" office:value="49.040053728735" table:style-name="ce1">
            <text:p>49.040053728735</text:p>
          </table:table-cell>
          <table:table-cell office:value-type="float" office:value="47.9375914467484" table:style-name="ce1">
            <text:p>47.9375914467484</text:p>
          </table:table-cell>
          <table:table-cell office:value-type="float" office:value="49.4894151290586" table:style-name="ce1">
            <text:p>49.4894151290586</text:p>
          </table:table-cell>
          <table:table-cell office:value-type="float" office:value="48.340618332572" table:style-name="ce1">
            <text:p>48.340618332572</text:p>
          </table:table-cell>
          <table:table-cell office:value-type="float" office:value="50.247811711768" table:style-name="ce1">
            <text:p>50.247811711768</text:p>
          </table:table-cell>
          <table:table-cell office:value-type="float" office:value="48.6870825572428" table:style-name="ce1">
            <text:p>48.6870825572428</text:p>
          </table:table-cell>
          <table:table-cell office:value-type="float" office:value="50.1299955498216" table:style-name="ce1">
            <text:p>50.1299955498216</text:p>
          </table:table-cell>
          <table:table-cell office:value-type="float" office:value="48.7497965292739" table:style-name="ce1">
            <text:p>48.7497965292739</text:p>
          </table:table-cell>
          <table:table-cell office:value-type="float" office:value="49.949789977289" table:style-name="ce1">
            <text:p>49.949789977289</text:p>
          </table:table-cell>
          <table:table-cell office:value-type="float" office:value="48.7093939207366" table:style-name="ce1">
            <text:p>48.7093939207366</text:p>
          </table:table-cell>
          <table:table-cell office:value-type="float" office:value="50.2400256720145" table:style-name="ce1">
            <text:p>50.2400256720145</text:p>
          </table:table-cell>
          <table:table-cell office:value-type="float" office:value="49.0238482219353" table:style-name="ce1">
            <text:p>49.0238482219353</text:p>
          </table:table-cell>
          <table:table-cell office:value-type="float" office:value="50.489471453412" table:style-name="ce1">
            <text:p>50.489471453412</text:p>
          </table:table-cell>
          <table:table-cell office:value-type="float" office:value="48.9797959442769" table:style-name="ce1">
            <text:p>48.9797959442769</text:p>
          </table:table-cell>
          <table:table-cell office:value-type="float" office:value="50.1734295372488" table:style-name="ce1">
            <text:p>50.1734295372488</text:p>
          </table:table-cell>
          <table:table-cell office:value-type="float" office:value="49.6613810841289" table:style-name="ce1">
            <text:p>49.6613810841289</text:p>
          </table:table-cell>
          <table:table-cell office:value-type="float" office:value="50.7355374684589" table:style-name="ce1">
            <text:p>50.7355374684589</text:p>
          </table:table-cell>
          <table:table-cell office:value-type="float" office:value="50.1049091673475" table:style-name="ce1">
            <text:p>50.1049091673475</text:p>
          </table:table-cell>
          <table:table-cell office:value-type="float" office:value="51.1972349518916" table:style-name="ce1">
            <text:p>51.1972349518916</text:p>
          </table:table-cell>
          <table:table-cell office:value-type="float" office:value="50.7292195291813" table:style-name="ce1">
            <text:p>50.7292195291813</text:p>
          </table:table-cell>
          <table:table-cell office:value-type="float" office:value="51.6453111369359" table:style-name="ce1">
            <text:p>51.6453111369359</text:p>
          </table:table-cell>
          <table:table-cell office:value-type="float" office:value="50.307721539621" table:style-name="ce1">
            <text:p>50.307721539621</text:p>
          </table:table-cell>
          <table:table-cell office:value-type="float" office:value="51.7967599535756" table:style-name="ce1">
            <text:p>51.7967599535756</text:p>
          </table:table-cell>
          <table:table-cell office:value-type="float" office:value="50.46808112734" table:style-name="ce1">
            <text:p>50.46808112734</text:p>
          </table:table-cell>
          <table:table-cell office:value-type="float" office:value="51.5996156802693" table:style-name="ce1">
            <text:p>51.5996156802693</text:p>
          </table:table-cell>
          <table:table-cell office:value-type="float" office:value="50.5358169924976" table:style-name="ce1">
            <text:p>50.5358169924976</text:p>
          </table:table-cell>
          <table:table-cell office:value-type="float" office:value="51.9254370152942" table:style-name="ce1">
            <text:p>51.9254370152942</text:p>
          </table:table-cell>
          <table:table-cell office:value-type="float" office:value="50.7946861544816" table:style-name="ce1">
            <text:p>50.7946861544816</text:p>
          </table:table-cell>
          <table:table-cell office:value-type="float" office:value="52.0407722565943" table:style-name="ce1">
            <text:p>52.0407722565943</text:p>
          </table:table-cell>
          <table:table-cell office:value-type="float" office:value="50.8796938262559" table:style-name="ce1">
            <text:p>50.8796938262559</text:p>
          </table:table-cell>
          <table:table-cell office:value-type="float" office:value="52.0048041023337" table:style-name="ce1">
            <text:p>52.0048041023337</text:p>
          </table:table-cell>
          <table:table-cell office:value-type="float" office:value="50.8634339404807" table:style-name="ce1">
            <text:p>50.8634339404807</text:p>
          </table:table-cell>
          <table:table-cell office:value-type="float" office:value="52.1783880694408" table:style-name="ce1">
            <text:p>52.1783880694408</text:p>
          </table:table-cell>
          <table:table-cell office:value-type="float" office:value="51.3002336135021" table:style-name="ce1">
            <text:p>51.3002336135021</text:p>
          </table:table-cell>
          <table:table-cell office:value-type="float" office:value="52.4152348961641" table:style-name="ce1">
            <text:p>52.4152348961641</text:p>
          </table:table-cell>
          <table:table-cell office:value-type="float" office:value="52.0707239371243" table:style-name="ce1">
            <text:p>52.0707239371243</text:p>
          </table:table-cell>
          <table:table-cell office:value-type="float" office:value="52.2110635375099" table:style-name="ce1">
            <text:p>52.2110635375099</text:p>
          </table:table-cell>
          <table:table-cell office:value-type="float" office:value="52.3236963634889" table:style-name="ce1">
            <text:p>52.3236963634889</text:p>
          </table:table-cell>
          <table:table-cell office:value-type="float" office:value="52.423277354493" table:style-name="ce1">
            <text:p>52.423277354493</text:p>
          </table:table-cell>
          <table:table-cell office:value-type="float" office:value="52.5164831094374" table:style-name="ce1">
            <text:p>52.5164831094374</text:p>
          </table:table-cell>
          <table:table-cell office:value-type="float" office:value="52.6063574918555" table:style-name="ce1">
            <text:p>52.6063574918555</text:p>
          </table:table-cell>
          <table:table-cell office:value-type="float" office:value="52.6942902724434" table:style-name="ce1">
            <text:p>52.6942902724434</text:p>
          </table:table-cell>
          <table:table-cell office:value-type="float" office:value="52.7809180454855" table:style-name="ce1">
            <text:p>52.7809180454855</text:p>
          </table:table-cell>
          <table:table-cell office:value-type="float" office:value="52.8665344346995" table:style-name="ce1">
            <text:p>52.8665344346995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708715391295" table:style-name="ce1">
            <text:p>42.9708715391295</text:p>
          </table:table-cell>
          <table:table-cell office:value-type="float" office:value="44.2801408195721" table:style-name="ce1">
            <text:p>44.2801408195721</text:p>
          </table:table-cell>
          <table:table-cell office:value-type="float" office:value="43.1768118069905" table:style-name="ce1">
            <text:p>43.1768118069905</text:p>
          </table:table-cell>
          <table:table-cell office:value-type="float" office:value="45.0326080479002" table:style-name="ce1">
            <text:p>45.0326080479002</text:p>
          </table:table-cell>
          <table:table-cell office:value-type="float" office:value="44.1154947626831" table:style-name="ce1">
            <text:p>44.1154947626831</text:p>
          </table:table-cell>
          <table:table-cell office:value-type="float" office:value="44.8712012238227" table:style-name="ce1">
            <text:p>44.8712012238227</text:p>
          </table:table-cell>
          <table:table-cell office:value-type="float" office:value="44.1709338866783" table:style-name="ce1">
            <text:p>44.1709338866783</text:p>
          </table:table-cell>
          <table:table-cell office:value-type="float" office:value="45.1377093235024" table:style-name="ce1">
            <text:p>45.1377093235024</text:p>
          </table:table-cell>
          <table:table-cell office:value-type="float" office:value="44.0409627965298" table:style-name="ce1">
            <text:p>44.0409627965298</text:p>
          </table:table-cell>
          <table:table-cell office:value-type="float" office:value="45.301058634748" table:style-name="ce1">
            <text:p>45.301058634748</text:p>
          </table:table-cell>
          <table:table-cell office:value-type="float" office:value="44.1955924284926" table:style-name="ce1">
            <text:p>44.1955924284926</text:p>
          </table:table-cell>
          <table:table-cell office:value-type="float" office:value="45.4297137690634" table:style-name="ce1">
            <text:p>45.4297137690634</text:p>
          </table:table-cell>
          <table:table-cell office:value-type="float" office:value="44.4898712303272" table:style-name="ce1">
            <text:p>44.4898712303272</text:p>
          </table:table-cell>
          <table:table-cell office:value-type="float" office:value="45.7868196591459" table:style-name="ce1">
            <text:p>45.7868196591459</text:p>
          </table:table-cell>
          <table:table-cell office:value-type="float" office:value="44.7161919511488" table:style-name="ce1">
            <text:p>44.7161919511488</text:p>
          </table:table-cell>
          <table:table-cell office:value-type="float" office:value="46.0227196337454" table:style-name="ce1">
            <text:p>46.0227196337454</text:p>
          </table:table-cell>
          <table:table-cell office:value-type="float" office:value="44.9478769056616" table:style-name="ce1">
            <text:p>44.9478769056616</text:p>
          </table:table-cell>
          <table:table-cell office:value-type="float" office:value="46.1418188830939" table:style-name="ce1">
            <text:p>46.1418188830939</text:p>
          </table:table-cell>
          <table:table-cell office:value-type="float" office:value="45.0815274474531" table:style-name="ce1">
            <text:p>45.0815274474531</text:p>
          </table:table-cell>
          <table:table-cell office:value-type="float" office:value="46.3200149886756" table:style-name="ce1">
            <text:p>46.3200149886756</text:p>
          </table:table-cell>
          <table:table-cell office:value-type="float" office:value="45.4527169255375" table:style-name="ce1">
            <text:p>45.4527169255375</text:p>
          </table:table-cell>
          <table:table-cell office:value-type="float" office:value="46.9321467987014" table:style-name="ce1">
            <text:p>46.9321467987014</text:p>
          </table:table-cell>
          <table:table-cell office:value-type="float" office:value="46.1517334724453" table:style-name="ce1">
            <text:p>46.1517334724453</text:p>
          </table:table-cell>
          <table:table-cell office:value-type="float" office:value="47.2996742944063" table:style-name="ce1">
            <text:p>47.2996742944063</text:p>
          </table:table-cell>
          <table:table-cell office:value-type="float" office:value="46.2384943544707" table:style-name="ce1">
            <text:p>46.2384943544707</text:p>
          </table:table-cell>
          <table:table-cell office:value-type="float" office:value="47.6205559173086" table:style-name="ce1">
            <text:p>47.6205559173086</text:p>
          </table:table-cell>
          <table:table-cell office:value-type="float" office:value="46.6705482995179" table:style-name="ce1">
            <text:p>46.6705482995179</text:p>
          </table:table-cell>
          <table:table-cell office:value-type="float" office:value="47.9488717637695" table:style-name="ce1">
            <text:p>47.9488717637695</text:p>
          </table:table-cell>
          <table:table-cell office:value-type="float" office:value="46.980112455306" table:style-name="ce1">
            <text:p>46.980112455306</text:p>
          </table:table-cell>
          <table:table-cell office:value-type="float" office:value="48.35882725225" table:style-name="ce1">
            <text:p>48.35882725225</text:p>
          </table:table-cell>
          <table:table-cell office:value-type="float" office:value="47.3255804146694" table:style-name="ce1">
            <text:p>47.3255804146694</text:p>
          </table:table-cell>
          <table:table-cell office:value-type="float" office:value="49.1246170632291" table:style-name="ce1">
            <text:p>49.1246170632291</text:p>
          </table:table-cell>
          <table:table-cell office:value-type="float" office:value="47.7123968483301" table:style-name="ce1">
            <text:p>47.7123968483301</text:p>
          </table:table-cell>
          <table:table-cell office:value-type="float" office:value="49.0790803733933" table:style-name="ce1">
            <text:p>49.0790803733933</text:p>
          </table:table-cell>
          <table:table-cell office:value-type="float" office:value="47.6570125535585" table:style-name="ce1">
            <text:p>47.6570125535585</text:p>
          </table:table-cell>
          <table:table-cell office:value-type="float" office:value="48.7361991855584" table:style-name="ce1">
            <text:p>48.7361991855584</text:p>
          </table:table-cell>
          <table:table-cell office:value-type="float" office:value="47.4797345104465" table:style-name="ce1">
            <text:p>47.4797345104465</text:p>
          </table:table-cell>
          <table:table-cell office:value-type="float" office:value="48.9199933560405" table:style-name="ce1">
            <text:p>48.9199933560405</text:p>
          </table:table-cell>
          <table:table-cell office:value-type="float" office:value="47.5598284252598" table:style-name="ce1">
            <text:p>47.5598284252598</text:p>
          </table:table-cell>
          <table:table-cell office:value-type="float" office:value="48.9277303051761" table:style-name="ce1">
            <text:p>48.9277303051761</text:p>
          </table:table-cell>
          <table:table-cell office:value-type="float" office:value="47.5332052415158" table:style-name="ce1">
            <text:p>47.5332052415158</text:p>
          </table:table-cell>
          <table:table-cell office:value-type="float" office:value="48.5566454645663" table:style-name="ce1">
            <text:p>48.5566454645663</text:p>
          </table:table-cell>
          <table:table-cell office:value-type="float" office:value="47.7762279529522" table:style-name="ce1">
            <text:p>47.7762279529522</text:p>
          </table:table-cell>
          <table:table-cell office:value-type="float" office:value="48.8604244419534" table:style-name="ce1">
            <text:p>48.8604244419534</text:p>
          </table:table-cell>
          <table:table-cell office:value-type="float" office:value="48.0698124404323" table:style-name="ce1">
            <text:p>48.0698124404323</text:p>
          </table:table-cell>
          <table:table-cell office:value-type="float" office:value="49.1486954653222" table:style-name="ce1">
            <text:p>49.1486954653222</text:p>
          </table:table-cell>
          <table:table-cell office:value-type="float" office:value="48.5722293793377" table:style-name="ce1">
            <text:p>48.5722293793377</text:p>
          </table:table-cell>
          <table:table-cell office:value-type="float" office:value="49.4290578515038" table:style-name="ce1">
            <text:p>49.4290578515038</text:p>
          </table:table-cell>
          <table:table-cell office:value-type="float" office:value="48.1730249406422" table:style-name="ce1">
            <text:p>48.1730249406422</text:p>
          </table:table-cell>
          <table:table-cell office:value-type="float" office:value="49.5024570488195" table:style-name="ce1">
            <text:p>49.5024570488195</text:p>
          </table:table-cell>
          <table:table-cell office:value-type="float" office:value="48.2035295193043" table:style-name="ce1">
            <text:p>48.2035295193043</text:p>
          </table:table-cell>
          <table:table-cell office:value-type="float" office:value="49.2302705327543" table:style-name="ce1">
            <text:p>49.2302705327543</text:p>
          </table:table-cell>
          <table:table-cell office:value-type="float" office:value="48.0945123434346" table:style-name="ce1">
            <text:p>48.0945123434346</text:p>
          </table:table-cell>
          <table:table-cell office:value-type="float" office:value="49.2067199122346" table:style-name="ce1">
            <text:p>49.2067199122346</text:p>
          </table:table-cell>
          <table:table-cell office:value-type="float" office:value="48.1696768015918" table:style-name="ce1">
            <text:p>48.1696768015918</text:p>
          </table:table-cell>
          <table:table-cell office:value-type="float" office:value="49.3159405876781" table:style-name="ce1">
            <text:p>49.3159405876781</text:p>
          </table:table-cell>
          <table:table-cell office:value-type="float" office:value="48.1298343949559" table:style-name="ce1">
            <text:p>48.1298343949559</text:p>
          </table:table-cell>
          <table:table-cell office:value-type="float" office:value="49.1346055420168" table:style-name="ce1">
            <text:p>49.1346055420168</text:p>
          </table:table-cell>
          <table:table-cell office:value-type="float" office:value="47.9859364097782" table:style-name="ce1">
            <text:p>47.9859364097782</text:p>
          </table:table-cell>
          <table:table-cell office:value-type="float" office:value="49.2579933083216" table:style-name="ce1">
            <text:p>49.2579933083216</text:p>
          </table:table-cell>
          <table:table-cell office:value-type="float" office:value="48.2933251387051" table:style-name="ce1">
            <text:p>48.2933251387051</text:p>
          </table:table-cell>
          <table:table-cell office:value-type="float" office:value="49.3676886758051" table:style-name="ce1">
            <text:p>49.3676886758051</text:p>
          </table:table-cell>
          <table:table-cell office:value-type="float" office:value="49.0336104174283" table:style-name="ce1">
            <text:p>49.0336104174283</text:p>
          </table:table-cell>
          <table:table-cell office:value-type="float" office:value="49.1330790489361" table:style-name="ce1">
            <text:p>49.1330790489361</text:p>
          </table:table-cell>
          <table:table-cell office:value-type="float" office:value="49.2099626842515" table:style-name="ce1">
            <text:p>49.2099626842515</text:p>
          </table:table-cell>
          <table:table-cell office:value-type="float" office:value="49.2763370741811" table:style-name="ce1">
            <text:p>49.2763370741811</text:p>
          </table:table-cell>
          <table:table-cell office:value-type="float" office:value="49.3376701752657" table:style-name="ce1">
            <text:p>49.3376701752657</text:p>
          </table:table-cell>
          <table:table-cell office:value-type="float" office:value="49.3964392998789" table:style-name="ce1">
            <text:p>49.3964392998789</text:p>
          </table:table-cell>
          <table:table-cell office:value-type="float" office:value="49.4537682019402" table:style-name="ce1">
            <text:p>49.4537682019402</text:p>
          </table:table-cell>
          <table:table-cell office:value-type="float" office:value="49.5101680055365" table:style-name="ce1">
            <text:p>49.5101680055365</text:p>
          </table:table-cell>
          <table:table-cell office:value-type="float" office:value="49.5658725419206" table:style-name="ce1">
            <text:p>49.5658725419206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43.3152" table:style-name="ce1">
            <text:p>43.3152</text:p>
          </table:table-cell>
          <table:table-cell office:value-type="float" office:value="42.8322445490816" table:style-name="ce1">
            <text:p>42.8322445490816</text:p>
          </table:table-cell>
          <table:table-cell office:value-type="float" office:value="45.5987774019529" table:style-name="ce1">
            <text:p>45.5987774019529</text:p>
          </table:table-cell>
          <table:table-cell office:value-type="float" office:value="44.9227411493071" table:style-name="ce1">
            <text:p>44.9227411493071</text:p>
          </table:table-cell>
          <table:table-cell office:value-type="float" office:value="48.0411088043879" table:style-name="ce1">
            <text:p>48.0411088043879</text:p>
          </table:table-cell>
          <table:table-cell office:value-type="float" office:value="47.8175455738578" table:style-name="ce1">
            <text:p>47.8175455738578</text:p>
          </table:table-cell>
          <table:table-cell office:value-type="float" office:value="50.2751857414161" table:style-name="ce1">
            <text:p>50.2751857414161</text:p>
          </table:table-cell>
          <table:table-cell office:value-type="float" office:value="49.8918298679438" table:style-name="ce1">
            <text:p>49.8918298679438</text:p>
          </table:table-cell>
          <table:table-cell office:value-type="float" office:value="52.4563721849345" table:style-name="ce1">
            <text:p>52.4563721849345</text:p>
          </table:table-cell>
          <table:table-cell office:value-type="float" office:value="51.7902747268415" table:style-name="ce1">
            <text:p>51.7902747268415</text:p>
          </table:table-cell>
          <table:table-cell office:value-type="float" office:value="54.5986688967923" table:style-name="ce1">
            <text:p>54.5986688967923</text:p>
          </table:table-cell>
          <table:table-cell office:value-type="float" office:value="53.9776363976315" table:style-name="ce1">
            <text:p>53.9776363976315</text:p>
          </table:table-cell>
          <table:table-cell office:value-type="float" office:value="56.7533360503377" table:style-name="ce1">
            <text:p>56.7533360503377</text:p>
          </table:table-cell>
          <table:table-cell office:value-type="float" office:value="56.0848034732495" table:style-name="ce1">
            <text:p>56.0848034732495</text:p>
          </table:table-cell>
          <table:table-cell office:value-type="float" office:value="58.9057756285813" table:style-name="ce1">
            <text:p>58.9057756285813</text:p>
          </table:table-cell>
          <table:table-cell office:value-type="float" office:value="58.1852510441266" table:style-name="ce1">
            <text:p>58.1852510441266</text:p>
          </table:table-cell>
          <table:table-cell office:value-type="float" office:value="61.0429251363351" table:style-name="ce1">
            <text:p>61.0429251363351</text:p>
          </table:table-cell>
          <table:table-cell office:value-type="float" office:value="60.324538236526" table:style-name="ce1">
            <text:p>60.324538236526</text:p>
          </table:table-cell>
          <table:table-cell office:value-type="float" office:value="63.0374186212223" table:style-name="ce1">
            <text:p>63.0374186212223</text:p>
          </table:table-cell>
          <table:table-cell office:value-type="float" office:value="62.0937472878928" table:style-name="ce1">
            <text:p>62.0937472878928</text:p>
          </table:table-cell>
          <table:table-cell office:value-type="float" office:value="64.8381964873324" table:style-name="ce1">
            <text:p>64.8381964873324</text:p>
          </table:table-cell>
          <table:table-cell office:value-type="float" office:value="64.2449374734148" table:style-name="ce1">
            <text:p>64.2449374734148</text:p>
          </table:table-cell>
          <table:table-cell office:value-type="float" office:value="67.0228268300839" table:style-name="ce1">
            <text:p>67.0228268300839</text:p>
          </table:table-cell>
          <table:table-cell office:value-type="float" office:value="66.3176074133385" table:style-name="ce1">
            <text:p>66.3176074133385</text:p>
          </table:table-cell>
          <table:table-cell office:value-type="float" office:value="69.0556531833846" table:style-name="ce1">
            <text:p>69.0556531833846</text:p>
          </table:table-cell>
          <table:table-cell office:value-type="float" office:value="68.1796569800073" table:style-name="ce1">
            <text:p>68.1796569800073</text:p>
          </table:table-cell>
          <table:table-cell office:value-type="float" office:value="70.8223750467541" table:style-name="ce1">
            <text:p>70.8223750467541</text:p>
          </table:table-cell>
          <table:table-cell office:value-type="float" office:value="70.0533225381065" table:style-name="ce1">
            <text:p>70.0533225381065</text:p>
          </table:table-cell>
          <table:table-cell office:value-type="float" office:value="72.6934265210264" table:style-name="ce1">
            <text:p>72.6934265210264</text:p>
          </table:table-cell>
          <table:table-cell office:value-type="float" office:value="71.7637748661274" table:style-name="ce1">
            <text:p>71.7637748661274</text:p>
          </table:table-cell>
          <table:table-cell office:value-type="float" office:value="74.5006570272525" table:style-name="ce1">
            <text:p>74.5006570272525</text:p>
          </table:table-cell>
          <table:table-cell office:value-type="float" office:value="73.6071225424298" table:style-name="ce1">
            <text:p>73.6071225424298</text:p>
          </table:table-cell>
          <table:table-cell office:value-type="float" office:value="76.4452409728789" table:style-name="ce1">
            <text:p>76.4452409728789</text:p>
          </table:table-cell>
          <table:table-cell office:value-type="float" office:value="75.285649278696" table:style-name="ce1">
            <text:p>75.285649278696</text:p>
          </table:table-cell>
          <table:table-cell office:value-type="float" office:value="77.981933050463" table:style-name="ce1">
            <text:p>77.981933050463</text:p>
          </table:table-cell>
          <table:table-cell office:value-type="float" office:value="76.8948710262188" table:style-name="ce1">
            <text:p>76.8948710262188</text:p>
          </table:table-cell>
          <table:table-cell office:value-type="float" office:value="79.3698904595584" table:style-name="ce1">
            <text:p>79.3698904595584</text:p>
          </table:table-cell>
          <table:table-cell office:value-type="float" office:value="78.3974917895233" table:style-name="ce1">
            <text:p>78.3974917895233</text:p>
          </table:table-cell>
          <table:table-cell office:value-type="float" office:value="80.985711756417" table:style-name="ce1">
            <text:p>80.985711756417</text:p>
          </table:table-cell>
          <table:table-cell office:value-type="float" office:value="80.0018484965673" table:style-name="ce1">
            <text:p>80.0018484965673</text:p>
          </table:table-cell>
          <table:table-cell office:value-type="float" office:value="82.6670232688151" table:style-name="ce1">
            <text:p>82.6670232688151</text:p>
          </table:table-cell>
          <table:table-cell office:value-type="float" office:value="81.5785543346188" table:style-name="ce1">
            <text:p>81.5785543346188</text:p>
          </table:table-cell>
          <table:table-cell office:value-type="float" office:value="83.9228416660985" table:style-name="ce1">
            <text:p>83.9228416660985</text:p>
          </table:table-cell>
          <table:table-cell office:value-type="float" office:value="83.2171165916736" table:style-name="ce1">
            <text:p>83.2171165916736</text:p>
          </table:table-cell>
          <table:table-cell office:value-type="float" office:value="85.6657510348083" table:style-name="ce1">
            <text:p>85.6657510348083</text:p>
          </table:table-cell>
          <table:table-cell office:value-type="float" office:value="84.8763524893028" table:style-name="ce1">
            <text:p>84.8763524893028</text:p>
          </table:table-cell>
          <table:table-cell office:value-type="float" office:value="87.3244424644116" table:style-name="ce1">
            <text:p>87.3244424644116</text:p>
          </table:table-cell>
          <table:table-cell office:value-type="float" office:value="86.8090313863021" table:style-name="ce1">
            <text:p>86.8090313863021</text:p>
          </table:table-cell>
          <table:table-cell office:value-type="float" office:value="89.0793459824971" table:style-name="ce1">
            <text:p>89.0793459824971</text:p>
          </table:table-cell>
          <table:table-cell office:value-type="float" office:value="87.8986149030804" table:style-name="ce1">
            <text:p>87.8986149030804</text:p>
          </table:table-cell>
          <table:table-cell office:value-type="float" office:value="90.5378139202986" table:style-name="ce1">
            <text:p>90.5378139202986</text:p>
          </table:table-cell>
          <table:table-cell office:value-type="float" office:value="89.3658515577958" table:style-name="ce1">
            <text:p>89.3658515577958</text:p>
          </table:table-cell>
          <table:table-cell office:value-type="float" office:value="91.6866917414806" table:style-name="ce1">
            <text:p>91.6866917414806</text:p>
          </table:table-cell>
          <table:table-cell office:value-type="float" office:value="90.7098722672412" table:style-name="ce1">
            <text:p>90.7098722672412</text:p>
          </table:table-cell>
          <table:table-cell office:value-type="float" office:value="93.1468228266603" table:style-name="ce1">
            <text:p>93.1468228266603</text:p>
          </table:table-cell>
          <table:table-cell office:value-type="float" office:value="92.1212234284575" table:style-name="ce1">
            <text:p>92.1212234284575</text:p>
          </table:table-cell>
          <table:table-cell office:value-type="float" office:value="94.477281599793" table:style-name="ce1">
            <text:p>94.477281599793</text:p>
          </table:table-cell>
          <table:table-cell office:value-type="float" office:value="93.2106928312238" table:style-name="ce1">
            <text:p>93.2106928312238</text:p>
          </table:table-cell>
          <table:table-cell office:value-type="float" office:value="95.495515172531" table:style-name="ce1">
            <text:p>95.495515172531</text:p>
          </table:table-cell>
          <table:table-cell office:value-type="float" office:value="94.3239037388106" table:style-name="ce1">
            <text:p>94.3239037388106</text:p>
          </table:table-cell>
          <table:table-cell office:value-type="float" office:value="96.6797298275422" table:style-name="ce1">
            <text:p>96.6797298275422</text:p>
          </table:table-cell>
          <table:table-cell office:value-type="float" office:value="95.6995983108559" table:style-name="ce1">
            <text:p>95.6995983108559</text:p>
          </table:table-cell>
          <table:table-cell office:value-type="float" office:value="98.0771604616767" table:style-name="ce1">
            <text:p>98.0771604616767</text:p>
          </table:table-cell>
          <table:table-cell office:value-type="float" office:value="98.4732045122165" table:style-name="ce1">
            <text:p>98.4732045122165</text:p>
          </table:table-cell>
          <table:table-cell office:value-type="float" office:value="99.1409791568896" table:style-name="ce1">
            <text:p>99.1409791568896</text:p>
          </table:table-cell>
          <table:table-cell office:value-type="float" office:value="99.7934557451778" table:style-name="ce1">
            <text:p>99.7934557451778</text:p>
          </table:table-cell>
          <table:table-cell office:value-type="float" office:value="100.4358549673" table:style-name="ce1">
            <text:p>100.4358549673</text:p>
          </table:table-cell>
          <table:table-cell office:value-type="float" office:value="101.070554173743" table:style-name="ce1">
            <text:p>101.070554173743</text:p>
          </table:table-cell>
          <table:table-cell office:value-type="float" office:value="101.69865147788" table:style-name="ce1">
            <text:p>101.69865147788</text:p>
          </table:table-cell>
          <table:table-cell office:value-type="float" office:value="102.320669313483" table:style-name="ce1">
            <text:p>102.320669313483</text:p>
          </table:table-cell>
          <table:table-cell office:value-type="float" office:value="102.936870907046" table:style-name="ce1">
            <text:p>102.936870907046</text:p>
          </table:table-cell>
          <table:table-cell office:value-type="float" office:value="103.547402633791" table:style-name="ce1">
            <text:p>103.547402633791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457214531663" table:style-name="ce1">
            <text:p>42.9457214531663</text:p>
          </table:table-cell>
          <table:table-cell office:value-type="float" office:value="44.7128437611419" table:style-name="ce1">
            <text:p>44.7128437611419</text:p>
          </table:table-cell>
          <table:table-cell office:value-type="float" office:value="43.6696624945687" table:style-name="ce1">
            <text:p>43.6696624945687</text:p>
          </table:table-cell>
          <table:table-cell office:value-type="float" office:value="46.0101214980249" table:style-name="ce1">
            <text:p>46.0101214980249</text:p>
          </table:table-cell>
          <table:table-cell office:value-type="float" office:value="45.2368521752178" table:style-name="ce1">
            <text:p>45.2368521752178</text:p>
          </table:table-cell>
          <table:table-cell office:value-type="float" office:value="46.5260054423154" table:style-name="ce1">
            <text:p>46.5260054423154</text:p>
          </table:table-cell>
          <table:table-cell office:value-type="float" office:value="45.9211312601555" table:style-name="ce1">
            <text:p>45.9211312601555</text:p>
          </table:table-cell>
          <table:table-cell office:value-type="float" office:value="47.3973492199148" table:style-name="ce1">
            <text:p>47.3973492199148</text:p>
          </table:table-cell>
          <table:table-cell office:value-type="float" office:value="46.4057831323745" table:style-name="ce1">
            <text:p>46.4057831323745</text:p>
          </table:table-cell>
          <table:table-cell office:value-type="float" office:value="48.1929316644145" table:style-name="ce1">
            <text:p>48.1929316644145</text:p>
          </table:table-cell>
          <table:table-cell office:value-type="float" office:value="47.293233430415" table:style-name="ce1">
            <text:p>47.293233430415</text:p>
          </table:table-cell>
          <table:table-cell office:value-type="float" office:value="49.0047545840511" table:style-name="ce1">
            <text:p>49.0047545840511</text:p>
          </table:table-cell>
          <table:table-cell office:value-type="float" office:value="48.01873099215" table:style-name="ce1">
            <text:p>48.01873099215</text:p>
          </table:table-cell>
          <table:table-cell office:value-type="float" office:value="49.80520174058" table:style-name="ce1">
            <text:p>49.80520174058</text:p>
          </table:table-cell>
          <table:table-cell office:value-type="float" office:value="48.8297578953535" table:style-name="ce1">
            <text:p>48.8297578953535</text:p>
          </table:table-cell>
          <table:table-cell office:value-type="float" office:value="50.7462582423712" table:style-name="ce1">
            <text:p>50.7462582423712</text:p>
          </table:table-cell>
          <table:table-cell office:value-type="float" office:value="49.6323203882784" table:style-name="ce1">
            <text:p>49.6323203882784</text:p>
          </table:table-cell>
          <table:table-cell office:value-type="float" office:value="51.4346063923124" table:style-name="ce1">
            <text:p>51.4346063923124</text:p>
          </table:table-cell>
          <table:table-cell office:value-type="float" office:value="50.1400578620651" table:style-name="ce1">
            <text:p>50.1400578620651</text:p>
          </table:table-cell>
          <table:table-cell office:value-type="float" office:value="51.9852630336437" table:style-name="ce1">
            <text:p>51.9852630336437</text:p>
          </table:table-cell>
          <table:table-cell office:value-type="float" office:value="51.1665472520122" table:style-name="ce1">
            <text:p>51.1665472520122</text:p>
          </table:table-cell>
          <table:table-cell office:value-type="float" office:value="53.0997082997235" table:style-name="ce1">
            <text:p>53.0997082997235</text:p>
          </table:table-cell>
          <table:table-cell office:value-type="float" office:value="52.1302000417643" table:style-name="ce1">
            <text:p>52.1302000417643</text:p>
          </table:table-cell>
          <table:table-cell office:value-type="float" office:value="53.8597712401466" table:style-name="ce1">
            <text:p>53.8597712401466</text:p>
          </table:table-cell>
          <table:table-cell office:value-type="float" office:value="52.7429490254639" table:style-name="ce1">
            <text:p>52.7429490254639</text:p>
          </table:table-cell>
          <table:table-cell office:value-type="float" office:value="54.6371935319314" table:style-name="ce1">
            <text:p>54.6371935319314</text:p>
          </table:table-cell>
          <table:table-cell office:value-type="float" office:value="53.7157152470977" table:style-name="ce1">
            <text:p>53.7157152470977</text:p>
          </table:table-cell>
          <table:table-cell office:value-type="float" office:value="55.4409748098622" table:style-name="ce1">
            <text:p>55.4409748098622</text:p>
          </table:table-cell>
          <table:table-cell office:value-type="float" office:value="54.2868964936349" table:style-name="ce1">
            <text:p>54.2868964936349</text:p>
          </table:table-cell>
          <table:table-cell office:value-type="float" office:value="56.189904490968" table:style-name="ce1">
            <text:p>56.189904490968</text:p>
          </table:table-cell>
          <table:table-cell office:value-type="float" office:value="55.0975440116295" table:style-name="ce1">
            <text:p>55.0975440116295</text:p>
          </table:table-cell>
          <table:table-cell office:value-type="float" office:value="57.3017429999879" table:style-name="ce1">
            <text:p>57.3017429999879</text:p>
          </table:table-cell>
          <table:table-cell office:value-type="float" office:value="55.8652896444849" table:style-name="ce1">
            <text:p>55.8652896444849</text:p>
          </table:table-cell>
          <table:table-cell office:value-type="float" office:value="57.7548174292062" table:style-name="ce1">
            <text:p>57.7548174292062</text:p>
          </table:table-cell>
          <table:table-cell office:value-type="float" office:value="56.5141653735383" table:style-name="ce1">
            <text:p>56.5141653735383</text:p>
          </table:table-cell>
          <table:table-cell office:value-type="float" office:value="58.1547705727698" table:style-name="ce1">
            <text:p>58.1547705727698</text:p>
          </table:table-cell>
          <table:table-cell office:value-type="float" office:value="57.0090606769072" table:style-name="ce1">
            <text:p>57.0090606769072</text:p>
          </table:table-cell>
          <table:table-cell office:value-type="float" office:value="58.8345921661485" table:style-name="ce1">
            <text:p>58.8345921661485</text:p>
          </table:table-cell>
          <table:table-cell office:value-type="float" office:value="57.6925667221317" table:style-name="ce1">
            <text:p>57.6925667221317</text:p>
          </table:table-cell>
          <table:table-cell office:value-type="float" office:value="59.4175599130222" table:style-name="ce1">
            <text:p>59.4175599130222</text:p>
          </table:table-cell>
          <table:table-cell office:value-type="float" office:value="58.0058341015474" table:style-name="ce1">
            <text:p>58.0058341015474</text:p>
          </table:table-cell>
          <table:table-cell office:value-type="float" office:value="59.5083785175529" table:style-name="ce1">
            <text:p>59.5083785175529</text:p>
          </table:table-cell>
          <table:table-cell office:value-type="float" office:value="58.8695821459207" table:style-name="ce1">
            <text:p>58.8695821459207</text:p>
          </table:table-cell>
          <table:table-cell office:value-type="float" office:value="60.3802453932539" table:style-name="ce1">
            <text:p>60.3802453932539</text:p>
          </table:table-cell>
          <table:table-cell office:value-type="float" office:value="59.9236497261386" table:style-name="ce1">
            <text:p>59.9236497261386</text:p>
          </table:table-cell>
          <table:table-cell office:value-type="float" office:value="61.3964340451466" table:style-name="ce1">
            <text:p>61.3964340451466</text:p>
          </table:table-cell>
          <table:table-cell office:value-type="float" office:value="60.967909958971" table:style-name="ce1">
            <text:p>60.967909958971</text:p>
          </table:table-cell>
          <table:table-cell office:value-type="float" office:value="62.3055987787363" table:style-name="ce1">
            <text:p>62.3055987787363</text:p>
          </table:table-cell>
          <table:table-cell office:value-type="float" office:value="60.991446592239" table:style-name="ce1">
            <text:p>60.991446592239</text:p>
          </table:table-cell>
          <table:table-cell office:value-type="float" office:value="62.951249359158" table:style-name="ce1">
            <text:p>62.951249359158</text:p>
          </table:table-cell>
          <table:table-cell office:value-type="float" office:value="61.5837576681799" table:style-name="ce1">
            <text:p>61.5837576681799</text:p>
          </table:table-cell>
          <table:table-cell office:value-type="float" office:value="63.1429121679972" table:style-name="ce1">
            <text:p>63.1429121679972</text:p>
          </table:table-cell>
          <table:table-cell office:value-type="float" office:value="62.046283386401" table:style-name="ce1">
            <text:p>62.046283386401</text:p>
          </table:table-cell>
          <table:table-cell office:value-type="float" office:value="63.7718985889145" table:style-name="ce1">
            <text:p>63.7718985889145</text:p>
          </table:table-cell>
          <table:table-cell office:value-type="float" office:value="62.7146721446056" table:style-name="ce1">
            <text:p>62.7146721446056</text:p>
          </table:table-cell>
          <table:table-cell office:value-type="float" office:value="64.3048371417951" table:style-name="ce1">
            <text:p>64.3048371417951</text:p>
          </table:table-cell>
          <table:table-cell office:value-type="float" office:value="63.1652774131236" table:style-name="ce1">
            <text:p>63.1652774131236</text:p>
          </table:table-cell>
          <table:table-cell office:value-type="float" office:value="64.6050874954582" table:style-name="ce1">
            <text:p>64.6050874954582</text:p>
          </table:table-cell>
          <table:table-cell office:value-type="float" office:value="63.5840930387985" table:style-name="ce1">
            <text:p>63.5840930387985</text:p>
          </table:table-cell>
          <table:table-cell office:value-type="float" office:value="65.3531511515974" table:style-name="ce1">
            <text:p>65.3531511515974</text:p>
          </table:table-cell>
          <table:table-cell office:value-type="float" office:value="64.5042193595032" table:style-name="ce1">
            <text:p>64.5042193595032</text:p>
          </table:table-cell>
          <table:table-cell office:value-type="float" office:value="66.0112945462347" table:style-name="ce1">
            <text:p>66.0112945462347</text:p>
          </table:table-cell>
          <table:table-cell office:value-type="float" office:value="65.8144872825537" table:style-name="ce1">
            <text:p>65.8144872825537</text:p>
          </table:table-cell>
          <table:table-cell office:value-type="float" office:value="66.0856247988101" table:style-name="ce1">
            <text:p>66.0856247988101</text:p>
          </table:table-cell>
          <table:table-cell office:value-type="float" office:value="66.3446238538522" table:style-name="ce1">
            <text:p>66.3446238538522</text:p>
          </table:table-cell>
          <table:table-cell office:value-type="float" office:value="66.5968799742066" table:style-name="ce1">
            <text:p>66.5968799742066</text:p>
          </table:table-cell>
          <table:table-cell office:value-type="float" office:value="66.8448601378964" table:style-name="ce1">
            <text:p>66.8448601378964</text:p>
          </table:table-cell>
          <table:table-cell office:value-type="float" office:value="67.0896981489616" table:style-name="ce1">
            <text:p>67.0896981489616</text:p>
          </table:table-cell>
          <table:table-cell office:value-type="float" office:value="67.3319208531064" table:style-name="ce1">
            <text:p>67.3319208531064</text:p>
          </table:table-cell>
          <table:table-cell office:value-type="float" office:value="67.5717787120647" table:style-name="ce1">
            <text:p>67.5717787120647</text:p>
          </table:table-cell>
          <table:table-cell office:value-type="float" office:value="67.8093962819755" table:style-name="ce1">
            <text:p>67.8093962819755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448464619292" table:style-name="ce1">
            <text:p>42.9448464619292</text:p>
          </table:table-cell>
          <table:table-cell office:value-type="float" office:value="44.6934144139422" table:style-name="ce1">
            <text:p>44.6934144139422</text:p>
          </table:table-cell>
          <table:table-cell office:value-type="float" office:value="43.6476107693545" table:style-name="ce1">
            <text:p>43.6476107693545</text:p>
          </table:table-cell>
          <table:table-cell office:value-type="float" office:value="45.9830877726551" table:style-name="ce1">
            <text:p>45.9830877726551</text:p>
          </table:table-cell>
          <table:table-cell office:value-type="float" office:value="45.2295777498945" table:style-name="ce1">
            <text:p>45.2295777498945</text:p>
          </table:table-cell>
          <table:table-cell office:value-type="float" office:value="46.5379403251716" table:style-name="ce1">
            <text:p>46.5379403251716</text:p>
          </table:table-cell>
          <table:table-cell office:value-type="float" office:value="45.8926015220307" table:style-name="ce1">
            <text:p>45.8926015220307</text:p>
          </table:table-cell>
          <table:table-cell office:value-type="float" office:value="47.3670066222085" table:style-name="ce1">
            <text:p>47.3670066222085</text:p>
          </table:table-cell>
          <table:table-cell office:value-type="float" office:value="46.3591249073501" table:style-name="ce1">
            <text:p>46.3591249073501</text:p>
          </table:table-cell>
          <table:table-cell office:value-type="float" office:value="48.133625519427" table:style-name="ce1">
            <text:p>48.133625519427</text:p>
          </table:table-cell>
          <table:table-cell office:value-type="float" office:value="47.22467116657" table:style-name="ce1">
            <text:p>47.22467116657</text:p>
          </table:table-cell>
          <table:table-cell office:value-type="float" office:value="48.9819968490162" table:style-name="ce1">
            <text:p>48.9819968490162</text:p>
          </table:table-cell>
          <table:table-cell office:value-type="float" office:value="47.9933705402409" table:style-name="ce1">
            <text:p>47.9933705402409</text:p>
          </table:table-cell>
          <table:table-cell office:value-type="float" office:value="49.76833771609" table:style-name="ce1">
            <text:p>49.76833771609</text:p>
          </table:table-cell>
          <table:table-cell office:value-type="float" office:value="48.7663345956283" table:style-name="ce1">
            <text:p>48.7663345956283</text:p>
          </table:table-cell>
          <table:table-cell office:value-type="float" office:value="50.6754225015625" table:style-name="ce1">
            <text:p>50.6754225015625</text:p>
          </table:table-cell>
          <table:table-cell office:value-type="float" office:value="49.5743790009903" table:style-name="ce1">
            <text:p>49.5743790009903</text:p>
          </table:table-cell>
          <table:table-cell office:value-type="float" office:value="51.3383858145473" table:style-name="ce1">
            <text:p>51.3383858145473</text:p>
          </table:table-cell>
          <table:table-cell office:value-type="float" office:value="50.0655670260754" table:style-name="ce1">
            <text:p>50.0655670260754</text:p>
          </table:table-cell>
          <table:table-cell office:value-type="float" office:value="51.8534687479868" table:style-name="ce1">
            <text:p>51.8534687479868</text:p>
          </table:table-cell>
          <table:table-cell office:value-type="float" office:value="51.051712147859" table:style-name="ce1">
            <text:p>51.051712147859</text:p>
          </table:table-cell>
          <table:table-cell office:value-type="float" office:value="52.977672907651" table:style-name="ce1">
            <text:p>52.977672907651</text:p>
          </table:table-cell>
          <table:table-cell office:value-type="float" office:value="51.9856698023522" table:style-name="ce1">
            <text:p>51.9856698023522</text:p>
          </table:table-cell>
          <table:table-cell office:value-type="float" office:value="53.702446309853" table:style-name="ce1">
            <text:p>53.702446309853</text:p>
          </table:table-cell>
          <table:table-cell office:value-type="float" office:value="52.5816925516122" table:style-name="ce1">
            <text:p>52.5816925516122</text:p>
          </table:table-cell>
          <table:table-cell office:value-type="float" office:value="54.4207608145018" table:style-name="ce1">
            <text:p>54.4207608145018</text:p>
          </table:table-cell>
          <table:table-cell office:value-type="float" office:value="53.4903043631927" table:style-name="ce1">
            <text:p>53.4903043631927</text:p>
          </table:table-cell>
          <table:table-cell office:value-type="float" office:value="55.2266219350356" table:style-name="ce1">
            <text:p>55.2266219350356</text:p>
          </table:table-cell>
          <table:table-cell office:value-type="float" office:value="54.0716177137858" table:style-name="ce1">
            <text:p>54.0716177137858</text:p>
          </table:table-cell>
          <table:table-cell office:value-type="float" office:value="55.9837747258283" table:style-name="ce1">
            <text:p>55.9837747258283</text:p>
          </table:table-cell>
          <table:table-cell office:value-type="float" office:value="54.8985853443416" table:style-name="ce1">
            <text:p>54.8985853443416</text:p>
          </table:table-cell>
          <table:table-cell office:value-type="float" office:value="57.1195403025225" table:style-name="ce1">
            <text:p>57.1195403025225</text:p>
          </table:table-cell>
          <table:table-cell office:value-type="float" office:value="55.6699399117328" table:style-name="ce1">
            <text:p>55.6699399117328</text:p>
          </table:table-cell>
          <table:table-cell office:value-type="float" office:value="57.5960577559949" table:style-name="ce1">
            <text:p>57.5960577559949</text:p>
          </table:table-cell>
          <table:table-cell office:value-type="float" office:value="56.3480432099769" table:style-name="ce1">
            <text:p>56.3480432099769</text:p>
          </table:table-cell>
          <table:table-cell office:value-type="float" office:value="57.9031724095378" table:style-name="ce1">
            <text:p>57.9031724095378</text:p>
          </table:table-cell>
          <table:table-cell office:value-type="float" office:value="56.8025276480229" table:style-name="ce1">
            <text:p>56.8025276480229</text:p>
          </table:table-cell>
          <table:table-cell office:value-type="float" office:value="58.6443574088455" table:style-name="ce1">
            <text:p>58.6443574088455</text:p>
          </table:table-cell>
          <table:table-cell office:value-type="float" office:value="57.5266524425283" table:style-name="ce1">
            <text:p>57.5266524425283</text:p>
          </table:table-cell>
          <table:table-cell office:value-type="float" office:value="59.3002272497621" table:style-name="ce1">
            <text:p>59.3002272497621</text:p>
          </table:table-cell>
          <table:table-cell office:value-type="float" office:value="57.8711367881641" table:style-name="ce1">
            <text:p>57.8711367881641</text:p>
          </table:table-cell>
          <table:table-cell office:value-type="float" office:value="59.3221424924948" table:style-name="ce1">
            <text:p>59.3221424924948</text:p>
          </table:table-cell>
          <table:table-cell office:value-type="float" office:value="58.6387144322346" table:style-name="ce1">
            <text:p>58.6387144322346</text:p>
          </table:table-cell>
          <table:table-cell office:value-type="float" office:value="60.1847000554778" table:style-name="ce1">
            <text:p>60.1847000554778</text:p>
          </table:table-cell>
          <table:table-cell office:value-type="float" office:value="59.5765505396122" table:style-name="ce1">
            <text:p>59.5765505396122</text:p>
          </table:table-cell>
          <table:table-cell office:value-type="float" office:value="61.1177021867384" table:style-name="ce1">
            <text:p>61.1177021867384</text:p>
          </table:table-cell>
          <table:table-cell office:value-type="float" office:value="60.6229209030968" table:style-name="ce1">
            <text:p>60.6229209030968</text:p>
          </table:table-cell>
          <table:table-cell office:value-type="float" office:value="62.0244756506634" table:style-name="ce1">
            <text:p>62.0244756506634</text:p>
          </table:table-cell>
          <table:table-cell office:value-type="float" office:value="60.7683818250817" table:style-name="ce1">
            <text:p>60.7683818250817</text:p>
          </table:table-cell>
          <table:table-cell office:value-type="float" office:value="62.7525357301383" table:style-name="ce1">
            <text:p>62.7525357301383</text:p>
          </table:table-cell>
          <table:table-cell office:value-type="float" office:value="61.4108538850259" table:style-name="ce1">
            <text:p>61.4108538850259</text:p>
          </table:table-cell>
          <table:table-cell office:value-type="float" office:value="62.9869242079725" table:style-name="ce1">
            <text:p>62.9869242079725</text:p>
          </table:table-cell>
          <table:table-cell office:value-type="float" office:value="61.8986918374013" table:style-name="ce1">
            <text:p>61.8986918374013</text:p>
          </table:table-cell>
          <table:table-cell office:value-type="float" office:value="63.6095589458133" table:style-name="ce1">
            <text:p>63.6095589458133</text:p>
          </table:table-cell>
          <table:table-cell office:value-type="float" office:value="62.5166491903063" table:style-name="ce1">
            <text:p>62.5166491903063</text:p>
          </table:table-cell>
          <table:table-cell office:value-type="float" office:value="64.1880254643135" table:style-name="ce1">
            <text:p>64.1880254643135</text:p>
          </table:table-cell>
          <table:table-cell office:value-type="float" office:value="62.9802938730873" table:style-name="ce1">
            <text:p>62.9802938730873</text:p>
          </table:table-cell>
          <table:table-cell office:value-type="float" office:value="64.4252216222767" table:style-name="ce1">
            <text:p>64.4252216222767</text:p>
          </table:table-cell>
          <table:table-cell office:value-type="float" office:value="63.3405236614344" table:style-name="ce1">
            <text:p>63.3405236614344</text:p>
          </table:table-cell>
          <table:table-cell office:value-type="float" office:value="65.1052292339798" table:style-name="ce1">
            <text:p>65.1052292339798</text:p>
          </table:table-cell>
          <table:table-cell office:value-type="float" office:value="64.206209610739" table:style-name="ce1">
            <text:p>64.206209610739</text:p>
          </table:table-cell>
          <table:table-cell office:value-type="float" office:value="65.7463607125296" table:style-name="ce1">
            <text:p>65.7463607125296</text:p>
          </table:table-cell>
          <table:table-cell office:value-type="float" office:value="65.552730647379" table:style-name="ce1">
            <text:p>65.552730647379</text:p>
          </table:table-cell>
          <table:table-cell office:value-type="float" office:value="65.8220039879726" table:style-name="ce1">
            <text:p>65.8220039879726</text:p>
          </table:table-cell>
          <table:table-cell office:value-type="float" office:value="66.0785448577867" table:style-name="ce1">
            <text:p>66.0785448577867</text:p>
          </table:table-cell>
          <table:table-cell office:value-type="float" office:value="66.3280874721383" table:style-name="ce1">
            <text:p>66.3280874721383</text:p>
          </table:table-cell>
          <table:table-cell office:value-type="float" office:value="66.5732523493701" table:style-name="ce1">
            <text:p>66.5732523493701</text:p>
          </table:table-cell>
          <table:table-cell office:value-type="float" office:value="66.8152428313226" table:style-name="ce1">
            <text:p>66.8152428313226</text:p>
          </table:table-cell>
          <table:table-cell office:value-type="float" office:value="67.0546171902351" table:style-name="ce1">
            <text:p>67.0546171902351</text:p>
          </table:table-cell>
          <table:table-cell office:value-type="float" office:value="67.2916400243634" table:style-name="ce1">
            <text:p>67.2916400243634</text:p>
          </table:table-cell>
          <table:table-cell office:value-type="float" office:value="67.5264421830332" table:style-name="ce1">
            <text:p>67.5264421830332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43.3152" table:style-name="ce1">
            <text:p>43.3152</text:p>
          </table:table-cell>
          <table:table-cell office:value-type="float" office:value="42.7728915352998" table:style-name="ce1">
            <text:p>42.7728915352998</text:p>
          </table:table-cell>
          <table:table-cell office:value-type="float" office:value="44.4338852060749" table:style-name="ce1">
            <text:p>44.4338852060749</text:p>
          </table:table-cell>
          <table:table-cell office:value-type="float" office:value="43.4007917606948" table:style-name="ce1">
            <text:p>43.4007917606948</text:p>
          </table:table-cell>
          <table:table-cell office:value-type="float" office:value="45.4532529984989" table:style-name="ce1">
            <text:p>45.4532529984989</text:p>
          </table:table-cell>
          <table:table-cell office:value-type="float" office:value="44.7246892273734" table:style-name="ce1">
            <text:p>44.7246892273734</text:p>
          </table:table-cell>
          <table:table-cell office:value-type="float" office:value="45.7252292691776" table:style-name="ce1">
            <text:p>45.7252292691776</text:p>
          </table:table-cell>
          <table:table-cell office:value-type="float" office:value="44.9974059148379" table:style-name="ce1">
            <text:p>44.9974059148379</text:p>
          </table:table-cell>
          <table:table-cell office:value-type="float" office:value="46.3579756957958" table:style-name="ce1">
            <text:p>46.3579756957958</text:p>
          </table:table-cell>
          <table:table-cell office:value-type="float" office:value="45.362162193758" table:style-name="ce1">
            <text:p>45.362162193758</text:p>
          </table:table-cell>
          <table:table-cell office:value-type="float" office:value="46.9905489361211" table:style-name="ce1">
            <text:p>46.9905489361211</text:p>
          </table:table-cell>
          <table:table-cell office:value-type="float" office:value="45.8586910225329" table:style-name="ce1">
            <text:p>45.8586910225329</text:p>
          </table:table-cell>
          <table:table-cell office:value-type="float" office:value="47.4413592755373" table:style-name="ce1">
            <text:p>47.4413592755373</text:p>
          </table:table-cell>
          <table:table-cell office:value-type="float" office:value="46.3028550358543" table:style-name="ce1">
            <text:p>46.3028550358543</text:p>
          </table:table-cell>
          <table:table-cell office:value-type="float" office:value="48.0348167426875" table:style-name="ce1">
            <text:p>48.0348167426875</text:p>
          </table:table-cell>
          <table:table-cell office:value-type="float" office:value="46.7963490297282" table:style-name="ce1">
            <text:p>46.7963490297282</text:p>
          </table:table-cell>
          <table:table-cell office:value-type="float" office:value="48.4817089647065" table:style-name="ce1">
            <text:p>48.4817089647065</text:p>
          </table:table-cell>
          <table:table-cell office:value-type="float" office:value="47.2564276103979" table:style-name="ce1">
            <text:p>47.2564276103979</text:p>
          </table:table-cell>
          <table:table-cell office:value-type="float" office:value="48.8080798135434" table:style-name="ce1">
            <text:p>48.8080798135434</text:p>
          </table:table-cell>
          <table:table-cell office:value-type="float" office:value="47.5039276671258" table:style-name="ce1">
            <text:p>47.5039276671258</text:p>
          </table:table-cell>
          <table:table-cell office:value-type="float" office:value="49.0243106381502" table:style-name="ce1">
            <text:p>49.0243106381502</text:p>
          </table:table-cell>
          <table:table-cell office:value-type="float" office:value="48.1536157300448" table:style-name="ce1">
            <text:p>48.1536157300448</text:p>
          </table:table-cell>
          <table:table-cell office:value-type="float" office:value="49.8625837816184" table:style-name="ce1">
            <text:p>49.8625837816184</text:p>
          </table:table-cell>
          <table:table-cell office:value-type="float" office:value="48.6861110587633" table:style-name="ce1">
            <text:p>48.6861110587633</text:p>
          </table:table-cell>
          <table:table-cell office:value-type="float" office:value="50.1801105731319" table:style-name="ce1">
            <text:p>50.1801105731319</text:p>
          </table:table-cell>
          <table:table-cell office:value-type="float" office:value="49.0006153962414" table:style-name="ce1">
            <text:p>49.0006153962414</text:p>
          </table:table-cell>
          <table:table-cell office:value-type="float" office:value="50.5852865824648" table:style-name="ce1">
            <text:p>50.5852865824648</text:p>
          </table:table-cell>
          <table:table-cell office:value-type="float" office:value="49.4467799346258" table:style-name="ce1">
            <text:p>49.4467799346258</text:p>
          </table:table-cell>
          <table:table-cell office:value-type="float" office:value="50.9051752498027" table:style-name="ce1">
            <text:p>50.9051752498027</text:p>
          </table:table-cell>
          <table:table-cell office:value-type="float" office:value="49.7019874392339" table:style-name="ce1">
            <text:p>49.7019874392339</text:p>
          </table:table-cell>
          <table:table-cell office:value-type="float" office:value="51.4389867482431" table:style-name="ce1">
            <text:p>51.4389867482431</text:p>
          </table:table-cell>
          <table:table-cell office:value-type="float" office:value="50.2025526659868" table:style-name="ce1">
            <text:p>50.2025526659868</text:p>
          </table:table-cell>
          <table:table-cell office:value-type="float" office:value="52.07461835381" table:style-name="ce1">
            <text:p>52.07461835381</text:p>
          </table:table-cell>
          <table:table-cell office:value-type="float" office:value="50.586480817395" table:style-name="ce1">
            <text:p>50.586480817395</text:p>
          </table:table-cell>
          <table:table-cell office:value-type="float" office:value="52.2681153326308" table:style-name="ce1">
            <text:p>52.2681153326308</text:p>
          </table:table-cell>
          <table:table-cell office:value-type="float" office:value="50.8651085284021" table:style-name="ce1">
            <text:p>50.8651085284021</text:p>
          </table:table-cell>
          <table:table-cell office:value-type="float" office:value="52.2419716778121" table:style-name="ce1">
            <text:p>52.2419716778121</text:p>
          </table:table-cell>
          <table:table-cell office:value-type="float" office:value="51.0214130960129" table:style-name="ce1">
            <text:p>51.0214130960129</text:p>
          </table:table-cell>
          <table:table-cell office:value-type="float" office:value="52.648564195463" table:style-name="ce1">
            <text:p>52.648564195463</text:p>
          </table:table-cell>
          <table:table-cell office:value-type="float" office:value="51.4103698945328" table:style-name="ce1">
            <text:p>51.4103698945328</text:p>
          </table:table-cell>
          <table:table-cell office:value-type="float" office:value="53.0038079496429" table:style-name="ce1">
            <text:p>53.0038079496429</text:p>
          </table:table-cell>
          <table:table-cell office:value-type="float" office:value="51.7672725590423" table:style-name="ce1">
            <text:p>51.7672725590423</text:p>
          </table:table-cell>
          <table:table-cell office:value-type="float" office:value="52.9440517159344" table:style-name="ce1">
            <text:p>52.9440517159344</text:p>
          </table:table-cell>
          <table:table-cell office:value-type="float" office:value="51.8685520297284" table:style-name="ce1">
            <text:p>51.8685520297284</text:p>
          </table:table-cell>
          <table:table-cell office:value-type="float" office:value="53.4090693125784" table:style-name="ce1">
            <text:p>53.4090693125784</text:p>
          </table:table-cell>
          <table:table-cell office:value-type="float" office:value="52.2232174677013" table:style-name="ce1">
            <text:p>52.2232174677013</text:p>
          </table:table-cell>
          <table:table-cell office:value-type="float" office:value="53.6323806026632" table:style-name="ce1">
            <text:p>53.6323806026632</text:p>
          </table:table-cell>
          <table:table-cell office:value-type="float" office:value="52.7023708997342" table:style-name="ce1">
            <text:p>52.7023708997342</text:p>
          </table:table-cell>
          <table:table-cell office:value-type="float" office:value="54.0327520793313" table:style-name="ce1">
            <text:p>54.0327520793313</text:p>
          </table:table-cell>
          <table:table-cell office:value-type="float" office:value="52.6941148259188" table:style-name="ce1">
            <text:p>52.6941148259188</text:p>
          </table:table-cell>
          <table:table-cell office:value-type="float" office:value="54.1821302052126" table:style-name="ce1">
            <text:p>54.1821302052126</text:p>
          </table:table-cell>
          <table:table-cell office:value-type="float" office:value="52.8450405377227" table:style-name="ce1">
            <text:p>52.8450405377227</text:p>
          </table:table-cell>
          <table:table-cell office:value-type="float" office:value="54.2685973719071" table:style-name="ce1">
            <text:p>54.2685973719071</text:p>
          </table:table-cell>
          <table:table-cell office:value-type="float" office:value="53.0383027114357" table:style-name="ce1">
            <text:p>53.0383027114357</text:p>
          </table:table-cell>
          <table:table-cell office:value-type="float" office:value="54.4733574965204" table:style-name="ce1">
            <text:p>54.4733574965204</text:p>
          </table:table-cell>
          <table:table-cell office:value-type="float" office:value="53.2730513518657" table:style-name="ce1">
            <text:p>53.2730513518657</text:p>
          </table:table-cell>
          <table:table-cell office:value-type="float" office:value="54.7262423245245" table:style-name="ce1">
            <text:p>54.7262423245245</text:p>
          </table:table-cell>
          <table:table-cell office:value-type="float" office:value="53.3686458069022" table:style-name="ce1">
            <text:p>53.3686458069022</text:p>
          </table:table-cell>
          <table:table-cell office:value-type="float" office:value="54.7499340648613" table:style-name="ce1">
            <text:p>54.7499340648613</text:p>
          </table:table-cell>
          <table:table-cell office:value-type="float" office:value="53.4599317341238" table:style-name="ce1">
            <text:p>53.4599317341238</text:p>
          </table:table-cell>
          <table:table-cell office:value-type="float" office:value="54.9243332907364" table:style-name="ce1">
            <text:p>54.9243332907364</text:p>
          </table:table-cell>
          <table:table-cell office:value-type="float" office:value="53.748051791542" table:style-name="ce1">
            <text:p>53.748051791542</text:p>
          </table:table-cell>
          <table:table-cell office:value-type="float" office:value="55.2138614342416" table:style-name="ce1">
            <text:p>55.2138614342416</text:p>
          </table:table-cell>
          <table:table-cell office:value-type="float" office:value="54.9673984829716" table:style-name="ce1">
            <text:p>54.9673984829716</text:p>
          </table:table-cell>
          <table:table-cell office:value-type="float" office:value="55.1176201251066" table:style-name="ce1">
            <text:p>55.1176201251066</text:p>
          </table:table-cell>
          <table:table-cell office:value-type="float" office:value="55.2579497626746" table:style-name="ce1">
            <text:p>55.2579497626746</text:p>
          </table:table-cell>
          <table:table-cell office:value-type="float" office:value="55.3932423943921" table:style-name="ce1">
            <text:p>55.3932423943921</text:p>
          </table:table-cell>
          <table:table-cell office:value-type="float" office:value="55.5256438248" table:style-name="ce1">
            <text:p>55.5256438248</text:p>
          </table:table-cell>
          <table:table-cell office:value-type="float" office:value="55.6561058526541" table:style-name="ce1">
            <text:p>55.6561058526541</text:p>
          </table:table-cell>
          <table:table-cell office:value-type="float" office:value="55.7850540190484" table:style-name="ce1">
            <text:p>55.7850540190484</text:p>
          </table:table-cell>
          <table:table-cell office:value-type="float" office:value="55.9126818863244" table:style-name="ce1">
            <text:p>55.9126818863244</text:p>
          </table:table-cell>
          <table:table-cell office:value-type="float" office:value="56.0390807280874" table:style-name="ce1">
            <text:p>56.0390807280874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732382545829" table:style-name="ce1">
            <text:p>43.0732382545829</text:p>
          </table:table-cell>
          <table:table-cell office:value-type="float" office:value="45.784035405222" table:style-name="ce1">
            <text:p>45.784035405222</text:p>
          </table:table-cell>
          <table:table-cell office:value-type="float" office:value="45.1975596389621" table:style-name="ce1">
            <text:p>45.1975596389621</text:p>
          </table:table-cell>
          <table:table-cell office:value-type="float" office:value="48.4842198399132" table:style-name="ce1">
            <text:p>48.4842198399132</text:p>
          </table:table-cell>
          <table:table-cell office:value-type="float" office:value="48.2947811804559" table:style-name="ce1">
            <text:p>48.2947811804559</text:p>
          </table:table-cell>
          <table:table-cell office:value-type="float" office:value="50.7918931090537" table:style-name="ce1">
            <text:p>50.7918931090537</text:p>
          </table:table-cell>
          <table:table-cell office:value-type="float" office:value="50.8021378132786" table:style-name="ce1">
            <text:p>50.8021378132786</text:p>
          </table:table-cell>
          <table:table-cell office:value-type="float" office:value="53.4557991012621" table:style-name="ce1">
            <text:p>53.4557991012621</text:p>
          </table:table-cell>
          <table:table-cell office:value-type="float" office:value="52.7441080939231" table:style-name="ce1">
            <text:p>52.7441080939231</text:p>
          </table:table-cell>
          <table:table-cell office:value-type="float" office:value="55.6367471863218" table:style-name="ce1">
            <text:p>55.6367471863218</text:p>
          </table:table-cell>
          <table:table-cell office:value-type="float" office:value="55.0379948887065" table:style-name="ce1">
            <text:p>55.0379948887065</text:p>
          </table:table-cell>
          <table:table-cell office:value-type="float" office:value="58.0836780204259" table:style-name="ce1">
            <text:p>58.0836780204259</text:p>
          </table:table-cell>
          <table:table-cell office:value-type="float" office:value="57.5042259022334" table:style-name="ce1">
            <text:p>57.5042259022334</text:p>
          </table:table-cell>
          <table:table-cell office:value-type="float" office:value="60.3105772154105" table:style-name="ce1">
            <text:p>60.3105772154105</text:p>
          </table:table-cell>
          <table:table-cell office:value-type="float" office:value="59.6604029055853" table:style-name="ce1">
            <text:p>59.6604029055853</text:p>
          </table:table-cell>
          <table:table-cell office:value-type="float" office:value="62.5370980349417" table:style-name="ce1">
            <text:p>62.5370980349417</text:p>
          </table:table-cell>
          <table:table-cell office:value-type="float" office:value="61.965234970099" table:style-name="ce1">
            <text:p>61.965234970099</text:p>
          </table:table-cell>
          <table:table-cell office:value-type="float" office:value="64.7883437084237" table:style-name="ce1">
            <text:p>64.7883437084237</text:p>
          </table:table-cell>
          <table:table-cell office:value-type="float" office:value="64.0255639526727" table:style-name="ce1">
            <text:p>64.0255639526727</text:p>
          </table:table-cell>
          <table:table-cell office:value-type="float" office:value="67.0387368977322" table:style-name="ce1">
            <text:p>67.0387368977322</text:p>
          </table:table-cell>
          <table:table-cell office:value-type="float" office:value="66.5187192762591" table:style-name="ce1">
            <text:p>66.5187192762591</text:p>
          </table:table-cell>
          <table:table-cell office:value-type="float" office:value="69.5484656827694" table:style-name="ce1">
            <text:p>69.5484656827694</text:p>
          </table:table-cell>
          <table:table-cell office:value-type="float" office:value="69.1686252828974" table:style-name="ce1">
            <text:p>69.1686252828974</text:p>
          </table:table-cell>
          <table:table-cell office:value-type="float" office:value="71.9577232884616" table:style-name="ce1">
            <text:p>71.9577232884616</text:p>
          </table:table-cell>
          <table:table-cell office:value-type="float" office:value="71.1766621131881" table:style-name="ce1">
            <text:p>71.1766621131881</text:p>
          </table:table-cell>
          <table:table-cell office:value-type="float" office:value="73.9845514224924" table:style-name="ce1">
            <text:p>73.9845514224924</text:p>
          </table:table-cell>
          <table:table-cell office:value-type="float" office:value="73.3993022723692" table:style-name="ce1">
            <text:p>73.3993022723692</text:p>
          </table:table-cell>
          <table:table-cell office:value-type="float" office:value="76.275847317726" table:style-name="ce1">
            <text:p>76.275847317726</text:p>
          </table:table-cell>
          <table:table-cell office:value-type="float" office:value="75.5827224317798" table:style-name="ce1">
            <text:p>75.5827224317798</text:p>
          </table:table-cell>
          <table:table-cell office:value-type="float" office:value="78.4754081468438" table:style-name="ce1">
            <text:p>78.4754081468438</text:p>
          </table:table-cell>
          <table:table-cell office:value-type="float" office:value="77.6960167178538" table:style-name="ce1">
            <text:p>77.6960167178538</text:p>
          </table:table-cell>
          <table:table-cell office:value-type="float" office:value="80.9116126251503" table:style-name="ce1">
            <text:p>80.9116126251503</text:p>
          </table:table-cell>
          <table:table-cell office:value-type="float" office:value="79.768023130158" table:style-name="ce1">
            <text:p>79.768023130158</text:p>
          </table:table-cell>
          <table:table-cell office:value-type="float" office:value="82.6569135323003" table:style-name="ce1">
            <text:p>82.6569135323003</text:p>
          </table:table-cell>
          <table:table-cell office:value-type="float" office:value="81.6562877716438" table:style-name="ce1">
            <text:p>81.6562877716438</text:p>
          </table:table-cell>
          <table:table-cell office:value-type="float" office:value="84.2597029796559" table:style-name="ce1">
            <text:p>84.2597029796559</text:p>
          </table:table-cell>
          <table:table-cell office:value-type="float" office:value="83.2880179006611" table:style-name="ce1">
            <text:p>83.2880179006611</text:p>
          </table:table-cell>
          <table:table-cell office:value-type="float" office:value="85.9565730423825" table:style-name="ce1">
            <text:p>85.9565730423825</text:p>
          </table:table-cell>
          <table:table-cell office:value-type="float" office:value="85.1313035746079" table:style-name="ce1">
            <text:p>85.1313035746079</text:p>
          </table:table-cell>
          <table:table-cell office:value-type="float" office:value="87.9017201958201" table:style-name="ce1">
            <text:p>87.9017201958201</text:p>
          </table:table-cell>
          <table:table-cell office:value-type="float" office:value="86.6032664242911" table:style-name="ce1">
            <text:p>86.6032664242911</text:p>
          </table:table-cell>
          <table:table-cell office:value-type="float" office:value="89.2530427271604" table:style-name="ce1">
            <text:p>89.2530427271604</text:p>
          </table:table-cell>
          <table:table-cell office:value-type="float" office:value="89.2798744482661" table:style-name="ce1">
            <text:p>89.2798744482661</text:p>
          </table:table-cell>
          <table:table-cell office:value-type="float" office:value="91.6906908975531" table:style-name="ce1">
            <text:p>91.6906908975531</text:p>
          </table:table-cell>
          <table:table-cell office:value-type="float" office:value="91.1114997486663" table:style-name="ce1">
            <text:p>91.1114997486663</text:p>
          </table:table-cell>
          <table:table-cell office:value-type="float" office:value="93.716535468716" table:style-name="ce1">
            <text:p>93.716535468716</text:p>
          </table:table-cell>
          <table:table-cell office:value-type="float" office:value="93.4405327564937" table:style-name="ce1">
            <text:p>93.4405327564937</text:p>
          </table:table-cell>
          <table:table-cell office:value-type="float" office:value="95.8219033345746" table:style-name="ce1">
            <text:p>95.8219033345746</text:p>
          </table:table-cell>
          <table:table-cell office:value-type="float" office:value="94.5779828373276" table:style-name="ce1">
            <text:p>94.5779828373276</text:p>
          </table:table-cell>
          <table:table-cell office:value-type="float" office:value="97.5181238882474" table:style-name="ce1">
            <text:p>97.5181238882474</text:p>
          </table:table-cell>
          <table:table-cell office:value-type="float" office:value="96.2427719779052" table:style-name="ce1">
            <text:p>96.2427719779052</text:p>
          </table:table-cell>
          <table:table-cell office:value-type="float" office:value="98.6386570602608" table:style-name="ce1">
            <text:p>98.6386570602608</text:p>
          </table:table-cell>
          <table:table-cell office:value-type="float" office:value="97.6813586522797" table:style-name="ce1">
            <text:p>97.6813586522797</text:p>
          </table:table-cell>
          <table:table-cell office:value-type="float" office:value="100.532463284324" table:style-name="ce1">
            <text:p>100.532463284324</text:p>
          </table:table-cell>
          <table:table-cell office:value-type="float" office:value="99.5464911651497" table:style-name="ce1">
            <text:p>99.5464911651497</text:p>
          </table:table-cell>
          <table:table-cell office:value-type="float" office:value="101.980520585819" table:style-name="ce1">
            <text:p>101.980520585819</text:p>
          </table:table-cell>
          <table:table-cell office:value-type="float" office:value="100.737025267465" table:style-name="ce1">
            <text:p>100.737025267465</text:p>
          </table:table-cell>
          <table:table-cell office:value-type="float" office:value="103.072817684287" table:style-name="ce1">
            <text:p>103.072817684287</text:p>
          </table:table-cell>
          <table:table-cell office:value-type="float" office:value="102.128771644219" table:style-name="ce1">
            <text:p>102.128771644219</text:p>
          </table:table-cell>
          <table:table-cell office:value-type="float" office:value="104.565246770147" table:style-name="ce1">
            <text:p>104.565246770147</text:p>
          </table:table-cell>
          <table:table-cell office:value-type="float" office:value="103.710591343438" table:style-name="ce1">
            <text:p>103.710591343438</text:p>
          </table:table-cell>
          <table:table-cell office:value-type="float" office:value="106.097071961362" table:style-name="ce1">
            <text:p>106.097071961362</text:p>
          </table:table-cell>
          <table:table-cell office:value-type="float" office:value="106.554822109596" table:style-name="ce1">
            <text:p>106.554822109596</text:p>
          </table:table-cell>
          <table:table-cell office:value-type="float" office:value="107.358886133697" table:style-name="ce1">
            <text:p>107.358886133697</text:p>
          </table:table-cell>
          <table:table-cell office:value-type="float" office:value="108.123092068016" table:style-name="ce1">
            <text:p>108.123092068016</text:p>
          </table:table-cell>
          <table:table-cell office:value-type="float" office:value="108.8655576224" table:style-name="ce1">
            <text:p>108.8655576224</text:p>
          </table:table-cell>
          <table:table-cell office:value-type="float" office:value="109.594590101401" table:style-name="ce1">
            <text:p>109.594590101401</text:p>
          </table:table-cell>
          <table:table-cell office:value-type="float" office:value="110.314015314382" table:style-name="ce1">
            <text:p>110.314015314382</text:p>
          </table:table-cell>
          <table:table-cell office:value-type="float" office:value="111.025611727416" table:style-name="ce1">
            <text:p>111.025611727416</text:p>
          </table:table-cell>
          <table:table-cell office:value-type="float" office:value="111.730222342164" table:style-name="ce1">
            <text:p>111.730222342164</text:p>
          </table:table-cell>
          <table:table-cell office:value-type="float" office:value="112.428262584407" table:style-name="ce1">
            <text:p>112.428262584407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215737340565" table:style-name="ce1">
            <text:p>43.0215737340565</text:p>
          </table:table-cell>
          <table:table-cell office:value-type="float" office:value="44.6684189061181" table:style-name="ce1">
            <text:p>44.6684189061181</text:p>
          </table:table-cell>
          <table:table-cell office:value-type="float" office:value="43.7946917755924" table:style-name="ce1">
            <text:p>43.7946917755924</text:p>
          </table:table-cell>
          <table:table-cell office:value-type="float" office:value="45.975850285359" table:style-name="ce1">
            <text:p>45.975850285359</text:p>
          </table:table-cell>
          <table:table-cell office:value-type="float" office:value="45.2039269501421" table:style-name="ce1">
            <text:p>45.2039269501421</text:p>
          </table:table-cell>
          <table:table-cell office:value-type="float" office:value="46.309046220424" table:style-name="ce1">
            <text:p>46.309046220424</text:p>
          </table:table-cell>
          <table:table-cell office:value-type="float" office:value="45.9522110181873" table:style-name="ce1">
            <text:p>45.9522110181873</text:p>
          </table:table-cell>
          <table:table-cell office:value-type="float" office:value="47.3993772418068" table:style-name="ce1">
            <text:p>47.3993772418068</text:p>
          </table:table-cell>
          <table:table-cell office:value-type="float" office:value="46.3539262995768" table:style-name="ce1">
            <text:p>46.3539262995768</text:p>
          </table:table-cell>
          <table:table-cell office:value-type="float" office:value="48.0719649279908" table:style-name="ce1">
            <text:p>48.0719649279908</text:p>
          </table:table-cell>
          <table:table-cell office:value-type="float" office:value="46.9054145284765" table:style-name="ce1">
            <text:p>46.9054145284765</text:p>
          </table:table-cell>
          <table:table-cell office:value-type="float" office:value="48.816055035804" table:style-name="ce1">
            <text:p>48.816055035804</text:p>
          </table:table-cell>
          <table:table-cell office:value-type="float" office:value="47.7814006027957" table:style-name="ce1">
            <text:p>47.7814006027957</text:p>
          </table:table-cell>
          <table:table-cell office:value-type="float" office:value="49.4511397493762" table:style-name="ce1">
            <text:p>49.4511397493762</text:p>
          </table:table-cell>
          <table:table-cell office:value-type="float" office:value="48.3056799815166" table:style-name="ce1">
            <text:p>48.3056799815166</text:p>
          </table:table-cell>
          <table:table-cell office:value-type="float" office:value="50.0178116735546" table:style-name="ce1">
            <text:p>50.0178116735546</text:p>
          </table:table-cell>
          <table:table-cell office:value-type="float" office:value="49.0111671831678" table:style-name="ce1">
            <text:p>49.0111671831678</text:p>
          </table:table-cell>
          <table:table-cell office:value-type="float" office:value="50.6549574009462" table:style-name="ce1">
            <text:p>50.6549574009462</text:p>
          </table:table-cell>
          <table:table-cell office:value-type="float" office:value="49.5126942499733" table:style-name="ce1">
            <text:p>49.5126942499733</text:p>
          </table:table-cell>
          <table:table-cell office:value-type="float" office:value="51.3020554379355" table:style-name="ce1">
            <text:p>51.3020554379355</text:p>
          </table:table-cell>
          <table:table-cell office:value-type="float" office:value="50.5186603208629" table:style-name="ce1">
            <text:p>50.5186603208629</text:p>
          </table:table-cell>
          <table:table-cell office:value-type="float" office:value="52.4969222542842" table:style-name="ce1">
            <text:p>52.4969222542842</text:p>
          </table:table-cell>
          <table:table-cell office:value-type="float" office:value="51.6829536630639" table:style-name="ce1">
            <text:p>51.6829536630639</text:p>
          </table:table-cell>
          <table:table-cell office:value-type="float" office:value="53.3284211059387" table:style-name="ce1">
            <text:p>53.3284211059387</text:p>
          </table:table-cell>
          <table:table-cell office:value-type="float" office:value="52.2868422500444" table:style-name="ce1">
            <text:p>52.2868422500444</text:p>
          </table:table-cell>
          <table:table-cell office:value-type="float" office:value="54.1198521047159" table:style-name="ce1">
            <text:p>54.1198521047159</text:p>
          </table:table-cell>
          <table:table-cell office:value-type="float" office:value="53.1436993119268" table:style-name="ce1">
            <text:p>53.1436993119268</text:p>
          </table:table-cell>
          <table:table-cell office:value-type="float" office:value="54.9609617906729" table:style-name="ce1">
            <text:p>54.9609617906729</text:p>
          </table:table-cell>
          <table:table-cell office:value-type="float" office:value="53.9036018755518" table:style-name="ce1">
            <text:p>53.9036018755518</text:p>
          </table:table-cell>
          <table:table-cell office:value-type="float" office:value="55.7599399219986" table:style-name="ce1">
            <text:p>55.7599399219986</text:p>
          </table:table-cell>
          <table:table-cell office:value-type="float" office:value="54.665974034633" table:style-name="ce1">
            <text:p>54.665974034633</text:p>
          </table:table-cell>
          <table:table-cell office:value-type="float" office:value="56.826741102607" table:style-name="ce1">
            <text:p>56.826741102607</text:p>
          </table:table-cell>
          <table:table-cell office:value-type="float" office:value="55.3687317264816" table:style-name="ce1">
            <text:p>55.3687317264816</text:p>
          </table:table-cell>
          <table:table-cell office:value-type="float" office:value="57.2068522547064" table:style-name="ce1">
            <text:p>57.2068522547064</text:p>
          </table:table-cell>
          <table:table-cell office:value-type="float" office:value="55.8225697754292" table:style-name="ce1">
            <text:p>55.8225697754292</text:p>
          </table:table-cell>
          <table:table-cell office:value-type="float" office:value="57.3817887470666" table:style-name="ce1">
            <text:p>57.3817887470666</text:p>
          </table:table-cell>
          <table:table-cell office:value-type="float" office:value="56.2344158862378" table:style-name="ce1">
            <text:p>56.2344158862378</text:p>
          </table:table-cell>
          <table:table-cell office:value-type="float" office:value="57.9296091718377" table:style-name="ce1">
            <text:p>57.9296091718377</text:p>
          </table:table-cell>
          <table:table-cell office:value-type="float" office:value="56.7739300453315" table:style-name="ce1">
            <text:p>56.7739300453315</text:p>
          </table:table-cell>
          <table:table-cell office:value-type="float" office:value="58.5806381554051" table:style-name="ce1">
            <text:p>58.5806381554051</text:p>
          </table:table-cell>
          <table:table-cell office:value-type="float" office:value="57.14307749808" table:style-name="ce1">
            <text:p>57.14307749808</text:p>
          </table:table-cell>
          <table:table-cell office:value-type="float" office:value="58.6049794596204" table:style-name="ce1">
            <text:p>58.6049794596204</text:p>
          </table:table-cell>
          <table:table-cell office:value-type="float" office:value="57.9203614933286" table:style-name="ce1">
            <text:p>57.9203614933286</text:p>
          </table:table-cell>
          <table:table-cell office:value-type="float" office:value="59.3999885071191" table:style-name="ce1">
            <text:p>59.3999885071191</text:p>
          </table:table-cell>
          <table:table-cell office:value-type="float" office:value="58.7355628779319" table:style-name="ce1">
            <text:p>58.7355628779319</text:p>
          </table:table-cell>
          <table:table-cell office:value-type="float" office:value="60.3017828978295" table:style-name="ce1">
            <text:p>60.3017828978295</text:p>
          </table:table-cell>
          <table:table-cell office:value-type="float" office:value="59.6203842870619" table:style-name="ce1">
            <text:p>59.6203842870619</text:p>
          </table:table-cell>
          <table:table-cell office:value-type="float" office:value="60.8821551426414" table:style-name="ce1">
            <text:p>60.8821551426414</text:p>
          </table:table-cell>
          <table:table-cell office:value-type="float" office:value="59.673470926081" table:style-name="ce1">
            <text:p>59.673470926081</text:p>
          </table:table-cell>
          <table:table-cell office:value-type="float" office:value="61.4967480457851" table:style-name="ce1">
            <text:p>61.4967480457851</text:p>
          </table:table-cell>
          <table:table-cell office:value-type="float" office:value="60.1049199460549" table:style-name="ce1">
            <text:p>60.1049199460549</text:p>
          </table:table-cell>
          <table:table-cell office:value-type="float" office:value="61.547981061561" table:style-name="ce1">
            <text:p>61.547981061561</text:p>
          </table:table-cell>
          <table:table-cell office:value-type="float" office:value="60.4242291674227" table:style-name="ce1">
            <text:p>60.4242291674227</text:p>
          </table:table-cell>
          <table:table-cell office:value-type="float" office:value="62.0627769028654" table:style-name="ce1">
            <text:p>62.0627769028654</text:p>
          </table:table-cell>
          <table:table-cell office:value-type="float" office:value="60.8924912721684" table:style-name="ce1">
            <text:p>60.8924912721684</text:p>
          </table:table-cell>
          <table:table-cell office:value-type="float" office:value="62.5227616442818" table:style-name="ce1">
            <text:p>62.5227616442818</text:p>
          </table:table-cell>
          <table:table-cell office:value-type="float" office:value="61.3403502914054" table:style-name="ce1">
            <text:p>61.3403502914054</text:p>
          </table:table-cell>
          <table:table-cell office:value-type="float" office:value="62.8715827399858" table:style-name="ce1">
            <text:p>62.8715827399858</text:p>
          </table:table-cell>
          <table:table-cell office:value-type="float" office:value="61.6349602031463" table:style-name="ce1">
            <text:p>61.6349602031463</text:p>
          </table:table-cell>
          <table:table-cell office:value-type="float" office:value="63.3773976320004" table:style-name="ce1">
            <text:p>63.3773976320004</text:p>
          </table:table-cell>
          <table:table-cell office:value-type="float" office:value="62.5625324506207" table:style-name="ce1">
            <text:p>62.5625324506207</text:p>
          </table:table-cell>
          <table:table-cell office:value-type="float" office:value="64.0302032855304" table:style-name="ce1">
            <text:p>64.0302032855304</text:p>
          </table:table-cell>
          <table:table-cell office:value-type="float" office:value="63.8236251796012" table:style-name="ce1">
            <text:p>63.8236251796012</text:p>
          </table:table-cell>
          <table:table-cell office:value-type="float" office:value="64.0679538056066" table:style-name="ce1">
            <text:p>64.0679538056066</text:p>
          </table:table-cell>
          <table:table-cell office:value-type="float" office:value="64.3027180578946" table:style-name="ce1">
            <text:p>64.3027180578946</text:p>
          </table:table-cell>
          <table:table-cell office:value-type="float" office:value="64.5320063550054" table:style-name="ce1">
            <text:p>64.5320063550054</text:p>
          </table:table-cell>
          <table:table-cell office:value-type="float" office:value="64.7576910053924" table:style-name="ce1">
            <text:p>64.7576910053924</text:p>
          </table:table-cell>
          <table:table-cell office:value-type="float" office:value="64.9806348516995" table:style-name="ce1">
            <text:p>64.9806348516995</text:p>
          </table:table-cell>
          <table:table-cell office:value-type="float" office:value="65.2012408630016" table:style-name="ce1">
            <text:p>65.2012408630016</text:p>
          </table:table-cell>
          <table:table-cell office:value-type="float" office:value="65.4197024589279" table:style-name="ce1">
            <text:p>65.4197024589279</text:p>
          </table:table-cell>
          <table:table-cell office:value-type="float" office:value="65.6361175258464" table:style-name="ce1">
            <text:p>65.6361175258464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210259616342" table:style-name="ce1">
            <text:p>43.1210259616342</text:p>
          </table:table-cell>
          <table:table-cell office:value-type="float" office:value="45.1916471856822" table:style-name="ce1">
            <text:p>45.1916471856822</text:p>
          </table:table-cell>
          <table:table-cell office:value-type="float" office:value="44.459501285831" table:style-name="ce1">
            <text:p>44.459501285831</text:p>
          </table:table-cell>
          <table:table-cell office:value-type="float" office:value="47.1697691957691" table:style-name="ce1">
            <text:p>47.1697691957691</text:p>
          </table:table-cell>
          <table:table-cell office:value-type="float" office:value="46.6674526374173" table:style-name="ce1">
            <text:p>46.6674526374173</text:p>
          </table:table-cell>
          <table:table-cell office:value-type="float" office:value="48.4893594961423" table:style-name="ce1">
            <text:p>48.4893594961423</text:p>
          </table:table-cell>
          <table:table-cell office:value-type="float" office:value="48.2176060925325" table:style-name="ce1">
            <text:p>48.2176060925325</text:p>
          </table:table-cell>
          <table:table-cell office:value-type="float" office:value="50.238399995192" table:style-name="ce1">
            <text:p>50.238399995192</text:p>
          </table:table-cell>
          <table:table-cell office:value-type="float" office:value="49.3807284815481" table:style-name="ce1">
            <text:p>49.3807284815481</text:p>
          </table:table-cell>
          <table:table-cell office:value-type="float" office:value="51.588179085221" table:style-name="ce1">
            <text:p>51.588179085221</text:p>
          </table:table-cell>
          <table:table-cell office:value-type="float" office:value="50.8364851939946" table:style-name="ce1">
            <text:p>50.8364851939946</text:p>
          </table:table-cell>
          <table:table-cell office:value-type="float" office:value="53.2239211737931" table:style-name="ce1">
            <text:p>53.2239211737931</text:p>
          </table:table-cell>
          <table:table-cell office:value-type="float" office:value="52.5329431964746" table:style-name="ce1">
            <text:p>52.5329431964746</text:p>
          </table:table-cell>
          <table:table-cell office:value-type="float" office:value="54.6443274574875" table:style-name="ce1">
            <text:p>54.6443274574875</text:p>
          </table:table-cell>
          <table:table-cell office:value-type="float" office:value="53.9268227162767" table:style-name="ce1">
            <text:p>53.9268227162767</text:p>
          </table:table-cell>
          <table:table-cell office:value-type="float" office:value="56.1489436429038" table:style-name="ce1">
            <text:p>56.1489436429038</text:p>
          </table:table-cell>
          <table:table-cell office:value-type="float" office:value="55.4099263753383" table:style-name="ce1">
            <text:p>55.4099263753383</text:p>
          </table:table-cell>
          <table:table-cell office:value-type="float" office:value="57.5993982089022" table:style-name="ce1">
            <text:p>57.5993982089022</text:p>
          </table:table-cell>
          <table:table-cell office:value-type="float" office:value="56.8233855462312" table:style-name="ce1">
            <text:p>56.8233855462312</text:p>
          </table:table-cell>
          <table:table-cell office:value-type="float" office:value="59.0954826009315" table:style-name="ce1">
            <text:p>59.0954826009315</text:p>
          </table:table-cell>
          <table:table-cell office:value-type="float" office:value="58.5269536327571" table:style-name="ce1">
            <text:p>58.5269536327571</text:p>
          </table:table-cell>
          <table:table-cell office:value-type="float" office:value="61.0064044667602" table:style-name="ce1">
            <text:p>61.0064044667602</text:p>
          </table:table-cell>
          <table:table-cell office:value-type="float" office:value="60.5307224858544" table:style-name="ce1">
            <text:p>60.5307224858544</text:p>
          </table:table-cell>
          <table:table-cell office:value-type="float" office:value="62.7396594998984" table:style-name="ce1">
            <text:p>62.7396594998984</text:p>
          </table:table-cell>
          <table:table-cell office:value-type="float" office:value="61.9832405579336" table:style-name="ce1">
            <text:p>61.9832405579336</text:p>
          </table:table-cell>
          <table:table-cell office:value-type="float" office:value="64.3054127321779" table:style-name="ce1">
            <text:p>64.3054127321779</text:p>
          </table:table-cell>
          <table:table-cell office:value-type="float" office:value="63.6546202157931" table:style-name="ce1">
            <text:p>63.6546202157931</text:p>
          </table:table-cell>
          <table:table-cell office:value-type="float" office:value="65.991625386363" table:style-name="ce1">
            <text:p>65.991625386363</text:p>
          </table:table-cell>
          <table:table-cell office:value-type="float" office:value="65.3393419667875" table:style-name="ce1">
            <text:p>65.3393419667875</text:p>
          </table:table-cell>
          <table:table-cell office:value-type="float" office:value="67.4966786922801" table:style-name="ce1">
            <text:p>67.4966786922801</text:p>
          </table:table-cell>
          <table:table-cell office:value-type="float" office:value="66.615198380849" table:style-name="ce1">
            <text:p>66.615198380849</text:p>
          </table:table-cell>
          <table:table-cell office:value-type="float" office:value="69.2730868907732" table:style-name="ce1">
            <text:p>69.2730868907732</text:p>
          </table:table-cell>
          <table:table-cell office:value-type="float" office:value="68.0389587511345" table:style-name="ce1">
            <text:p>68.0389587511345</text:p>
          </table:table-cell>
          <table:table-cell office:value-type="float" office:value="70.3395350290485" table:style-name="ce1">
            <text:p>70.3395350290485</text:p>
          </table:table-cell>
          <table:table-cell office:value-type="float" office:value="69.3200634397502" table:style-name="ce1">
            <text:p>69.3200634397502</text:p>
          </table:table-cell>
          <table:table-cell office:value-type="float" office:value="71.2519119299033" table:style-name="ce1">
            <text:p>71.2519119299033</text:p>
          </table:table-cell>
          <table:table-cell office:value-type="float" office:value="70.3559380711183" table:style-name="ce1">
            <text:p>70.3559380711183</text:p>
          </table:table-cell>
          <table:table-cell office:value-type="float" office:value="72.6349847216151" table:style-name="ce1">
            <text:p>72.6349847216151</text:p>
          </table:table-cell>
          <table:table-cell office:value-type="float" office:value="71.8590172199402" table:style-name="ce1">
            <text:p>71.8590172199402</text:p>
          </table:table-cell>
          <table:table-cell office:value-type="float" office:value="74.0807261357794" table:style-name="ce1">
            <text:p>74.0807261357794</text:p>
          </table:table-cell>
          <table:table-cell office:value-type="float" office:value="72.6333310041382" table:style-name="ce1">
            <text:p>72.6333310041382</text:p>
          </table:table-cell>
          <table:table-cell office:value-type="float" office:value="74.7750285986535" table:style-name="ce1">
            <text:p>74.7750285986535</text:p>
          </table:table-cell>
          <table:table-cell office:value-type="float" office:value="74.8009770648649" table:style-name="ce1">
            <text:p>74.8009770648649</text:p>
          </table:table-cell>
          <table:table-cell office:value-type="float" office:value="76.6943620567428" table:style-name="ce1">
            <text:p>76.6943620567428</text:p>
          </table:table-cell>
          <table:table-cell office:value-type="float" office:value="75.9948536065266" table:style-name="ce1">
            <text:p>75.9948536065266</text:p>
          </table:table-cell>
          <table:table-cell office:value-type="float" office:value="78.1172298724342" table:style-name="ce1">
            <text:p>78.1172298724342</text:p>
          </table:table-cell>
          <table:table-cell office:value-type="float" office:value="77.6939466126666" table:style-name="ce1">
            <text:p>77.6939466126666</text:p>
          </table:table-cell>
          <table:table-cell office:value-type="float" office:value="79.4647130220542" table:style-name="ce1">
            <text:p>79.4647130220542</text:p>
          </table:table-cell>
          <table:table-cell office:value-type="float" office:value="78.1197733808548" table:style-name="ce1">
            <text:p>78.1197733808548</text:p>
          </table:table-cell>
          <table:table-cell office:value-type="float" office:value="80.3836159582249" table:style-name="ce1">
            <text:p>80.3836159582249</text:p>
          </table:table-cell>
          <table:table-cell office:value-type="float" office:value="79.1912484106687" table:style-name="ce1">
            <text:p>79.1912484106687</text:p>
          </table:table-cell>
          <table:table-cell office:value-type="float" office:value="81.1543211350251" table:style-name="ce1">
            <text:p>81.1543211350251</text:p>
          </table:table-cell>
          <table:table-cell office:value-type="float" office:value="80.0715385718852" table:style-name="ce1">
            <text:p>80.0715385718852</text:p>
          </table:table-cell>
          <table:table-cell office:value-type="float" office:value="82.2036654761307" table:style-name="ce1">
            <text:p>82.2036654761307</text:p>
          </table:table-cell>
          <table:table-cell office:value-type="float" office:value="81.1202994702613" table:style-name="ce1">
            <text:p>81.1202994702613</text:p>
          </table:table-cell>
          <table:table-cell office:value-type="float" office:value="83.1467667212155" table:style-name="ce1">
            <text:p>83.1467667212155</text:p>
          </table:table-cell>
          <table:table-cell office:value-type="float" office:value="81.7655053039812" table:style-name="ce1">
            <text:p>81.7655053039812</text:p>
          </table:table-cell>
          <table:table-cell office:value-type="float" office:value="83.646491540716" table:style-name="ce1">
            <text:p>83.646491540716</text:p>
          </table:table-cell>
          <table:table-cell office:value-type="float" office:value="82.4833396823742" table:style-name="ce1">
            <text:p>82.4833396823742</text:p>
          </table:table-cell>
          <table:table-cell office:value-type="float" office:value="84.3738966617207" table:style-name="ce1">
            <text:p>84.3738966617207</text:p>
          </table:table-cell>
          <table:table-cell office:value-type="float" office:value="83.419781670425" table:style-name="ce1">
            <text:p>83.419781670425</text:p>
          </table:table-cell>
          <table:table-cell office:value-type="float" office:value="85.1918121120204" table:style-name="ce1">
            <text:p>85.1918121120204</text:p>
          </table:table-cell>
          <table:table-cell office:value-type="float" office:value="85.4131544204094" table:style-name="ce1">
            <text:p>85.4131544204094</text:p>
          </table:table-cell>
          <table:table-cell office:value-type="float" office:value="86.0063233715225" table:style-name="ce1">
            <text:p>86.0063233715225</text:p>
          </table:table-cell>
          <table:table-cell office:value-type="float" office:value="86.5394027542058" table:style-name="ce1">
            <text:p>86.5394027542058</text:p>
          </table:table-cell>
          <table:table-cell office:value-type="float" office:value="87.0429400354455" table:style-name="ce1">
            <text:p>87.0429400354455</text:p>
          </table:table-cell>
          <table:table-cell office:value-type="float" office:value="87.5307603956004" table:style-name="ce1">
            <text:p>87.5307603956004</text:p>
          </table:table-cell>
          <table:table-cell office:value-type="float" office:value="88.0091324332727" table:style-name="ce1">
            <text:p>88.0091324332727</text:p>
          </table:table-cell>
          <table:table-cell office:value-type="float" office:value="88.4809099223366" table:style-name="ce1">
            <text:p>88.4809099223366</text:p>
          </table:table-cell>
          <table:table-cell office:value-type="float" office:value="88.9474033712099" table:style-name="ce1">
            <text:p>88.9474033712099</text:p>
          </table:table-cell>
          <table:table-cell office:value-type="float" office:value="89.4092257359063" table:style-name="ce1">
            <text:p>89.4092257359063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Thomas calculations IR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84691968911917" table:style-name="ce1">
            <text:p>0.484691968911917</text:p>
          </table:table-cell>
          <table:table-cell office:value-type="float" office:value="0.236647830310881" table:style-name="ce1">
            <text:p>0.236647830310881</text:p>
          </table:table-cell>
          <table:table-cell office:value-type="float" office:value="0.231607127643948" table:style-name="ce1">
            <text:p>0.231607127643948</text:p>
          </table:table-cell>
          <table:table-cell office:value-type="float" office:value="0.463214255287897" table:style-name="ce1">
            <text:p>0.463214255287897</text:p>
          </table:table-cell>
          <table:table-cell office:value-type="float" office:value="0.91507704015544" table:style-name="ce1">
            <text:p>0.91507704015544</text:p>
          </table:table-cell>
          <table:table-cell office:value-type="float" office:value="1.16232776162791" table:style-name="ce1">
            <text:p>1.16232776162791</text:p>
          </table:table-cell>
          <table:table-cell office:value-type="float" office:value="0.147221696891192" table:style-name="ce1">
            <text:p>0.147221696891192</text:p>
          </table:table-cell>
          <table:table-cell office:value-type="float" office:value="NA" table:style-name="ce1">
            <text:p>NA</text:p>
          </table:table-cell>
          <table:table-cell office:value-type="float" office:value="0.549639297279793" table:style-name="ce1">
            <text:p>0.549639297279793</text:p>
          </table:table-cell>
          <table:table-cell office:value-type="float" office:value="0.09148464306698" table:style-name="ce1">
            <text:p>0.09148464306698</text:p>
          </table:table-cell>
          <table:table-cell office:value-type="float" office:value="0.311880958230958" table:style-name="ce1">
            <text:p>0.311880958230958</text:p>
          </table:table-cell>
          <table:table-cell office:value-type="float" office:value="0.165768518654524" table:style-name="ce1">
            <text:p>0.165768518654524</text:p>
          </table:table-cell>
          <table:table-cell office:value-type="float" office:value="0.0952074544653349" table:style-name="ce1">
            <text:p>0.0952074544653349</text:p>
          </table:table-cell>
          <table:table-cell office:value-type="float" office:value="0.11797504857513" table:style-name="ce1">
            <text:p>0.11797504857513</text:p>
          </table:table-cell>
          <table:table-cell office:value-type="float" office:value="0.11682044286134" table:style-name="ce1">
            <text:p>0.11682044286134</text:p>
          </table:table-cell>
          <table:table-cell office:value-type="float" office:value="0.626069040697674" table:style-name="ce1">
            <text:p>0.626069040697674</text:p>
          </table:table-cell>
          <table:table-cell office:value-type="float" office:value="0.179246474735605" table:style-name="ce1">
            <text:p>0.179246474735605</text:p>
          </table:table-cell>
          <table:table-cell office:value-type="float" office:value="0.167281525259067" table:style-name="ce1">
            <text:p>0.167281525259067</text:p>
          </table:table-cell>
          <table:table-cell office:value-type="float" office:value="0.269179946386604" table:style-name="ce1">
            <text:p>0.269179946386604</text:p>
          </table:table-cell>
          <table:table-cell office:value-type="float" office:value="NA" table:style-name="ce1">
            <text:p>NA</text:p>
          </table:table-cell>
          <table:table-cell office:value-type="float" office:value="0.208215204015544" table:style-name="ce1">
            <text:p>0.208215204015544</text:p>
          </table:table-cell>
          <table:table-cell office:value-type="float" office:value="0.234709470475911" table:style-name="ce1">
            <text:p>0.234709470475911</text:p>
          </table:table-cell>
          <table:table-cell office:value-type="float" office:value="1.22493466569767" table:style-name="ce1">
            <text:p>1.22493466569767</text:p>
          </table:table-cell>
          <table:table-cell office:value-type="float" office:value="0.209683904964747" table:style-name="ce1">
            <text:p>0.209683904964747</text:p>
          </table:table-cell>
          <table:table-cell office:value-type="float" office:value="0.267580667098446" table:style-name="ce1">
            <text:p>0.267580667098446</text:p>
          </table:table-cell>
          <table:table-cell office:value-type="float" office:value="0.19193160987074" table:style-name="ce1">
            <text:p>0.19193160987074</text:p>
          </table:table-cell>
          <table:table-cell office:value-type="float" office:value="0.766121075581395" table:style-name="ce1">
            <text:p>0.766121075581395</text:p>
          </table:table-cell>
          <table:table-cell office:value-type="float" office:value="0.747117732558139" table:style-name="ce1">
            <text:p>0.747117732558139</text:p>
          </table:table-cell>
          <table:table-cell office:value-type="float" office:value="0.175592604289072" table:style-name="ce1">
            <text:p>0.175592604289072</text:p>
          </table:table-cell>
          <table:table-cell office:value-type="float" office:value="0.919970058139535" table:style-name="ce1">
            <text:p>0.919970058139535</text:p>
          </table:table-cell>
          <table:table-cell office:value-type="float" office:value="0.511201658476658" table:style-name="ce1">
            <text:p>0.511201658476658</text:p>
          </table:table-cell>
          <table:table-cell office:value-type="float" office:value="0.127058174206816" table:style-name="ce1">
            <text:p>0.127058174206816</text:p>
          </table:table-cell>
          <table:table-cell office:value-type="float" office:value="0.776664026162791" table:style-name="ce1">
            <text:p>0.776664026162791</text:p>
          </table:table-cell>
          <table:table-cell office:value-type="float" office:value="0.11437303907168" table:style-name="ce1">
            <text:p>0.11437303907168</text:p>
          </table:table-cell>
          <table:table-cell office:value-type="float" office:value="0.327634828009828" table:style-name="ce1">
            <text:p>0.327634828009828</text:p>
          </table:table-cell>
          <table:table-cell office:value-type="float" office:value="0.40440675872093" table:style-name="ce1">
            <text:p>0.40440675872093</text:p>
          </table:table-cell>
          <table:table-cell office:value-type="float" office:value="0.203679938471503" table:style-name="ce1">
            <text:p>0.203679938471503</text:p>
          </table:table-cell>
          <table:table-cell office:value-type="float" office:value="0.0380209349294947" table:style-name="ce1">
            <text:p>0.0380209349294947</text:p>
          </table:table-cell>
          <table:table-cell office:value-type="float" office:value="0.435905450581395" table:style-name="ce1">
            <text:p>0.435905450581395</text:p>
          </table:table-cell>
          <table:table-cell office:value-type="float" office:value="NA" table:style-name="ce1">
            <text:p>NA</text:p>
          </table:table-cell>
          <table:table-cell office:value-type="float" office:value="0.115786328584019" table:style-name="ce1">
            <text:p>0.115786328584019</text:p>
          </table:table-cell>
          <table:table-cell office:value-type="float" office:value="0.582102073255814" table:style-name="ce1">
            <text:p>0.582102073255814</text:p>
          </table:table-cell>
          <table:table-cell office:value-type="float" office:value="0.0170284150998825" table:style-name="ce1">
            <text:p>0.0170284150998825</text:p>
          </table:table-cell>
          <table:table-cell office:value-type="float" office:value="0.483622399795337" table:style-name="ce1">
            <text:p>0.483622399795337</text:p>
          </table:table-cell>
          <table:table-cell office:value-type="float" office:value="0.292124293886658" table:style-name="ce1">
            <text:p>0.292124293886658</text:p>
          </table:table-cell>
          <table:table-cell office:value-type="float" office:value="0.696720284650259" table:style-name="ce1">
            <text:p>0.696720284650259</text:p>
          </table:table-cell>
          <table:table-cell office:value-type="float" office:value="0.119459849549223" table:style-name="ce1">
            <text:p>0.119459849549223</text:p>
          </table:table-cell>
          <table:table-cell office:value-type="float" office:value="0.284669122051166" table:style-name="ce1">
            <text:p>0.284669122051166</text:p>
          </table:table-cell>
          <table:table-cell office:value-type="float" office:value="0.354083354393782" table:style-name="ce1">
            <text:p>0.354083354393782</text:p>
          </table:table-cell>
          <table:table-cell office:value-type="float" office:value="0.325749589134715" table:style-name="ce1">
            <text:p>0.325749589134715</text:p>
          </table:table-cell>
          <table:table-cell office:value-type="float" office:value="0.11818117290544" table:style-name="ce1">
            <text:p>0.11818117290544</text:p>
          </table:table-cell>
          <table:table-cell office:value-type="float" office:value="0.193504663212435" table:style-name="ce1">
            <text:p>0.193504663212435</text:p>
          </table:table-cell>
          <table:table-cell office:value-type="float" office:value="0.147726466131801" table:style-name="ce1">
            <text:p>0.147726466131801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0514831606218" table:style-name="ce1">
            <text:p>0.590514831606218</text:p>
          </table:table-cell>
          <table:table-cell office:value-type="float" office:value="0.378578384067357" table:style-name="ce1">
            <text:p>0.378578384067357</text:p>
          </table:table-cell>
          <table:table-cell office:value-type="float" office:value="0.256925692200352" table:style-name="ce1">
            <text:p>0.256925692200352</text:p>
          </table:table-cell>
          <table:table-cell office:value-type="float" office:value="0.513851384400705" table:style-name="ce1">
            <text:p>0.513851384400705</text:p>
          </table:table-cell>
          <table:table-cell office:value-type="float" office:value="1.29551604598446" table:style-name="ce1">
            <text:p>1.29551604598446</text:p>
          </table:table-cell>
          <table:table-cell office:value-type="float" office:value="1.97934135174419" table:style-name="ce1">
            <text:p>1.97934135174419</text:p>
          </table:table-cell>
          <table:table-cell office:value-type="float" office:value="0.387881492875648" table:style-name="ce1">
            <text:p>0.387881492875648</text:p>
          </table:table-cell>
          <table:table-cell office:value-type="float" office:value="NA" table:style-name="ce1">
            <text:p>NA</text:p>
          </table:table-cell>
          <table:table-cell office:value-type="float" office:value="0.912227963082901" table:style-name="ce1">
            <text:p>0.912227963082901</text:p>
          </table:table-cell>
          <table:table-cell office:value-type="float" office:value="0.114131745740306" table:style-name="ce1">
            <text:p>0.114131745740306</text:p>
          </table:table-cell>
          <table:table-cell office:value-type="float" office:value="0.755158323095823" table:style-name="ce1">
            <text:p>0.755158323095823</text:p>
          </table:table-cell>
          <table:table-cell office:value-type="float" office:value="0.304891359430082" table:style-name="ce1">
            <text:p>0.304891359430082</text:p>
          </table:table-cell>
          <table:table-cell office:value-type="float" office:value="0.15115303686839" table:style-name="ce1">
            <text:p>0.15115303686839</text:p>
          </table:table-cell>
          <table:table-cell office:value-type="float" office:value="0.215366968911917" table:style-name="ce1">
            <text:p>0.215366968911917</text:p>
          </table:table-cell>
          <table:table-cell office:value-type="float" office:value="0.14470705787309" table:style-name="ce1">
            <text:p>0.14470705787309</text:p>
          </table:table-cell>
          <table:table-cell office:value-type="float" office:value="1.10974316860465" table:style-name="ce1">
            <text:p>1.10974316860465</text:p>
          </table:table-cell>
          <table:table-cell office:value-type="float" office:value="0.268387125440658" table:style-name="ce1">
            <text:p>0.268387125440658</text:p>
          </table:table-cell>
          <table:table-cell office:value-type="float" office:value="0.412825453367876" table:style-name="ce1">
            <text:p>0.412825453367876</text:p>
          </table:table-cell>
          <table:table-cell office:value-type="float" office:value="0.510645630141011" table:style-name="ce1">
            <text:p>0.510645630141011</text:p>
          </table:table-cell>
          <table:table-cell office:value-type="float" office:value="NA" table:style-name="ce1">
            <text:p>NA</text:p>
          </table:table-cell>
          <table:table-cell office:value-type="float" office:value="0.568187370466321" table:style-name="ce1">
            <text:p>0.568187370466321</text:p>
          </table:table-cell>
          <table:table-cell office:value-type="float" office:value="0.518470428172738" table:style-name="ce1">
            <text:p>0.518470428172738</text:p>
          </table:table-cell>
          <table:table-cell office:value-type="float" office:value="2.10780915697674" table:style-name="ce1">
            <text:p>2.10780915697674</text:p>
          </table:table-cell>
          <table:table-cell office:value-type="float" office:value="0.434500348854289" table:style-name="ce1">
            <text:p>0.434500348854289</text:p>
          </table:table-cell>
          <table:table-cell office:value-type="float" office:value="0.607958160621762" table:style-name="ce1">
            <text:p>0.607958160621762</text:p>
          </table:table-cell>
          <table:table-cell office:value-type="float" office:value="0.398719994858989" table:style-name="ce1">
            <text:p>0.398719994858989</text:p>
          </table:table-cell>
          <table:table-cell office:value-type="float" office:value="2.00381140988372" table:style-name="ce1">
            <text:p>2.00381140988372</text:p>
          </table:table-cell>
          <table:table-cell office:value-type="float" office:value="1.7375042877907" table:style-name="ce1">
            <text:p>1.7375042877907</text:p>
          </table:table-cell>
          <table:table-cell office:value-type="float" office:value="0.36545598560517" table:style-name="ce1">
            <text:p>0.36545598560517</text:p>
          </table:table-cell>
          <table:table-cell office:value-type="float" office:value="1.6206207122093" table:style-name="ce1">
            <text:p>1.6206207122093</text:p>
          </table:table-cell>
          <table:table-cell office:value-type="float" office:value="1.00236850429975" table:style-name="ce1">
            <text:p>1.00236850429975</text:p>
          </table:table-cell>
          <table:table-cell office:value-type="float" office:value="0.284346955787309" table:style-name="ce1">
            <text:p>0.284346955787309</text:p>
          </table:table-cell>
          <table:table-cell office:value-type="float" office:value="1.39067158430233" table:style-name="ce1">
            <text:p>1.39067158430233</text:p>
          </table:table-cell>
          <table:table-cell office:value-type="float" office:value="0.253254586515864" table:style-name="ce1">
            <text:p>0.253254586515864</text:p>
          </table:table-cell>
          <table:table-cell office:value-type="float" office:value="0.742315494471744" table:style-name="ce1">
            <text:p>0.742315494471744</text:p>
          </table:table-cell>
          <table:table-cell office:value-type="float" office:value="0.857493313953488" table:style-name="ce1">
            <text:p>0.857493313953488</text:p>
          </table:table-cell>
          <table:table-cell office:value-type="float" office:value="0.450968199481865" table:style-name="ce1">
            <text:p>0.450968199481865</text:p>
          </table:table-cell>
          <table:table-cell office:value-type="float" office:value="0.167940158636898" table:style-name="ce1">
            <text:p>0.167940158636898</text:p>
          </table:table-cell>
          <table:table-cell office:value-type="float" office:value="1.2319632994186" table:style-name="ce1">
            <text:p>1.2319632994186</text:p>
          </table:table-cell>
          <table:table-cell office:value-type="float" office:value="NA" table:style-name="ce1">
            <text:p>NA</text:p>
          </table:table-cell>
          <table:table-cell office:value-type="float" office:value="0.348220747649824" table:style-name="ce1">
            <text:p>0.348220747649824</text:p>
          </table:table-cell>
          <table:table-cell office:value-type="float" office:value="1.42410740232558" table:style-name="ce1">
            <text:p>1.42410740232558</text:p>
          </table:table-cell>
          <table:table-cell office:value-type="float" office:value="0.0598407461809636" table:style-name="ce1">
            <text:p>0.0598407461809636</text:p>
          </table:table-cell>
          <table:table-cell office:value-type="float" office:value="1.00208160458744" table:style-name="ce1">
            <text:p>1.00208160458744</text:p>
          </table:table-cell>
          <table:table-cell office:value-type="float" office:value="0.661680762586788" table:style-name="ce1">
            <text:p>0.661680762586788</text:p>
          </table:table-cell>
          <table:table-cell office:value-type="float" office:value="1.05167920810687" table:style-name="ce1">
            <text:p>1.05167920810687</text:p>
          </table:table-cell>
          <table:table-cell office:value-type="float" office:value="0.315549079968264" table:style-name="ce1">
            <text:p>0.315549079968264</text:p>
          </table:table-cell>
          <table:table-cell office:value-type="float" office:value="0.558241056343912" table:style-name="ce1">
            <text:p>0.558241056343912</text:p>
          </table:table-cell>
          <table:table-cell office:value-type="float" office:value="0.99380222615285" table:style-name="ce1">
            <text:p>0.99380222615285</text:p>
          </table:table-cell>
          <table:table-cell office:value-type="float" office:value="0.471171528303109" table:style-name="ce1">
            <text:p>0.471171528303109</text:p>
          </table:table-cell>
          <table:table-cell office:value-type="float" office:value="0.341481291102979" table:style-name="ce1">
            <text:p>0.341481291102979</text:p>
          </table:table-cell>
          <table:table-cell office:value-type="float" office:value="0.506089119170984" table:style-name="ce1">
            <text:p>0.506089119170984</text:p>
          </table:table-cell>
          <table:table-cell office:value-type="float" office:value="0.426851613878724" table:style-name="ce1">
            <text:p>0.426851613878724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85572555051813" table:style-name="ce1">
            <text:p>0.585572555051813</text:p>
          </table:table-cell>
          <table:table-cell office:value-type="float" office:value="0.370380019430052" table:style-name="ce1">
            <text:p>0.370380019430052</text:p>
          </table:table-cell>
          <table:table-cell office:value-type="float" office:value="0.259424801703878" table:style-name="ce1">
            <text:p>0.259424801703878</text:p>
          </table:table-cell>
          <table:table-cell office:value-type="float" office:value="0.518849603407756" table:style-name="ce1">
            <text:p>0.518849603407756</text:p>
          </table:table-cell>
          <table:table-cell office:value-type="float" office:value="1.19858928108808" table:style-name="ce1">
            <text:p>1.19858928108808</text:p>
          </table:table-cell>
          <table:table-cell office:value-type="float" office:value="2.0565261627907" table:style-name="ce1">
            <text:p>2.0565261627907</text:p>
          </table:table-cell>
          <table:table-cell office:value-type="float" office:value="0.341889248704663" table:style-name="ce1">
            <text:p>0.341889248704663</text:p>
          </table:table-cell>
          <table:table-cell office:value-type="float" office:value="NA" table:style-name="ce1">
            <text:p>NA</text:p>
          </table:table-cell>
          <table:table-cell office:value-type="float" office:value="0.90222712111399" table:style-name="ce1">
            <text:p>0.90222712111399</text:p>
          </table:table-cell>
          <table:table-cell office:value-type="float" office:value="0.123059599001175" table:style-name="ce1">
            <text:p>0.123059599001175</text:p>
          </table:table-cell>
          <table:table-cell office:value-type="float" office:value="0.712405973587223" table:style-name="ce1">
            <text:p>0.712405973587223</text:p>
          </table:table-cell>
          <table:table-cell office:value-type="float" office:value="0.27641874632785" table:style-name="ce1">
            <text:p>0.27641874632785</text:p>
          </table:table-cell>
          <table:table-cell office:value-type="float" office:value="0.128230170387779" table:style-name="ce1">
            <text:p>0.128230170387779</text:p>
          </table:table-cell>
          <table:table-cell office:value-type="float" office:value="0.235891952720207" table:style-name="ce1">
            <text:p>0.235891952720207</text:p>
          </table:table-cell>
          <table:table-cell office:value-type="float" office:value="0.102067079171563" table:style-name="ce1">
            <text:p>0.102067079171563</text:p>
          </table:table-cell>
          <table:table-cell office:value-type="float" office:value="1.08982870639535" table:style-name="ce1">
            <text:p>1.08982870639535</text:p>
          </table:table-cell>
          <table:table-cell office:value-type="float" office:value="0.219025403936545" table:style-name="ce1">
            <text:p>0.219025403936545</text:p>
          </table:table-cell>
          <table:table-cell office:value-type="float" office:value="0.396079857512953" table:style-name="ce1">
            <text:p>0.396079857512953</text:p>
          </table:table-cell>
          <table:table-cell office:value-type="float" office:value="0.414128297591069" table:style-name="ce1">
            <text:p>0.414128297591069</text:p>
          </table:table-cell>
          <table:table-cell office:value-type="float" office:value="NA" table:style-name="ce1">
            <text:p>NA</text:p>
          </table:table-cell>
          <table:table-cell office:value-type="float" office:value="0.571734180699482" table:style-name="ce1">
            <text:p>0.571734180699482</text:p>
          </table:table-cell>
          <table:table-cell office:value-type="float" office:value="0.44649607447121" table:style-name="ce1">
            <text:p>0.44649607447121</text:p>
          </table:table-cell>
          <table:table-cell office:value-type="float" office:value="2.098828125" table:style-name="ce1">
            <text:p>2.098828125</text:p>
          </table:table-cell>
          <table:table-cell office:value-type="float" office:value="0.32071330787309" table:style-name="ce1">
            <text:p>0.32071330787309</text:p>
          </table:table-cell>
          <table:table-cell office:value-type="float" office:value="0.473993393782383" table:style-name="ce1">
            <text:p>0.473993393782383</text:p>
          </table:table-cell>
          <table:table-cell office:value-type="float" office:value="0.247463546562867" table:style-name="ce1">
            <text:p>0.247463546562867</text:p>
          </table:table-cell>
          <table:table-cell office:value-type="float" office:value="2.00172885174419" table:style-name="ce1">
            <text:p>2.00172885174419</text:p>
          </table:table-cell>
          <table:table-cell office:value-type="float" office:value="1.49709898255814" table:style-name="ce1">
            <text:p>1.49709898255814</text:p>
          </table:table-cell>
          <table:table-cell office:value-type="float" office:value="0.259838447414806" table:style-name="ce1">
            <text:p>0.259838447414806</text:p>
          </table:table-cell>
          <table:table-cell office:value-type="float" office:value="1.53653742732558" table:style-name="ce1">
            <text:p>1.53653742732558</text:p>
          </table:table-cell>
          <table:table-cell office:value-type="float" office:value="0.874967644348894" table:style-name="ce1">
            <text:p>0.874967644348894</text:p>
          </table:table-cell>
          <table:table-cell office:value-type="float" office:value="0.174179314776733" table:style-name="ce1">
            <text:p>0.174179314776733</text:p>
          </table:table-cell>
          <table:table-cell office:value-type="float" office:value="1.09815893895349" table:style-name="ce1">
            <text:p>1.09815893895349</text:p>
          </table:table-cell>
          <table:table-cell office:value-type="float" office:value="0.0360561178025852" table:style-name="ce1">
            <text:p>0.0360561178025852</text:p>
          </table:table-cell>
          <table:table-cell office:value-type="float" office:value="0.513085273341523" table:style-name="ce1">
            <text:p>0.513085273341523</text:p>
          </table:table-cell>
          <table:table-cell office:value-type="float" office:value="0.537690479651163" table:style-name="ce1">
            <text:p>0.537690479651163</text:p>
          </table:table-cell>
          <table:table-cell office:value-type="float" office:value="0.434571470207254" table:style-name="ce1">
            <text:p>0.434571470207254</text:p>
          </table:table-cell>
          <table:table-cell office:value-type="float" office:value="0.0723879994124559" table:style-name="ce1">
            <text:p>0.0723879994124559</text:p>
          </table:table-cell>
          <table:table-cell office:value-type="float" office:value="0.875325218023256" table:style-name="ce1">
            <text:p>0.875325218023256</text:p>
          </table:table-cell>
          <table:table-cell office:value-type="float" office:value="NA" table:style-name="ce1">
            <text:p>NA</text:p>
          </table:table-cell>
          <table:table-cell office:value-type="float" office:value="0.171490617655699" table:style-name="ce1">
            <text:p>0.171490617655699</text:p>
          </table:table-cell>
          <table:table-cell office:value-type="float" office:value="1.64510638953488" table:style-name="ce1">
            <text:p>1.64510638953488</text:p>
          </table:table-cell>
          <table:table-cell office:value-type="float" office:value="0.0168215922444183" table:style-name="ce1">
            <text:p>0.0168215922444183</text:p>
          </table:table-cell>
          <table:table-cell office:value-type="float" office:value="0.718030153142487" table:style-name="ce1">
            <text:p>0.718030153142487</text:p>
          </table:table-cell>
          <table:table-cell office:value-type="float" office:value="0.421627966542746" table:style-name="ce1">
            <text:p>0.421627966542746</text:p>
          </table:table-cell>
          <table:table-cell office:value-type="float" office:value="0.548793237678109" table:style-name="ce1">
            <text:p>0.548793237678109</text:p>
          </table:table-cell>
          <table:table-cell office:value-type="float" office:value="0.139015117608808" table:style-name="ce1">
            <text:p>0.139015117608808</text:p>
          </table:table-cell>
          <table:table-cell office:value-type="float" office:value="0.159410211411917" table:style-name="ce1">
            <text:p>0.159410211411917</text:p>
          </table:table-cell>
          <table:table-cell office:value-type="float" office:value="0.311717938820596" table:style-name="ce1">
            <text:p>0.311717938820596</text:p>
          </table:table-cell>
          <table:table-cell office:value-type="float" office:value="0.248786399541451" table:style-name="ce1">
            <text:p>0.248786399541451</text:p>
          </table:table-cell>
          <table:table-cell office:value-type="float" office:value="0.147590617873057" table:style-name="ce1">
            <text:p>0.147590617873057</text:p>
          </table:table-cell>
          <table:table-cell office:value-type="float" office:value="0.152570984455959" table:style-name="ce1">
            <text:p>0.152570984455959</text:p>
          </table:table-cell>
          <table:table-cell office:value-type="float" office:value="0.184488272341321" table:style-name="ce1">
            <text:p>0.18448827234132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3712775259067" table:style-name="ce1">
            <text:p>0.593712775259067</text:p>
          </table:table-cell>
          <table:table-cell office:value-type="float" office:value="0.376775906735751" table:style-name="ce1">
            <text:p>0.376775906735751</text:p>
          </table:table-cell>
          <table:table-cell office:value-type="float" office:value="0.272919993022914" table:style-name="ce1">
            <text:p>0.272919993022914</text:p>
          </table:table-cell>
          <table:table-cell office:value-type="float" office:value="0.545839986045828" table:style-name="ce1">
            <text:p>0.545839986045828</text:p>
          </table:table-cell>
          <table:table-cell office:value-type="float" office:value="1.37668567033679" table:style-name="ce1">
            <text:p>1.37668567033679</text:p>
          </table:table-cell>
          <table:table-cell office:value-type="float" office:value="2.15076191860465" table:style-name="ce1">
            <text:p>2.15076191860465</text:p>
          </table:table-cell>
          <table:table-cell office:value-type="float" office:value="0.332586139896373" table:style-name="ce1">
            <text:p>0.332586139896373</text:p>
          </table:table-cell>
          <table:table-cell office:value-type="float" office:value="NA" table:style-name="ce1">
            <text:p>NA</text:p>
          </table:table-cell>
          <table:table-cell office:value-type="float" office:value="0.857862920984456" table:style-name="ce1">
            <text:p>0.857862920984456</text:p>
          </table:table-cell>
          <table:table-cell office:value-type="float" office:value="0.124748652320799" table:style-name="ce1">
            <text:p>0.124748652320799</text:p>
          </table:table-cell>
          <table:table-cell office:value-type="float" office:value="0.698478639434889" table:style-name="ce1">
            <text:p>0.698478639434889</text:p>
          </table:table-cell>
          <table:table-cell office:value-type="float" office:value="0.296239269976498" table:style-name="ce1">
            <text:p>0.296239269976498</text:p>
          </table:table-cell>
          <table:table-cell office:value-type="float" office:value="0.161011592978848" table:style-name="ce1">
            <text:p>0.161011592978848</text:p>
          </table:table-cell>
          <table:table-cell office:value-type="float" office:value="0.280837597150259" table:style-name="ce1">
            <text:p>0.280837597150259</text:p>
          </table:table-cell>
          <table:table-cell office:value-type="float" office:value="0.181418114717979" table:style-name="ce1">
            <text:p>0.181418114717979</text:p>
          </table:table-cell>
          <table:table-cell office:value-type="float" office:value="1.06809200581395" table:style-name="ce1">
            <text:p>1.06809200581395</text:p>
          </table:table-cell>
          <table:table-cell office:value-type="float" office:value="0.256770575058754" table:style-name="ce1">
            <text:p>0.256770575058754</text:p>
          </table:table-cell>
          <table:table-cell office:value-type="float" office:value="0.386602315414508" table:style-name="ce1">
            <text:p>0.386602315414508</text:p>
          </table:table-cell>
          <table:table-cell office:value-type="float" office:value="0.492307336956522" table:style-name="ce1">
            <text:p>0.492307336956522</text:p>
          </table:table-cell>
          <table:table-cell office:value-type="float" office:value="NA" table:style-name="ce1">
            <text:p>NA</text:p>
          </table:table-cell>
          <table:table-cell office:value-type="float" office:value="0.474632982512953" table:style-name="ce1">
            <text:p>0.474632982512953</text:p>
          </table:table-cell>
          <table:table-cell office:value-type="float" office:value="0.501338601645123" table:style-name="ce1">
            <text:p>0.501338601645123</text:p>
          </table:table-cell>
          <table:table-cell office:value-type="float" office:value="2.17926693313953" table:style-name="ce1">
            <text:p>2.17926693313953</text:p>
          </table:table-cell>
          <table:table-cell office:value-type="float" office:value="0.386034859723854" table:style-name="ce1">
            <text:p>0.386034859723854</text:p>
          </table:table-cell>
          <table:table-cell office:value-type="float" office:value="0.546848364637306" table:style-name="ce1">
            <text:p>0.546848364637306</text:p>
          </table:table-cell>
          <table:table-cell office:value-type="float" office:value="0.376038421709753" table:style-name="ce1">
            <text:p>0.376038421709753</text:p>
          </table:table-cell>
          <table:table-cell office:value-type="float" office:value="1.82692412790698" table:style-name="ce1">
            <text:p>1.82692412790698</text:p>
          </table:table-cell>
          <table:table-cell office:value-type="float" office:value="1.7468757994186" table:style-name="ce1">
            <text:p>1.7468757994186</text:p>
          </table:table-cell>
          <table:table-cell office:value-type="float" office:value="0.297066561398355" table:style-name="ce1">
            <text:p>0.297066561398355</text:p>
          </table:table-cell>
          <table:table-cell office:value-type="float" office:value="1.58769026162791" table:style-name="ce1">
            <text:p>1.58769026162791</text:p>
          </table:table-cell>
          <table:table-cell office:value-type="float" office:value="0.870115909090909" table:style-name="ce1">
            <text:p>0.870115909090909</text:p>
          </table:table-cell>
          <table:table-cell office:value-type="float" office:value="0.294481275705053" table:style-name="ce1">
            <text:p>0.294481275705053</text:p>
          </table:table-cell>
          <table:table-cell office:value-type="float" office:value="1.37696140988372" table:style-name="ce1">
            <text:p>1.37696140988372</text:p>
          </table:table-cell>
          <table:table-cell office:value-type="float" office:value="0.2411209789953" table:style-name="ce1">
            <text:p>0.2411209789953</text:p>
          </table:table-cell>
          <table:table-cell office:value-type="float" office:value="0.727760288697789" table:style-name="ce1">
            <text:p>0.727760288697789</text:p>
          </table:table-cell>
          <table:table-cell office:value-type="float" office:value="0.966176816860465" table:style-name="ce1">
            <text:p>0.966176816860465</text:p>
          </table:table-cell>
          <table:table-cell office:value-type="float" office:value="0.469574417098446" table:style-name="ce1">
            <text:p>0.469574417098446</text:p>
          </table:table-cell>
          <table:table-cell office:value-type="float" office:value="0.249152599882491" table:style-name="ce1">
            <text:p>0.249152599882491</text:p>
          </table:table-cell>
          <table:table-cell office:value-type="float" office:value="1.03698379360465" table:style-name="ce1">
            <text:p>1.03698379360465</text:p>
          </table:table-cell>
          <table:table-cell office:value-type="float" office:value="NA" table:style-name="ce1">
            <text:p>NA</text:p>
          </table:table-cell>
          <table:table-cell office:value-type="float" office:value="0.32219553833725" table:style-name="ce1">
            <text:p>0.32219553833725</text:p>
          </table:table-cell>
          <table:table-cell office:value-type="float" office:value="1.03303422209302" table:style-name="ce1">
            <text:p>1.03303422209302</text:p>
          </table:table-cell>
          <table:table-cell office:value-type="float" office:value="0.0969999192126909" table:style-name="ce1">
            <text:p>0.0969999192126909</text:p>
          </table:table-cell>
          <table:table-cell office:value-type="float" office:value="0.879402960017487" table:style-name="ce1">
            <text:p>0.879402960017487</text:p>
          </table:table-cell>
          <table:table-cell office:value-type="float" office:value="0.696619099387306" table:style-name="ce1">
            <text:p>0.696619099387306</text:p>
          </table:table-cell>
          <table:table-cell office:value-type="float" office:value="1.23637512738731" table:style-name="ce1">
            <text:p>1.23637512738731</text:p>
          </table:table-cell>
          <table:table-cell office:value-type="float" office:value="0.339240511754534" table:style-name="ce1">
            <text:p>0.339240511754534</text:p>
          </table:table-cell>
          <table:table-cell office:value-type="float" office:value="0.522293250835492" table:style-name="ce1">
            <text:p>0.522293250835492</text:p>
          </table:table-cell>
          <table:table-cell office:value-type="float" office:value="0.910283827313472" table:style-name="ce1">
            <text:p>0.910283827313472</text:p>
          </table:table-cell>
          <table:table-cell office:value-type="float" office:value="0.579825185135363" table:style-name="ce1">
            <text:p>0.579825185135363</text:p>
          </table:table-cell>
          <table:table-cell office:value-type="float" office:value="0.385403012119819" table:style-name="ce1">
            <text:p>0.385403012119819</text:p>
          </table:table-cell>
          <table:table-cell office:value-type="float" office:value="0.51074067357513" table:style-name="ce1">
            <text:p>0.51074067357513</text:p>
          </table:table-cell>
          <table:table-cell office:value-type="float" office:value="0.481753765149773" table:style-name="ce1">
            <text:p>0.481753765149773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74400404792746" table:style-name="ce1">
            <text:p>0.474400404792746</text:p>
          </table:table-cell>
          <table:table-cell office:value-type="float" office:value="0.287233484455959" table:style-name="ce1">
            <text:p>0.287233484455959</text:p>
          </table:table-cell>
          <table:table-cell office:value-type="float" office:value="0.253909525558167" table:style-name="ce1">
            <text:p>0.253909525558167</text:p>
          </table:table-cell>
          <table:table-cell office:value-type="float" office:value="0.507819051116334" table:style-name="ce1">
            <text:p>0.507819051116334</text:p>
          </table:table-cell>
          <table:table-cell office:value-type="float" office:value="0.682092308937824" table:style-name="ce1">
            <text:p>0.682092308937824</text:p>
          </table:table-cell>
          <table:table-cell office:value-type="float" office:value="1.27348430232558" table:style-name="ce1">
            <text:p>1.27348430232558</text:p>
          </table:table-cell>
          <table:table-cell office:value-type="float" office:value="0.17891041126943" table:style-name="ce1">
            <text:p>0.17891041126943</text:p>
          </table:table-cell>
          <table:table-cell office:value-type="float" office:value="NA" table:style-name="ce1">
            <text:p>NA</text:p>
          </table:table-cell>
          <table:table-cell office:value-type="float" office:value="0.495739410621762" table:style-name="ce1">
            <text:p>0.495739410621762</text:p>
          </table:table-cell>
          <table:table-cell office:value-type="float" office:value="0.0851420754994124" table:style-name="ce1">
            <text:p>0.0851420754994124</text:p>
          </table:table-cell>
          <table:table-cell office:value-type="float" office:value="0.378321191646192" table:style-name="ce1">
            <text:p>0.378321191646192</text:p>
          </table:table-cell>
          <table:table-cell office:value-type="float" office:value="0.108271764835488" table:style-name="ce1">
            <text:p>0.108271764835488</text:p>
          </table:table-cell>
          <table:table-cell office:value-type="float" office:value="0.0837977269388954" table:style-name="ce1">
            <text:p>0.0837977269388954</text:p>
          </table:table-cell>
          <table:table-cell office:value-type="float" office:value="0.114311949481865" table:style-name="ce1">
            <text:p>0.114311949481865</text:p>
          </table:table-cell>
          <table:table-cell office:value-type="float" office:value="0.142845652173913" table:style-name="ce1">
            <text:p>0.142845652173913</text:p>
          </table:table-cell>
          <table:table-cell office:value-type="float" office:value="0.547973110465116" table:style-name="ce1">
            <text:p>0.547973110465116</text:p>
          </table:table-cell>
          <table:table-cell office:value-type="float" office:value="0.218611758225617" table:style-name="ce1">
            <text:p>0.218611758225617</text:p>
          </table:table-cell>
          <table:table-cell office:value-type="float" office:value="0.0640170174870466" table:style-name="ce1">
            <text:p>0.0640170174870466</text:p>
          </table:table-cell>
          <table:table-cell office:value-type="float" office:value="0.258114923619271" table:style-name="ce1">
            <text:p>0.258114923619271</text:p>
          </table:table-cell>
          <table:table-cell office:value-type="float" office:value="NA" table:style-name="ce1">
            <text:p>NA</text:p>
          </table:table-cell>
          <table:table-cell office:value-type="float" office:value="0.24688125" table:style-name="ce1">
            <text:p>0.24688125</text:p>
          </table:table-cell>
          <table:table-cell office:value-type="float" office:value="0.215130240158637" table:style-name="ce1">
            <text:p>0.215130240158637</text:p>
          </table:table-cell>
          <table:table-cell office:value-type="float" office:value="1.28884316860465" table:style-name="ce1">
            <text:p>1.28884316860465</text:p>
          </table:table-cell>
          <table:table-cell office:value-type="float" office:value="0.185864806110458" table:style-name="ce1">
            <text:p>0.185864806110458</text:p>
          </table:table-cell>
          <table:table-cell office:value-type="float" office:value="0.310781978626943" table:style-name="ce1">
            <text:p>0.310781978626943</text:p>
          </table:table-cell>
          <table:table-cell office:value-type="float" office:value="0.130953337984724" table:style-name="ce1">
            <text:p>0.130953337984724</text:p>
          </table:table-cell>
          <table:table-cell office:value-type="float" office:value="0.883134811046512" table:style-name="ce1">
            <text:p>0.883134811046512</text:p>
          </table:table-cell>
          <table:table-cell office:value-type="float" office:value="0.663945566860465" table:style-name="ce1">
            <text:p>0.663945566860465</text:p>
          </table:table-cell>
          <table:table-cell office:value-type="float" office:value="0.191069847972973" table:style-name="ce1">
            <text:p>0.191069847972973</text:p>
          </table:table-cell>
          <table:table-cell office:value-type="float" office:value="0.930903488372093" table:style-name="ce1">
            <text:p>0.930903488372093</text:p>
          </table:table-cell>
          <table:table-cell office:value-type="float" office:value="0.640486133292383" table:style-name="ce1">
            <text:p>0.640486133292383</text:p>
          </table:table-cell>
          <table:table-cell office:value-type="float" office:value="0.124679711368978" table:style-name="ce1">
            <text:p>0.124679711368978</text:p>
          </table:table-cell>
          <table:table-cell office:value-type="float" office:value="0.822740625" table:style-name="ce1">
            <text:p>0.822740625</text:p>
          </table:table-cell>
          <table:table-cell office:value-type="float" office:value="0.130953337984724" table:style-name="ce1">
            <text:p>0.130953337984724</text:p>
          </table:table-cell>
          <table:table-cell office:value-type="float" office:value="0.404178086609337" table:style-name="ce1">
            <text:p>0.404178086609337</text:p>
          </table:table-cell>
          <table:table-cell office:value-type="float" office:value="0.539773037790698" table:style-name="ce1">
            <text:p>0.539773037790698</text:p>
          </table:table-cell>
          <table:table-cell office:value-type="float" office:value="0.204086949481865" table:style-name="ce1">
            <text:p>0.204086949481865</text:p>
          </table:table-cell>
          <table:table-cell office:value-type="float" office:value="0.113201042890717" table:style-name="ce1">
            <text:p>0.113201042890717</text:p>
          </table:table-cell>
          <table:table-cell office:value-type="float" office:value="0.67305675872093" table:style-name="ce1">
            <text:p>0.67305675872093</text:p>
          </table:table-cell>
          <table:table-cell office:value-type="float" office:value="NA" table:style-name="ce1">
            <text:p>NA</text:p>
          </table:table-cell>
          <table:table-cell office:value-type="float" office:value="0.158288425381904" table:style-name="ce1">
            <text:p>0.158288425381904</text:p>
          </table:table-cell>
          <table:table-cell office:value-type="float" office:value="0.429408910465116" table:style-name="ce1">
            <text:p>0.429408910465116</text:p>
          </table:table-cell>
          <table:table-cell office:value-type="float" office:value="0.0294033159518214" table:style-name="ce1">
            <text:p>0.0294033159518214</text:p>
          </table:table-cell>
          <table:table-cell office:value-type="float" office:value="0.439658526392487" table:style-name="ce1">
            <text:p>0.439658526392487</text:p>
          </table:table-cell>
          <table:table-cell office:value-type="float" office:value="0.421734854611399" table:style-name="ce1">
            <text:p>0.421734854611399</text:p>
          </table:table-cell>
          <table:table-cell office:value-type="float" office:value="0.70149101885557" table:style-name="ce1">
            <text:p>0.70149101885557</text:p>
          </table:table-cell>
          <table:table-cell office:value-type="float" office:value="0.209659597711788" table:style-name="ce1">
            <text:p>0.209659597711788</text:p>
          </table:table-cell>
          <table:table-cell office:value-type="float" office:value="0.335417466637306" table:style-name="ce1">
            <text:p>0.335417466637306</text:p>
          </table:table-cell>
          <table:table-cell office:value-type="float" office:value="0.500588607246762" table:style-name="ce1">
            <text:p>0.500588607246762</text:p>
          </table:table-cell>
          <table:table-cell office:value-type="float" office:value="0.327168590770725" table:style-name="ce1">
            <text:p>0.327168590770725</text:p>
          </table:table-cell>
          <table:table-cell office:value-type="float" office:value="0.233902709277202" table:style-name="ce1">
            <text:p>0.233902709277202</text:p>
          </table:table-cell>
          <table:table-cell office:value-type="float" office:value="0.298629792746114" table:style-name="ce1">
            <text:p>0.298629792746114</text:p>
          </table:table-cell>
          <table:table-cell office:value-type="float" office:value="0.292378386596503" table:style-name="ce1">
            <text:p>0.292378386596503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75106557642487" table:style-name="ce1">
            <text:p>0.575106557642487</text:p>
          </table:table-cell>
          <table:table-cell office:value-type="float" office:value="0.402359455958549" table:style-name="ce1">
            <text:p>0.402359455958549</text:p>
          </table:table-cell>
          <table:table-cell office:value-type="float" office:value="0.254633405552291" table:style-name="ce1">
            <text:p>0.254633405552291</text:p>
          </table:table-cell>
          <table:table-cell office:value-type="float" office:value="0.509266811104583" table:style-name="ce1">
            <text:p>0.509266811104583</text:p>
          </table:table-cell>
          <table:table-cell office:value-type="float" office:value="1.18248327396373" table:style-name="ce1">
            <text:p>1.18248327396373</text:p>
          </table:table-cell>
          <table:table-cell office:value-type="float" office:value="2.23979127906977" table:style-name="ce1">
            <text:p>2.23979127906977</text:p>
          </table:table-cell>
          <table:table-cell office:value-type="float" office:value="0.433524870466321" table:style-name="ce1">
            <text:p>0.433524870466321</text:p>
          </table:table-cell>
          <table:table-cell office:value-type="float" office:value="NA" table:style-name="ce1">
            <text:p>NA</text:p>
          </table:table-cell>
          <table:table-cell office:value-type="float" office:value="0.907227542098446" table:style-name="ce1">
            <text:p>0.907227542098446</text:p>
          </table:table-cell>
          <table:table-cell office:value-type="float" office:value="0.0972412125440658" table:style-name="ce1">
            <text:p>0.0972412125440658</text:p>
          </table:table-cell>
          <table:table-cell office:value-type="float" office:value="0.721881127149877" table:style-name="ce1">
            <text:p>0.721881127149877</text:p>
          </table:table-cell>
          <table:table-cell office:value-type="float" office:value="0.289310704318449" table:style-name="ce1">
            <text:p>0.289310704318449</text:p>
          </table:table-cell>
          <table:table-cell office:value-type="float" office:value="0.123473244712103" table:style-name="ce1">
            <text:p>0.123473244712103</text:p>
          </table:table-cell>
          <table:table-cell office:value-type="float" office:value="0.285082140544041" table:style-name="ce1">
            <text:p>0.285082140544041</text:p>
          </table:table-cell>
          <table:table-cell office:value-type="float" office:value="0.167733335781434" table:style-name="ce1">
            <text:p>0.167733335781434</text:p>
          </table:table-cell>
          <table:table-cell office:value-type="float" office:value="1.20762340116279" table:style-name="ce1">
            <text:p>1.20762340116279</text:p>
          </table:table-cell>
          <table:table-cell office:value-type="float" office:value="0.291723637632197" table:style-name="ce1">
            <text:p>0.291723637632197</text:p>
          </table:table-cell>
          <table:table-cell office:value-type="float" office:value="0.380555294689119" table:style-name="ce1">
            <text:p>0.380555294689119</text:p>
          </table:table-cell>
          <table:table-cell office:value-type="float" office:value="0.5463915136604" table:style-name="ce1">
            <text:p>0.5463915136604</text:p>
          </table:table-cell>
          <table:table-cell office:value-type="float" office:value="NA" table:style-name="ce1">
            <text:p>NA</text:p>
          </table:table-cell>
          <table:table-cell office:value-type="float" office:value="0.613423737046632" table:style-name="ce1">
            <text:p>0.613423737046632</text:p>
          </table:table-cell>
          <table:table-cell office:value-type="float" office:value="0.545702104142186" table:style-name="ce1">
            <text:p>0.545702104142186</text:p>
          </table:table-cell>
          <table:table-cell office:value-type="float" office:value="2.33676039244186" table:style-name="ce1">
            <text:p>2.33676039244186</text:p>
          </table:table-cell>
          <table:table-cell office:value-type="float" office:value="0.422814857520564" table:style-name="ce1">
            <text:p>0.422814857520564</text:p>
          </table:table-cell>
          <table:table-cell office:value-type="float" office:value="0.718490722150259" table:style-name="ce1">
            <text:p>0.718490722150259</text:p>
          </table:table-cell>
          <table:table-cell office:value-type="float" office:value="0.369557972238543" table:style-name="ce1">
            <text:p>0.369557972238543</text:p>
          </table:table-cell>
          <table:table-cell office:value-type="float" office:value="2.1722382994186" table:style-name="ce1">
            <text:p>2.1722382994186</text:p>
          </table:table-cell>
          <table:table-cell office:value-type="float" office:value="1.77759353197674" table:style-name="ce1">
            <text:p>1.77759353197674</text:p>
          </table:table-cell>
          <table:table-cell office:value-type="float" office:value="0.407613377643948" table:style-name="ce1">
            <text:p>0.407613377643948</text:p>
          </table:table-cell>
          <table:table-cell office:value-type="float" office:value="1.6461320494186" table:style-name="ce1">
            <text:p>1.6461320494186</text:p>
          </table:table-cell>
          <table:table-cell office:value-type="float" office:value="1.0286249539312" table:style-name="ce1">
            <text:p>1.0286249539312</text:p>
          </table:table-cell>
          <table:table-cell office:value-type="float" office:value="0.30230607373678" table:style-name="ce1">
            <text:p>0.30230607373678</text:p>
          </table:table-cell>
          <table:table-cell office:value-type="float" office:value="1.45596845930233" table:style-name="ce1">
            <text:p>1.45596845930233</text:p>
          </table:table-cell>
          <table:table-cell office:value-type="float" office:value="0.302375014688602" table:style-name="ce1">
            <text:p>0.302375014688602</text:p>
          </table:table-cell>
          <table:table-cell office:value-type="float" office:value="0.720625383906634" table:style-name="ce1">
            <text:p>0.720625383906634</text:p>
          </table:table-cell>
          <table:table-cell office:value-type="float" office:value="0.982446802325581" table:style-name="ce1">
            <text:p>0.982446802325581</text:p>
          </table:table-cell>
          <table:table-cell office:value-type="float" office:value="0.478412370466321" table:style-name="ce1">
            <text:p>0.478412370466321</text:p>
          </table:table-cell>
          <table:table-cell office:value-type="float" office:value="0.248015074177438" table:style-name="ce1">
            <text:p>0.248015074177438</text:p>
          </table:table-cell>
          <table:table-cell office:value-type="float" office:value="1.26398263081395" table:style-name="ce1">
            <text:p>1.26398263081395</text:p>
          </table:table-cell>
          <table:table-cell office:value-type="float" office:value="NA" table:style-name="ce1">
            <text:p>NA</text:p>
          </table:table-cell>
          <table:table-cell office:value-type="float" office:value="0.374211486486486" table:style-name="ce1">
            <text:p>0.374211486486486</text:p>
          </table:table-cell>
          <table:table-cell office:value-type="float" office:value="1.51117499302326" table:style-name="ce1">
            <text:p>1.51117499302326</text:p>
          </table:table-cell>
          <table:table-cell office:value-type="float" office:value="0.105203892479436" table:style-name="ce1">
            <text:p>0.105203892479436</text:p>
          </table:table-cell>
          <table:table-cell office:value-type="float" office:value="1.29210520068653" table:style-name="ce1">
            <text:p>1.29210520068653</text:p>
          </table:table-cell>
          <table:table-cell office:value-type="float" office:value="0.735335989187176" table:style-name="ce1">
            <text:p>0.735335989187176</text:p>
          </table:table-cell>
          <table:table-cell office:value-type="float" office:value="1.33784794943394" table:style-name="ce1">
            <text:p>1.33784794943394</text:p>
          </table:table-cell>
          <table:table-cell office:value-type="float" office:value="0.42313656564443" table:style-name="ce1">
            <text:p>0.42313656564443</text:p>
          </table:table-cell>
          <table:table-cell office:value-type="float" office:value="0.558135368376296" table:style-name="ce1">
            <text:p>0.558135368376296</text:p>
          </table:table-cell>
          <table:table-cell office:value-type="float" office:value="0.866309406511011" table:style-name="ce1">
            <text:p>0.866309406511011</text:p>
          </table:table-cell>
          <table:table-cell office:value-type="float" office:value="0.638479844189767" table:style-name="ce1">
            <text:p>0.638479844189767</text:p>
          </table:table-cell>
          <table:table-cell office:value-type="float" office:value="0.436098610404793" table:style-name="ce1">
            <text:p>0.436098610404793</text:p>
          </table:table-cell>
          <table:table-cell office:value-type="float" office:value="0.571210880829015" table:style-name="ce1">
            <text:p>0.571210880829015</text:p>
          </table:table-cell>
          <table:table-cell office:value-type="float" office:value="0.545123263005991" table:style-name="ce1">
            <text:p>0.545123263005991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16040236398964" table:style-name="ce1">
            <text:p>0.616040236398964</text:p>
          </table:table-cell>
          <table:table-cell office:value-type="float" office:value="0.257579825129534" table:style-name="ce1">
            <text:p>0.257579825129534</text:p>
          </table:table-cell>
          <table:table-cell office:value-type="float" office:value="0.242344680890129" table:style-name="ce1">
            <text:p>0.242344680890129</text:p>
          </table:table-cell>
          <table:table-cell office:value-type="float" office:value="0.484689361780259" table:style-name="ce1">
            <text:p>0.484689361780259</text:p>
          </table:table-cell>
          <table:table-cell office:value-type="float" office:value="1.5086735265544" table:style-name="ce1">
            <text:p>1.5086735265544</text:p>
          </table:table-cell>
          <table:table-cell office:value-type="float" office:value="1.53731838662791" table:style-name="ce1">
            <text:p>1.53731838662791</text:p>
          </table:table-cell>
          <table:table-cell office:value-type="float" office:value="0.237229274611399" table:style-name="ce1">
            <text:p>0.237229274611399</text:p>
          </table:table-cell>
          <table:table-cell office:value-type="float" office:value="NA" table:style-name="ce1">
            <text:p>NA</text:p>
          </table:table-cell>
          <table:table-cell office:value-type="float" office:value="0.619994057642487" table:style-name="ce1">
            <text:p>0.619994057642487</text:p>
          </table:table-cell>
          <table:table-cell office:value-type="float" office:value="0.133366271298472" table:style-name="ce1">
            <text:p>0.133366271298472</text:p>
          </table:table-cell>
          <table:table-cell office:value-type="float" office:value="0.391506495700246" table:style-name="ce1">
            <text:p>0.391506495700246</text:p>
          </table:table-cell>
          <table:table-cell office:value-type="float" office:value="0.308097113689777" table:style-name="ce1">
            <text:p>0.308097113689777</text:p>
          </table:table-cell>
          <table:table-cell office:value-type="float" office:value="0.10489365819624" table:style-name="ce1">
            <text:p>0.10489365819624</text:p>
          </table:table-cell>
          <table:table-cell office:value-type="float" office:value="0.326655408031088" table:style-name="ce1">
            <text:p>0.326655408031088</text:p>
          </table:table-cell>
          <table:table-cell office:value-type="float" office:value="0.152497385428907" table:style-name="ce1">
            <text:p>0.152497385428907</text:p>
          </table:table-cell>
          <table:table-cell office:value-type="float" office:value="1.08839694767442" table:style-name="ce1">
            <text:p>1.08839694767442</text:p>
          </table:table-cell>
          <table:table-cell office:value-type="float" office:value="0.257977041715629" table:style-name="ce1">
            <text:p>0.257977041715629</text:p>
          </table:table-cell>
          <table:table-cell office:value-type="float" office:value="0.509926651554404" table:style-name="ce1">
            <text:p>0.509926651554404</text:p>
          </table:table-cell>
          <table:table-cell office:value-type="float" office:value="0.410233133813161" table:style-name="ce1">
            <text:p>0.410233133813161</text:p>
          </table:table-cell>
          <table:table-cell office:value-type="float" office:value="NA" table:style-name="ce1">
            <text:p>NA</text:p>
          </table:table-cell>
          <table:table-cell office:value-type="float" office:value="0.409918231865285" table:style-name="ce1">
            <text:p>0.409918231865285</text:p>
          </table:table-cell>
          <table:table-cell office:value-type="float" office:value="0.577380471504113" table:style-name="ce1">
            <text:p>0.577380471504113</text:p>
          </table:table-cell>
          <table:table-cell office:value-type="float" office:value="1.9134804505814" table:style-name="ce1">
            <text:p>1.9134804505814</text:p>
          </table:table-cell>
          <table:table-cell office:value-type="float" office:value="0.406544792890717" table:style-name="ce1">
            <text:p>0.406544792890717</text:p>
          </table:table-cell>
          <table:table-cell office:value-type="float" office:value="0.497018588082902" table:style-name="ce1">
            <text:p>0.497018588082902</text:p>
          </table:table-cell>
          <table:table-cell office:value-type="float" office:value="0.402684099588719" table:style-name="ce1">
            <text:p>0.402684099588719</text:p>
          </table:table-cell>
          <table:table-cell office:value-type="float" office:value="1.56556308139535" table:style-name="ce1">
            <text:p>1.56556308139535</text:p>
          </table:table-cell>
          <table:table-cell office:value-type="float" office:value="1.88328335755814" table:style-name="ce1">
            <text:p>1.88328335755814</text:p>
          </table:table-cell>
          <table:table-cell office:value-type="float" office:value="0.286518595769683" table:style-name="ce1">
            <text:p>0.286518595769683</text:p>
          </table:table-cell>
          <table:table-cell office:value-type="float" office:value="1.73594236918605" table:style-name="ce1">
            <text:p>1.73594236918605</text:p>
          </table:table-cell>
          <table:table-cell office:value-type="float" office:value="0.915037269656019" table:style-name="ce1">
            <text:p>0.915037269656019</text:p>
          </table:table-cell>
          <table:table-cell office:value-type="float" office:value="0.364042696092832" table:style-name="ce1">
            <text:p>0.364042696092832</text:p>
          </table:table-cell>
          <table:table-cell office:value-type="float" office:value="1.30433219476744" table:style-name="ce1">
            <text:p>1.30433219476744</text:p>
          </table:table-cell>
          <table:table-cell office:value-type="float" office:value="0.249256011310223" table:style-name="ce1">
            <text:p>0.249256011310223</text:p>
          </table:table-cell>
          <table:table-cell office:value-type="float" office:value="0.547161578624079" table:style-name="ce1">
            <text:p>0.547161578624079</text:p>
          </table:table-cell>
          <table:table-cell office:value-type="float" office:value="0.761695639534884" table:style-name="ce1">
            <text:p>0.761695639534884</text:p>
          </table:table-cell>
          <table:table-cell office:value-type="float" office:value="0.354448445595855" table:style-name="ce1">
            <text:p>0.354448445595855</text:p>
          </table:table-cell>
          <table:table-cell office:value-type="float" office:value="0.111684341950646" table:style-name="ce1">
            <text:p>0.111684341950646</text:p>
          </table:table-cell>
          <table:table-cell office:value-type="float" office:value="0.828207340116279" table:style-name="ce1">
            <text:p>0.828207340116279</text:p>
          </table:table-cell>
          <table:table-cell office:value-type="float" office:value="NA" table:style-name="ce1">
            <text:p>NA</text:p>
          </table:table-cell>
          <table:table-cell office:value-type="float" office:value="0.236536405699177" table:style-name="ce1">
            <text:p>0.236536405699177</text:p>
          </table:table-cell>
          <table:table-cell office:value-type="float" office:value="0.975124527906977" table:style-name="ce1">
            <text:p>0.975124527906977</text:p>
          </table:table-cell>
          <table:table-cell office:value-type="float" office:value="0.0391929311104583" table:style-name="ce1">
            <text:p>0.0391929311104583</text:p>
          </table:table-cell>
          <table:table-cell office:value-type="float" office:value="0.972420802799223" table:style-name="ce1">
            <text:p>0.972420802799223</text:p>
          </table:table-cell>
          <table:table-cell office:value-type="float" office:value="0.59842002504987" table:style-name="ce1">
            <text:p>0.59842002504987</text:p>
          </table:table-cell>
          <table:table-cell office:value-type="float" office:value="1.15207415103497" table:style-name="ce1">
            <text:p>1.15207415103497</text:p>
          </table:table-cell>
          <table:table-cell office:value-type="float" office:value="0.287868040204663" table:style-name="ce1">
            <text:p>0.287868040204663</text:p>
          </table:table-cell>
          <table:table-cell office:value-type="float" office:value="0.545640783901554" table:style-name="ce1">
            <text:p>0.545640783901554</text:p>
          </table:table-cell>
          <table:table-cell office:value-type="float" office:value="0.706929897683938" table:style-name="ce1">
            <text:p>0.706929897683938</text:p>
          </table:table-cell>
          <table:table-cell office:value-type="float" office:value="0.530942158055052" table:style-name="ce1">
            <text:p>0.530942158055052</text:p>
          </table:table-cell>
          <table:table-cell office:value-type="float" office:value="0.273419053979922" table:style-name="ce1">
            <text:p>0.273419053979922</text:p>
          </table:table-cell>
          <table:table-cell office:value-type="float" office:value="0.382357772020725" table:style-name="ce1">
            <text:p>0.382357772020725</text:p>
          </table:table-cell>
          <table:table-cell office:value-type="float" office:value="0.341773817474903" table:style-name="ce1">
            <text:p>0.341773817474903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06321696891192" table:style-name="ce1">
            <text:p>0.506321696891192</text:p>
          </table:table-cell>
          <table:table-cell office:value-type="float" office:value="0.229670498704663" table:style-name="ce1">
            <text:p>0.229670498704663</text:p>
          </table:table-cell>
          <table:table-cell office:value-type="float" office:value="0.24537808277027" table:style-name="ce1">
            <text:p>0.24537808277027</text:p>
          </table:table-cell>
          <table:table-cell office:value-type="float" office:value="0.490756165540541" table:style-name="ce1">
            <text:p>0.490756165540541</text:p>
          </table:table-cell>
          <table:table-cell office:value-type="float" office:value="0.955894430051814" table:style-name="ce1">
            <text:p>0.955894430051814</text:p>
          </table:table-cell>
          <table:table-cell office:value-type="float" office:value="1.1554292877907" table:style-name="ce1">
            <text:p>1.1554292877907</text:p>
          </table:table-cell>
          <table:table-cell office:value-type="float" office:value="0.132801878238342" table:style-name="ce1">
            <text:p>0.132801878238342</text:p>
          </table:table-cell>
          <table:table-cell office:value-type="float" office:value="NA" table:style-name="ce1">
            <text:p>NA</text:p>
          </table:table-cell>
          <table:table-cell office:value-type="float" office:value="0.501321275906736" table:style-name="ce1">
            <text:p>0.501321275906736</text:p>
          </table:table-cell>
          <table:table-cell office:value-type="float" office:value="0.120233019976498" table:style-name="ce1">
            <text:p>0.120233019976498</text:p>
          </table:table-cell>
          <table:table-cell office:value-type="float" office:value="0.255829146191646" table:style-name="ce1">
            <text:p>0.255829146191646</text:p>
          </table:table-cell>
          <table:table-cell office:value-type="float" office:value="0.159253598707403" table:style-name="ce1">
            <text:p>0.159253598707403</text:p>
          </table:table-cell>
          <table:table-cell office:value-type="float" office:value="0.0842113726498237" table:style-name="ce1">
            <text:p>0.0842113726498237</text:p>
          </table:table-cell>
          <table:table-cell office:value-type="float" office:value="0.165827914507772" table:style-name="ce1">
            <text:p>0.165827914507772</text:p>
          </table:table-cell>
          <table:table-cell office:value-type="float" office:value="0.127954406580494" table:style-name="ce1">
            <text:p>0.127954406580494</text:p>
          </table:table-cell>
          <table:table-cell office:value-type="float" office:value="0.648326380813954" table:style-name="ce1">
            <text:p>0.648326380813954</text:p>
          </table:table-cell>
          <table:table-cell office:value-type="float" office:value="0.167629924353701" table:style-name="ce1">
            <text:p>0.167629924353701</text:p>
          </table:table-cell>
          <table:table-cell office:value-type="float" office:value="0.108032351036269" table:style-name="ce1">
            <text:p>0.108032351036269</text:p>
          </table:table-cell>
          <table:table-cell office:value-type="float" office:value="0.24908365893067" table:style-name="ce1">
            <text:p>0.24908365893067</text:p>
          </table:table-cell>
          <table:table-cell office:value-type="float" office:value="NA" table:style-name="ce1">
            <text:p>NA</text:p>
          </table:table-cell>
          <table:table-cell office:value-type="float" office:value="0.19460940738342" table:style-name="ce1">
            <text:p>0.19460940738342</text:p>
          </table:table-cell>
          <table:table-cell office:value-type="float" office:value="0.251634474148061" table:style-name="ce1">
            <text:p>0.251634474148061</text:p>
          </table:table-cell>
          <table:table-cell office:value-type="float" office:value="1.3463738372093" table:style-name="ce1">
            <text:p>1.3463738372093</text:p>
          </table:table-cell>
          <table:table-cell office:value-type="float" office:value="0.215819649676851" table:style-name="ce1">
            <text:p>0.215819649676851</text:p>
          </table:table-cell>
          <table:table-cell office:value-type="float" office:value="0.252637548575129" table:style-name="ce1">
            <text:p>0.252637548575129</text:p>
          </table:table-cell>
          <table:table-cell office:value-type="float" office:value="0.201238638366627" table:style-name="ce1">
            <text:p>0.201238638366627</text:p>
          </table:table-cell>
          <table:table-cell office:value-type="float" office:value="0.857232994186047" table:style-name="ce1">
            <text:p>0.857232994186047</text:p>
          </table:table-cell>
          <table:table-cell office:value-type="float" office:value="0.77939738372093" table:style-name="ce1">
            <text:p>0.77939738372093</text:p>
          </table:table-cell>
          <table:table-cell office:value-type="float" office:value="0.172283438601645" table:style-name="ce1">
            <text:p>0.172283438601645</text:p>
          </table:table-cell>
          <table:table-cell office:value-type="float" office:value="0.843436046511628" table:style-name="ce1">
            <text:p>0.843436046511628</text:p>
          </table:table-cell>
          <table:table-cell office:value-type="float" office:value="0.40240863022113" table:style-name="ce1">
            <text:p>0.40240863022113</text:p>
          </table:table-cell>
          <table:table-cell office:value-type="float" office:value="0.137295905552291" table:style-name="ce1">
            <text:p>0.137295905552291</text:p>
          </table:table-cell>
          <table:table-cell office:value-type="float" office:value="0.714317441860465" table:style-name="ce1">
            <text:p>0.714317441860465</text:p>
          </table:table-cell>
          <table:table-cell office:value-type="float" office:value="0.148429869271445" table:style-name="ce1">
            <text:p>0.148429869271445</text:p>
          </table:table-cell>
          <table:table-cell office:value-type="float" office:value="0.340763052825553" table:style-name="ce1">
            <text:p>0.340763052825553</text:p>
          </table:table-cell>
          <table:table-cell office:value-type="float" office:value="0.686463226744186" table:style-name="ce1">
            <text:p>0.686463226744186</text:p>
          </table:table-cell>
          <table:table-cell office:value-type="float" office:value="0.156524805699482" table:style-name="ce1">
            <text:p>0.156524805699482</text:p>
          </table:table-cell>
          <table:table-cell office:value-type="float" office:value="0.123163010428907" table:style-name="ce1">
            <text:p>0.123163010428907</text:p>
          </table:table-cell>
          <table:table-cell office:value-type="float" office:value="0.610189534883721" table:style-name="ce1">
            <text:p>0.610189534883721</text:p>
          </table:table-cell>
          <table:table-cell office:value-type="float" office:value="NA" table:style-name="ce1">
            <text:p>NA</text:p>
          </table:table-cell>
          <table:table-cell office:value-type="float" office:value="0.133159448443008" table:style-name="ce1">
            <text:p>0.133159448443008</text:p>
          </table:table-cell>
          <table:table-cell office:value-type="float" office:value="0.733008401162791" table:style-name="ce1">
            <text:p>0.733008401162791</text:p>
          </table:table-cell>
          <table:table-cell office:value-type="float" office:value="0.0472590224735605" table:style-name="ce1">
            <text:p>0.0472590224735605</text:p>
          </table:table-cell>
          <table:table-cell office:value-type="float" office:value="0.60077705139443" table:style-name="ce1">
            <text:p>0.60077705139443</text:p>
          </table:table-cell>
          <table:table-cell office:value-type="float" office:value="0.454512488572539" table:style-name="ce1">
            <text:p>0.454512488572539</text:p>
          </table:table-cell>
          <table:table-cell office:value-type="float" office:value="0.885903809648316" table:style-name="ce1">
            <text:p>0.885903809648316</text:p>
          </table:table-cell>
          <table:table-cell office:value-type="float" office:value="0.385617937966321" table:style-name="ce1">
            <text:p>0.385617937966321</text:p>
          </table:table-cell>
          <table:table-cell office:value-type="float" office:value="0.36172742352785" table:style-name="ce1">
            <text:p>0.36172742352785</text:p>
          </table:table-cell>
          <table:table-cell office:value-type="float" office:value="0.618775910900907" table:style-name="ce1">
            <text:p>0.618775910900907</text:p>
          </table:table-cell>
          <table:table-cell office:value-type="float" office:value="0.500210666125648" table:style-name="ce1">
            <text:p>0.500210666125648</text:p>
          </table:table-cell>
          <table:table-cell office:value-type="float" office:value="0.390830959795337" table:style-name="ce1">
            <text:p>0.390830959795337</text:p>
          </table:table-cell>
          <table:table-cell office:value-type="float" office:value="0.451200777202073" table:style-name="ce1">
            <text:p>0.451200777202073</text:p>
          </table:table-cell>
          <table:table-cell office:value-type="float" office:value="0.488538699744171" table:style-name="ce1">
            <text:p>0.488538699744171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92657755829016" table:style-name="ce1">
            <text:p>0.492657755829016</text:p>
          </table:table-cell>
          <table:table-cell office:value-type="float" office:value="0.234903497409326" table:style-name="ce1">
            <text:p>0.234903497409326</text:p>
          </table:table-cell>
          <table:table-cell office:value-type="float" office:value="0.24360285326087" table:style-name="ce1">
            <text:p>0.24360285326087</text:p>
          </table:table-cell>
          <table:table-cell office:value-type="float" office:value="0.487205706521739" table:style-name="ce1">
            <text:p>0.487205706521739</text:p>
          </table:table-cell>
          <table:table-cell office:value-type="float" office:value="1.33017012629534" table:style-name="ce1">
            <text:p>1.33017012629534</text:p>
          </table:table-cell>
          <table:table-cell office:value-type="float" office:value="1.50855305232558" table:style-name="ce1">
            <text:p>1.50855305232558</text:p>
          </table:table-cell>
          <table:table-cell office:value-type="float" office:value="0.203098494170984" table:style-name="ce1">
            <text:p>0.203098494170984</text:p>
          </table:table-cell>
          <table:table-cell office:value-type="float" office:value="NA" table:style-name="ce1">
            <text:p>NA</text:p>
          </table:table-cell>
          <table:table-cell office:value-type="float" office:value="0.665521146373057" table:style-name="ce1">
            <text:p>0.665521146373057</text:p>
          </table:table-cell>
          <table:table-cell office:value-type="float" office:value="0.201583343125734" table:style-name="ce1">
            <text:p>0.201583343125734</text:p>
          </table:table-cell>
          <table:table-cell office:value-type="float" office:value="0.367247819410319" table:style-name="ce1">
            <text:p>0.367247819410319</text:p>
          </table:table-cell>
          <table:table-cell office:value-type="float" office:value="0.233709826674501" table:style-name="ce1">
            <text:p>0.233709826674501</text:p>
          </table:table-cell>
          <table:table-cell office:value-type="float" office:value="0.0852110164512338" table:style-name="ce1">
            <text:p>0.0852110164512338</text:p>
          </table:table-cell>
          <table:table-cell office:value-type="float" office:value="0.321713131476684" table:style-name="ce1">
            <text:p>0.321713131476684</text:p>
          </table:table-cell>
          <table:table-cell office:value-type="float" office:value="0.20137652027027" table:style-name="ce1">
            <text:p>0.20137652027027</text:p>
          </table:table-cell>
          <table:table-cell office:value-type="float" office:value="0.864261627906977" table:style-name="ce1">
            <text:p>0.864261627906977</text:p>
          </table:table-cell>
          <table:table-cell office:value-type="float" office:value="0.297032090922444" table:style-name="ce1">
            <text:p>0.297032090922444</text:p>
          </table:table-cell>
          <table:table-cell office:value-type="float" office:value="0.213622636010363" table:style-name="ce1">
            <text:p>0.213622636010363</text:p>
          </table:table-cell>
          <table:table-cell office:value-type="float" office:value="0.418609459459459" table:style-name="ce1">
            <text:p>0.418609459459459</text:p>
          </table:table-cell>
          <table:table-cell office:value-type="float" office:value="NA" table:style-name="ce1">
            <text:p>NA</text:p>
          </table:table-cell>
          <table:table-cell office:value-type="float" office:value="0.371891774611399" table:style-name="ce1">
            <text:p>0.371891774611399</text:p>
          </table:table-cell>
          <table:table-cell office:value-type="float" office:value="0.387241326380729" table:style-name="ce1">
            <text:p>0.387241326380729</text:p>
          </table:table-cell>
          <table:table-cell office:value-type="float" office:value="1.81416845930233" table:style-name="ce1">
            <text:p>1.81416845930233</text:p>
          </table:table-cell>
          <table:table-cell office:value-type="float" office:value="0.314612033636898" table:style-name="ce1">
            <text:p>0.314612033636898</text:p>
          </table:table-cell>
          <table:table-cell office:value-type="float" office:value="0.516962127590674" table:style-name="ce1">
            <text:p>0.516962127590674</text:p>
          </table:table-cell>
          <table:table-cell office:value-type="float" office:value="0.363043052291422" table:style-name="ce1">
            <text:p>0.363043052291422</text:p>
          </table:table-cell>
          <table:table-cell office:value-type="float" office:value="1.39596475290698" table:style-name="ce1">
            <text:p>1.39596475290698</text:p>
          </table:table-cell>
          <table:table-cell office:value-type="float" office:value="1.25213808139535" table:style-name="ce1">
            <text:p>1.25213808139535</text:p>
          </table:table-cell>
          <table:table-cell office:value-type="float" office:value="0.275660395857814" table:style-name="ce1">
            <text:p>0.275660395857814</text:p>
          </table:table-cell>
          <table:table-cell office:value-type="float" office:value="1.3537929505814" table:style-name="ce1">
            <text:p>1.3537929505814</text:p>
          </table:table-cell>
          <table:table-cell office:value-type="float" office:value="0.771254668304668" table:style-name="ce1">
            <text:p>0.771254668304668</text:p>
          </table:table-cell>
          <table:table-cell office:value-type="float" office:value="0.274764163484136" table:style-name="ce1">
            <text:p>0.274764163484136</text:p>
          </table:table-cell>
          <table:table-cell office:value-type="float" office:value="1.25734447674419" table:style-name="ce1">
            <text:p>1.25734447674419</text:p>
          </table:table-cell>
          <table:table-cell office:value-type="float" office:value="0.329710102085781" table:style-name="ce1">
            <text:p>0.329710102085781</text:p>
          </table:table-cell>
          <table:table-cell office:value-type="float" office:value="0.666514265970516" table:style-name="ce1">
            <text:p>0.666514265970516</text:p>
          </table:table-cell>
          <table:table-cell office:value-type="float" office:value="1.13837834302326" table:style-name="ce1">
            <text:p>1.13837834302326</text:p>
          </table:table-cell>
          <table:table-cell office:value-type="float" office:value="0.349855035621762" table:style-name="ce1">
            <text:p>0.349855035621762</text:p>
          </table:table-cell>
          <table:table-cell office:value-type="float" office:value="0.248807895123384" table:style-name="ce1">
            <text:p>0.248807895123384</text:p>
          </table:table-cell>
          <table:table-cell office:value-type="float" office:value="0.771457630813954" table:style-name="ce1">
            <text:p>0.771457630813954</text:p>
          </table:table-cell>
          <table:table-cell office:value-type="float" office:value="NA" table:style-name="ce1">
            <text:p>NA</text:p>
          </table:table-cell>
          <table:table-cell office:value-type="float" office:value="0.244257792303173" table:style-name="ce1">
            <text:p>0.244257792303173</text:p>
          </table:table-cell>
          <table:table-cell office:value-type="float" office:value="1.14130017209302" table:style-name="ce1">
            <text:p>1.14130017209302</text:p>
          </table:table-cell>
          <table:table-cell office:value-type="float" office:value="0.0550148795534665" table:style-name="ce1">
            <text:p>0.0550148795534665</text:p>
          </table:table-cell>
          <table:table-cell office:value-type="float" office:value="1.34323794972863" table:style-name="ce1">
            <text:p>1.34323794972863</text:p>
          </table:table-cell>
          <table:table-cell office:value-type="float" office:value="0.629778572096503" table:style-name="ce1">
            <text:p>0.629778572096503</text:p>
          </table:table-cell>
          <table:table-cell office:value-type="float" office:value="1.34547224015868" table:style-name="ce1">
            <text:p>1.34547224015868</text:p>
          </table:table-cell>
          <table:table-cell office:value-type="float" office:value="0.403022039648316" table:style-name="ce1">
            <text:p>0.403022039648316</text:p>
          </table:table-cell>
          <table:table-cell office:value-type="float" office:value="0.58718515825842" table:style-name="ce1">
            <text:p>0.58718515825842</text:p>
          </table:table-cell>
          <table:table-cell office:value-type="float" office:value="0.9253305429307" table:style-name="ce1">
            <text:p>0.9253305429307</text:p>
          </table:table-cell>
          <table:table-cell office:value-type="float" office:value="0.617448906157383" table:style-name="ce1">
            <text:p>0.617448906157383</text:p>
          </table:table-cell>
          <table:table-cell office:value-type="float" office:value="0.46500513241127" table:style-name="ce1">
            <text:p>0.46500513241127</text:p>
          </table:table-cell>
          <table:table-cell office:value-type="float" office:value="0.533068134715026" table:style-name="ce1">
            <text:p>0.533068134715026</text:p>
          </table:table-cell>
          <table:table-cell office:value-type="float" office:value="0.581256415514087" table:style-name="ce1">
            <text:p>0.581256415514087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37711269430052" table:style-name="ce1">
            <text:p>0.437711269430052</text:p>
          </table:table-cell>
          <table:table-cell office:value-type="float" office:value="0.225600388601036" table:style-name="ce1">
            <text:p>0.225600388601036</text:p>
          </table:table-cell>
          <table:table-cell office:value-type="float" office:value="0.246136433240305" table:style-name="ce1">
            <text:p>0.246136433240305</text:p>
          </table:table-cell>
          <table:table-cell office:value-type="float" office:value="0.492272866480611" table:style-name="ce1">
            <text:p>0.492272866480611</text:p>
          </table:table-cell>
          <table:table-cell office:value-type="float" office:value="1.42593400259067" table:style-name="ce1">
            <text:p>1.42593400259067</text:p>
          </table:table-cell>
          <table:table-cell office:value-type="float" office:value="1.43253968023256" table:style-name="ce1">
            <text:p>1.43253968023256</text:p>
          </table:table-cell>
          <table:table-cell office:value-type="float" office:value="0.199609828367876" table:style-name="ce1">
            <text:p>0.199609828367876</text:p>
          </table:table-cell>
          <table:table-cell office:value-type="float" office:value="NA" table:style-name="ce1">
            <text:p>NA</text:p>
          </table:table-cell>
          <table:table-cell office:value-type="float" office:value="0.563710249352332" table:style-name="ce1">
            <text:p>0.563710249352332</text:p>
          </table:table-cell>
          <table:table-cell office:value-type="float" office:value="0.189070560370153" table:style-name="ce1">
            <text:p>0.189070560370153</text:p>
          </table:table-cell>
          <table:table-cell office:value-type="float" office:value="0.398184766584767" table:style-name="ce1">
            <text:p>0.398184766584767</text:p>
          </table:table-cell>
          <table:table-cell office:value-type="float" office:value="0.234020060957697" table:style-name="ce1">
            <text:p>0.234020060957697</text:p>
          </table:table-cell>
          <table:table-cell office:value-type="float" office:value="0.0794889174500588" table:style-name="ce1">
            <text:p>0.0794889174500588</text:p>
          </table:table-cell>
          <table:table-cell office:value-type="float" office:value="0.29368751619171" table:style-name="ce1">
            <text:p>0.29368751619171</text:p>
          </table:table-cell>
          <table:table-cell office:value-type="float" office:value="0.192483137485311" table:style-name="ce1">
            <text:p>0.192483137485311</text:p>
          </table:table-cell>
          <table:table-cell office:value-type="float" office:value="0.867385465116279" table:style-name="ce1">
            <text:p>0.867385465116279</text:p>
          </table:table-cell>
          <table:table-cell office:value-type="float" office:value="0.273385344447709" table:style-name="ce1">
            <text:p>0.273385344447709</text:p>
          </table:table-cell>
          <table:table-cell office:value-type="float" office:value="0.220890689766839" table:style-name="ce1">
            <text:p>0.220890689766839</text:p>
          </table:table-cell>
          <table:table-cell office:value-type="float" office:value="0.378761589306698" table:style-name="ce1">
            <text:p>0.378761589306698</text:p>
          </table:table-cell>
          <table:table-cell office:value-type="float" office:value="NA" table:style-name="ce1">
            <text:p>NA</text:p>
          </table:table-cell>
          <table:table-cell office:value-type="float" office:value="0.356076489637306" table:style-name="ce1">
            <text:p>0.356076489637306</text:p>
          </table:table-cell>
          <table:table-cell office:value-type="float" office:value="0.367455273207991" table:style-name="ce1">
            <text:p>0.367455273207991</text:p>
          </table:table-cell>
          <table:table-cell office:value-type="float" office:value="1.74284084302326" table:style-name="ce1">
            <text:p>1.74284084302326</text:p>
          </table:table-cell>
          <table:table-cell office:value-type="float" office:value="0.301134077555817" table:style-name="ce1">
            <text:p>0.301134077555817</text:p>
          </table:table-cell>
          <table:table-cell office:value-type="float" office:value="0.449921599740933" table:style-name="ce1">
            <text:p>0.449921599740933</text:p>
          </table:table-cell>
          <table:table-cell office:value-type="float" office:value="0.340499361045828" table:style-name="ce1">
            <text:p>0.340499361045828</text:p>
          </table:table-cell>
          <table:table-cell office:value-type="float" office:value="1.35782790697674" table:style-name="ce1">
            <text:p>1.35782790697674</text:p>
          </table:table-cell>
          <table:table-cell office:value-type="float" office:value="1.20436940406977" table:style-name="ce1">
            <text:p>1.20436940406977</text:p>
          </table:table-cell>
          <table:table-cell office:value-type="float" office:value="0.273385344447709" table:style-name="ce1">
            <text:p>0.273385344447709</text:p>
          </table:table-cell>
          <table:table-cell office:value-type="float" office:value="1.34468175872093" table:style-name="ce1">
            <text:p>1.34468175872093</text:p>
          </table:table-cell>
          <table:table-cell office:value-type="float" office:value="0.782442199017199" table:style-name="ce1">
            <text:p>0.782442199017199</text:p>
          </table:table-cell>
          <table:table-cell office:value-type="float" office:value="0.269593592097532" table:style-name="ce1">
            <text:p>0.269593592097532</text:p>
          </table:table-cell>
          <table:table-cell office:value-type="float" office:value="1.32606889534884" table:style-name="ce1">
            <text:p>1.32606889534884</text:p>
          </table:table-cell>
          <table:table-cell office:value-type="float" office:value="0.32915857447121" table:style-name="ce1">
            <text:p>0.32915857447121</text:p>
          </table:table-cell>
          <table:table-cell office:value-type="float" office:value="0.575872435503685" table:style-name="ce1">
            <text:p>0.575872435503685</text:p>
          </table:table-cell>
          <table:table-cell office:value-type="float" office:value="1.17872790697674" table:style-name="ce1">
            <text:p>1.17872790697674</text:p>
          </table:table-cell>
          <table:table-cell office:value-type="float" office:value="0.36485629857513" table:style-name="ce1">
            <text:p>0.36485629857513</text:p>
          </table:table-cell>
          <table:table-cell office:value-type="float" office:value="0.264388550235018" table:style-name="ce1">
            <text:p>0.264388550235018</text:p>
          </table:table-cell>
          <table:table-cell office:value-type="float" office:value="0.892376162790698" table:style-name="ce1">
            <text:p>0.892376162790698</text:p>
          </table:table-cell>
          <table:table-cell office:value-type="float" office:value="NA" table:style-name="ce1">
            <text:p>NA</text:p>
          </table:table-cell>
          <table:table-cell office:value-type="float" office:value="0.215095769682726" table:style-name="ce1">
            <text:p>0.215095769682726</text:p>
          </table:table-cell>
          <table:table-cell office:value-type="float" office:value="1.08095388488372" table:style-name="ce1">
            <text:p>1.08095388488372</text:p>
          </table:table-cell>
          <table:table-cell office:value-type="float" office:value="0.0602888623678026" table:style-name="ce1">
            <text:p>0.0602888623678026</text:p>
          </table:table-cell>
          <table:table-cell office:value-type="float" office:value="1.14678616165415" table:style-name="ce1">
            <text:p>1.14678616165415</text:p>
          </table:table-cell>
          <table:table-cell office:value-type="float" office:value="0.646585361475389" table:style-name="ce1">
            <text:p>0.646585361475389</text:p>
          </table:table-cell>
          <table:table-cell office:value-type="float" office:value="1.23917530499417" table:style-name="ce1">
            <text:p>1.23917530499417</text:p>
          </table:table-cell>
          <table:table-cell office:value-type="float" office:value="0.435005313709197" table:style-name="ce1">
            <text:p>0.435005313709197</text:p>
          </table:table-cell>
          <table:table-cell office:value-type="float" office:value="0.644338297876943" table:style-name="ce1">
            <text:p>0.644338297876943</text:p>
          </table:table-cell>
          <table:table-cell office:value-type="float" office:value="0.967072699055052" table:style-name="ce1">
            <text:p>0.967072699055052</text:p>
          </table:table-cell>
          <table:table-cell office:value-type="float" office:value="0.673029915744171" table:style-name="ce1">
            <text:p>0.673029915744171</text:p>
          </table:table-cell>
          <table:table-cell office:value-type="float" office:value="0.483704309016839" table:style-name="ce1">
            <text:p>0.483704309016839</text:p>
          </table:table-cell>
          <table:table-cell office:value-type="float" office:value="0.568419948186529" table:style-name="ce1">
            <text:p>0.568419948186529</text:p>
          </table:table-cell>
          <table:table-cell office:value-type="float" office:value="0.604630386271049" table:style-name="ce1">
            <text:p>0.604630386271049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1968649611399" table:style-name="ce1">
            <text:p>0.41968649611399</text:p>
          </table:table-cell>
          <table:table-cell office:value-type="float" office:value="0.197691062176166" table:style-name="ce1">
            <text:p>0.197691062176166</text:p>
          </table:table-cell>
          <table:table-cell office:value-type="float" office:value="0.251100181771445" table:style-name="ce1">
            <text:p>0.251100181771445</text:p>
          </table:table-cell>
          <table:table-cell office:value-type="float" office:value="0.502200363542891" table:style-name="ce1">
            <text:p>0.502200363542891</text:p>
          </table:table-cell>
          <table:table-cell office:value-type="float" office:value="0.657322781735751" table:style-name="ce1">
            <text:p>0.657322781735751</text:p>
          </table:table-cell>
          <table:table-cell office:value-type="float" office:value="1.06249513081395" table:style-name="ce1">
            <text:p>1.06249513081395</text:p>
          </table:table-cell>
          <table:table-cell office:value-type="float" office:value="0.126522279792746" table:style-name="ce1">
            <text:p>0.126522279792746</text:p>
          </table:table-cell>
          <table:table-cell office:value-type="float" office:value="NA" table:style-name="ce1">
            <text:p>NA</text:p>
          </table:table-cell>
          <table:table-cell office:value-type="float" office:value="0.467946373056995" table:style-name="ce1">
            <text:p>0.467946373056995</text:p>
          </table:table-cell>
          <table:table-cell office:value-type="float" office:value="0.0401925749118684" table:style-name="ce1">
            <text:p>0.0401925749118684</text:p>
          </table:table-cell>
          <table:table-cell office:value-type="float" office:value="0.259710534398034" table:style-name="ce1">
            <text:p>0.259710534398034</text:p>
          </table:table-cell>
          <table:table-cell office:value-type="float" office:value="0.094069928760282" table:style-name="ce1">
            <text:p>0.094069928760282</text:p>
          </table:table-cell>
          <table:table-cell office:value-type="float" office:value="0.0769381022326674" table:style-name="ce1">
            <text:p>0.0769381022326674</text:p>
          </table:table-cell>
          <table:table-cell office:value-type="float" office:value="0.0225600388601036" table:style-name="ce1">
            <text:p>0.0225600388601036</text:p>
          </table:table-cell>
          <table:table-cell office:value-type="float" office:value="0.0807298545828437" table:style-name="ce1">
            <text:p>0.0807298545828437</text:p>
          </table:table-cell>
          <table:table-cell office:value-type="float" office:value="0.303793168604651" table:style-name="ce1">
            <text:p>0.303793168604651</text:p>
          </table:table-cell>
          <table:table-cell office:value-type="float" office:value="0.150980684488837" table:style-name="ce1">
            <text:p>0.150980684488837</text:p>
          </table:table-cell>
          <table:table-cell office:value-type="float" office:value="0.051108954015544" table:style-name="ce1">
            <text:p>0.051108954015544</text:p>
          </table:table-cell>
          <table:table-cell office:value-type="float" office:value="0.224850914365452" table:style-name="ce1">
            <text:p>0.224850914365452</text:p>
          </table:table-cell>
          <table:table-cell office:value-type="float" office:value="NA" table:style-name="ce1">
            <text:p>NA</text:p>
          </table:table-cell>
          <table:table-cell office:value-type="float" office:value="0.18501557642487" table:style-name="ce1">
            <text:p>0.18501557642487</text:p>
          </table:table-cell>
          <table:table-cell office:value-type="float" office:value="0.170697796709753" table:style-name="ce1">
            <text:p>0.170697796709753</text:p>
          </table:table-cell>
          <table:table-cell office:value-type="float" office:value="1.15412768895349" table:style-name="ce1">
            <text:p>1.15412768895349</text:p>
          </table:table-cell>
          <table:table-cell office:value-type="float" office:value="0.157013017773208" table:style-name="ce1">
            <text:p>0.157013017773208</text:p>
          </table:table-cell>
          <table:table-cell office:value-type="float" office:value="0.228216887953368" table:style-name="ce1">
            <text:p>0.228216887953368</text:p>
          </table:table-cell>
          <table:table-cell office:value-type="float" office:value="0.116199974294947" table:style-name="ce1">
            <text:p>0.116199974294947</text:p>
          </table:table-cell>
          <table:table-cell office:value-type="float" office:value="0.57374476744186" table:style-name="ce1">
            <text:p>0.57374476744186</text:p>
          </table:table-cell>
          <table:table-cell office:value-type="float" office:value="0.553830305232558" table:style-name="ce1">
            <text:p>0.553830305232558</text:p>
          </table:table-cell>
          <table:table-cell office:value-type="float" office:value="0.158702071092832" table:style-name="ce1">
            <text:p>0.158702071092832</text:p>
          </table:table-cell>
          <table:table-cell office:value-type="float" office:value="0.574525726744186" table:style-name="ce1">
            <text:p>0.574525726744186</text:p>
          </table:table-cell>
          <table:table-cell office:value-type="float" office:value="0.4181625" table:style-name="ce1">
            <text:p>0.4181625</text:p>
          </table:table-cell>
          <table:table-cell office:value-type="float" office:value="0.087106892626322" table:style-name="ce1">
            <text:p>0.087106892626322</text:p>
          </table:table-cell>
          <table:table-cell office:value-type="float" office:value="0.703384011627907" table:style-name="ce1">
            <text:p>0.703384011627907</text:p>
          </table:table-cell>
          <table:table-cell office:value-type="float" office:value="0.083728785987074" table:style-name="ce1">
            <text:p>0.083728785987074</text:p>
          </table:table-cell>
          <table:table-cell office:value-type="float" office:value="0.280030743243243" table:style-name="ce1">
            <text:p>0.280030743243243</text:p>
          </table:table-cell>
          <table:table-cell office:value-type="float" office:value="0.382279578488372" table:style-name="ce1">
            <text:p>0.382279578488372</text:p>
          </table:table-cell>
          <table:table-cell office:value-type="float" office:value="0.116812159974093" table:style-name="ce1">
            <text:p>0.116812159974093</text:p>
          </table:table-cell>
          <table:table-cell office:value-type="float" office:value="0.0735599955934195" table:style-name="ce1">
            <text:p>0.0735599955934195</text:p>
          </table:table-cell>
          <table:table-cell office:value-type="float" office:value="0.352993604651163" table:style-name="ce1">
            <text:p>0.352993604651163</text:p>
          </table:table-cell>
          <table:table-cell office:value-type="float" office:value="NA" table:style-name="ce1">
            <text:p>NA</text:p>
          </table:table-cell>
          <table:table-cell office:value-type="float" office:value="0.0760418698589894" table:style-name="ce1">
            <text:p>0.0760418698589894</text:p>
          </table:table-cell>
          <table:table-cell office:value-type="float" office:value="0.376372402325581" table:style-name="ce1">
            <text:p>0.376372402325581</text:p>
          </table:table-cell>
          <table:table-cell office:value-type="float" office:value="0.0181659408049354" table:style-name="ce1">
            <text:p>0.0181659408049354</text:p>
          </table:table-cell>
          <table:table-cell office:value-type="float" office:value="0.287561232979275" table:style-name="ce1">
            <text:p>0.287561232979275</text:p>
          </table:table-cell>
          <table:table-cell office:value-type="float" office:value="0.359204576246114" table:style-name="ce1">
            <text:p>0.359204576246114</text:p>
          </table:table-cell>
          <table:table-cell office:value-type="float" office:value="0.483551054253886" table:style-name="ce1">
            <text:p>0.483551054253886</text:p>
          </table:table-cell>
          <table:table-cell office:value-type="float" office:value="0.218364275518135" table:style-name="ce1">
            <text:p>0.218364275518135</text:p>
          </table:table-cell>
          <table:table-cell office:value-type="float" office:value="0.217319477479275" table:style-name="ce1">
            <text:p>0.217319477479275</text:p>
          </table:table-cell>
          <table:table-cell office:value-type="float" office:value="0.315876395897021" table:style-name="ce1">
            <text:p>0.315876395897021</text:p>
          </table:table-cell>
          <table:table-cell office:value-type="float" office:value="0.239016213425518" table:style-name="ce1">
            <text:p>0.239016213425518</text:p>
          </table:table-cell>
          <table:table-cell office:value-type="float" office:value="0.212425905025259" table:style-name="ce1">
            <text:p>0.212425905025259</text:p>
          </table:table-cell>
          <table:table-cell office:value-type="float" office:value="0.145128497409326" table:style-name="ce1">
            <text:p>0.145128497409326</text:p>
          </table:table-cell>
          <table:table-cell office:value-type="float" office:value="0.265532381281574" table:style-name="ce1">
            <text:p>0.265532381281574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6910718911917" table:style-name="ce1">
            <text:p>0.596910718911917</text:p>
          </table:table-cell>
          <table:table-cell office:value-type="float" office:value="0.361076910621762" table:style-name="ce1">
            <text:p>0.361076910621762</text:p>
          </table:table-cell>
          <table:table-cell office:value-type="float" office:value="0.286449654817861" table:style-name="ce1">
            <text:p>0.286449654817861</text:p>
          </table:table-cell>
          <table:table-cell office:value-type="float" office:value="0.572899309635723" table:style-name="ce1">
            <text:p>0.572899309635723</text:p>
          </table:table-cell>
          <table:table-cell office:value-type="float" office:value="1.33964766839378" table:style-name="ce1">
            <text:p>1.33964766839378</text:p>
          </table:table-cell>
          <table:table-cell office:value-type="float" office:value="2.23015944767442" table:style-name="ce1">
            <text:p>2.23015944767442</text:p>
          </table:table-cell>
          <table:table-cell office:value-type="float" office:value="0.417709585492228" table:style-name="ce1">
            <text:p>0.417709585492228</text:p>
          </table:table-cell>
          <table:table-cell office:value-type="float" office:value="NA" table:style-name="ce1">
            <text:p>NA</text:p>
          </table:table-cell>
          <table:table-cell office:value-type="float" office:value="0.995723364637306" table:style-name="ce1">
            <text:p>0.995723364637306</text:p>
          </table:table-cell>
          <table:table-cell office:value-type="float" office:value="0.203892865011751" table:style-name="ce1">
            <text:p>0.203892865011751</text:p>
          </table:table-cell>
          <table:table-cell office:value-type="float" office:value="0.667541692260442" table:style-name="ce1">
            <text:p>0.667541692260442</text:p>
          </table:table-cell>
          <table:table-cell office:value-type="float" office:value="0.316507909811986" table:style-name="ce1">
            <text:p>0.316507909811986</text:p>
          </table:table-cell>
          <table:table-cell office:value-type="float" office:value="0.165906400558167" table:style-name="ce1">
            <text:p>0.165906400558167</text:p>
          </table:table-cell>
          <table:table-cell office:value-type="float" office:value="0.338516871761658" table:style-name="ce1">
            <text:p>0.338516871761658</text:p>
          </table:table-cell>
          <table:table-cell office:value-type="float" office:value="0.210028609723854" table:style-name="ce1">
            <text:p>0.210028609723854</text:p>
          </table:table-cell>
          <table:table-cell office:value-type="float" office:value="1.22532514534884" table:style-name="ce1">
            <text:p>1.22532514534884</text:p>
          </table:table-cell>
          <table:table-cell office:value-type="float" office:value="0.314577563160987" table:style-name="ce1">
            <text:p>0.314577563160987</text:p>
          </table:table-cell>
          <table:table-cell office:value-type="float" office:value="0.415500097150259" table:style-name="ce1">
            <text:p>0.415500097150259</text:p>
          </table:table-cell>
          <table:table-cell office:value-type="float" office:value="0.536636368977673" table:style-name="ce1">
            <text:p>0.536636368977673</text:p>
          </table:table-cell>
          <table:table-cell office:value-type="float" office:value="NA" table:style-name="ce1">
            <text:p>NA</text:p>
          </table:table-cell>
          <table:table-cell office:value-type="float" office:value="0.605690527849741" table:style-name="ce1">
            <text:p>0.605690527849741</text:p>
          </table:table-cell>
          <table:table-cell office:value-type="float" office:value="0.605990966509988" table:style-name="ce1">
            <text:p>0.605990966509988</text:p>
          </table:table-cell>
          <table:table-cell office:value-type="float" office:value="2.25710254360465" table:style-name="ce1">
            <text:p>2.25710254360465</text:p>
          </table:table-cell>
          <table:table-cell office:value-type="float" office:value="0.433604116480611" table:style-name="ce1">
            <text:p>0.433604116480611</text:p>
          </table:table-cell>
          <table:table-cell office:value-type="float" office:value="0.588944931994819" table:style-name="ce1">
            <text:p>0.588944931994819</text:p>
          </table:table-cell>
          <table:table-cell office:value-type="float" office:value="0.448598773501763" table:style-name="ce1">
            <text:p>0.448598773501763</text:p>
          </table:table-cell>
          <table:table-cell office:value-type="float" office:value="2.02255443313953" table:style-name="ce1">
            <text:p>2.02255443313953</text:p>
          </table:table-cell>
          <table:table-cell office:value-type="float" office:value="2.03348786337209" table:style-name="ce1">
            <text:p>2.03348786337209</text:p>
          </table:table-cell>
          <table:table-cell office:value-type="float" office:value="0.424572851792009" table:style-name="ce1">
            <text:p>0.424572851792009</text:p>
          </table:table-cell>
          <table:table-cell office:value-type="float" office:value="1.8084414244186" table:style-name="ce1">
            <text:p>1.8084414244186</text:p>
          </table:table-cell>
          <table:table-cell office:value-type="float" office:value="1.02851079545455" table:style-name="ce1">
            <text:p>1.02851079545455</text:p>
          </table:table-cell>
          <table:table-cell office:value-type="float" office:value="0.377555122649824" table:style-name="ce1">
            <text:p>0.377555122649824</text:p>
          </table:table-cell>
          <table:table-cell office:value-type="float" office:value="1.76639978197674" table:style-name="ce1">
            <text:p>1.76639978197674</text:p>
          </table:table-cell>
          <table:table-cell office:value-type="float" office:value="0.408957726204465" table:style-name="ce1">
            <text:p>0.408957726204465</text:p>
          </table:table-cell>
          <table:table-cell office:value-type="float" office:value="0.798424385749386" table:style-name="ce1">
            <text:p>0.798424385749386</text:p>
          </table:table-cell>
          <table:table-cell office:value-type="float" office:value="1.3239863372093" table:style-name="ce1">
            <text:p>1.3239863372093</text:p>
          </table:table-cell>
          <table:table-cell office:value-type="float" office:value="0.415209375" table:style-name="ce1">
            <text:p>0.415209375</text:p>
          </table:table-cell>
          <table:table-cell office:value-type="float" office:value="0.327021404964747" table:style-name="ce1">
            <text:p>0.327021404964747</text:p>
          </table:table-cell>
          <table:table-cell office:value-type="float" office:value="1.31943074127907" table:style-name="ce1">
            <text:p>1.31943074127907</text:p>
          </table:table-cell>
          <table:table-cell office:value-type="float" office:value="NA" table:style-name="ce1">
            <text:p>NA</text:p>
          </table:table-cell>
          <table:table-cell office:value-type="float" office:value="0.380105937867215" table:style-name="ce1">
            <text:p>0.380105937867215</text:p>
          </table:table-cell>
          <table:table-cell office:value-type="float" office:value="2.04324568953488" table:style-name="ce1">
            <text:p>2.04324568953488</text:p>
          </table:table-cell>
          <table:table-cell office:value-type="float" office:value="0.208615320211516" table:style-name="ce1">
            <text:p>0.208615320211516</text:p>
          </table:table-cell>
          <table:table-cell office:value-type="float" office:value="1.20650092856347" table:style-name="ce1">
            <text:p>1.20650092856347</text:p>
          </table:table-cell>
          <table:table-cell office:value-type="float" office:value="0.999963530918394" table:style-name="ce1">
            <text:p>0.999963530918394</text:p>
          </table:table-cell>
          <table:table-cell office:value-type="float" office:value="1.47948960677526" table:style-name="ce1">
            <text:p>1.47948960677526</text:p>
          </table:table-cell>
          <table:table-cell office:value-type="float" office:value="0.740935725744171" table:style-name="ce1">
            <text:p>0.740935725744171</text:p>
          </table:table-cell>
          <table:table-cell office:value-type="float" office:value="0.652872902450129" table:style-name="ce1">
            <text:p>0.652872902450129</text:p>
          </table:table-cell>
          <table:table-cell office:value-type="float" office:value="1.16953672120531" table:style-name="ce1">
            <text:p>1.16953672120531</text:p>
          </table:table-cell>
          <table:table-cell office:value-type="float" office:value="0.73424851158614" table:style-name="ce1">
            <text:p>0.73424851158614</text:p>
          </table:table-cell>
          <table:table-cell office:value-type="float" office:value="0.571048792764249" table:style-name="ce1">
            <text:p>0.571048792764249</text:p>
          </table:table-cell>
          <table:table-cell office:value-type="float" office:value="0.679126943005181" table:style-name="ce1">
            <text:p>0.679126943005181</text:p>
          </table:table-cell>
          <table:table-cell office:value-type="float" office:value="0.713810990955311" table:style-name="ce1">
            <text:p>0.713810990955311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30808921632124" table:style-name="ce1">
            <text:p>0.630808921632124</text:p>
          </table:table-cell>
          <table:table-cell office:value-type="float" office:value="0.384334682642487" table:style-name="ce1">
            <text:p>0.384334682642487</text:p>
          </table:table-cell>
          <table:table-cell office:value-type="float" office:value="0.276608333945358" table:style-name="ce1">
            <text:p>0.276608333945358</text:p>
          </table:table-cell>
          <table:table-cell office:value-type="float" office:value="0.553216667890717" table:style-name="ce1">
            <text:p>0.553216667890717</text:p>
          </table:table-cell>
          <table:table-cell office:value-type="float" office:value="1.19672865932642" table:style-name="ce1">
            <text:p>1.19672865932642</text:p>
          </table:table-cell>
          <table:table-cell office:value-type="float" office:value="2.14802856104651" table:style-name="ce1">
            <text:p>2.14802856104651</text:p>
          </table:table-cell>
          <table:table-cell office:value-type="float" office:value="0.406022555051814" table:style-name="ce1">
            <text:p>0.406022555051814</text:p>
          </table:table-cell>
          <table:table-cell office:value-type="float" office:value="NA" table:style-name="ce1">
            <text:p>NA</text:p>
          </table:table-cell>
          <table:table-cell office:value-type="float" office:value="0.880015948834197" table:style-name="ce1">
            <text:p>0.880015948834197</text:p>
          </table:table-cell>
          <table:table-cell office:value-type="float" office:value="0.0970343896886016" table:style-name="ce1">
            <text:p>0.0970343896886016</text:p>
          </table:table-cell>
          <table:table-cell office:value-type="float" office:value="0.729244348894349" table:style-name="ce1">
            <text:p>0.729244348894349</text:p>
          </table:table-cell>
          <table:table-cell office:value-type="float" office:value="0.263802552144536" table:style-name="ce1">
            <text:p>0.263802552144536</text:p>
          </table:table-cell>
          <table:table-cell office:value-type="float" office:value="0.120681136163337" table:style-name="ce1">
            <text:p>0.120681136163337</text:p>
          </table:table-cell>
          <table:table-cell office:value-type="float" office:value="0.191004452720207" table:style-name="ce1">
            <text:p>0.191004452720207</text:p>
          </table:table-cell>
          <table:table-cell office:value-type="float" office:value="0.15759901586369" table:style-name="ce1">
            <text:p>0.15759901586369</text:p>
          </table:table-cell>
          <table:table-cell office:value-type="float" office:value="1.05650777616279" table:style-name="ce1">
            <text:p>1.05650777616279</text:p>
          </table:table-cell>
          <table:table-cell office:value-type="float" office:value="0.287242475763807" table:style-name="ce1">
            <text:p>0.287242475763807</text:p>
          </table:table-cell>
          <table:table-cell office:value-type="float" office:value="0.339970482512953" table:style-name="ce1">
            <text:p>0.339970482512953</text:p>
          </table:table-cell>
          <table:table-cell office:value-type="float" office:value="0.50316553686839" table:style-name="ce1">
            <text:p>0.50316553686839</text:p>
          </table:table-cell>
          <table:table-cell office:value-type="float" office:value="NA" table:style-name="ce1">
            <text:p>NA</text:p>
          </table:table-cell>
          <table:table-cell office:value-type="float" office:value="0.58609585492228" table:style-name="ce1">
            <text:p>0.58609585492228</text:p>
          </table:table-cell>
          <table:table-cell office:value-type="float" office:value="0.547701391745006" table:style-name="ce1">
            <text:p>0.547701391745006</text:p>
          </table:table-cell>
          <table:table-cell office:value-type="float" office:value="2.24812151162791" table:style-name="ce1">
            <text:p>2.24812151162791</text:p>
          </table:table-cell>
          <table:table-cell office:value-type="float" office:value="0.403270097679201" table:style-name="ce1">
            <text:p>0.403270097679201</text:p>
          </table:table-cell>
          <table:table-cell office:value-type="float" office:value="0.639239863989637" table:style-name="ce1">
            <text:p>0.639239863989637</text:p>
          </table:table-cell>
          <table:table-cell office:value-type="float" office:value="0.372556903642773" table:style-name="ce1">
            <text:p>0.372556903642773</text:p>
          </table:table-cell>
          <table:table-cell office:value-type="float" office:value="2.04090697674419" table:style-name="ce1">
            <text:p>2.04090697674419</text:p>
          </table:table-cell>
          <table:table-cell office:value-type="float" office:value="1.67502754360465" table:style-name="ce1">
            <text:p>1.67502754360465</text:p>
          </table:table-cell>
          <table:table-cell office:value-type="float" office:value="0.37734829979436" table:style-name="ce1">
            <text:p>0.37734829979436</text:p>
          </table:table-cell>
          <table:table-cell office:value-type="float" office:value="1.54395654069767" table:style-name="ce1">
            <text:p>1.54395654069767</text:p>
          </table:table-cell>
          <table:table-cell office:value-type="float" office:value="0.945232186732187" table:style-name="ce1">
            <text:p>0.945232186732187</text:p>
          </table:table-cell>
          <table:table-cell office:value-type="float" office:value="0.288311060517039" table:style-name="ce1">
            <text:p>0.288311060517039</text:p>
          </table:table-cell>
          <table:table-cell office:value-type="float" office:value="1.54838197674419" table:style-name="ce1">
            <text:p>1.54838197674419</text:p>
          </table:table-cell>
          <table:table-cell office:value-type="float" office:value="0.258735392185664" table:style-name="ce1">
            <text:p>0.258735392185664</text:p>
          </table:table-cell>
          <table:table-cell office:value-type="float" office:value="0.716059044840295" table:style-name="ce1">
            <text:p>0.716059044840295</text:p>
          </table:table-cell>
          <table:table-cell office:value-type="float" office:value="1.08930806686047" table:style-name="ce1">
            <text:p>1.08930806686047</text:p>
          </table:table-cell>
          <table:table-cell office:value-type="float" office:value="0.336481816709845" table:style-name="ce1">
            <text:p>0.336481816709845</text:p>
          </table:table-cell>
          <table:table-cell office:value-type="float" office:value="0.235295468566392" table:style-name="ce1">
            <text:p>0.235295468566392</text:p>
          </table:table-cell>
          <table:table-cell office:value-type="float" office:value="1.24771264534884" table:style-name="ce1">
            <text:p>1.24771264534884</text:p>
          </table:table-cell>
          <table:table-cell office:value-type="float" office:value="NA" table:style-name="ce1">
            <text:p>NA</text:p>
          </table:table-cell>
          <table:table-cell office:value-type="float" office:value="0.311957806991774" table:style-name="ce1">
            <text:p>0.311957806991774</text:p>
          </table:table-cell>
          <table:table-cell office:value-type="float" office:value="1.24266244186047" table:style-name="ce1">
            <text:p>1.24266244186047</text:p>
          </table:table-cell>
          <table:table-cell office:value-type="float" office:value="0.119957256169213" table:style-name="ce1">
            <text:p>0.119957256169213</text:p>
          </table:table-cell>
          <table:table-cell office:value-type="float" office:value="1.14162362702137" table:style-name="ce1">
            <text:p>1.14162362702137</text:p>
          </table:table-cell>
          <table:table-cell office:value-type="float" office:value="0.835913266070596" table:style-name="ce1">
            <text:p>0.835913266070596</text:p>
          </table:table-cell>
          <table:table-cell office:value-type="float" office:value="1.08413366137111" table:style-name="ce1">
            <text:p>1.08413366137111</text:p>
          </table:table-cell>
          <table:table-cell office:value-type="float" office:value="0.372590005488342" table:style-name="ce1">
            <text:p>0.372590005488342</text:p>
          </table:table-cell>
          <table:table-cell office:value-type="float" office:value="0.641631083910622" table:style-name="ce1">
            <text:p>0.641631083910622</text:p>
          </table:table-cell>
          <table:table-cell office:value-type="float" office:value="0.913323413448187" table:style-name="ce1">
            <text:p>0.913323413448187</text:p>
          </table:table-cell>
          <table:table-cell office:value-type="float" office:value="0.534065372160622" table:style-name="ce1">
            <text:p>0.534065372160622</text:p>
          </table:table-cell>
          <table:table-cell office:value-type="float" office:value="0.530844809549223" table:style-name="ce1">
            <text:p>0.530844809549223</text:p>
          </table:table-cell>
          <table:table-cell office:value-type="float" office:value="0.465155440414508" table:style-name="ce1">
            <text:p>0.465155440414508</text:p>
          </table:table-cell>
          <table:table-cell office:value-type="float" office:value="0.663556011936529" table:style-name="ce1">
            <text:p>0.663556011936529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26622522668394" table:style-name="ce1">
            <text:p>0.626622522668394</text:p>
          </table:table-cell>
          <table:table-cell office:value-type="float" office:value="0.338400582901554" table:style-name="ce1">
            <text:p>0.338400582901554</text:p>
          </table:table-cell>
          <table:table-cell office:value-type="float" office:value="0.262820143581081" table:style-name="ce1">
            <text:p>0.262820143581081</text:p>
          </table:table-cell>
          <table:table-cell office:value-type="float" office:value="0.525640287162162" table:style-name="ce1">
            <text:p>0.525640287162162</text:p>
          </table:table-cell>
          <table:table-cell office:value-type="float" office:value="1.57048105569948" table:style-name="ce1">
            <text:p>1.57048105569948</text:p>
          </table:table-cell>
          <table:table-cell office:value-type="float" office:value="1.9228519622093" table:style-name="ce1">
            <text:p>1.9228519622093</text:p>
          </table:table-cell>
          <table:table-cell office:value-type="float" office:value="0.426314961139896" table:style-name="ce1">
            <text:p>0.426314961139896</text:p>
          </table:table-cell>
          <table:table-cell office:value-type="float" office:value="NA" table:style-name="ce1">
            <text:p>NA</text:p>
          </table:table-cell>
          <table:table-cell office:value-type="float" office:value="0.82530204015544" table:style-name="ce1">
            <text:p>0.82530204015544</text:p>
          </table:table-cell>
          <table:table-cell office:value-type="float" office:value="0.195068423178613" table:style-name="ce1">
            <text:p>0.195068423178613</text:p>
          </table:table-cell>
          <table:table-cell office:value-type="float" office:value="0.669881941031941" table:style-name="ce1">
            <text:p>0.669881941031941</text:p>
          </table:table-cell>
          <table:table-cell office:value-type="float" office:value="0.334501498237368" table:style-name="ce1">
            <text:p>0.334501498237368</text:p>
          </table:table-cell>
          <table:table-cell office:value-type="float" office:value="0.126093000881316" table:style-name="ce1">
            <text:p>0.126093000881316</text:p>
          </table:table-cell>
          <table:table-cell office:value-type="float" office:value="0.407359876943005" table:style-name="ce1">
            <text:p>0.407359876943005</text:p>
          </table:table-cell>
          <table:table-cell office:value-type="float" office:value="0.205064861192714" table:style-name="ce1">
            <text:p>0.205064861192714</text:p>
          </table:table-cell>
          <table:table-cell office:value-type="float" office:value="1.21439171511628" table:style-name="ce1">
            <text:p>1.21439171511628</text:p>
          </table:table-cell>
          <table:table-cell office:value-type="float" office:value="0.329951395417156" table:style-name="ce1">
            <text:p>0.329951395417156</text:p>
          </table:table-cell>
          <table:table-cell office:value-type="float" office:value="0.544231865284974" table:style-name="ce1">
            <text:p>0.544231865284974</text:p>
          </table:table-cell>
          <table:table-cell office:value-type="float" office:value="0.508508460634548" table:style-name="ce1">
            <text:p>0.508508460634548</text:p>
          </table:table-cell>
          <table:table-cell office:value-type="float" office:value="NA" table:style-name="ce1">
            <text:p>NA</text:p>
          </table:table-cell>
          <table:table-cell office:value-type="float" office:value="0.65406669365285" table:style-name="ce1">
            <text:p>0.65406669365285</text:p>
          </table:table-cell>
          <table:table-cell office:value-type="float" office:value="0.646493775705053" table:style-name="ce1">
            <text:p>0.646493775705053</text:p>
          </table:table-cell>
          <table:table-cell office:value-type="float" office:value="2.48878713662791" table:style-name="ce1">
            <text:p>2.48878713662791</text:p>
          </table:table-cell>
          <table:table-cell office:value-type="float" office:value="0.530121449030552" table:style-name="ce1">
            <text:p>0.530121449030552</text:p>
          </table:table-cell>
          <table:table-cell office:value-type="float" office:value="0.725700631476684" table:style-name="ce1">
            <text:p>0.725700631476684</text:p>
          </table:table-cell>
          <table:table-cell office:value-type="float" office:value="0.521641711956522" table:style-name="ce1">
            <text:p>0.521641711956522</text:p>
          </table:table-cell>
          <table:table-cell office:value-type="float" office:value="2.37320515988372" table:style-name="ce1">
            <text:p>2.37320515988372</text:p>
          </table:table-cell>
          <table:table-cell office:value-type="float" office:value="2.52965734011628" table:style-name="ce1">
            <text:p>2.52965734011628</text:p>
          </table:table-cell>
          <table:table-cell office:value-type="float" office:value="0.377727475029377" table:style-name="ce1">
            <text:p>0.377727475029377</text:p>
          </table:table-cell>
          <table:table-cell office:value-type="float" office:value="1.84462587209302" table:style-name="ce1">
            <text:p>1.84462587209302</text:p>
          </table:table-cell>
          <table:table-cell office:value-type="float" office:value="1.05111417383292" table:style-name="ce1">
            <text:p>1.05111417383292</text:p>
          </table:table-cell>
          <table:table-cell office:value-type="float" office:value="0.392515309195065" table:style-name="ce1">
            <text:p>0.392515309195065</text:p>
          </table:table-cell>
          <table:table-cell office:value-type="float" office:value="1.74101860465116" table:style-name="ce1">
            <text:p>1.74101860465116</text:p>
          </table:table-cell>
          <table:table-cell office:value-type="float" office:value="0.449046889688602" table:style-name="ce1">
            <text:p>0.449046889688602</text:p>
          </table:table-cell>
          <table:table-cell office:value-type="float" office:value="0.730271775184275" table:style-name="ce1">
            <text:p>0.730271775184275</text:p>
          </table:table-cell>
          <table:table-cell office:value-type="float" office:value="1.59289665697674" table:style-name="ce1">
            <text:p>1.59289665697674</text:p>
          </table:table-cell>
          <table:table-cell office:value-type="float" office:value="0.59603855246114" table:style-name="ce1">
            <text:p>0.59603855246114</text:p>
          </table:table-cell>
          <table:table-cell office:value-type="float" office:value="0.432466590775558" table:style-name="ce1">
            <text:p>0.432466590775558</text:p>
          </table:table-cell>
          <table:table-cell office:value-type="float" office:value="1.54499781976744" table:style-name="ce1">
            <text:p>1.54499781976744</text:p>
          </table:table-cell>
          <table:table-cell office:value-type="float" office:value="NA" table:style-name="ce1">
            <text:p>NA</text:p>
          </table:table-cell>
          <table:table-cell office:value-type="float" office:value="0.447047602085781" table:style-name="ce1">
            <text:p>0.447047602085781</text:p>
          </table:table-cell>
          <table:table-cell office:value-type="float" office:value="2.66035348255814" table:style-name="ce1">
            <text:p>2.66035348255814</text:p>
          </table:table-cell>
          <table:table-cell office:value-type="float" office:value="0.258907744565217" table:style-name="ce1">
            <text:p>0.258907744565217</text:p>
          </table:table-cell>
          <table:table-cell office:value-type="float" office:value="1.25967201665479" table:style-name="ce1">
            <text:p>1.25967201665479</text:p>
          </table:table-cell>
          <table:table-cell office:value-type="float" office:value="1.17344105688731" table:style-name="ce1">
            <text:p>1.17344105688731</text:p>
          </table:table-cell>
          <table:table-cell office:value-type="float" office:value="1.41540886299288" table:style-name="ce1">
            <text:p>1.41540886299288</text:p>
          </table:table-cell>
          <table:table-cell office:value-type="float" office:value="0.646668912695596" table:style-name="ce1">
            <text:p>0.646668912695596</text:p>
          </table:table-cell>
          <table:table-cell office:value-type="float" office:value="0.561189018485751" table:style-name="ce1">
            <text:p>0.561189018485751</text:p>
          </table:table-cell>
          <table:table-cell office:value-type="float" office:value="1.01769771697927" table:style-name="ce1">
            <text:p>1.01769771697927</text:p>
          </table:table-cell>
          <table:table-cell office:value-type="float" office:value="0.801319537352332" table:style-name="ce1">
            <text:p>0.801319537352332</text:p>
          </table:table-cell>
          <table:table-cell office:value-type="float" office:value="0.66435440163342" table:style-name="ce1">
            <text:p>0.66435440163342</text:p>
          </table:table-cell>
          <table:table-cell office:value-type="float" office:value="0.603771761658031" table:style-name="ce1">
            <text:p>0.603771761658031</text:p>
          </table:table-cell>
          <table:table-cell office:value-type="float" office:value="0.830443002041775" table:style-name="ce1">
            <text:p>0.83044300204177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